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6.49pt"/>
    </style:style>
    <style:style style:name="co2" style:family="table-column">
      <style:table-column-properties fo:break-before="auto" style:column-width="88.41pt"/>
    </style:style>
    <style:style style:name="co3" style:family="table-column">
      <style:table-column-properties fo:break-before="auto" style:column-width="831.91pt"/>
    </style:style>
    <style:style style:name="co4" style:family="table-column">
      <style:table-column-properties fo:break-before="auto" style:column-width="76.96pt"/>
    </style:style>
    <style:style style:name="ro1" style:family="table-row">
      <style:table-row-properties style:row-height="14.2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data_5f_file_5f_final">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T1" style:family="text">
      <style:text-properties style:font-weight-asian="normal" style:font-size-complex="10pt" style:font-size-asian="10pt" style:text-line-through-type="none" fo:color="#ff0000" style:font-name-complex="Times New Roman" style:font-style-asian="italic" fo:font-style="italic" style:font-weight-complex="normal" style:text-outline="false" style:font-style-complex="italic" style:text-underline-style="none" style:text-underline-color="font-color" style:font-name="Times New Roman" fo:font-weight="normal" fo:text-shadow="none" style:text-position="0% 100%" fo:font-size="10pt"/>
    </style:style>
    <style:style style:name="T2" style:family="text">
      <style:text-properties style:font-weight-asian="normal" style:font-size-complex="10pt" style:font-size-asian="10pt" style:text-line-through-type="none" fo:color="#ff0000" style:font-name-complex="Times New Roman" style:font-weight-complex="normal" style:text-outline="false" style:text-underline-style="none" style:text-underline-color="font-color" style:font-name="Times New Roman" fo:font-weight="normal" fo:text-shadow="none" style:text-position="0% 100%" fo:font-size="10pt" fo:font-style="normal" style:font-style-complex="normal" style:font-style-asian="normal"/>
    </style:style>
    <style:style style:name="T3" style:family="text">
      <style:text-properties style:font-weight-asian="normal" style:font-size-complex="10pt" style:font-size-asian="10pt" style:text-line-through-type="none" fo:color="#ff0000" style:font-name-complex="Times New Roman" style:font-weight-complex="normal" style:text-outline="false" style:text-underline-style="none" style:text-underline-color="font-color" style:font-name="Times New Roman" fo:font-weight="normal" fo:text-shadow="none" style:text-position="0% 100%" fo:font-size="10pt" fo:font-style="italic" style:font-style-asian="italic" style:font-style-complex="italic"/>
    </style:style>
    <style:style style:name="T4" style:family="text">
      <style:text-properties style:font-weight-asian="normal" style:font-size-complex="10pt" style:font-size-asian="10pt" style:text-line-through-type="none" fo:color="#ff0000" style:font-name-complex="Times New Roman" style:font-weight-complex="normal" style:text-outline="false" style:text-underline-style="none" style:text-underline-color="font-color" style:font-name="Times New Roman" fo:font-weight="normal" fo:text-shadow="none" style:text-position="0% 100%" fo:font-size="10pt" style:font-style-asian="normal" style:font-style-complex="normal" fo:font-style="normal"/>
    </style:style>
    <style:style style:name="T5" style:family="text">
      <style:text-properties style:font-weight-asian="normal" style:font-size-complex="10pt" style:font-size-asian="10pt" style:text-line-through-type="none" fo:color="#ff0000" style:font-name-complex="Times New Roman" style:font-weight-complex="normal" style:text-outline="false" style:text-underline-style="none" style:text-underline-color="font-color" style:font-name="Times New Roman" fo:font-weight="normal" fo:text-shadow="none" style:text-position="0% 100%" fo:font-size="10pt" style:font-style-complex="italic" style:font-style-asian="italic" fo:font-style="italic"/>
    </style:style>
    <style:style style:name="T6" style:family="text">
      <style:text-properties style:font-weight-asian="normal" style:font-size-complex="10pt" style:font-size-asian="10pt" style:text-line-through-type="none" fo:color="#ff0000" style:font-name-complex="Times New Roman" style:font-weight-complex="normal" style:text-outline="false" style:text-underline-style="none" style:text-underline-color="font-color" style:font-name="Times New Roman" fo:font-weight="normal" fo:text-shadow="none" style:text-position="0% 100%" fo:font-size="10pt" fo:font-style="normal" style:font-style-asian="normal" style:font-style-complex="normal"/>
    </style:style>
    <style:style style:name="T7" style:family="text">
      <style:text-properties style:font-weight-asian="normal" style:font-size-complex="10pt" style:font-size-asian="10pt" style:text-line-through-type="none" fo:color="#ff0000" style:font-name-complex="Times New Roman" style:font-weight-complex="normal" style:text-outline="false" style:text-underline-style="none" style:text-underline-color="font-color" style:font-name="Times New Roman" fo:font-weight="normal" fo:text-shadow="none" style:text-position="0% 100%" fo:font-size="10pt" fo:font-style="italic" style:font-style-complex="italic" style:font-style-asian="italic"/>
    </style:style>
    <style:style style:name="T8" style:family="text">
      <style:text-properties style:font-weight-asian="normal" style:font-size-complex="10pt" style:font-size-asian="10pt" style:text-line-through-type="none" fo:color="#ff0000" style:font-name-complex="Times New Roman" style:font-weight-complex="normal" style:text-outline="false" style:text-underline-style="none" style:text-underline-color="font-color" style:font-name="Times New Roman" fo:font-weight="normal" fo:text-shadow="none" style:text-position="0% 100%" fo:font-size="10pt" style:font-style-asian="italic" fo:font-style="italic" style:font-style-complex="italic"/>
    </style:style>
    <style:style style:name="T9" style:family="text">
      <style:text-properties style:font-weight-asian="normal" style:font-size-complex="10pt" style:font-size-asian="10pt" style:text-line-through-type="none" fo:color="#ff0000" style:font-name-complex="Times New Roman" style:font-weight-complex="normal" style:text-outline="false" style:text-underline-style="none" style:text-underline-color="font-color" style:font-name="Times New Roman" fo:font-weight="normal" fo:text-shadow="none" style:text-position="0% 100%" fo:font-size="10pt" style:font-style-complex="normal" fo:font-style="normal" style:font-style-asian="normal"/>
    </style:style>
    <style:style style:name="T10" style:family="text">
      <style:text-properties style:font-weight-asian="normal" style:font-size-complex="10pt" style:font-size-asian="10pt" style:text-line-through-type="none" fo:color="#ff0000" style:font-name-complex="Times New Roman" style:font-weight-complex="normal" style:text-outline="false" style:text-underline-style="none" style:text-underline-color="font-color" style:font-name="Times New Roman" fo:font-weight="normal" fo:text-shadow="none" style:text-position="0% 100%" fo:font-size="10pt" style:font-style-asian="italic" style:font-style-complex="italic" fo:font-style="italic"/>
    </style:style>
    <style:style style:name="T11" style:family="text">
      <style:text-properties style:font-weight-asian="normal" style:font-size-complex="10pt" style:font-size-asian="10pt" style:text-line-through-type="none" fo:color="#ff0000" style:font-name-complex="Times New Roman" style:font-weight-complex="normal" style:text-outline="false" style:text-underline-style="none" style:text-underline-color="font-color" style:font-name="Times New Roman" fo:font-weight="normal" fo:text-shadow="none" style:text-position="0% 100%" fo:font-size="10pt" style:font-style-complex="normal" style:font-style-asian="normal" fo:font-style="normal"/>
    </style:style>
    <style:style style:name="T12" style:family="text">
      <style:text-properties style:font-weight-asian="normal" style:font-size-complex="10pt" style:font-size-asian="10pt" style:text-line-through-type="none" fo:color="#ff0000" style:font-name-complex="Times New Roman" style:font-weight-complex="normal" style:text-outline="false" style:text-underline-style="none" style:text-underline-color="font-color" style:font-name="Times New Roman" fo:font-weight="normal" fo:text-shadow="none" style:text-position="0% 100%" fo:font-size="10pt" style:font-style-asian="normal" fo:font-style="normal" style:font-style-complex="normal"/>
    </style:style>
    <style:style style:name="T13" style:family="text">
      <style:text-properties style:font-name="Times New Roman" fo:text-shadow="none" style:font-style-asian="italic" style:font-weight-complex="normal" style:font-weight-asian="normal" style:font-size-complex="10pt" style:font-size-asian="10pt" style:font-name-complex="Times New Roman" style:text-position="0% 100%" fo:color="#000000" style:text-outline="false" fo:font-style="italic" style:text-line-through-type="none" style:text-underline-style="none" style:text-underline-color="font-color" fo:font-weight="normal" fo:font-size="10pt" style:font-style-complex="italic"/>
    </style:style>
    <style:style style:name="T14" style:family="text">
      <style:text-properties style:font-name="Times New Roman" fo:text-shadow="none" style:font-weight-complex="normal" style:font-weight-asian="normal" style:font-size-complex="10pt" style:font-size-asian="10pt" style:font-name-complex="Times New Roman" style:text-position="0% 100%" fo:color="#000000" style:text-outline="false" style:text-line-through-type="none" style:text-underline-style="none" style:text-underline-color="font-color" fo:font-weight="normal" fo:font-size="10pt" fo:font-style="normal" style:font-style-asian="normal" style:font-style-complex="normal"/>
    </style:style>
    <style:style style:name="T15" style:family="text">
      <style:text-properties style:font-name="Times New Roman" fo:text-shadow="none" style:font-weight-complex="normal" style:font-weight-asian="normal" style:font-size-complex="10pt" style:font-size-asian="10pt" style:font-name-complex="Times New Roman" style:text-position="0% 100%" fo:color="#000000" style:text-outline="false" style:text-line-through-type="none" style:text-underline-style="none" style:text-underline-color="font-color" fo:font-weight="normal" fo:font-size="10pt" fo:font-style="italic" style:font-style-asian="italic" style:font-style-complex="italic"/>
    </style:style>
    <style:style style:name="T16" style:family="text">
      <style:text-properties style:font-name="Times New Roman" fo:color="#ff0000" style:font-style-asian="normal" style:font-weight-complex="normal" style:font-weight-asian="normal" style:font-size-complex="9pt" style:font-size-asian="9pt" style:font-name-complex="Times New Roman" fo:text-shadow="none" style:text-position="0% 100%" style:text-outline="false" fo:font-style="normal" style:text-line-through-type="none" style:text-underline-style="none" style:text-underline-color="font-color" fo:font-weight="normal" fo:font-size="9pt" style:font-style-complex="normal"/>
    </style:style>
    <style:style style:name="T17" style:family="text">
      <style:text-properties style:font-name="Times New Roman" fo:color="#ff0000" style:font-style-asian="normal" style:font-weight-complex="normal" style:font-weight-asian="normal" style:font-name-complex="Times New Roman" fo:text-shadow="none" style:text-position="0% 100%" style:text-outline="false" fo:font-style="normal" style:text-line-through-type="none" style:text-underline-style="none" style:text-underline-color="font-color" fo:font-weight="normal" style:font-style-complex="norm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_file_fina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23" table:default-cell-style-name="Default"/>
        <table:table-column table:style-name="co4" table:number-columns-repeated="998" table:default-cell-style-name="Default"/>
        <table:table-row table:style-name="ro1">
          <table:table-cell/>
          <table:table-cell table:style-name="ce1" office:value-type="string" calcext:value-type="string">
            <text:p>ArticleId</text:p>
          </table:table-cell>
          <table:table-cell table:style-name="ce3" office:value-type="string" calcext:value-type="string">
            <text:p>Text</text:p>
          </table:table-cell>
          <table:table-cell table:number-columns-repeated="1021"/>
        </table:table-row>
        <table:table-row table:style-name="ro1">
          <table:table-cell table:style-name="ce1" office:value-type="float" office:value="0" calcext:value-type="float">
            <text:p>0</text:p>
          </table:table-cell>
          <table:table-cell table:style-name="ce1" office:value-type="string" calcext:value-type="string">
            <text:p>PMC7125981</text:p>
          </table:table-cell>
          <table:table-cell table:style-name="ce3" office:value-type="string" calcext:value-type="string">
            <text:p>the current outbreak of coronavirus disease covid 19 is showing up vulnerabilities in many aspects of the globalised world we live in <text:s/>the suggestion that it may have originated in the endangered pangolin also puts animal trafficking in the spotlight <text:s/>the human wildlife interface remains an important risk factor for further disease outbreak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 calcext:value-type="float">
            <text:p>1</text:p>
          </table:table-cell>
          <table:table-cell table:style-name="ce1" office:value-type="string" calcext:value-type="string">
            <text:p>PMC7288618</text:p>
          </table:table-cell>
          <table:table-cell table:style-name="ce3" office:value-type="string" calcext:value-type="string">
            <text:p>why are males more susceptible to severe covid 19 than females <text:s/>in this perspective <text:s/>sabra klein and colleagues consider the sex differences in the immune system that may contribute to this sex bias <text:s/>a male bias in mortality has emerged in the covid 19 pandemic <text:s/>which is consistent with the pathogenesis of other viral infections <text:s/>biological sex differences may manifest themselves in susceptibility to infection <text:s/>early pathogenesis <text:s/>innate viral control <text:s/>adaptive immune responses or the balance of inflammation and tissue repair in the resolution of infection <text:s/>we discuss available sex disaggregated epidemiological data from the covid 19 pandemic <text:s/>introduce sex differential features of immunity and highlight potential sex differences underlying covid 19 severity <text:s/>we propose that sex differences in immunopathogenesis will inform mechanisms of covid 19 <text:s/>identify points for therapeutic intervention and improve vaccine design and increase vaccine efficacy</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2" calcext:value-type="float">
            <text:p>2</text:p>
          </table:table-cell>
          <table:table-cell table:style-name="ce1" office:value-type="string" calcext:value-type="string">
            <text:p>PMC7123231</text:p>
          </table:table-cell>
          <table:table-cell table:style-name="ce3" office:value-type="string" calcext:value-type="string">
            <text:p>infections alone can constitute major incidents <text:s/>or they can be part of or a consequence of an incident <text:s/>even in the relatively new incident category of terrorism <text:s/>infections must be seriously considered <text:s/>climate change and other changes in nature today constitute major threats of increasing infectious incidents <text:s/>the increasing problem with antimicrobial resistance is <text:s/>at present <text:s/>considered to be one of the strongest disease threats <text:s/>the time to close the book on infectious disease <text:s/>is far from near <text:s/>infections seem to be here to stay and have increased in importance in spite of enormous success in the field of prophylactic efforts <text:s/>hygiene <text:s/>vaccinology <text:s/>and treatment <text:s/>a large number of new agents and infections have appeared during the last decades <text:s/>conditions earlier thought to have other etiologies are today known to be distinct and have been proven to be of infectious origin <text:s/>infectious incidents are unique in the sense that they usually have an insidious onset <text:s/>have a time span before they are detected as present or even as serious <text:s/>once the infection has started to spread <text:s/>the development and increase can be extremely quick <text:s/>even logarithmic <text:s/>the extent of infectious incidents can be larger than that of most other disasters <text:s/>and is best exemplified through different pandemics <text:s/>the most important weapon to control infectious outbreaks or epidemics is active surveillance <text:s/>leading to different kind of actions</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3" calcext:value-type="float">
            <text:p>3</text:p>
          </table:table-cell>
          <table:table-cell table:style-name="ce1" office:value-type="string" calcext:value-type="string">
            <text:p>PMC7036117</text:p>
          </table:table-cell>
          <table:table-cell table:style-name="ce3" office:value-type="string" calcext:value-type="string">
            <text:p>dengue is an arboviral febrile illness endemic in many tropical and subtropical regions with frequent epidemics <text:s/>although most cases are self limiting <text:s/>progression into dengue haemorrhagic fever can have dire outcomes <text:s/>the course can also be complicated by infrequent occurrence of unusual clinical manifestations which are increasingly recognized <text:s/>we describe the case of a 16 year old previously healthy girl diagnosed with dengue <text:s/>who went on to develop severe ischaemic type central chest pain towards the end of the critical phase of dengue haemorrhagic fever <text:s/>urgent investigation revealed acute st segment elevations in the high lateral leads of a surface electrocardiogram which completely reverted to normal within 2 hours <text:s/>associated with elevated cardiac biomarkers but normal findings on transthoracic 2d echocardiography <text:s/>she was managed with high dose statins <text:s/>nitrates <text:s/>and pain relievers and made an uneventful recovery without any further episodes <text:s/>the possible explanation for the presentation was focal myocarditis leading to coronary artery spasm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 calcext:value-type="float">
            <text:p>4</text:p>
          </table:table-cell>
          <table:table-cell table:style-name="ce1" office:value-type="string" calcext:value-type="string">
            <text:p>PMC7148740</text:p>
          </table:table-cell>
          <table:table-cell table:style-name="ce3" office:value-type="string" calcext:value-type="string">
            <text:p>viruses are emerging pathogens and are able to adapt by mutation <text:s/>recombination <text:s/>and reassortment and can thus become able to infect new hosts and to adjust to new environments <text:s/>enteric viruses are among the commonest and most hazardous waterborne pathogens <text:s/>causing both sporadic and outbreak related illness <text:s/>while considerable research has documented the risk of enteric viruses to human health from contact with contaminated water <text:s/>the current bacterial indicator based methods for the evaluation of water quality are often ineffectual proxies for pathogenic viruses <text:s/>but no correlation was established between the enteric bacteria and viruses studied <text:s/>viruses of human or animal origin can spread in the environment and infect people via water and food <text:s/>these viruses are released into the environment by various routes including water runoffs and aerosols <text:s/>furthermore <text:s/>zoonotic viruses may infect humans exposed to contaminated surface waters <text:s/>the present chapter will focus on viral pathogens shown to be transmitted through water <text:s/>it will also provide an overview of viruses that had not been a concern for waterborne transmission in the past <text:s/>but that may represent potentially emerging waterborne pathogens due to their occurrence and persistence in water environments <text:s/>monitoring effluents from wastewater treatment plants is important to preventing both environmental contamination and the spread of diseas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 calcext:value-type="float">
            <text:p>5</text:p>
          </table:table-cell>
          <table:table-cell table:style-name="ce1" office:value-type="string" calcext:value-type="string">
            <text:p>PMC7205683</text:p>
          </table:table-cell>
          <table:table-cell table:style-name="ce3" office:value-type="string" calcext:value-type="string">
            <text:p>on december 31 <text:s/>2019 <text:s/>an outbreak of pneumonia of unknown etiology was detected in the city of wuhan <text:s/>china <text:s text:c="2"/>a week later <text:s/>a new coronavirus was isolated in these patients <text:s/>initially designated as 2019 ncov and subsequently sars cov 2 <text:s/>this is a new virus that is much closer genetically to the coronavirus of bats than to human sars <text:s/>the new virus infects and replicates in the lung parenchyma pneumocytes and macrophages in which the ace 2 cell receptor resides <text:s/>he has now infected many more people than his predecessors <text:s text:c="3"/>85 000 <text:s text:c="2"/>from the clinical point of view <text:s/>those infected have an average age of 55 years <text:s/>the main symptoms are fever <text:s/>dry cough <text:s/>lymphopenia <text:s/>dyspnea <text:s/>and pneumonia in its severe form <text:s/>the overall lethality rate is 2 3 <text:s/>in china and 0 1 <text:s/>in cases detected outside of this country <text:s/>the incubation period has been set at about 3 days <text:s/>0 24 days <text:s text:c="2"/>there are no specific antivirals or vaccin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6" calcext:value-type="float">
            <text:p>6</text:p>
          </table:table-cell>
          <table:table-cell table:style-name="ce1" office:value-type="string" calcext:value-type="string">
            <text:p>PMC7120695</text:p>
          </table:table-cell>
          <table:table-cell table:style-name="ce3" office:value-type="string" calcext:value-type="string">
            <text:p>mathematical models when applied to infectious disease data can provide extremely useful insights into the possible future impacts of potential emerging epidemics and how they might be best controlled or mitigated <text:s/>modelling <text:s/>which is like any other hypothesis driven approach <text:s/>aims to develop a better understanding of biological phenomena <text:s/>however <text:s/>diseases processes generally <text:s/>and particularly those related to transmission <text:s/>will in many cases be imperfectly understood or too complex to systematically describe <text:s/>so models will necessarily be simplifications of the overall system <text:s/>it is essential <text:s/>therefore <text:s/>that models are designed carefully and used appropriately <text:s/>key to this is identifying what specific questions a model might be expected to answer and what data is available to inform the model <text:s/>a particular type of model might be fine for one particular situation but highly inappropriate for another <text:s/>it is also important to appreciate and communicate what simplifications and assumptions have had to be made and how this might affect the robustness of the modelling results <text:s/>it is also particularly important to understand that models frequently make what can be hidden assumptions about underlying processes because of the way they have been constructed and these assumptions also need to be carefully considered and made explicit <text:s/>particularly for non expert audiences <text:s/>this chapter <text:s/>therefore <text:s/>provides a brief introduction to some of these aspects of epidemic modelling for those that might be less familiar with them</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7" calcext:value-type="float">
            <text:p>7</text:p>
          </table:table-cell>
          <table:table-cell table:style-name="ce1" office:value-type="string" calcext:value-type="string">
            <text:p>PMC7255246</text:p>
          </table:table-cell>
          <table:table-cell table:style-name="ce3" office:value-type="string" calcext:value-type="string">
            <text:p>the many variations on a graphic illustrating the impact of non pharmaceutical measures to mitigate pandemic influenza that have appeared in recent news reports about covid 19 suggest a need to better explain the mechanism by which social distancing reduces the spread of infectious diseases <text:s/>and some reports understate one benefit of reducing the frequency or proximity of interpersonal encounters <text:s/>a reduction in the total number of infections <text:s/>in hopes that understanding will increase compliance <text:s/>we describe how social distancing <text:s/>a <text:s/>reduces the peak incidence of infections <text:s text:c="2"/>b <text:s/>delays the occurrence of this peak <text:s/>and <text:s/>c <text:s/>reduces the total number of infections during epidemics <text:s/>in view of the extraordinary efforts underway to identify existing medications that are active against sars cov 2 and to develop new antiviral drugs <text:s/>vaccines and antibody therapies <text:s/>any of which may have community level effects <text:s/>we also describe how pharmaceutical interventions affect transmiss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8" calcext:value-type="float">
            <text:p>8</text:p>
          </table:table-cell>
          <table:table-cell table:style-name="ce1" office:value-type="string" calcext:value-type="string">
            <text:p>PMC7179801</text:p>
          </table:table-cell>
          <table:table-cell table:style-name="ce3" office:value-type="string" calcext:value-type="string">
            <text:p>in this perspective <text:s/>we recommend universal masking of the us public during coronavirus disease 2019 due to the high contagiousness of severe acute respiratory syndrome coronavirus 2 <text:s/>sars cov 2 <text:s text:c="2"/>viral shedding of viable sars cov 2 from asymptomatic individuals <text:s/>and the likely contribution of masking to core distancing public health strategies for curbing transmission <text:s/>this perspective argues for universal masking of the u s <text:s/>public during covid 19 due to the high contagiousness of sars cov 2 <text:s/>viral shedding of viable sars cov 2 from asymptomatic individuals <text:s/>and likely contribution of masking to other public health strategies for curbing transmiss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9" calcext:value-type="float">
            <text:p>9</text:p>
          </table:table-cell>
          <table:table-cell table:style-name="ce1" office:value-type="string" calcext:value-type="string">
            <text:p>PMC6985921</text:p>
          </table:table-cell>
          <table:table-cell table:style-name="ce3" office:value-type="string" calcext:value-type="string">
            <text:p>guillain barr <text:s/>syndrome <text:s/>gbs <text:s/>is an inflammatory disorder and an acute immune mediated demyelinating neuropathy that causes reduced signal transmissions <text:s/>progressive muscle weakness <text:s/>and paralysis <text:s/>the etiology of the syndrome still remains controversial and uncertain <text:s/>gbs can be initiated and triggered by respiratory tract infections such as influenza <text:s/>and intestinal infections such as</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10" calcext:value-type="float">
            <text:p>10</text:p>
          </table:table-cell>
          <table:table-cell table:style-name="ce1" office:value-type="string" calcext:value-type="string">
            <text:p>PMC7219742</text:p>
          </table:table-cell>
          <table:table-cell table:style-name="ce3" office:value-type="string" calcext:value-type="string">
            <text:p>the french overseas territory of the wallis and futuna islands <text:s/>located in the south pacific <text:s/>has been affected by several dengue epidemics <text:s/>but did not face zika or chikungunya outbreaks <text:s/>unlike other neighboring islands <text:s/>the near exclusive presence of th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1" calcext:value-type="float">
            <text:p>11</text:p>
          </table:table-cell>
          <table:table-cell table:style-name="ce1" office:value-type="string" calcext:value-type="string">
            <text:p>PMC7029158</text:p>
          </table:table-cell>
          <table:table-cell table:style-name="ce3" office:value-type="string" calcext:value-type="string">
            <text:p>the basic reproduction number of an infectious agent is the average number of infections one case can generate over the course of the infectious period <text:s/>in a na ve <text:s/>uninfected population <text:s/>it is well known that the estimation of this number may vary due to several methodological issues <text:s/>including different assumptions and choice of parameters <text:s/>utilized models <text:s/>used datasets and estimation period <text:s/>with the spreading of the novel coronavirus <text:s/>2019 ncov <text:s/>infection <text:s/>the reproduction number has been found to vary <text:s/>reflecting the dynamics of transmission of the coronavirus outbreak as well as the case reporting rate <text:s/>due to significant variations in the control strategies <text:s/>which have been changing over time <text:s/>and thanks to the introduction of detection technologies that have been rapidly improved <text:s/>enabling to shorten the time from infection symptoms onset to diagnosis <text:s/>leading to faster confirmation of the new coronavirus cases <text:s/>our previous estimations on the transmission risk of the 2019 ncov need to be revised <text:s/>by using time dependent contact and diagnose rates <text:s/>we refit our previously proposed dynamics transmission model to the data available until january 29th</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2" calcext:value-type="float">
            <text:p>12</text:p>
          </table:table-cell>
          <table:table-cell table:style-name="ce1" office:value-type="string" calcext:value-type="string">
            <text:p>PMC7122139</text:p>
          </table:table-cell>
          <table:table-cell table:style-name="ce3" office:value-type="string" calcext:value-type="string">
            <text:p>after completing this chapter <text:s/>you will be able to</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13" calcext:value-type="float">
            <text:p>13</text:p>
          </table:table-cell>
          <table:table-cell table:style-name="ce1" office:value-type="string" calcext:value-type="string">
            <text:p>PMC7250535</text:p>
          </table:table-cell>
          <table:table-cell table:style-name="ce3" office:value-type="string" calcext:value-type="string">
            <text:p>the ongoing global crisis due to coronavirus disease 2019 <text:s/>covid 19 <text:s/>pandemic has caused an enormous socioeconomic burden <text:s/>a novel coronavirus causing severe acute respiratory syndrome <text:s/>sars cov 2 <text:s/>that evolved from a virus infecting bats is responsible for covid 19 <text:s/>first reported in the chinese city of wuhan <text:s/>in the absence of any specific scientifically proven and clinically tested drug or vaccine against sars cov 2 <text:s/>the virus is wreaking havoc across the world <text:s/>claiming more than 2 50 000 lives in less than 5 months <text:s/>and posed a global health emergency <text:s/>the scientific community is relentlessly working on the design and testing of vaccines and antiviral drugs against the novel coronavirus <text:s/>several of which have reached advanced stages of testing and are undergoing clinical trials <text:s/>here we discuss the recent advances and developments in understanding the etiology and epidemiology of the covid 19 pandemic <text:s/>the factors influencing the disease transmission <text:s/>and the countermeasures adopted to combat and stop further spread of the diseas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4" calcext:value-type="float">
            <text:p>14</text:p>
          </table:table-cell>
          <table:table-cell table:style-name="ce1" office:value-type="string" calcext:value-type="string">
            <text:p>PMC7215134</text:p>
          </table:table-cell>
          <table:table-cell table:style-name="ce3" office:value-type="string" calcext:value-type="string">
            <text:p>the new human coronavirus named sars cov 2 is a positive sense rna virus for which no specific drugs are currently available <text:s/>a knowledge based analysis strongly suggests a possible repositioning of the anti hcv direct antiviral agent <text:s/>daa <text:s/>sofosbuvir as treatment for sars cov 2 <text:s/>indeed <text:s/>the rna dependent rna polymerases <text:s/>rdrp <text:s/>of the two viruses show high sequence and structural homology <text:s/>supporting the likelihood of binding the sofosbuvir molecule with similar efficiency <text:s/>such a repositioning would allow the containment of the sars cov 2 pandemic and limit the progression of disease to potentially deadly covid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5" calcext:value-type="float">
            <text:p>15</text:p>
          </table:table-cell>
          <table:table-cell table:style-name="ce1" office:value-type="string" calcext:value-type="string">
            <text:p>PMC7265451</text:p>
          </table:table-cell>
          <table:table-cell table:style-name="ce3" office:value-type="string" calcext:value-type="string">
            <text:p>seasonal influenza epidemics vary in timing and size <text:s/>but the causes of the variation remain unclear <text:s/>here <text:s/>the authors analyse a 15 year city level data set <text:s/>and find that fluctuations in climatic factors do not predict onset timing <text:s/>and that while antigenic change does not have a consistent effect on epidemic size <text:s/>the timing of onset and heterosubtypic competition do <text:s/>although seasonal influenza viruses circulate globally <text:s/>prevention and treatment occur at the level of regions <text:s/>cities <text:s/>and communities <text:s/>at these scales <text:s/>the timing <text:s/>duration and magnitude of epidemics vary substantially <text:s/>but the underlying causes of this variation are poorly understood <text:s/>here <text:s/>based on analyses of a 15 year city level dataset of 18 250 laboratory confirmed and antigenically characterised influenza virus infections from australia <text:s/>we investigate the effects of previously hypothesised environmental and virological drivers of influenza epidemics <text:s/>we find that anomalous fluctuations in temperature and humidity do not predict local epidemic onset timings <text:s/>we also find that virus antigenic change has no consistent effect on epidemic size <text:s/>in contrast <text:s/>epidemic onset time and heterosubtypic competition have substantial effects on epidemic size and composition <text:s/>our findings suggest that the relationship between influenza population immunity and epidemiology is more complex than previously supposed and that the strong influence of short term processes may hinder long term epidemiological forecast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6" calcext:value-type="float">
            <text:p>16</text:p>
          </table:table-cell>
          <table:table-cell table:style-name="ce1" office:value-type="string" calcext:value-type="string">
            <text:p>PMC7032730</text:p>
          </table:table-cell>
          <table:table-cell table:style-name="ce3" office:value-type="string" calcext:value-type="string">
            <text:p>influenza a viruses cause seasonal epidemics and occasional pandemics in the human population <text:s/>while the worldwide circulation of seasonal influenza is at least partly understood <text:s/>the exact migration patterns between countries <text:s/>states or cities are not well studied <text:s/>here <text:s/>we use the sankoff algorithm for parsimonious phylogeographic reconstruction together with effective distances based on a worldwide air transportation network <text:s/>by first simulating geographic spread and then phylogenetic trees and genetic sequences <text:s/>we confirmed that reconstructions with effective distances inferred phylogeographic spread more accurately than reconstructions with geographic distances and bayesian reconstructions with beast that do not use any distance information <text:s/>and led to comparable results to the bayesian reconstruction using distance information via a generalized linear model <text:s/>our method extends bayesian methods that estimate rates from the data by using fine grained locations like airports and inferring intermediate locations not observed among sampled isolates <text:s/>when applied to sequence data of the pandemic h1n1 influenza a virus in 2009 <text:s/>our approach correctly inferred the origin and proposed airports mainly involved in the spread of the virus <text:s/>in case of a novel outbreak <text:s/>this approach allows to rapidly analyze sequence data and infer origin and spread routes to improve disease surveillance and control <text:s/>influenza a viruses infect up to 5 million people in recurring epidemics every year <text:s/>further <text:s/>viruses of zoonotic origin constantly pose a pandemic risk <text:s/>understanding the geographical spread of these viruses <text:s/>including the origin and the main spread routes between cities <text:s/>states or countries <text:s/>could help to monitor or contain novel outbreaks <text:s/>based on genetic sequences and sampling locations <text:s/>the geographic spread can be reconstructed along a phylogenetic tree <text:s/>our approach uses a parsimonious reconstruction with air transportation data and was verified using a simulation of the 2009 h1n1 influenza a pandemic <text:s/>applied to real sequence data of the outbreak <text:s/>our analysis gave detailed insights into spread patterns of influenza a viruses <text:s/>highlighting the origin as well as airports mainly involved in the sprea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7" calcext:value-type="float">
            <text:p>17</text:p>
          </table:table-cell>
          <table:table-cell table:style-name="ce1" office:value-type="string" calcext:value-type="string">
            <text:p>PMC7121238</text:p>
          </table:table-cell>
          <table:table-cell table:style-name="ce3" office:value-type="string" calcext:value-type="string">
            <text:p>in this chapter <text:s/>cross species infections from bats to humans are reviewed that do or do not use intermediate animal amplification hosts and that lead to human human transmissions with various efficiencies <text:s/>rabies infections <text:s/>hendra virus infections in australia <text:s/>nipah virus infections in malaysia and bangladesh and sars coronavirus infection in china are explored from the public health perspective <text:s/>factors of bat biology are discussed which make them ideal virus reservoirs for emerging diseases <text:s/>in line with the book theme <text:s/>it is asked whether even in these epidemic conditions <text:s/>viruses can be seen as essential agents of life where host species use their viruses to defend their ecological position against intruders <text:s/>it is asked whether another essential function of animal viral infections could be the <text:s/>killing the winning population <text:s/>phenomenon known from phage biology which would stabilize species diversity in natur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8" calcext:value-type="float">
            <text:p>18</text:p>
          </table:table-cell>
          <table:table-cell table:style-name="ce1" office:value-type="string" calcext:value-type="string">
            <text:p>PMC7102633</text:p>
          </table:table-cell>
          <table:table-cell table:style-name="ce3" office:value-type="string" calcext:value-type="string">
            <text:p>a covid 19 epidemic has been spreading in china and other parts of the world since december 2019 <text:s/>the epidemic has brought not only the risk of death from infection but also unbearable psychological pressure <text:s/>we sampled college students from changzhi medical college by using cluster sampling <text:s/>they responded to a questionnaire packet that included the 7 item generalized anxiety disorder scale <text:s/>gad 7 <text:s/>and those inquiring the participants <text:s/>basic information <text:s/>we received 7 143 responses <text:s/>results indicated that 0 9 <text:s/>of the respondents were experiencing severe anxiety <text:s/>2 7 <text:s/>moderate anxiety <text:s/>and 21 3 <text:s/>mild anxiety <text:s/>moreover <text:s/>living in urban areas <text:s/>or <text:s text:c="2"/>0 810 <text:s/>95 <text:s/>ci <text:s text:c="2"/>0 709 <text:s text:c="2"/>0 925 <text:s text:c="2"/>family income stability <text:s/>or <text:s text:c="2"/>0 726 <text:s/>95 <text:s/>ci <text:s text:c="2"/>0 645 <text:s text:c="2"/>0 817 <text:s/>and living with parents <text:s/>or <text:s text:c="2"/>0 752 <text:s/>95 <text:s/>ci <text:s text:c="2"/>0 596 <text:s text:c="2"/>0 950 <text:s/>were protective factors against anxiety <text:s/>moreover <text:s/>having relatives or acquaintances infected with covid 19 was a risk factor for increasing the anxiety of college students <text:s/>or <text:s text:c="2"/>3 007 <text:s/>95 <text:s/>ci <text:s text:c="2"/>2 377 <text:s text:c="2"/>3 804 <text:s text:c="2"/>results of correlation analysis indicated that economic effects <text:s/>and effects on daily life <text:s/>as well as delays in academic activities <text:s/>were positively associated with anxiety symptom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9" calcext:value-type="float">
            <text:p>19</text:p>
          </table:table-cell>
          <table:table-cell table:style-name="ce1" office:value-type="string" calcext:value-type="string">
            <text:p>PMC6728053</text:p>
          </table:table-cell>
          <table:table-cell table:style-name="ce3" office:value-type="string" calcext:value-type="string">
            <text:p>dengue is a viral disease of global public health significance owing to rapid spread and increasing disease burden <text:s/>urbanization is an important risk factor for dengue emergence <text:s/>in kenya <text:s/>repeated outbreaks of the disease have occurred in the urban areas of mombasa but not in nairobi and kisumu <text:s/>despite the presence of susceptible human hosts and the primary vector <text:s/>urbanization is one of the major drivers of dengue epidemics globally <text:s/>in kenya <text:s/>an intriguing pattern of urban dengue virus epidemics has been documented in which recurrent epidemics are reported from the coastal city of mombasa <text:s/>whereas no outbreaks occur in the two major inland cities of kisumu and nairobi <text:s/>in an attempt to understand the entomological risk factors underlying the observed urban dengue epidemic pattern in kenya <text:s/>we evaluated vector density <text:s/>human feeding patterns <text:s/>vector genetics <text:s/>and prevailing environmental temperature to establish how these may interact with one another to shape the disease transmission pattern <text:s/>we determined that <text:s/>i <text:s/>nairobi and kisumu had lower vector density and human blood indices <text:s/>respectively <text:s/>than mombasa <text:s text:c="2"/>ii <text:s/>vector competence for dengue 2 virus was comparable among</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0" calcext:value-type="float">
            <text:p>20</text:p>
          </table:table-cell>
          <table:table-cell table:style-name="ce1" office:value-type="string" calcext:value-type="string">
            <text:p>PMC7236586</text:p>
          </table:table-cell>
          <table:table-cell table:style-name="ce3" office:value-type="string" calcext:value-type="string">
            <text:p>further analysis is needed on the incidence of covid 19 among pregnant women and its consequences <text:s/>this will allow us to develop recommendations on how to deal with patients in the future in case of repeated epidemic emergencies <text:s/>the aim of this study was to review the current state of knowledge about sars cov 2 infection and covid 19 disease in pregnant women <text:s/>because the epidemic began in china <text:s/>most of the available literature comes from studies conducted there <text:s/>the studies used to prepare this review article are the first non randomized studies containing small groups of examined women <text:s/>they do not provide clear indications <text:s/>but show that in an epidemic situation <text:s/>special care should be taken in pregnancy management <text:s/>making decisions about termination of pregnancy <text:s/>and handling of the newborn baby to minimize the risk of subsequent health consequences <text:s/>during any epidemic of infectious diseases <text:s/>pregnant women constitute an extremely sensitive group due to altered physiology and immune functions <text:s/>and thus altered susceptibility to infection <text:s/>with regard to the management of pregnant covid 19 patients <text:s/>in addition to the treatment of the infection itself <text:s/>which is not that different from generally accepted principles <text:s/>it is interesting to consider which obstetric procedures should be used to minimize the adverse effects on mother and child <text:s/>questions arise concerning the continuation of pregnancy <text:s/>how to terminate the pregnancy <text:s/>the possibility of virus transmission through the placenta <text:s/>isolation of the newborn after birth <text:s/>and breastfeeding</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1" calcext:value-type="float">
            <text:p>21</text:p>
          </table:table-cell>
          <table:table-cell table:style-name="ce1" office:value-type="string" calcext:value-type="string">
            <text:p>PMC7273848</text:p>
          </table:table-cell>
          <table:table-cell table:style-name="ce3" office:value-type="string" calcext:value-type="string">
            <text:p>according to the findings available to date <text:s/>not only do children and adolescents less frequently fall ill with covid 19 <text:s/>they also generally become less severely ill than do adults <text:s/>the vast majority of infections in children and adolescents are asymptomatic or oligosymptomatic <text:s/>even the first analyses from china demonstrated that children and adolescents play a subordinate role in the transmission of the virus <text:s text:c="2"/>not only to other children and adolescents <text:s/>but also to adults <text:s/>in the opinion of the medical societies of hygiene and pediatrics undersigning the present statement <text:s/>the analyses published to date regarding transmission of sars cov 2 and the course of covid 19 show that children play a much less significant role in the spread of the virus than do adults <text:s/>taking into account regional infection rates and available resources <text:s/>daycare centers <text:s/>kindergartens and elementary schools promptly should be reopened <text:s/>for children <text:s/>this should be possible without excessive restrictions <text:s/>such as clustering into very small groups <text:s/>implementation of barrier precautions <text:s/>maintaining appropriate distance from others or wearing masks <text:s/>a factor more decisive than individual group size is the issue of sustaining the constancy of respective group members and the avoidance of intermixing <text:s/>children can be taught basic rules of hygiene such as handwashing and careful hygiene behavior when coming into contact with others during mealtimes and or when using sanitary facilities <text:s/>independent of the prevention measures implemented for children and adolescents <text:s/>the protection of teachers <text:s/>educators and caregivers is crucial <text:s text:c="2"/>e g <text:s text:c="2"/>the maintenance of appropriate distance from others <text:s/>use of medical masks <text:s/>situation dependent hand disinfection <text:s/>when necessary <text:s/>supported by regular pool testing <text:s text:c="2"/>children over the age of 10 and adolescents up to school graduation age are more capable of actively understanding and conforming to specific hygiene rules <text:s/>for this group <text:s/>maintaining appropriate distance from others <text:s/>1 5 meters <text:s text:c="2"/>wearing a mouth and nose protection <text:s/>whenever they are not sitting in their assigned classroom seats <text:s/>and consistent education regarding the basic rules of infection prevention may provide increased options for normalizing teaching activities <text:s/>children and adolescents suspected of infection with sars cov 2 should be tested immediately in order to either confirm or rule out such an infection <text:s/>evidence of individual infections in children or students must not automatically lead to the closure of the entire daycare center or school <text:s/>a detailed analysis of the chain of infection is a prerequisite for a balanced approach to infection control <text:s/>the opening of schools and children s facilities should be accompanied by specifically structured <text:s/>model surveillance studies that further clarify outstanding questions about infectious disease events and hygiene control <text:s/>these prospective <text:s/>concomitant examinations will be essential for the purpose of evaluating and verifying the effectiveness of the required hygiene measur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2" calcext:value-type="float">
            <text:p>22</text:p>
          </table:table-cell>
          <table:table-cell table:style-name="ce1" office:value-type="string" calcext:value-type="string">
            <text:p>PMC7300441</text:p>
          </table:table-cell>
          <table:table-cell table:style-name="ce3" office:value-type="string" calcext:value-type="string">
            <text:p>the coronavirus disease 2019 pandemic has radically changed the human activities worldwide <text:s/>although we are still learning about the disease <text:s/>it is necessary that primatologists <text:s/>veterinarians <text:s/>and all that are living with nonhuman primates <text:s/>nhp <text:s/>be concerned about the probable health impacts as these animals face this new pandemic <text:s/>we want to increase discussion with the scientific community that is directly involved with these animals <text:s/>because preliminary studies report that nhp may become infected and develop symptoms similar to those in human being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3" calcext:value-type="float">
            <text:p>23</text:p>
          </table:table-cell>
          <table:table-cell table:style-name="ce1" office:value-type="string" calcext:value-type="string">
            <text:p>PMC7294903</text:p>
          </table:table-cell>
          <table:table-cell table:style-name="ce3" office:value-type="string" calcext:value-type="string">
            <text:p>to study ground glass opacities <text:s/>ggo <text:s/>not only from the coronavirus 2019 <text:s/>covid 19 <text:s/>pneumonia <text:s/>perspective but also as a radiological presentation of other pathologies with comparable features <text:s/>ggo remains a diagnostic challenge <text:s/>although ct represents a fundamental diagnostic tool because of its sensitivity <text:s/>it still needs to be integrated with clinical data to achieve the best clinical management <text:s/>in the presence of typical imaging features <text:s/>e g <text:s/>ggo and consolidation <text:s text:c="2"/>the radiologist should focus on the pandemic and manage a suspect patient as covid 19 positive until proven to be negative <text:s/>we enrolled 33 patients admitted to policlinico universitario g <text:s/>b <text:s/>rossi who underwent non contrast enhanced <text:s/>nce <text:s/>or contrast enhanced <text:s/>ce <text:s/>chest computed tomography <text:s/>ct <text:s/>between march 12 and april 12 <text:s/>all patients with ct detected ground glass opacity <text:s/>ggo <text:s/>were included <text:s/>all patients resulted as covid 19 negative at the reverse transcription polymerase chain reaction <text:s/>rt pcr <text:s/>assay <text:s/>we studied the different pathologies underlying ggo features <text:s/>neoplastic diseases and non neoplastic diseases <text:s/>viral pneumonias <text:s/>interstitial pneumonias <text:s/>and cardiopulmonary diseases <text:s/>in order to avoid pitfalls and to reach the correct diagnosis <text:s/>all ct scans detected ggos <text:s/>symptomatic patients were 25 33 <text:s/>75 7 <text:s text:c="3"/>at the clinical presentation <text:s/>they reported fever and dry cough <text:s/>in six out of 25 cases <text:s/>dyspnea was also reported <text:s/>24 <text:s text:c="3"/>thirty three <text:s/>33 <text:s/>100 <text:s text:c="2"/>showed ggo at ct <text:s/>15 33 <text:s/>45 45 <text:s text:c="2"/>presented pure ggo <text:s/>and 18 33 <text:s/>54 54 <text:s text:c="2"/>showed ggo with consolidation <text:s/>the rt pcr assay was negative in 100 <text:s text:c="2"/>we investigated other potential underlying diseases to explain imaging features <text:s/>neoplastic causes <text:s/>8 33 <text:s/>24 24 <text:s text:c="2"/>and non neoplastic causes <text:s/>in particular <text:s/>infectious pneumonias <text:s/>16 33 <text:s/>48 48 <text:s text:c="3"/>viral and fungal <text:s text:c="2"/>interstitial pneumonias <text:s/>4 33 <text:s/>12 12 <text:s text:c="3"/>and cardio pulmonary disease <text:s/>5 33 <text:s/>15 15</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4" calcext:value-type="float">
            <text:p>24</text:p>
          </table:table-cell>
          <table:table-cell table:style-name="ce1" office:value-type="string" calcext:value-type="string">
            <text:p>PMC7246840</text:p>
          </table:table-cell>
          <table:table-cell table:style-name="ce3" office:value-type="string" calcext:value-type="string">
            <text:p>a number of nations were forced to declare a total shutdown due to covid 19 infection <text:s/>as extreme measure to cope with dramatic impact of the pandemic <text:s/>with remarkable consequences both in terms of negative health outcomes and economic loses <text:s/>however <text:s/>in many countries a <text:s/>phase 2 <text:s/>is approaching and many activities will re open soon <text:s/>although with some differences depending on the severity of the outbreak experienced and sars cov 2 estimated diffusion in the general population <text:s/>at the present <text:s/>possible relapses of the epidemic cannot be excluded until effective vaccines or immunoprophylaxis with human recombinant antibodies will be properly set up and commercialized <text:s/>covd 19 related quarantines have triggered serious social challenges <text:s/>so that decision makers are concerned about the risk of wasting all the sacrifices imposed to the people in these months of quarantine <text:s/>the availability of possible early predictive indicators of future epidemic relapses would be very useful for public health purposes <text:s/>and could potentially prevent the suspension of entire national economic systems <text:s/>on 16 march <text:s/>a position paper launched by the italian society of environmental medicine <text:s/>sima <text:s/>hypothesized for the first time a possible link between the dramatic impact of covid 19 outbreak in northern italy and the high concentrations of particulate matter <text:s/>pm</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5" calcext:value-type="float">
            <text:p>25</text:p>
          </table:table-cell>
          <table:table-cell table:style-name="ce1" office:value-type="string" calcext:value-type="string">
            <text:p>PMC7172662</text:p>
          </table:table-cell>
          <table:table-cell table:style-name="ce3" office:value-type="string" calcext:value-type="string">
            <text:p>la pand mie de la covid 19 a notablement modifi <text:s/>nos pratiques <text:s/>le but de cet article <text:s/>tait d analyser les risques de contamination des soignants au cours des interventions laparoscopiques r alis es chez des patients atteints de covid 19 <text:s/>l effet d l t re de l a rosolisation du pneumop ritoine avec pr sence du virus n est actuellement pas quantifi <text:s text:c="2"/>m me si les mesures de protection des soignants sont une extrapolation des mesures prises pour d autres <text:s/>pid mies <text:s/>elles doivent <text:s/>tre de rigueur afin de minimiser le risque de contamination virale <text:s/>les mesures de protection sont les <text:s/>quipements de protection individuelle des soignants <text:s/>l adaptation de la technique chirurgicale <text:s/>m thode de cr ation du pneumop ritoine <text:s/>filtres <text:s/>anastomoses plut t intracorporelles <text:s/>pr cautions lors de l exsufflation du pneumop ritoine <text:s text:c="2"/>et l organisation de la salle d op ration</text:p>
          </table:table-cell>
          <table:table-cell table:number-columns-repeated="1021"/>
        </table:table-row>
        <table:table-row table:style-name="ro1">
          <table:table-cell table:style-name="ce1" office:value-type="float" office:value="26" calcext:value-type="float">
            <text:p>26</text:p>
          </table:table-cell>
          <table:table-cell table:style-name="ce1" office:value-type="string" calcext:value-type="string">
            <text:p>PMC7201389</text:p>
          </table:table-cell>
          <table:table-cell table:style-name="ce3" office:value-type="string" calcext:value-type="string">
            <text:p>alessandro vespignani is an italian american physicist <text:s/>currently sternberg family distinguished university professor of physics <text:s/>computer science and health sciences at northeastern university in boston <text:s/>usa <text:s/>he is the director of the network science institute <text:s/>and is best known for his work on complex networks and his contributions to computational epidemiology by developing specific tools for analysing the global spread of epidemics <text:s/>gabriel m <text:s/>leung is an infectious disease epidemiologist <text:s/>dean of medicine and zimmern professor of population health at the university of hong kong <text:s/>christopher dye is a visiting professor of zoology and oxford martin visiting fellow at the university of oxford <text:s/>he is a former director of strategy at the world health organization <text:s/>and is currently editor of <text:s/>james o <text:s/>lloyd smith is a professor in the department of ecology and evolutionary biology at the university of california <text:s/>los angeles <text:s/>his research explores the ecological and evolutionary dynamics of infectious disease in animal and human populations <text:s/>with emphasis on the emergence of novel pathogens <text:s/>his group combines mathematical models <text:s/>statistical analysis <text:s/>and laboratory <text:s/>clinical and field studies to study diseases such as monkeypox <text:s/>leptospirosis <text:s/>influenza and now covid 19 <text:s/>as the covid 19 pandemic continues <text:s/>mathematical epidemiologists share their views on what models reveal about how the disease has spread <text:s/>the current state of play and what work still needs to be done <text:s/>joseph wu is a professor in the school of public health at the university of hong kong <text:s/>he specializes in disease modelling and data science <text:s/>huaiyu tian is a professor of ecology and evolution of infectious disease at beijing normal university <text:s/>china <text:s/>and oxford martin visiting fellow at the university of oxford <text:s/>his interdisciplinary research focuses on the mechanistic processes that link biological and ecological change to disease dynamics <text:s/>his lab combines geospatial computing <text:s/>field surveillance <text:s/>molecular epidemiology and ecological modelling <text:s/>kathy leung is an infectious disease epidemiologist at the university of hong kong <text:s/>she specializes in mathematical modelling of communicable and non communicable diseases <text:s/>including covid 19 <text:s/>influenza <text:s/>middle east respiratory syndrome <text:s/>human papillomavirus <text:s/>colorectal cancer and breast cancer <text:s/>munik shrestha is a postdoctoral researcher at northeastern university in the network science institute <text:s/>he has contributed fundamental theory on message passing algorithms for estimating the time varying statistics of epidemics <text:s/>he received his ph d <text:s/>in physics from the university of new mexico and was a santa fe institute graduate fellow <text:s/>samuel v <text:s/>scarpino is an assistant professor in the network science institute at northeastern university <text:s/>with appointments in marine and environmental sciences <text:s/>physics <text:s/>and health sciences <text:s/>he is also an isi foundation complexity fellow <text:s/>scarpino earned a ph d <text:s/>in evolution <text:s/>ecology and behaviour from the university of texas at austin and was a santa fe institute omidyar postdoctoral fellow <text:s/>rosalind m <text:s/>eggo is a mathematical modeller focusing on directly transmitted viral pathogens and the severe outcomes resulting from infection <text:s/>she works at the london school of hygiene and tropical medicine <text:s/>moritz u <text:s/>g <text:s/>kraemer is a research fellow at the university of oxford and founder of the open covid 19 data working group <text:s/>moritz is an epidemiologist working on the integration of multiple data streams to better understand the dynamics of emerging infectious diseases <text:s/>bernardo gutierrez is a d phil <text:s/>student in the department of zoology at the university of oxford <text:s/>and a guest researcher at universidad san francisco de quito <text:s/>he studies the evolution of emerging viruses and the integration of epidemiological and genomic data to track outbreaks <text:s/>he began contributing to the open covid 19 data working group during the start of the sars cov 2 epidemic in january 2020</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27" calcext:value-type="float">
            <text:p>27</text:p>
          </table:table-cell>
          <table:table-cell table:style-name="ce1" office:value-type="string" calcext:value-type="string">
            <text:p>PMC7121578</text:p>
          </table:table-cell>
          <table:table-cell table:style-name="ce3" office:value-type="string" calcext:value-type="string">
            <text:p>surveillance has been defined as the systematic collection of data pertaining to the occurrence of diseases <text:s/>the analysis and interpretation of these data <text:s/>and the dissemination of consolidated and processed information to contributors <text:s/>programs <text:s/>and other interested persons <text:s/>a wide variety of data sources are used for surveillance purposes <text:s/>some data sources were designed for the purpose of surveillance while other data sources are used secondarily for surveillance <text:s/>to improve the timeliness and quality of surveillance data while simultaneously minimizing cost <text:s/>surveillance networks and health information exchanges <text:s/>hies <text:s/>were developed <text:s/>surveillance networks allow developing countries to participate in surveillance <text:s/>establishing early warning of outbreaks <text:s/>hies facilitate access to and retrieval of patient clinical data to support more efficient <text:s/>timely <text:s/>effective <text:s/>equitable <text:s/>and safe healthcare and to enhance case reporting <text:s/>seroepidemiology is the systematic collection and testing of blood samples from a target population to identify current and past experiences with infectious diseases by means of biological markers <text:s/>data from serological surveys can reveal total burden of current and past <text:s/>as well as apparent and inapparetnt infections <text:s/>surveillance and seroepidemiology have provided critical epidemiologic information to support public health policy at the local <text:s/>national <text:s/>and international levels</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28" calcext:value-type="float">
            <text:p>28</text:p>
          </table:table-cell>
          <table:table-cell table:style-name="ce1" office:value-type="string" calcext:value-type="string">
            <text:p>PMC7113797</text:p>
          </table:table-cell>
          <table:table-cell table:style-name="ce3" office:value-type="string" calcext:value-type="string">
            <text:p>march 24th <text:s/>the tuberculosis <text:s/>tb <text:s/>day <text:s/>is the global call to raise awareness <text:s/>celebrate successes and remind the world that tb is still the n 1 killer among the infectious causes of death <text:s/>1 <text:s text:c="2"/>tb is preventable and curable disease <text:s/>and its control is a highly cost effective health intervention <text:s/>however <text:s/>diagnostic delay and inadequate treatment contribute to the severity and mortality of the disease as well as the risk of transmission and development of drug resistance <text:s/>despite the fact that tb disproportionately impacts low <text:s/>and middle <text:s/>income countries <text:s/>it does not spare any country in the world including those in the european union european economic area where more than 4000 of people still die for the disease every year <text:s/>2 <text:s text:c="2"/>moreover <text:s/>the high number of multidrug resistant <text:s/>mdr <text:s/>tb cases in some countries of the world health organization <text:s/>who <text:s/>european region poses a growing public health threat <text:s/>despite the sheer numbers <text:s/>tb has for too long been overshadowed by hiv and malaria <text:s/>and currently by the novel coronavirus severe acute respiratory syndrome coronavirus 2 <text:s/>sars cov 2 <text:s/>responsible for the coronavirus disease 2019 <text:s/>covid 19 <text:s/>epidemic</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9" calcext:value-type="float">
            <text:p>29</text:p>
          </table:table-cell>
          <table:table-cell table:style-name="ce1" office:value-type="string" calcext:value-type="string">
            <text:p>PMC7269927</text:p>
          </table:table-cell>
          <table:table-cell table:style-name="ce3" office:value-type="string" calcext:value-type="string">
            <text:p>a new coronavirus <text:s/>cov <text:s/>called sars cov 2 emerged in wuhan <text:s/>china in december 2019 as the etiological agent of a viral pneumonia called covid 19 <text:s/>the global spread of sars cov 2 has been so extensive that the who declared covid 19 a pandemic on march 11 <text:s/>2020 <text:s/>below <text:s/>we discuss the emergence of sars cov 2 and provide the historical context <text:s/>which strongly suggests emerging covs provide an immediate threat to global public health and will continue to do so in the futur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0" calcext:value-type="float">
            <text:p>30</text:p>
          </table:table-cell>
          <table:table-cell table:style-name="ce1" office:value-type="string" calcext:value-type="string">
            <text:p>PMC7212283</text:p>
          </table:table-cell>
          <table:table-cell table:style-name="ce3" office:value-type="string" calcext:value-type="string">
            <text:p>the worldwide pandemic of covid 19 <text:s/>caused by the virus sars cov <text:s/>2 has continued to progress <text:s/>and increasing information is becoming available about the incidence of digestive symptoms as well as abnormal liver associated enzymes in patients who are infected <text:s/>these are postulated to be related to the virus s use of ace 2 receptors located on certain intestinal cells <text:s/>cholangiocytes <text:s/>and hepatocytes <text:s/>this brief review summarizes the available limited data on digestive manifestations of covid 19 <text:s/>a significant proportion of covid 19 patients can present initially with only digestive complaints <text:s/>the most common digestive symptoms are anorexia <text:s/>nausea <text:s/>vomiting <text:s/>and diarrhea <text:s/>liver related transaminases are elevated in a substantial proportion of patients <text:s/>although generally only mildly elevated <text:s/>currently there is no firm evidence to suggest that severity of digestive symptoms corresponds to severity of covid 19 clinical course <text:s/>however <text:s/>more severe alterations in liver enzymes may correlate with worse clinical course <text:s/>given use of antiviral and antibacterial agents in sicker patients <text:s/>drug induced liver injury cannot be ruled out either in these cases <text:s/>although viral rna can be detected in stool <text:s/>it is unclear whether fecal oral transmission can be achieved by the virus <text:s/>as further data becomes available <text:s/>our understanding of the digestive manifestations of covid 19 will continue to evolv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1" calcext:value-type="float">
            <text:p>31</text:p>
          </table:table-cell>
          <table:table-cell table:style-name="ce1" office:value-type="string" calcext:value-type="string">
            <text:p>PMC7276765</text:p>
          </table:table-cell>
          <table:table-cell table:style-name="ce3" office:value-type="string" calcext:value-type="string">
            <text:p>in the 2003 sars epidemic in hong kong <text:s/>donor and staff safety was secured by using stringent infection control measures to protect both donors and staff from contacting the virus <text:s/>all the donors were requested to wear face masks within the donation venue and use an alcohol based hand rinse <text:s/>the donors <text:s/>body temperature was checked before donation and staff s body temperatures were checked daily <text:s/>the safety of the blood supply was secured by a donor deferral policy for 4 weeks following contact with a confirmed or suspected case of and a post donation call back system <text:s/>despite scheduling mobile donation sessions and a decrease in donors attending blood donor centers <text:s/>the blood supply was maintained as there was a 12 8 <text:s/>reduction of the demand of blood and only a 16 9 <text:s/>reduction in the blood donation <text:s/>the current global pandemic of covid 19 due to the novel coronavirus sars cov 2 is causing considerable loss of life and enormous social and economic disruption <text:s/>here <text:s/>we describe the response of the blood service <text:s/>the impact on blood donation and the effects on the blood supply in hong kong posed by the earlier sars epidemic in 2002 and 2003 <text:s/>the infection <text:s/>like sars cov 2 was highly contagious through droplet transmission <text:s/>lessons learnt during the epidemic may help preparation for future epidemics and provide a basis for understanding the pathogenesis <text:s/>laboratory diagnosis and role of coronaviruses in transfusion medicine <text:s/>these are continuing problems as coronavirus epidemics may recur with future impact on blood collection and blood donation screening <text:s/>this article is protected by copyright <text:s/>all rights reserv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2" calcext:value-type="float">
            <text:p>32</text:p>
          </table:table-cell>
          <table:table-cell table:style-name="ce1" office:value-type="string" calcext:value-type="string">
            <text:p>PMC7144238</text:p>
          </table:table-cell>
          <table:table-cell table:style-name="ce3" office:value-type="string" calcext:value-type="string">
            <text:p>infection of influenza a virus <text:s/>iav <text:s/>can trigger exaggerated pulmonary inflammation and induce acute lung injury <text:s/>ali <text:s text:c="2"/>limiting iav replication and alleviation of pulmonary inflammation are two important therapeutic strategies for influenza virus infection <text:s/>recent studies have shown that hypoxia inducible factor 1 <text:s text:c="2"/>hif 1 <text:s text:c="2"/>is an essential factor for the development and repair of ali <text:s/>however <text:s/>the role and the underlying mechanisms of hif 1 <text:s/>in iav induced ali remain elusive <text:s/>here <text:s/>we demonstrated that lung epithelial cell specific</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3" calcext:value-type="float">
            <text:p>33</text:p>
          </table:table-cell>
          <table:table-cell table:style-name="ce1" office:value-type="string" calcext:value-type="string">
            <text:p>PMC7216760</text:p>
          </table:table-cell>
          <table:table-cell table:style-name="ce3" office:value-type="string" calcext:value-type="string">
            <text:p>novel beta coronavirus sars cov 2 is the pathogenic agent responsible for coronavirus disease 2019 <text:s/>covid 19 <text:s text:c="2"/>a globally pandemic infectious disease <text:s/>due to its high virulence and the absence of immunity among the general population <text:s/>sars cov 2 has quickly spread to all countries <text:s/>this pandemic highlights the urgent unmet need to expand and focus our research tools on what are considered <text:s/>neglected infectious diseases <text:s/>and to prepare for future inevitable pandemics <text:s/>this global emergency has generated unprecedented momentum and scientific efforts around the globe unifying scientists from academia <text:s/>government and the pharmaceutical industry to accelerate the discovery of vaccines and treatments <text:s/>herein <text:s/>we shed light on the virus structure and life cycle and the potential therapeutic targets in sars cov 2 and briefly refer to both active and passive immunization modalities <text:s/>drug repurposing focused on speed to market <text:s/>and novel agents against specific viral targets as therapeutic interventions for covid 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4" calcext:value-type="float">
            <text:p>34</text:p>
          </table:table-cell>
          <table:table-cell table:style-name="ce1" office:value-type="string" calcext:value-type="string">
            <text:p>PMC7164859</text:p>
          </table:table-cell>
          <table:table-cell table:style-name="ce3" office:value-type="string" calcext:value-type="string">
            <text:p>the covid 19 pandemic has markedly changed our practices <text:s/>this article analyses the risks of contamination among healthcare professionals <text:s/>hcps <text:s/>during laparoscopic surgery on patients with covid 19 <text:s/>harmful effects of aerosols from a pneumoperitoneum <text:s/>with the virus present <text:s/>have not yet been quantified <text:s/>measures for the protection of hcps are an extrapolation of those taken during other epidemics <text:s/>they must still be mandatory to minimise the risk of viral contamination <text:s/>protection measures include personal protection equipment for hcps <text:s/>adaptation of surgical technique <text:s/>method for obtaining pneumoperitoneum <text:s/>filters <text:s/>preferred intracorporeal anastomosis <text:s/>precautions during the exsufflation of the pneumoperitoneum <text:s text:c="2"/>and organisation of the operating room</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5" calcext:value-type="float">
            <text:p>35</text:p>
          </table:table-cell>
          <table:table-cell table:style-name="ce1" office:value-type="string" calcext:value-type="string">
            <text:p>PMC7242205</text:p>
          </table:table-cell>
          <table:table-cell table:style-name="ce3" office:value-type="string" calcext:value-type="string">
            <text:p>it has been reported that angiotensin converting enzyme 2 <text:s/>ace2 <text:s/>and transmembrane serine protease 2 <text:s/>tmprss2 <text:s/>are the main cell entry proteins for severe acute respiratory syndrome coronavirus 2 <text:s/>sars cov 2 <text:s/>and play a critical role in causing coronavirus disease 2019 <text:s/>covid 19 <text:s text:c="2"/>to investigate the expression level of these sars cov 2 host cell entry genes in the lung airway <text:s/>we used public gene expression datasets <text:s/>we have found a differential expression of ace2 and tmprss2 in nasal and bronchial airways relative to age and diseases status <text:s/>children were found to have significantly lower expression of covid 19 receptors in the upper and lower airways <text:s/>nasal and bronchial <text:s text:c="2"/>moreover <text:s/>the lung airway expression of both ace2 and tmprss2 was found to be significantly upregulated in smokers compared with non smokers <text:s/>and in patients with chronic obstructive pulmonary disease <text:s/>copd <text:s/>compared with healthy subjects <text:s/>no difference was observed in the blood expression levels of ace2 and tmprss2 between children and adults <text:s/>or in copd or diabetic patients <text:s/>however <text:s/>a significant increase in blood expression levels of these genes was observed in patients with essential hypertension <text:s/>whereas only ace2 was upregulated in the blood of asthmatics <text:s/>these results suggest that the observed difference in covid 19 severity between children and adults could <text:s/>in part <text:s/>be attributed to the difference in ace2 and tmprss2 airways tissue expression levels <text:s/>sars cov 2 uses ace2 and tmprss2 proteins to enter human cells <text:s/>using gene expression datasets <text:s/>halwani and coworkers showed that the airways expression of these receptors is lower in children <text:s/>but upregulated in smokers and copd patients <text:s/>this may contribute to the difference in disease severity observed among these patient categori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6" calcext:value-type="float">
            <text:p>36</text:p>
          </table:table-cell>
          <table:table-cell table:style-name="ce1" office:value-type="string" calcext:value-type="string">
            <text:p>PMC7121290</text:p>
          </table:table-cell>
          <table:table-cell table:style-name="ce3" office:value-type="string" calcext:value-type="string">
            <text:p>the effects of the neurotropic viruses are discussed against the background of the epidemiology <text:s/>the pathogenesis is a chain of events with the point of departure when the virus enters the body to spread and reach the different sites of the cns <text:s/>the blood brain barrier and blood cerebrospinal fluid barrier are then overcome by captivating mechanisms <text:s/>once the different viruses have settled at the preferred site or sites <text:s/>and have sidestepped the initial immune surveillance <text:s/>the phases of injury commence <text:s/>the cytopathic effect of the viruses elicits a para <text:s/>and post infectious inflammatory response and a vicious circle of continued damage <text:s/>viral entry and inflammation results in a process not merely of inflammation <text:s/>but of intense inflammation <text:s/>the different clinical syndromes are then identifiable and should be interpreted against their own specific and appropriate epidemiological backgrounds <text:s/>clinicians face the challenge of problematic management decisions while awaiting results on gravely ill patients and differential diagnostic considerations have to be taken into account <text:s/>establishing a diagnosis is a two tier process <text:s/>first it requires the integration of cerebrospinal fluid findings <text:s/>imaging results <text:s/>electrophysiological studies <text:s/>serology and ancillary blood tests <text:s/>for example full blood count <text:s/>liver function tests and other appropriate microbiological investigations <text:s/>and then these should be correlated with the clinical condition of the patient <text:s/>treatment should be initiated as soon as possible <text:s/>viral mediated central nervous system <text:s/>cns <text:s/>disease is a complex spectrum of clinical syndromes that result from viral tropism and individual immune responses and genetic susceptibility of patients <text:s/>the epidemiology of the pathogens is constantly influenced by the availability <text:s/>or non availability <text:s/>of health care services <text:s/>preventative strategies <text:s/>and the process of globalization <text:s/>with rapid movement of people <text:s/>animals and products <text:s/>it is further complicated by natural disasters <text:s/>wars and changes in lifestyle <text:s/>general treatment principles for stabilizing and maintaining vital functions are crucial and empiric treatment should be initiated as soon as possible <text:s/>this usually includes a broad spectrum antibiotic <text:s/>such as third generation cephalosporin and acyclovir <text:s/>as soon as specific etiologies have been excluded antibiotics can be stopped <text:s/>the use of acyclovir is discussed <text:s/>in the last section of the chapter specific characteristics of the neurotropic viral families are summariz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7" calcext:value-type="float">
            <text:p>37</text:p>
          </table:table-cell>
          <table:table-cell table:style-name="ce1" office:value-type="string" calcext:value-type="string">
            <text:p>PMC7256558</text:p>
          </table:table-cell>
          <table:table-cell table:style-name="ce3" office:value-type="string" calcext:value-type="string">
            <text:p>in less than five months <text:s/>covid 19 has spread from a small focus in wuhan <text:s/>china <text:s/>to more than 5 million people in almost every country in the world <text:s/>dominating the concern of most governments and public health systems <text:s/>the social and political distresses caused by this epidemic will certainly impact our world for a long time to come <text:s/>here <text:s/>we synthesize lessons from a range of scientific perspectives rooted in epidemiology <text:s/>virology <text:s/>genetics <text:s/>ecology and evolutionary biology so as to provide perspective on how this pandemic started <text:s/>how it is developing <text:s/>and how best we can stop it</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8" calcext:value-type="float">
            <text:p>38</text:p>
          </table:table-cell>
          <table:table-cell table:style-name="ce1" office:value-type="string" calcext:value-type="string">
            <text:p>PMC7095397</text:p>
          </table:table-cell>
          <table:table-cell table:style-name="ce3" office:value-type="string" calcext:value-type="string">
            <text:p>mutation <text:s/>the word naturally conjures fears of unexpected and freakish changes <text:s/>ill informed discussions of mutations thrive during virus outbreaks <text:s/>including the ongoing spread of sars cov 2 <text:s/>in reality <text:s/>mutations are a natural part of the virus life cycle and rarely impact outbreaks dramaticall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9" calcext:value-type="float">
            <text:p>39</text:p>
          </table:table-cell>
          <table:table-cell table:style-name="ce1" office:value-type="string" calcext:value-type="string">
            <text:p>PMC7264535</text:p>
          </table:table-cell>
          <table:table-cell table:style-name="ce3" office:value-type="string" calcext:value-type="string">
            <text:p>an outbreak of a novel coronavirus <text:s/>sars cov 2 <text:s/>infection has recently emerged and rapidly spreading in humans causing a significant threat to international health and the economy <text:s/>rapid assessment and warning are crucial for an outbreak analysis in response to serious public health <text:s/>sars cov 2 shares highly homological sequences with sars covs causing highly lethal pneumonia with respiratory distress and clinical symptoms similar to those reported for sars cov and mers cov infections <text:s/>notably <text:s/>some covid 19 patients also expressed neurologic signs like nausea <text:s/>headache <text:s/>and vomiting <text:s/>several studies have reported that coronaviruses are not only causing respiratory illness but also invade the central nervous system through a synapse connected route <text:s/>sars cov infections are reported in both patients and experimental animals <text:s/>brains <text:s/>interestingly <text:s/>some covid 19 patients have shown the presence of sars cov 2 virus in their cerebrospinal fluid <text:s/>considering the similarities between sars cov and sars cov 2 in various aspects <text:s/>it remains to clarify whether the potent invasion of sars cov 2 may affect in covid 19 patients <text:s/>all these indicate that more detailed criteria are needed for the treatment and the prevention of sars cov 2 infected patients <text:s/>in the absence of potential interventions for covid 19 <text:s/>there is an urgent need for an alternative strategy to control the spread of this diseas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0" calcext:value-type="float">
            <text:p>40</text:p>
          </table:table-cell>
          <table:table-cell table:style-name="ce1" office:value-type="string" calcext:value-type="string">
            <text:p>PMC7246460</text:p>
          </table:table-cell>
          <table:table-cell table:style-name="ce3" office:value-type="string" calcext:value-type="string">
            <text:p>the ongoing covid 19 pandemic is shaking the foundations of public health governance all over the world <text:s/>researchers are challenged by informing and supporting authorities on acquired knowledge and practical implications <text:s/>this editorial applies established theories of risk perception research to covid 19 pandemic <text:s/>and reflects on the role of risk perceptions in these unprecedented times <text:s/>and specifically in the framework of th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1" calcext:value-type="float">
            <text:p>41</text:p>
          </table:table-cell>
          <table:table-cell table:style-name="ce1" office:value-type="string" calcext:value-type="string">
            <text:p>PMC7236829</text:p>
          </table:table-cell>
          <table:table-cell table:style-name="ce3" office:value-type="string" calcext:value-type="string">
            <text:p>the median time from symptoms onset to viral rna shedding was 19 days <text:s/>patients with chd comorbidity or decreased albumin levels experienced delays in clearance of sars cov 2 rna <text:s/>since there is an increasing number of coronavirus disease 2019 <text:s/>covid 19 <text:s/>cases confirmed in multiple countries around the world <text:s/>resulting in alarmingly high mortality and morbidity <text:s/>1 <text:s text:c="2"/>the world health organization <text:s/>who <text:s/>has declared a global pandemic <text:s/>2 <text:s text:c="2"/>to our knowledge <text:s/>current research on covid 19 focuses on the epidemics <text:s/>its clinical features and treatment <text:s/>but not on viral rna shedding <text:s/>here <text:s/>we discuss covid 19 viral rna conversion time and the risk factors associated with viral rna shedding in a large patient cohort</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2" calcext:value-type="float">
            <text:p>42</text:p>
          </table:table-cell>
          <table:table-cell table:style-name="ce1" office:value-type="string" calcext:value-type="string">
            <text:p>PMC7144809</text:p>
          </table:table-cell>
          <table:table-cell table:style-name="ce3" office:value-type="string" calcext:value-type="string">
            <text:p>covid 19 has spread globally since its discovery in hubei province <text:s/>china in december 2019 <text:s/>a combination of computed tomography imaging <text:s/>whole genome sequencing <text:s/>and electron microscopy were initially used to screen and identify sars cov 2 <text:s/>the viral etiology of covid 19 <text:s/>the aim of this review article is to inform the audience of diagnostic and surveillance technologies for sars cov 2 and their performance characteristics <text:s/>we describe point of care diagnostics that are on the horizon and encourage academics to advance their technologies beyond conception <text:s/>developing plug and play diagnostics to manage the sars cov 2 outbreak would be useful in preventing future epidemic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3" calcext:value-type="float">
            <text:p>43</text:p>
          </table:table-cell>
          <table:table-cell table:style-name="ce1" office:value-type="string" calcext:value-type="string">
            <text:p>PMC7251554</text:p>
          </table:table-cell>
          <table:table-cell table:style-name="ce3" office:value-type="string" calcext:value-type="string">
            <text:p>northeastern nigeria has over the decade suffered from the boko haram insurgency and is still in the process of recovery from the complex humanitarian crisis that has displaced and subjected millions of vulnerable children <text:s/>women and elderly population to poverty <text:s/>disease outbreaks <text:s/>hunger and malnutrition <text:s/>yet <text:s/>the conflict affected states in northeastern nigeria is not far away from being the worse hit by the covid 19 pandemic if urgent public health preventive measures are not taken to contain the spread of the deadly and highly infectious virus <text:s/>the question arises <text:s text:c="2"/>what is nigeria doing to tackle the burden of a covid 19 spread and an ongoing humanitarian crisi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4" calcext:value-type="float">
            <text:p>44</text:p>
          </table:table-cell>
          <table:table-cell table:style-name="ce1" office:value-type="string" calcext:value-type="string">
            <text:p>PMC7188130</text:p>
          </table:table-cell>
          <table:table-cell table:style-name="ce3" office:value-type="string" calcext:value-type="string">
            <text:p>coronaviruses contribute to the burden of respiratory diseases in children <text:s/>frequently manifesting in upper respiratory symptoms considered to be part of the <text:s/>common cold <text:s text:c="2"/>recent epidemics of novel coronaviruses recognized in the 21st century have highlighted issues of zoonotic origins of transmissible respiratory viruses and potential transmission <text:s/>disease <text:s/>and mortality related to these viruses <text:s/>in this review <text:s/>we discuss what is known about the virology <text:s/>epidemiology <text:s/>and disease associated with pediatric infection with the common community acquired human coronaviruses <text:s/>including species 229e <text:s/>oc43 <text:s/>nl63 <text:s/>and hku1 <text:s/>and the coronaviruses responsible for past world wide epidemics due to severe acute respiratory syndrome and middle east respiratory syndrome coronaviru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5" calcext:value-type="float">
            <text:p>45</text:p>
          </table:table-cell>
          <table:table-cell table:style-name="ce1" office:value-type="string" calcext:value-type="string">
            <text:p>PMC7169901</text:p>
          </table:table-cell>
          <table:table-cell table:style-name="ce3" office:value-type="string" calcext:value-type="string">
            <text:p>this result reveals that transmission dynamics of covid 19 is due to <text:s/>this study has two goals <text:s/>th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6" calcext:value-type="float">
            <text:p>46</text:p>
          </table:table-cell>
          <table:table-cell table:style-name="ce1" office:value-type="string" calcext:value-type="string">
            <text:p>PMC7122136</text:p>
          </table:table-cell>
          <table:table-cell table:style-name="ce3" office:value-type="string" calcext:value-type="string">
            <text:p>this chapter is a short survey in table form concerning clinical types of infections <text:s/>the most important microbes in medicine <text:s/>recommended methods to isolate patients with infections and recommended use of personal protective equipment</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47" calcext:value-type="float">
            <text:p>47</text:p>
          </table:table-cell>
          <table:table-cell table:style-name="ce1" office:value-type="string" calcext:value-type="string">
            <text:p>PMC7188175</text:p>
          </table:table-cell>
          <table:table-cell table:style-name="ce3" office:value-type="string" calcext:value-type="string">
            <text:p>social media has played a crucial role in spreading awareness and knowledge about public health <text:s/>however <text:s/>it has also been misused for spreading fake news <text:s/>hatred and creating racism during epidemics and civil unrest <text:s/>we discuss how social media and societal response to covid 19 negatively affected its control measures in india and what should be possible corrective measures</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48" calcext:value-type="float">
            <text:p>48</text:p>
          </table:table-cell>
          <table:table-cell table:style-name="ce1" office:value-type="string" calcext:value-type="string">
            <text:p>PMC7188427</text:p>
          </table:table-cell>
          <table:table-cell table:style-name="ce3" office:value-type="string" calcext:value-type="string">
            <text:p>at the time this article was written <text:s/>the world health organization had declared a global pandemic due to the novel coronavirus disease 2019 <text:s/>the first pandemic since 2009 h1n1 influenza a <text:s/>emerging respiratory pathogens are a common trigger of acute surge events the extreme end of the healthcare capacity strain spectrum in which there is a dramatic increase in care demands and or decreases in care resources that trigger deviations from normal care delivery processes <text:s/>reliance on contingencies and external resources <text:s/>and <text:s/>in the most extreme cases <text:s/>nonroutine decisions about resource allocation <text:s/>this article provides as follows <text:s/>1 <text:s/>a conceptual introduction and approach to healthcare capacity strain including the etiologies of patient volume <text:s/>patient acuity <text:s/>special patient care demands <text:s/>and resource reduction <text:s/>2 <text:s/>a framework for considering key resources during an acute surge event the <text:s/>four ss <text:s/>of preparedness <text:s/>space <text:s/>beds <text:s text:c="2"/>staff <text:s/>clinicians and operations <text:s text:c="2"/>stuff <text:s/>physical equipment <text:s text:c="2"/>and system <text:s/>coordination <text:s text:c="2"/>and 3 <text:s/>an adaptable approach to and discussion of the most common domains that should be addressed during preparation for and response to acute surge events <text:s/>with an eye toward combating novel respiratory viral pathoge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9" calcext:value-type="float">
            <text:p>49</text:p>
          </table:table-cell>
          <table:table-cell table:style-name="ce1" office:value-type="string" calcext:value-type="string">
            <text:p>PMC7115222</text:p>
          </table:table-cell>
          <table:table-cell table:style-name="ce3" office:value-type="string" calcext:value-type="string">
            <text:p>existing methods to infer the relative roles of age groups in epidemic transmission can normally only accommodate a few age classes <text:s/>and or require data that are highly specific for the disease being studied <text:s/>here <text:s/>symbolic transfer entropy <text:s/>ste <text:s text:c="2"/>a measure developed to identify asymmetric transfer of information between stochastic processes <text:s/>is presented as a way to reveal asymmetric transmission patterns between age groups in an epidemic <text:s/>ste provides a ranking of which age groups may dominate transmission <text:s/>rather than a reconstruction of the explicit between age group transmission matrix <text:s/>using simulations <text:s/>we establish that ste can identify which age groups dominate transmission even when there are differences in reporting rates between age groups and even if the data are noisy <text:s/>then <text:s/>the pairwise ste is calculated between time series of influenza like illness for 12 age groups in 884 us cities during the autumn of 2009 <text:s/>elevated ste from 5 to 19 year olds indicates that school aged children were likely the most important transmitters of infection during the autumn wave of the 2009 pandemic in the usa <text:s/>the results may be partially confounded by higher rates of physician seeking behaviour in children compared to adults <text:s/>but it is unlikely that differences in reporting rates can explain the observed differences in ste</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50" calcext:value-type="float">
            <text:p>50</text:p>
          </table:table-cell>
          <table:table-cell table:style-name="ce1" office:value-type="string" calcext:value-type="string">
            <text:p>PMC7121609</text:p>
          </table:table-cell>
          <table:table-cell table:style-name="ce3" office:value-type="string" calcext:value-type="string">
            <text:p>most of emerging infectious diseases affecting humans are of animal origin and transmitted under natural circumstances from either <text:s/>wild or domestic vertebrate animals giving the way of zoonotic infection or epidemics <text:s/>zoonotic diseases carry a common ancient history between human and animals as a result of pathogen exchanges involving transgression of the species barrier <text:s/>nowadays <text:s/>several agents have been targeted for their potential to be a major risk for human and animal populations and <text:s/>have been characterized by their potential to be highly pathogenic and or transmissible <text:s/>and lacking of any means of protection <text:s/>those agents have been listed as <text:s/>select agents <text:s/>having the potential to pose a severe threat to both human and animal health <text:s/>as well as to animal and plant products <text:s/>several of the most dangerous agents responsible of viral hemorrhagic fever are review in this chapter including <text:s/>ebola virus <text:s/>marburg virus <text:s/>rift valley fever virus <text:s/>kyasanur forest virus <text:s/>omsk hemorrhagic fever virus <text:s/>alkhurma hemorrhagic fever viru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1" calcext:value-type="float">
            <text:p>51</text:p>
          </table:table-cell>
          <table:table-cell table:style-name="ce1" office:value-type="string" calcext:value-type="string">
            <text:p>PMC7196891</text:p>
          </table:table-cell>
          <table:table-cell table:style-name="ce3" office:value-type="string" calcext:value-type="string">
            <text:p>the current outbreak of sars cov 2 has and continues to put huge pressure on intensive care units <text:s/>icus <text:s/>worldwide <text:s/>many patients with covid 19 require some form of respiratory support and often have prolonged icu stays <text:s/>which results in a critical shortage of icu beds <text:s/>it is therefore not always physically possible to treat all the patients who require intensive care <text:s/>raising major ethical dilemmas related to which patients should benefit from the limited resources and which should not <text:s/>here we consider some of the approaches to the acute shortages seen during this and other epidemics <text:s/>including some guidelines for triaging icu admissions and treatment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2" calcext:value-type="float">
            <text:p>52</text:p>
          </table:table-cell>
          <table:table-cell table:style-name="ce1" office:value-type="string" calcext:value-type="string">
            <text:p>PMC7123732</text:p>
          </table:table-cell>
          <table:table-cell table:style-name="ce3" office:value-type="string" calcext:value-type="string">
            <text:p>zoonotic viruses of wildlife origin have caused the majority of recent emerging infectious diseases <text:s/>eids <text:s/>that have had significant impacts on human health or economies <text:s/>animal consumption based food systems <text:s/>ranging from the harvest of free ranging wild species <text:s/>hereafter <text:s/>wild harvest systems <text:s/>to the in situ stocking of domestic or farmed wild animals <text:s/>hereafter <text:s/>animal production systems <text:s text:c="2"/>have been implicated in the emergence of many of these viruses <text:s/>including hiv <text:s/>ebola <text:s/>sars <text:s/>and highly pathogenic avian influenza <text:s/>hpai</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3" calcext:value-type="float">
            <text:p>53</text:p>
          </table:table-cell>
          <table:table-cell table:style-name="ce1" office:value-type="string" calcext:value-type="string">
            <text:p>PMC7121185</text:p>
          </table:table-cell>
          <table:table-cell table:style-name="ce3" office:value-type="string" calcext:value-type="string">
            <text:p>the new millennium opened with alarming data on infections and antimicrobial resistance <text:s/>viral infections <text:s/>sars <text:s/>mers cov <text:s/>zika <text:s/>chikungunya <text:s/>west nile <text:s/>ebola virus infection <text:s/>etc <text:s text:c="2"/>emerged or re emerged with threatening outbreaks <text:s/>however <text:s/>viral emerging infections in some instances represented marginally a concern for developed countries that were just lapped by them <text:s/>currently <text:s/>the new emergency is represented by antimicrobial resistance in bacterial infections <text:s/>that is <text:s/>a matter of extreme importance in developed and developing countries <text:s/>where this issue has become a top priority for global policy makers and public health authorities <text:s/>new mechanisms of resistance continue to emerge and spread globally <text:s/>threatening our ability to treat common infections <text:s/>the overuse and misuse of antimicrobials both in the human and animal field <text:s/>and their dispersion in the environment pose a risk for selection of mechanisms of resistance of germs <text:s/>some settings <text:s/>like the healthcare facilities <text:s/>where the use of antimicrobials is obviously intense and infection prevention and control can be poor <text:s/>represent the reservoir for multidrug resistant organisms and <text:s/>sometimes <text:s/>the melting pot for pan resistant strai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4" calcext:value-type="float">
            <text:p>54</text:p>
          </table:table-cell>
          <table:table-cell table:style-name="ce1" office:value-type="string" calcext:value-type="string">
            <text:p>PMC7241834</text:p>
          </table:table-cell>
          <table:table-cell table:style-name="ce3" office:value-type="string" calcext:value-type="string">
            <text:p>in south east asia <text:s/>dengue epidemics have increased in size and geographical distribution in recent years <text:s/>we examined the spatiotemporal distribution and epidemiological characteristics of reported dengue cases in the predominantly rural state of sabah <text:s/>in malaysian borneo an area where sylvatic and urban circulation of pathogens are known to intersect <text:s/>using a public health data set of routinely notified dengue cases in sabah between 2010 and 2016 <text:s/>we described demographic and entomological risk factors <text:s/>both before and after a 2014 change in the clinical case definition for the disease <text:s/>annual dengue incidence rates were spatially variable over the 7 year study period from 2010 2016 <text:s/>state wide mean annual incidence of 21 cases 100 000 people <text:s/>range 5 42 100 000 <text:s text:c="2"/>but were highest in rural localities in the western districts of the state <text:s/>kuala penyu <text:s/>nabawan <text:s/>tenom and kota marudu <text:s text:c="2"/>eastern districts exhibited lower overall dengue rates <text:s/>although a high proportion of severe <text:s/>haemorrhagic <text:s/>dengue cases <text:s/>44 <text:s text:c="2"/>were focused in sandakan and tawau <text:s/>dengue incidence was highest for those aged between 10 and 29 years <text:s/>24 100 000 <text:s text:c="2"/>and was slightly higher for males compared to females <text:s/>available vector surveillance data indicated that during large outbreaks in 2015 and 2016 the mosquito <text:s/>in order to combat the rising regional incidence of dengue in south east asia <text:s/>incidence patterns must be better characterised within different ecological settings <text:s/>we conducted the first retrospective analysis of dengue epidemiology in the predominantly rural state of sabah <text:s/>malaysia <text:s/>where both urban and sylvatic transmission cycles exist <text:s/>human notification data over a 7 year period were reviewed and spatiotemporal and demographic risk factors identified <text:s/>we found that <text:s/>1 <text:s/>while urban habitats do play a role in mediating the spread of dengue in sabah <text:s/>cases from both urban and rural localities contributed equally to dengue outbreaks <text:s/>2 <text:s/>human demographic risk factors included being aged between 10 and 29 years <text:s/>and being male <text:s/>3 <text:s/>cases of severe dengue were more common in the eastern districts of the state almost half of severe dengue cases were reported from sandakan and tawau <text:s/>and 4 <text:s/>the presence of</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5" calcext:value-type="float">
            <text:p>55</text:p>
          </table:table-cell>
          <table:table-cell table:style-name="ce1" office:value-type="string" calcext:value-type="string">
            <text:p>PMC7153321</text:p>
          </table:table-cell>
          <table:table-cell table:style-name="ce3" office:value-type="string" calcext:value-type="string">
            <text:p>viruses spread to give rise to epidemics and pandemics <text:s/>and some key parameters that include virus and host population numbers determine virus persistence or extinction in nature <text:s/>viruses evolve at different rates depending on the polymerase copying fidelity during genome replication and a number of environmental influences <text:s/>calculated rates of evolution in nature vary depending on the time interval between virus isolations <text:s/>in particular <text:s/>intrahost evolution is generally more rapid that interhost evolution <text:s/>and several possible mechanisms for this difference are considered <text:s/>the mechanisms by which the error prone viruses evolve are very unlikely to render the operation of a molecular clock <text:s/>constant rate of incorporation of mutations in the evolving genomes <text:s text:c="2"/>although a clock is assumed in many calculations <text:s/>several computational tools permit the alignment of viral sequences and the establishment of phylogenetic relationships among viruses <text:s/>the evolution of the virus in the form of dynamic mutant clouds in each infected individual <text:s/>together with multiple environmental parameters renders the emergence and reemergence of viral pathogens an unpredictable event <text:s/>another facet of biological complexit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6" calcext:value-type="float">
            <text:p>56</text:p>
          </table:table-cell>
          <table:table-cell table:style-name="ce1" office:value-type="string" calcext:value-type="string">
            <text:p>PMC7215737</text:p>
          </table:table-cell>
          <table:table-cell table:style-name="ce3" office:value-type="string" calcext:value-type="string">
            <text:p>digital health is uniquely positioned to enhance the way we detect and manage infectious diseases <text:s/>this commentary explores the potential of implementing digital technologies that can be used at different stages of the covid 19 outbreak <text:s/>including data driven disease surveillance <text:s/>screening <text:s/>triage <text:s/>diagnosis <text:s/>and monitoring <text:s/>methods that could potentially reduce the exposure of healthcare providers to the virus are also discuss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7" calcext:value-type="float">
            <text:p>57</text:p>
          </table:table-cell>
          <table:table-cell table:style-name="ce1" office:value-type="string" calcext:value-type="string">
            <text:p>PMC7166954</text:p>
          </table:table-cell>
          <table:table-cell table:style-name="ce3" office:value-type="string" calcext:value-type="string">
            <text:p>respiratory tract viral infection caused by viruses or bacteria is one of the most common diseases in human worldwide <text:s/>while those caused by emerging viruses <text:s/>such as the novel coronavirus <text:s/>2019 ncov that caused the pneumonia outbreak in wuhan <text:s/>china most recently <text:s/>have posed great threats to global public health <text:s/>identification of the causative viral pathogens of respiratory tract viral infections is important to select an appropriate treatment <text:s/>save people s lives <text:s/>stop the epidemics <text:s/>and avoid unnecessary use of antibiotics <text:s/>conventional diagnostic tests <text:s/>such as the assays for rapid detection of antiviral antibodies or viral antigens <text:s/>are widely used in many clinical laboratories <text:s/>with the development of modern technologies <text:s/>new diagnostic strategies <text:s/>including multiplex nucleic acid amplification and microarray based assays <text:s/>are emerging <text:s/>this review summarizes currently available and novel emerging diagnostic methods for the detection of common respiratory viruses <text:s/>such as influenza virus <text:s/>human respiratory syncytial virus <text:s/>coronavirus <text:s/>human adenovirus <text:s/>and human rhinovirus <text:s/>multiplex assays for simultaneous detection of multiple respiratory viruses are also described <text:s/>it is anticipated that such data will assist researchers and clinicians to develop appropriate diagnostic strategies for timely and effective detection of respiratory virus infectio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8" calcext:value-type="float">
            <text:p>58</text:p>
          </table:table-cell>
          <table:table-cell table:style-name="ce1" office:value-type="string" calcext:value-type="string">
            <text:p>PMC7189393</text:p>
          </table:table-cell>
          <table:table-cell table:style-name="ce3" office:value-type="string" calcext:value-type="string">
            <text:p>the positive strand rna viruses <text:s/>severe acute respiratory syndrome coronavirus <text:s/>sars cov <text:s/>and recently emerged covid 19 epidemics <text:s/>demonstrated the transmission capability of the coronaviruses by crossing the species barrier and emergence in humans <text:s/>the source of coronavirus disease 2019 <text:s/>covid 19 <text:s/>is severe acute respiratory syndrome coronavirus 2 <text:s/>sars cov 2 <text:s text:c="2"/>firstly reported in december 2019 at wuhan <text:s/>china <text:s/>covid 19 is a kind of viral pneumonia <text:s/>the outbreak of sars cov 2 <text:s/>covid 19 <text:s/>has been reported as the introduction of the third highly pathogenic coronavirus which crossed the species barrier and spread into the human population <text:s/>severe acute respiratory syndrome coronavirus <text:s/>sars cov <text:s/>and the middle east respiratory syndrome coronavirus <text:s/>mers cov <text:s/>were the first two epidemic viruses <text:s/>respectively <text:s/>in the twenty first century <text:s/>introduction of the 2019 novel coronaviruses <text:s/>2019 ncov <text:s/>in human population is a worldwide concern <text:s/>and this might have generated via rna recombination among the previous reported coronaviruses <text:s/>the covid 19 is spreading in an alarming rate <text:s/>and till date no vaccine or specific medicines are available in the market <text:s/>the newly emerged coronavirus covid 19 is strongly related to sars cov except little dissimilarity <text:s/>in this chapter <text:s/>we will discuss about the alterations and variations in antigenicity <text:s/>structural changes <text:s/>and rna recombination which might be responsible for the covid 19 emergenc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9" calcext:value-type="float">
            <text:p>59</text:p>
          </table:table-cell>
          <table:table-cell table:style-name="ce1" office:value-type="string" calcext:value-type="string">
            <text:p>PMC6955377</text:p>
          </table:table-cell>
          <table:table-cell table:style-name="ce3" office:value-type="string" calcext:value-type="string">
            <text:p>two influenza b viruses <text:s/>victoria and yamagata <text:s/>cocirculate in humans and contribute to the estimated 290 000 650 000 annual influenza attributed deaths <text:s/>here <text:s/>we analysed influenza b genomic data to understand the causes of a recent surge in human influenza b infections <text:s/>we found that evolution is acting differently on yamagata and victoria viruses and that this has led to the cocirculation of a diverse group of influenza b viruses <text:s/>if this phenomenon continues <text:s/>we could potentially witness the emergence of 3 or more distinct influenza b viruses that could require their own vaccine component <text:s/>thereby complicating influenza vaccine formulation and highlighting the urgency of developing universal influenza vaccines <text:s/>influenza b viruses have circulated in humans for over 80 y <text:s/>causing a significant disease burden <text:s/>two antigenically distinct lineages <text:s text:c="2"/>b victoria 2 87 like <text:s/>and <text:s/>b yamagata 16 88 like <text:s text:c="2"/>termed victoria and yamagata <text:s/>emerged in the 1970s and have cocirculated since 2001 <text:s/>since 2015 both lineages have shown unusually high levels of epidemic activity <text:s/>the reasons for which are unclear <text:s/>by analyzing over 12 000 influenza b virus genomes <text:s/>we describe the processes enabling the long term success and recent resurgence of epidemics due to influenza b virus <text:s/>we show that following prolonged diversification <text:s/>both lineages underwent selective sweeps across the genome and have subsequently taken alternate evolutionary trajectories to exhibit epidemic dominance <text:s/>with no reassortment between lineages <text:s/>hemagglutinin deletion variants emerged concomitantly in multiple victoria virus clades and persisted through epistatic mutations and interclade reassortment a phenomenon previously only observed in the 1970s when victoria and yamagata lineages emerged <text:s/>for yamagata viruses <text:s/>antigenic drift of neuraminidase was a major driver of epidemic activity <text:s/>indicating that neuraminidase based vaccines and cross reactivity assays should be employed to monitor and develop robust protection against influenza b morbidity and mortality <text:s/>overall <text:s/>we show that long term diversification and infrequent selective sweeps <text:s/>coupled with the reemergence of hemagglutinin deletion variants and antigenic drift of neuraminidase <text:s/>are factors that contributed to successful circulation of diverse influenza b clades <text:s/>further divergence of hemagglutinin variants with poor cross reactivity could potentially lead to circulation of 3 or more distinct influenza b viruses <text:s/>further complicating influenza vaccine formulation and highlighting the urgent need for universal influenza vaccin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60" calcext:value-type="float">
            <text:p>60</text:p>
          </table:table-cell>
          <table:table-cell table:style-name="ce1" office:value-type="string" calcext:value-type="string">
            <text:p>PMC7125191</text:p>
          </table:table-cell>
          <table:table-cell table:style-name="ce3" office:value-type="string" calcext:value-type="string">
            <text:p>epidemics and evolution of many pathogens occur on similar timescales so that their dynamics are often entangled <text:s/>here <text:s/>in a first step to study this problem theoretically <text:s/>we analyze mutating pathogens spreading on simple sir networks with grid like connectivity <text:s/>we have in mind the spatial aspect of epidemics <text:s/>which often advance on transport links between hosts or groups of hosts such as cities or countries <text:s/>we focus on the case of mutations that enhance an agent s infection rate <text:s/>we uncover that the small world property <text:s/>i e <text:s text:c="2"/>the presence of long range connections <text:s/>makes the network very vulnerable <text:s/>supporting frequent supercritical mutations and bringing the network from disease extinction to full blown epidemic <text:s/>for very large numbers of long range links <text:s/>however <text:s/>the effect reverses and we find a reduced chance for large outbreaks <text:s/>we study two cases <text:s/>one with discrete number of mutational steps and one with a continuous genetic variable <text:s/>and we analyze various scaling regimes <text:s/>for the continuous case we derive a fokker planck like equation for the probability density and solve it for small numbers of shortcuts using the wkb approximation <text:s/>our analysis supports the claims that a potentiating mutation in the transmissibility might occur during an epidemic wave and not necessarily before its initia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61" calcext:value-type="float">
            <text:p>61</text:p>
          </table:table-cell>
          <table:table-cell table:style-name="ce1" office:value-type="string" calcext:value-type="string">
            <text:p>PMC7101124</text:p>
          </table:table-cell>
          <table:table-cell table:style-name="ce3" office:value-type="string" calcext:value-type="string">
            <text:p>recent seroprevalence studies in animals detected rocio virus in regions of brazil <text:s/>indicating risk for re emergence of this pathogen <text:s/>we identified rocio virus rna in samples from 2 human patients for whom dengue fever was clinically suspected but ruled out by laboratory findings <text:s/>testing for infrequent flavivirus infections should expedite diagnos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62" calcext:value-type="float">
            <text:p>62</text:p>
          </table:table-cell>
          <table:table-cell table:style-name="ce1" office:value-type="string" calcext:value-type="string">
            <text:p>PMC7263071</text:p>
          </table:table-cell>
          <table:table-cell table:style-name="ce3" office:value-type="string" calcext:value-type="string">
            <text:p>publically available data <text:s/>on daily numbers of newly confirmed cases and mortality <text:s/>were used to fit regression models estimating trajectories <text:s/>doubling times and the reproduction number <text:s/>r <text:s/>by 21st may 2020 <text:s/>sars cov 2 had caused more than 5 million cases of covid 19 across more than 200 countries <text:s/>most countries with significant outbreaks have introduced social distancing or <text:s/>lockdown <text:s/>measures to reduce viral transmission <text:s/>so the key question now is when <text:s/>how <text:s/>and to what extent <text:s/>these measures can be lifted <text:s/>data from multiple countries show that current restrictions on behaviour barely contain the spread of covid19 <text:s/>resuming 20 <text:s/>of the currently excluded contact between individuals looks sufficient to restart the epidemic s progression in many countries <text:s/>intermittent lockdown has been proposed as a means of controlling the outbreak while allowing periods of increase freedom and economic activity <text:s/>these data suggest that few countries could have even 1 week per month unrestricted without seeing resurgence of the epidemic <text:s/>similarly <text:s/>restoring 20 <text:s/>of the activity that has been prevented by the lockdowns looks difficult to reconcile with preventing the resurgence of the disease in most countries <text:s/>the estimates of r</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63" calcext:value-type="float">
            <text:p>63</text:p>
          </table:table-cell>
          <table:table-cell table:style-name="ce1" office:value-type="string" calcext:value-type="string">
            <text:p>PMC6988270</text:p>
          </table:table-cell>
          <table:table-cell table:style-name="ce3" office:value-type="string" calcext:value-type="string">
            <text:p>genomic surveillance during ebolavirus outbreaks to elucidate transmission chains and develop diagnostic tests is delayed by the laborious development of variant specific laboratory assays <text:s/>we developed a new protocol combining 31 parallel pcr assays with illumina minion based sequencing <text:s/>allowing generic ebolavirus genomic surveillance <text:s/>validated using cell culture derived ebola <text:s/>reston <text:s/>sudan and ta <text:s/>forest virus at concentrations compatible with patient viral loads <text:s/>our approach enables pre emptive genomic surveillance of ongoing and future ebolavirus outbreaks irrespective of variant divergenc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64" calcext:value-type="float">
            <text:p>64</text:p>
          </table:table-cell>
          <table:table-cell table:style-name="ce1" office:value-type="string" calcext:value-type="string">
            <text:p>PMC7235633</text:p>
          </table:table-cell>
          <table:table-cell table:style-name="ce3" office:value-type="string" calcext:value-type="string">
            <text:p>therapeutic options for coronavirus disease 2019 are desperately needed to respond to the ongoing severe acute respiratory syndrome coronavirus 2 pandemic <text:s/>both antiviral drugs and immunomodulators might have their place in the management of coronavirus disease 2019 <text:s/>unfortunately <text:s/>no drugs have been approved yet to treat infections with human coronaviruses <text:s/>as it will take years to develop new therapies for severe acute respiratory syndrome coronavirus 2 <text:s/>the current focus is on the repurposing of drugs that have been approved or are in development for other conditions <text:s/>several clinical trials have already been conducted or are currently ongoing to evaluate the efficacy of such drugs <text:s/>here <text:s/>we discuss the potential of these therapies for the treatment of coronavirus disease 20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65" calcext:value-type="float">
            <text:p>65</text:p>
          </table:table-cell>
          <table:table-cell table:style-name="ce1" office:value-type="string" calcext:value-type="string">
            <text:p>PMC7256451</text:p>
          </table:table-cell>
          <table:table-cell table:style-name="ce3" office:value-type="string" calcext:value-type="string">
            <text:p>angiotensin converting enzyme 2 <text:s/>ace2 <text:s/>is the receptor for covid 19 <text:s/>sars cov 2 <text:s text:c="2"/>ace2 protects the lung and heart from acute respiratory distress syndrome <text:s/>ards <text:s/>and acute myocarditis and arrhythmias <text:s/>because it breaks down angiotensin ii <text:s/>which has inflammatory effects in the lung and heart as well as in the kidney <text:s/>when sars cov 2 binds to ace2 <text:s/>it suppresses it <text:s/>so this protective action of ace2 is lost <text:s/>death from covid 19 is due to ards and also heart failure and acute cardiac injury <text:s/>drugs that prevent the inflammatory actions of angiotensin ii <text:s/>i e <text:s text:c="2"/>angiotensin receptor blockers <text:s/>arbs <text:s/>prevent acute lung injury caused by sars cov <text:s/>clinical trials are underway to test the risks and benefits of arbs and angiotensin converting enzyme inhibitors <text:s/>aceis <text:s/>in covid 19 patients requiring hospitalization <text:s/>other potential treatments are also discuss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66" calcext:value-type="float">
            <text:p>66</text:p>
          </table:table-cell>
          <table:table-cell table:style-name="ce1" office:value-type="string" calcext:value-type="string">
            <text:p>PMC7123681</text:p>
          </table:table-cell>
          <table:table-cell table:style-name="ce3" office:value-type="string" calcext:value-type="string">
            <text:p>historically <text:s/>the majority of plant virology focused on agricultural systems <text:s/>recent efforts have expanded our knowledge of the true diversity of plant viruses by studying those viruses that infect wild <text:s/>undomesticated plants <text:s/>those efforts have provided answers to basic ecological questions regarding viruses in the wild <text:s/>and insights into evolutionary questions <text:s/>regarding the origins of viruses <text:s/>while much work has been done <text:s/>we have merely scratched the surface of the diversity that is estimated to exist <text:s/>in this chapter we discuss the state of our knowledge of virus diversity <text:s/>both in agricultural systems as well as in native wild systems <text:s/>the border between these two systems and how viruses adapt and move across this border into an artificial <text:s/>domesticated environment <text:s/>we look at how this diversity has affected our outlook on viruses as a whole <text:s/>shifting our past view of viruses as purely antagonistic entities of destruction to one where viruses are in a mutually beneficial relationship with their hosts <text:s/>additionally <text:s/>we discuss the current work that plant virology has put forth regarding the evolutionary mechanisms <text:s/>the life histories <text:s/>and the deep evolution of viruses</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67" calcext:value-type="float">
            <text:p>67</text:p>
          </table:table-cell>
          <table:table-cell table:style-name="ce1" office:value-type="string" calcext:value-type="string">
            <text:p>PMC7211978</text:p>
          </table:table-cell>
          <table:table-cell table:style-name="ce3" office:value-type="string" calcext:value-type="string">
            <text:p>dieser beitrag ist teil des forums covid 19 <text:s/>perspektiven in den geistes <text:s/>und sozialwissenschaften <text:s/>seuchen sind als <text:s/>menschheitstrauma <text:s/>seit eh und je gegenstand der geschichtswissenschaft f r alle epochen <text:s/>auf der grundlage von rudolf schl gls konzept der <text:s/>vergesellschaftung unter anwesenden <text:s/>m chte ich im folgenden vorschlagen <text:s/>seuchengeschichte als k rpergeschichte einer kommunikation zu fassen <text:s/>die das kontagium als gegenstand der kommunikation einschlie t</text:p>
          </table:table-cell>
          <table:table-cell table:number-columns-repeated="1021"/>
        </table:table-row>
        <table:table-row table:style-name="ro1">
          <table:table-cell table:style-name="ce1" office:value-type="float" office:value="68" calcext:value-type="float">
            <text:p>68</text:p>
          </table:table-cell>
          <table:table-cell table:style-name="ce1" office:value-type="string" calcext:value-type="string">
            <text:p>PMC7297309</text:p>
          </table:table-cell>
          <table:table-cell table:style-name="ce3" office:value-type="string" calcext:value-type="string">
            <text:p>the dynamics of infectious diseases propagating in populations depends both on human interaction patterns <text:s/>the contagion process and the pathogenesis within hosts <text:s/>the immune system follows a circadian rhythm and <text:s/>consequently <text:s/>the chance of getting infected varies with the time of day an individual is exposed to the pathogen <text:s/>the movement and interaction of people also follow 24 hour cycles <text:s/>which couples these two phenomena <text:s/>we use a stochastic metapopulation model informed by hourly mobility data for two medium sized chinese cities <text:s/>by this setup <text:s/>we investigate how the epidemic risk depends on the difference of the clocks governing the population movement and the immune systems <text:s/>in most of the scenarios we test <text:s/>we observe circadian rhythms would constrain the pace and extent of disease emergence <text:s/>the three measures <text:s/>strength <text:s/>outward transmission and introduction speeds <text:s/>are highly correlated with each other <text:s/>for example of the yushu city <text:s/>outward transmission speed and introduction speed are correlated with a pearson s correlation coefficient of 0 83 <text:s/>and the speeds correlate to strength with coefficients of <text:s/>0 85 and <text:s/>0 75 <text:s/>respectively <text:s/>all have</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69" calcext:value-type="float">
            <text:p>69</text:p>
          </table:table-cell>
          <table:table-cell table:style-name="ce1" office:value-type="string" calcext:value-type="string">
            <text:p>PMC7261962</text:p>
          </table:table-cell>
          <table:table-cell table:style-name="ce3" office:value-type="string" calcext:value-type="string">
            <text:p>there have been multiple inconsistencies in the manner the covid 19 pandemic has been investigated and managed by countries <text:s/>population based management <text:s/>pbm <text:s/>has been inconsistent <text:s/>yet serves as a necessary first step in managing public health crises <text:s/>unfortunately <text:s/>these have dominated the landscape within the united states and continue as of this writing <text:s/>political and economic influences have greatly influenced major public health management and control decisions <text:s/>responsibility for global public health crises and modeling for management are the responsibility of the world health organization <text:s/>who <text:s/>and the international health regulations treaty <text:s/>ihr <text:s text:c="2"/>this review calls upon both to reassess their roles and responsibilities that must be markedly improved and better replicated world wide in order to optimize the global public health protections and its pbm</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70" calcext:value-type="float">
            <text:p>70</text:p>
          </table:table-cell>
          <table:table-cell table:style-name="ce1" office:value-type="string" calcext:value-type="string">
            <text:p>PMC7080275</text:p>
          </table:table-cell>
          <table:table-cell table:style-name="ce3" office:value-type="string" calcext:value-type="string">
            <text:p>understanding the transition of epidemic to endemic dengue transmission remains a challenge in regions where serotypes co circulate and there is extensive human mobility <text:s/>french polynesia <text:s/>an isolated group of 117 islands of which 72 are inhabited <text:s/>distributed among five geographically separated subdivisions <text:s/>has recorded mono serotype epidemics since 1944 <text:s/>with long inter epidemic periods of circulation <text:s/>laboratory confirmed cases have been recorded since 1978 <text:s/>enabling exploration of dengue epidemiology under monotypic conditions in an isolated <text:s/>spatially structured geographical location <text:s/>a database was constructed of confirmed dengue cases <text:s/>geolocated to island for a 35 year period <text:s/>statistical analyses of viral establishment <text:s/>persistence and fade out as well as synchrony among subdivisions were performed <text:s/>seven monotypic and one heterotypic dengue epidemic occurred <text:s/>followed by low level viral circulation with a recrudescent epidemic occurring on one occasion <text:s/>incidence was asynchronous among the subdivisions <text:s/>complete viral die out occurred on several occasions with invasion of a new serotype <text:s/>competitive serotype replacement has been observed previously and seems to be characteristic of the south pacific <text:s/>island population size had a strong impact on the establishment <text:s/>persistence and fade out of dengue cases and endemicity was estimated achievable only at a population size in excess of 175 000 <text:s/>despite island remoteness and low population size <text:s/>dengue cases were observed somewhere in french polynesia almost constantly <text:s/>in part due to the spatial structuration generating asynchrony among subdivisions <text:s/>long term persistence of dengue virus in this group of island populations may be enabled by island hopping <text:s/>although could equally be explained by a reservoir of sub clinical infections on the most populated island <text:s/>tahiti <text:s/>dengue virus is the most significant arthropod borne virus infecting man <text:s/>understanding how long dengue virus can persist in populations of varying size is key to understanding its epidemiology <text:s/>this is <text:s/>however <text:s/>impossible to achieve in settings where dengue is endemic <text:s/>because of continued human movement and is further complexified by the occurrence of several co circulating serotypes <text:s/>by contrast <text:s/>french polynesia <text:s/>an isolated group of 72 inhabited islands in the south pacific <text:s/>has had intermittent majoritarily monotypic dengue epidemics since the 1940s and offers a unique opportunity to address questions of viral persistence <text:s/>turnover and the importance of spatial sub structure in determining dengue epidemiology <text:s/>collating and analyzing a database of laboratory confirmed dengue cases from across french polynesia over a 35 year period we were able to show that dengue virus die out can occur with or without replacement by a new serotype <text:s/>monotypic transmission of dengue viruses fails to be maintained within small island populations but can persist for years among isolated islands connected via air and sea links <text:s/>this remarkable long term persistence of dengue virus in french polynesia could be maintained by asynchronous viral transmission among connected islands and or by repeated seeding from a reservoir of sub clinical infections in the most populated island <text:s/>tahiti</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71" calcext:value-type="float">
            <text:p>71</text:p>
          </table:table-cell>
          <table:table-cell table:style-name="ce1" office:value-type="string" calcext:value-type="string">
            <text:p>PMC7189388</text:p>
          </table:table-cell>
          <table:table-cell table:style-name="ce3" office:value-type="string" calcext:value-type="string">
            <text:p>the population of 168 countries all over the world is struggling with the outbreak of covid 19 <text:s/>the outbreak is declared as pandemic and public health emergency of international concern declared by who <text:s/>sars cov 2 responsible for the present health emergency exhibited close resemblance with sars cov <text:s/>both the viruses are zoonotic and belong to a large family of virus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72" calcext:value-type="float">
            <text:p>72</text:p>
          </table:table-cell>
          <table:table-cell table:style-name="ce1" office:value-type="string" calcext:value-type="string">
            <text:p>PMC7102595</text:p>
          </table:table-cell>
          <table:table-cell table:style-name="ce3" office:value-type="string" calcext:value-type="string">
            <text:p>in december 2019 <text:s/>a novel coronavirus <text:s/>covid 19 <text:s/>pneumonia emerged in wuhan <text:s/>china <text:s/>since then <text:s/>this highly contagious covid 19 has been spreading worldwide <text:s/>with a rapid rise in the number of deaths <text:s/>novel covid 19 infected pneumonia <text:s/>ncip <text:s/>is characterized by fever <text:s/>fatigue <text:s/>dry cough <text:s/>and dyspnea <text:s/>a variety of chest imaging features have been reported <text:s/>similar to those found in other types of coronavirus syndromes <text:s/>the purpose of the present review is to briefly discuss the known epidemiology and the imaging findings of coronavirus syndromes <text:s/>with a focus on the reported imaging findings of ncip <text:s/>moreover <text:s/>the authors review precautions and safety measures for radiology department personnel to manage patients with known or suspected ncip <text:s/>implementation of a robust plan in the radiology department is required to prevent further transmission of the virus to patients and department staff member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73" calcext:value-type="float">
            <text:p>73</text:p>
          </table:table-cell>
          <table:table-cell table:style-name="ce1" office:value-type="string" calcext:value-type="string">
            <text:p>PMC7167561</text:p>
          </table:table-cell>
          <table:table-cell table:style-name="ce3" office:value-type="string" calcext:value-type="string">
            <text:p>mhc class ii <text:s/>mhcii <text:s/>has recently been identified as a cellular receptor for bat influenza viruses <text:s/>here <text:s/>we discuss the possible implications of viral exploitation of this critical host defense molecule and highlight the need for more intense study of bat influenza virus interactio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74" calcext:value-type="float">
            <text:p>74</text:p>
          </table:table-cell>
          <table:table-cell table:style-name="ce1" office:value-type="string" calcext:value-type="string">
            <text:p>PMC6957133</text:p>
          </table:table-cell>
          <table:table-cell table:style-name="ce3" office:value-type="string" calcext:value-type="string">
            <text:p>although rubella is usually a mild childhood disease <text:s/>this infection in early pregnancy poses a serious problem due to its teratogenic effect <text:s/>the goal of interrupted circulation and elimination of rubella virus was achieved in many countries in the world <text:s/>the aim of this study was to determine the status of rubella immunity in vojvodina and evaluate serbia s progress toward this goal <text:s/>a total of 3404 residual serum samples from patients of all ages <text:s/>1 to 84 years <text:s/>were included in the study <text:s/>samples were collected between may 2015 and december 2017 in vojvodina <text:s/>rubella igg antibodies were determined using an indirect chemiluminescent immunoassay <text:s/>percentage of participants seropositive for rubella antibodies was 92 9 <text:s/>in the entire sample <text:s/>the highest number of seronegatives was in the youngest <text:s/>1 year <text:s/>age group <text:s/>44 7 <text:s text:c="3"/>followed by the group aged 24 49 <text:s/>6 4 <text:s text:c="2"/>and 2 11 years <text:s/>6 2 <text:s text:c="3"/>the absence of a higher percentage of children with protective anti rubella antibodies in the group aged 2 11 can be explained by a lower immunization coverage during certain years <text:s/>participants in the group aged 24 49 were born during the pre vaccination period with lower rubella incidence <text:s/>leading to the conclusion that not all individuals of that age came into a contact with the virus <text:s/>comparing levels of anti rubella igg antibodies of seropositive males and females of different ages reveals that the immunity after a contact with the virus and a previously acquired infection is stronger than the immunity after the vaccination <text:s/>although the incidence rate of rubella in vojvodina has been low for the last ten years <text:s/>there is still a risk of an outbreak due to a decrease in immunization coverage <text:s/>this study shows that the percentage of susceptible individuals is high <text:s/>especially considering women aged 24 49 <text:s/>and that additional <text:s text:c="2"/>catch up <text:s text:c="2"/>immunization is required</text:p>
          </table:table-cell>
          <table:table-cell table:number-columns-repeated="1021"/>
        </table:table-row>
        <table:table-row table:style-name="ro1">
          <table:table-cell table:style-name="ce1" office:value-type="float" office:value="75" calcext:value-type="float">
            <text:p>75</text:p>
          </table:table-cell>
          <table:table-cell table:style-name="ce1" office:value-type="string" calcext:value-type="string">
            <text:p>PMC7237932</text:p>
          </table:table-cell>
          <table:table-cell table:style-name="ce3" office:value-type="string" calcext:value-type="string">
            <text:p>respiratory viruses affect us throughout our lives <text:s/>from infancy to old age <text:s/>causing illnesses ranging from a common cold to severe pneumonia <text:s/>they belong to several virus families <text:s/>and although several features of infection with these diverse viruses are shared <text:s/>some have unique characteristics <text:s/>here we explain what happens when we are infected by respiratory viruses <text:s/>including sars cov 2 <text:s/>which causes covid 19 <text:s/>respiratory viruses affect us throughout our lives <text:s/>from infancy to old age <text:s/>causing illnesses ranging from a common cold to severe pneumonia <text:s/>they belong to several virus families <text:s/>and although many features of infection with these diverse viruses are shared <text:s/>some have unique characteristics <text:s/>here we explain what happens when we are infected by respiratory viruses <text:s/>including sars cov 2 <text:s/>which causes covid 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76" calcext:value-type="float">
            <text:p>76</text:p>
          </table:table-cell>
          <table:table-cell table:style-name="ce1" office:value-type="string" calcext:value-type="string">
            <text:p>PMC7253103</text:p>
          </table:table-cell>
          <table:table-cell table:style-name="ce3" office:value-type="string" calcext:value-type="string">
            <text:p>recent expansions of vector borne diseases highlight the need for improved surveillance <text:s/>especially in resource poor settings <text:s/>dengue virus <text:s/>denv <text:s text:c="2"/>chikungunya virus <text:s/>chikv <text:s text:c="2"/>and zika virus <text:s/>zikv <text:s/>share the same vectors as well as similar clinical presentations <text:s/>suggesting that combined surveillance would be useful <text:s/>we hypothesized that blood spotted on dengue rapid diagnostic tests <text:s/>rdts <text:s/>could be harnessed for sample collection in remote areas for subsequent detection of denv <text:s/>chikv <text:s/>and zikv by reverse transcription real time polymerase chain reaction <text:s/>rt qpcr <text:s text:c="2"/>chikv and zikv dilutions were spotted on dengue rdts <text:s/>sd bioline dengue duo <text:s/>standard diagnostics <text:s/>gyeonggi do <text:s/>republic of korea <text:s text:c="2"/>dried <text:s/>and extracted <text:s/>as reference <text:s/>aliquots of each viral dilution were directly extracted <text:s/>using specific rt qpcr tests <text:s/>both viruses were successfully detected from rdt extracts <text:s/>however <text:s/>the limit of detection was slightly lower in comparison to direct extracts <text:s/>two logfold for chikv and one logfold for zikv <text:s/>for analysis of temperature stability <text:s/>denv dilutions were spotted on rdts and stored for up to 2 months at <text:s/>80 c <text:s/>4 c <text:s/>or 35 c before testing <text:s/>storage of rdts for 2 months at 35 c did not compromise detection of rna by rt qpcr <text:s/>only minimal degradation was observed <text:s/>this proof of principle study demonstrates the potential of using dengue rdts for denv chikv zikv combined surveillance in areas without access to laboratory facilities <text:s/>further investigations are needed for evaluation of tri viral surveillance under field conditions using patient samples <text:s/>large scale implementation of surveillance for these viruses is of crucial public health importance for the early detection of epidemics <text:s/>this method also has important implications for improving understanding of the molecular epidemiology of the three virus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77" calcext:value-type="float">
            <text:p>77</text:p>
          </table:table-cell>
          <table:table-cell table:style-name="ce1" office:value-type="string" calcext:value-type="string">
            <text:p>PMC7187655</text:p>
          </table:table-cell>
          <table:table-cell table:style-name="ce3" office:value-type="string" calcext:value-type="string">
            <text:p>as the ongoing outbreak in the democratic republic of congo illustrates <text:s/>ebola virus disease continues to pose a significant risk to humankind and this necessitates the continued development of therapeutic options <text:s/>one option that warrants evaluation is that of defective genomes <text:s/>these can potentially parasitize resources from the wild type virus and may even be packaged for repeated co infection cycles <text:s/>deletion and copy back defective genomes have been identified and reported in the literature <text:s/>as a crude <text:s/>mixed preparation these were found to have limiting effects on cytopathology <text:s/>here we have used synthetic virology to clone and manufacture two deletion defective genomes <text:s/>these genomes were tested with ebola virus using</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78" calcext:value-type="float">
            <text:p>78</text:p>
          </table:table-cell>
          <table:table-cell table:style-name="ce1" office:value-type="string" calcext:value-type="string">
            <text:p>PMC7121192</text:p>
          </table:table-cell>
          <table:table-cell table:style-name="ce3" office:value-type="string" calcext:value-type="string">
            <text:p>viruses serve as infectious agents for all living entities <text:s/>there have been various research groups that focus on understanding the viruses in terms of their host viral relationships <text:s/>pathogenesis and immune evasion <text:s/>however <text:s/>with the current advances in the field of science <text:s/>now the research field has widened up at the <text:s/>omics <text:s/>level <text:s/>apparently <text:s/>generation of viral sequence data has been increasing <text:s/>there are numerous bioinformatics tools available that not only aid in analysing such sequence data but also aid in deducing useful information that can be exploited in developing preventive and therapeutic measures <text:s/>this chapter elaborates on bioinformatics tools that are specifically designed for animal viruses as well as other generic tools that can be exploited to study animal viruses <text:s/>the chapter further provides information on the tools that can be used to study viral epidemiology <text:s/>phylogenetic analysis <text:s/>structural modelling of proteins <text:s/>epitope recognition and open reading frame <text:s/>orf <text:s/>recognition and tools that enable to analyse host viral interactions <text:s/>gene prediction in the viral genome <text:s/>etc <text:s/>various databases that organize information on animal and human viruses have also been described <text:s/>the chapter will converse on overview of the current advances <text:s/>online and downloadable tools and databases in the field of bioinformatics that will enable the researchers to study animal viruses at gene level</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79" calcext:value-type="float">
            <text:p>79</text:p>
          </table:table-cell>
          <table:table-cell table:style-name="ce1" office:value-type="string" calcext:value-type="string">
            <text:p>PMC7172701</text:p>
          </table:table-cell>
          <table:table-cell table:style-name="ce3" office:value-type="string" calcext:value-type="string">
            <text:p>the three unprecedented outbreaks of emerging human coronavirus <text:s/>hcov <text:s/>infections at the beginning of the twenty first century have highlighted the necessity for readily available <text:s/>accurate and fast diagnostic testing methods <text:s/>the laboratory diagnostic methods for human coronavirus infections have evolved substantially <text:s/>with the development of novel assays as well as the availability of updated tests for emerging ones <text:s/>newer laboratory methods are fast <text:s/>highly sensitive and specific <text:s/>and are gradually replacing the conventional gold standards <text:s/>this presentation reviews the current laboratory methods available for testing coronaviruses by focusing on the coronavirus disease 2019 <text:s/>covid 19 <text:s/>outbreak going on in wuhan <text:s/>viral pneumonias typically do not result in the production of purulent sputum <text:s/>thus <text:s/>a nasopharyngeal swab is usually the collection method used to obtain a specimen for testing <text:s/>nasopharyngeal specimens may miss some infections <text:s/>a deeper specimen may need to be obtained by bronchoscopy <text:s/>alternatively <text:s/>repeated testing can be used because over time <text:s/>the likelihood of the sars cov 2 being present in the nasopharynx increases <text:s/>several integrated <text:s/>random access <text:s/>point of care molecular devices are currently under development for fast and accurate diagnosis of sars cov 2 infections <text:s/>these assays are simple <text:s/>fast and safe and can be used in the local hospitals and clinics bearing the burden of identifying and treating patient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80" calcext:value-type="float">
            <text:p>80</text:p>
          </table:table-cell>
          <table:table-cell table:style-name="ce1" office:value-type="string" calcext:value-type="string">
            <text:p>PMC7120728</text:p>
          </table:table-cell>
          <table:table-cell table:style-name="ce3" office:value-type="string" calcext:value-type="string">
            <text:p>influenza <text:s/>measles <text:s/>sars <text:s/>mers <text:s/>and smallpox illnesses are caused by highly infectious viral pathogens that induce critical illness <text:s/>these biologically diverse viruses enter and replicate within host cells triggering viral <text:s/>and host mediated damage that results in pneumonia and multiorgan failure in severe cases <text:s/>early case identification and strict infection control limit healthcare transmission <text:s/>vaccination allowed smallpox eradication and limits global measles and seasonal influenza mortality <text:s/>while sars coronavirus <text:s/>cov <text:s/>is no longer circulating <text:s/>mers cov and zoonotic influenza viruses <text:s/>with pandemic potential <text:s/>remain persistent threats <text:s/>supportive critical care is the mainstay of treatment for severe disease due to these viral infectio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81" calcext:value-type="float">
            <text:p>81</text:p>
          </table:table-cell>
          <table:table-cell table:style-name="ce1" office:value-type="string" calcext:value-type="string">
            <text:p>PMC7150362</text:p>
          </table:table-cell>
          <table:table-cell table:style-name="ce3" office:value-type="string" calcext:value-type="string">
            <text:p>therefore any public health prophylactic strategy requires a holistic approach to the health problem <text:s/>taking into account the interaction between the triad elements of the human <text:s/>animal <text:s/>and environment <text:s/>this globalized approach has been realized by the international community through the new recently established concept of <text:s/>one health <text:s/>one world <text:s text:c="2"/>making the old bipolar concept of separated human and animal health issues avoided and obsolete <text:s/>the unpredictable emergence of new zoonotic diseases with viral etiology is currently a hot issue in the scientific and political circles <text:s/>viral emergence and reemergence <text:s/>as a sanitary event <text:s/>are only the visible part of the iceberg <text:s/>while the hidden one corresponds to a multitude of complex and interrelated factors <text:s/>including societal and environmental factors favoring the advent of the state of viral emergence and reemergence <text:s/>according to the world health organization <text:s/>60 <text:s/>of the agents recognized as human pathogens come from the animal kingdom <text:s/>and 75 <text:s/>of the pathogens responsible for emerging and reemerging animal diseases present a potential transgression of interface between interspecies establishing favorable conditions for genetic exchange leading to the emergence of new highly pathogenic variants and strains of which the animal is often the host reservoir <text:s/>the extreme diversity of emerging and reemerging viral pathogens <text:s/>the change of human lifestyle <text:s/>the globalization of travel <text:s/>business exchanges <text:s/>and tourism potentiate the risk of emergence of highly pathogenic zoonotic diseases <text:s/>promoting intersectorial collaboration will allow to unify the health and safety policies <text:s/>the cross cutting ecological and health data at the national and global scales are effective means for sustaining good health in human <text:s/>animal <text:s/>and ecosystem <text:s/>in particular the viral ecolog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82" calcext:value-type="float">
            <text:p>82</text:p>
          </table:table-cell>
          <table:table-cell table:style-name="ce1" office:value-type="string" calcext:value-type="string">
            <text:p>PMC7221157</text:p>
          </table:table-cell>
          <table:table-cell table:style-name="ce3" office:value-type="string" calcext:value-type="string">
            <text:p>novel coronavirus disease <text:s/>covid 19 <text:s/>was declared a global pandemic on march 11 <text:s/>2020 <text:s/>the outbreak first occurred in wuhan <text:s/>hubei <text:s/>china <text:s/>in december 2019 and hit italy heavily in february 2020 <text:s/>several countries are adopting complete or partial lockdown to contain the growth of covid 19 infection <text:s/>these measures may affect people s mental health and well being but are necessary to avoid spreading the pandemic <text:s/>there has been a gradual increase in studies exploring prevention and control measures <text:s/>and we recommend paying close attention to nutrition <text:s/>which may contribute to modulating some important consequences of covid 19 infection <text:s/>as such pro inflammatory cytokine storm</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83" calcext:value-type="float">
            <text:p>83</text:p>
          </table:table-cell>
          <table:table-cell table:style-name="ce1" office:value-type="string" calcext:value-type="string">
            <text:p>PMC6958466</text:p>
          </table:table-cell>
          <table:table-cell table:style-name="ce3" office:value-type="string" calcext:value-type="string">
            <text:p>human life has been at the edge of catastrophe for millennia due diseases which emerge and reemerge at random <text:s/>the recent outbreak of the zika virus <text:s/>zikv <text:s/>is one such menace that shook the global public health community abruptly <text:s/>modern technologies <text:s/>including computational tools as well as experimental approaches <text:s/>need to be harnessed fast and effectively in a coordinated manner in order to properly address such challenges <text:s/>in this paper <text:s/>based on our earlier research <text:s/>we have proposed a four pronged approach to tackle the emerging pathogens like zikv <text:s text:c="2"/>a <text:s/>epidemiological modelling of spread mechanisms of zikv <text:s text:c="2"/>b <text:s/>assessment of the public health risk of newly emerging strains of the pathogens by comparing them with existing strains pathogens using fast computational sequence comparison methods <text:s text:c="2"/>c <text:s/>implementation of vaccine design methods in order to produce a set of probable peptide vaccine candidates for quick synthesis production and testing in the laboratory <text:s/>and <text:s/>d <text:s/>designing of novel therapeutic molecules and their laboratory testing as well as validation of new drugs or repurposing of drugs for use against zikv <text:s/>for each of these stages <text:s/>we provide an extensive review of the technical challenges and current state of the art <text:s/>further <text:s/>we outline the future areas of research and discuss how they can work together to proactively combat zikv or future emerging pathoge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84" calcext:value-type="float">
            <text:p>84</text:p>
          </table:table-cell>
          <table:table-cell table:style-name="ce1" office:value-type="string" calcext:value-type="string">
            <text:p>PMC7153330</text:p>
          </table:table-cell>
          <table:table-cell table:style-name="ce3" office:value-type="string" calcext:value-type="string">
            <text:p>this chapter explains the application of shikimic acid as preventive medicine for the outbreak of swine or avian flu due to h1n1 virus <text:s/>shikimic acid <text:s/>3 4 5 trihydroxy 1 cyclohexene 1 carboxylic acid <text:s text:c="2"/>a natural organic compound <text:s/>is generally utilized as a starting material for industrial synthesis of the antiviral oseltamivir <text:s/>a drug against the h1n1 influenza virus <text:s/>it is also an important intermediate in the biosynthesis of lignin <text:s/>aromatic amino acids <text:s/>phenylalanine <text:s/>tyrosine <text:s/>and tryptophan <text:s text:c="2"/>and most alkaloids of plants and microorganisms <text:s/>plant and microbial sources are the only sources of shikimic acid <text:s/>being a deadly viral disease <text:s/>influenza causes the death of around half a million people each year <text:s/>a neuraminidase present on the surface of the virus is the most important factor for viral reproduction by contributing to the release of viruses from infected host cells and hence the treatment of influenza can only be possible by neuraminidase inhibitors <text:s/>the neuraminidase inhibitors oseltamivir or tamiflu derived from shikimic acid pathway have been found to be potent influenza viral neuraminidase inhibitors against most influenza strai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85" calcext:value-type="float">
            <text:p>85</text:p>
          </table:table-cell>
          <table:table-cell table:style-name="ce1" office:value-type="string" calcext:value-type="string">
            <text:p>PMC7238258</text:p>
          </table:table-cell>
          <table:table-cell table:style-name="ce3" office:value-type="string" calcext:value-type="string">
            <text:p>the ability of viruses to introduce genetic material into cells can be usefully exploited in a variety of therapies and also vaccination <text:s/>encapsulating viruses to limit inactivation by the immune system before reaching the desired target and allowing for controlled release is a promising strategy of delivery <text:s/>conventional encapsulation methods <text:s/>however <text:s/>can significantly reduce infectivity <text:s/>the aim of this study was to investigate electrospraying as an alternative encapsulation technique <text:s/>two commonly used therapeutic viruses <text:s/>adenovirus <text:s/>ad <text:s/>and modified vaccinia ankara <text:s/>mva <text:s text:c="2"/>were selected <text:s/>first <text:s/>solutions containing the viruses were electrosprayed in a single needle configuration at increasing voltages to examine the impact of the electric field <text:s/>second <text:s/>the effect of exposing the viruses to pure organic solvents was investigated and compared to that occurring during coaxial electrospraying <text:s/>infectivity was determined by measuring the luminescence produced from lysed a549 cells after incubation with treated virus <text:s/>neither ad nor mva exhibited any significant loss in infectivity when electrosprayed within the range of electrospraying parameters relevant for encapsulation <text:s/>a significant decrease in infectivity was only observed when mva was electrosprayed at the highest voltage <text:s/>24 kv <text:s/>and when mva and ad were exposed to selected pure organic solvents <text:s/>thus <text:s/>it was concluded that electrospraying would be a viable method for virus encapsula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86" calcext:value-type="float">
            <text:p>86</text:p>
          </table:table-cell>
          <table:table-cell table:style-name="ce1" office:value-type="string" calcext:value-type="string">
            <text:p>PMC7220586</text:p>
          </table:table-cell>
          <table:table-cell table:style-name="ce3" office:value-type="string" calcext:value-type="string">
            <text:p>patients with diabetes who get coronavirus disease 2019 <text:s/>covid 19 <text:s/>are at risk of a severe disease course and mortality <text:s/>several factors especially the impaired immune response <text:s/>heightened inflammatory response and hypercoagulable state contribute to the increased disease severity <text:s/>however <text:s/>there are many contentious issues about which the evidence is rather limited <text:s/>there are some theoretical concerns about the effects of different anti hyperglycaemic drugs <text:s/>similarly <text:s/>despite the recognition of angiotensin converting enzyme 2 <text:s/>ace2 <text:s/>as the receptor for severe acute respiratory syndrome coronavirus 2 <text:s/>sars cov 2 <text:s text:c="2"/>and the role of ace2 in lung injury <text:s/>there are conflicting results with the use of angiotensin converting enzyme <text:s/>ace <text:s/>inhibitors and angiotensin receptor blockers <text:s/>arb <text:s/>in these patients <text:s/>management of patients with diabetes in times of restrictions on mobility poses some challenges and novel approaches like telemedicine can be useful <text:s/>there is a need to further study the natural course of covid 19 in patients with diabetes and to understand the individual <text:s/>regional and ethnic variations in disease prevalence and cours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87" calcext:value-type="float">
            <text:p>87</text:p>
          </table:table-cell>
          <table:table-cell table:style-name="ce1" office:value-type="string" calcext:value-type="string">
            <text:p>PMC6805736</text:p>
          </table:table-cell>
          <table:table-cell table:style-name="ce3" office:value-type="string" calcext:value-type="string">
            <text:p>seasonal influenza virus epidemics have a major impact on healthcare systems <text:s/>data on population susceptibility to emerging influenza virus strains during the interepidemic period can guide planning for resource allocation of an upcoming influenza season <text:s/>this study sought to assess the population susceptibility to representative emerging influenza virus strains collected during the interepidemic period <text:s/>the microneutralisation antibody titers <text:s/>mn titers <text:s/>of a human serum panel against representative emerging influenza strains collected during the interepidemic period before the 2018 2019 winter influenza season <text:s/>h1n1 inter and h3n2 inter <text:s/>were compared with those against influenza strains representative of previous epidemics <text:s/>h1n1 pre and h3n2 pre <text:s text:c="2"/>a multifaceted approach <text:s/>incorporating both genetic and antigenic data <text:s/>was used in selecting these representative influenza virus strains for the mn assay <text:s/>a significantly higher proportion of individuals had a <text:s/>four fold reduction in mn titers between h1n1 inter and h1n1 pre than that between h3n2 inter and h3n2 pre <text:s/>28 5 <text:s text:c="2"/>127 445</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88" calcext:value-type="float">
            <text:p>88</text:p>
          </table:table-cell>
          <table:table-cell table:style-name="ce1" office:value-type="string" calcext:value-type="string">
            <text:p>PMC7019553</text:p>
          </table:table-cell>
          <table:table-cell table:style-name="ce3" office:value-type="string" calcext:value-type="string">
            <text:p>in hungary <text:s/>between february 2017 and july 2019 <text:s/>70 confirmed measles cases were reported <text:s/>raising questions about the adequacy of population level immunity <text:s/>although the assumed vaccination coverage is <text:s/>99 <text:s text:c="2"/>in a recent study <text:s/>we detected potential gaps in the anti measles humoral immunity <text:s/>in hungary <text:s/>according to a decree by the ministry of public welfare <text:s/>beginning from 2021 <text:s/>the healthcare provider should conduct a serosurvey of anti measles protection levels of healthcare professionals <text:s/>to facilitate the compliance with this requirement <text:s/>we developed a quick <text:s/>three in one <text:s/>or <text:s/>triple <text:s/>mmr <text:s/>measles <text:s/>mumps and rubella <text:s/>indirect elisa <text:s/>igg <text:s text:c="2"/>an assay format that is currently not available commercially <text:s/>high throughput applicability of the <text:s/>three in one <text:s/>elisa was verified using 1736 sera from routine laboratory residual samples <text:s/>using an automated platform <text:s/>siemens bep 2000 advance <text:s text:c="2"/>assay verification was performed by comparing the full antigen repertoire based <text:s/>target <text:s/>assay with in house <text:s/>control <text:s/>assays using recombinant viral antigen coatings <text:s/>and by validated commercially available kits <text:s/>indirect immunofluorescence was used as an independent reference method <text:s/>data were analysed using originlab <text:s/>ibm spss <text:s/>rstudio and medcalc <text:s/>in case of measles <text:s/>we combined our current results with previously published data</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89" calcext:value-type="float">
            <text:p>89</text:p>
          </table:table-cell>
          <table:table-cell table:style-name="ce1" office:value-type="string" calcext:value-type="string">
            <text:p>PMC7121309</text:p>
          </table:table-cell>
          <table:table-cell table:style-name="ce3" office:value-type="string" calcext:value-type="string">
            <text:p>through human history viruses have shown enormous epidemiological and pandemic potential as the occurrence and spread of viruses in pandemic dimensions poses a threat to the health and lives of seven billion people worldwide <text:s/>scientific evidence has associated harmful health effects to indoor air hazards recognizing the existence of a vital concern in public health sector <text:s/>thus the assessment of human exposure to biological aerosols and droplets indoor became an imperative requirement of investigation <text:s/>environmental bioburden assessment of viruses relies in both culture dependent approaches that comprise classical methodologies <text:s/>still prominent and vital in the field of modern biotechnology <text:s/>and culture independent approaches based on nucleic acid amplification techniques <text:s/>which are considered the gold standard in clinical virology <text:s/>the main factor influencing indoor microbiology is the human being and their activities <text:s/>indoor environments to be considered are those regularly occupied by humans <text:s/>residences <text:s/>offices <text:s/>schools <text:s/>industrial buildings <text:s/>health care facilities <text:s/>farming activities and other settings occupied all the time <text:s/>or in which occupant density is high <text:s/>it s well known that approximately 60 <text:s/>of total human respiratory and gastrointestinal infections are acquired indoor <text:s/>since viruses have a rapid spread in the community and can be transmitted easily <text:s/>especially in crowded and poorly ventilated environments <text:s/>causing high morbidity and decline in quality of life and productivity <text:s/>studies have shown that respiratory syncytial virus <text:s/>rhinovirus <text:s/>metapneumovirus <text:s/>influenza and parainfluenza virus <text:s/>and human enterovirus infections may be associated with virus induced asthma <text:s/>leading to diseases such as pneumonia <text:s/>gastroenteritis infectious <text:s/>about 30 40 <text:s/>of cases <text:s/>is attributable to viruses <text:s/>rotavirus <text:s/>astrovirus <text:s/>norwalk like viruses and other caliciviruses are responsible for 48 <text:s/>of all reported outbreaks of infectious intestinal disease <text:s/>safe working conditions are essential for healthy living <text:s/>that s why the programmes conceived as a result of strategic and preventive policy maintenance <text:s/>in refrigeration and ventilation systems <text:s/>are the determining factor for the control of biological pollutants <text:s/>moreover <text:s/>the development of highly sensitive and specific detection and identification methodologies with capacity to be used in diverse applications <text:s/>such as diagnosis <text:s/>public health risk assessment <text:s/>research and for the implementation of preventive measures and protocols are imperativ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90" calcext:value-type="float">
            <text:p>90</text:p>
          </table:table-cell>
          <table:table-cell table:style-name="ce1" office:value-type="string" calcext:value-type="string">
            <text:p>PMC7257617</text:p>
          </table:table-cell>
          <table:table-cell table:style-name="ce3" office:value-type="string" calcext:value-type="string">
            <text:p>other reasons rather then absence of prior immunity could play a crucial role in the children coronavirus dilemma <text:s/>we thank dr <text:s/>ebmeier and dr <text:s/>cunnington for their commentary on our editorial <text:s/>1 <text:s text:c="2"/>providing another point of view on such a controversial topic</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91" calcext:value-type="float">
            <text:p>91</text:p>
          </table:table-cell>
          <table:table-cell table:style-name="ce1" office:value-type="string" calcext:value-type="string">
            <text:p>PMC7265842</text:p>
          </table:table-cell>
          <table:table-cell table:style-name="ce3" office:value-type="string" calcext:value-type="string">
            <text:p>we present the case of a 20 year old male patient without previous history of cardiovascular disease who was admitted to our hospital with a new onset febrile sensation and chest pain <text:s/>chest computed tomography revealed a subpleural consolidation with a halo of ground glass opacification <text:s/>blood tests revealed elevated levels of markers of myocyte necrosis <text:s/>troponin i and creatine kinase mb <text:s text:c="2"/>nasopharyngeal swab was positive for covid 19 <text:s/>cardiac mri showed myocardial edema and late gadolinium enhancement compatible with myocarditis associated with covid 19 infection <text:s/>this case showed that acute myocarditis can be the initial presentation of patients with covid 19 infec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92" calcext:value-type="float">
            <text:p>92</text:p>
          </table:table-cell>
          <table:table-cell table:style-name="ce1" office:value-type="string" calcext:value-type="string">
            <text:p>PMC7283784</text:p>
          </table:table-cell>
          <table:table-cell table:style-name="ce3" office:value-type="string" calcext:value-type="string">
            <text:p>the covid 19 pandemic has created widespread harm and disruption <text:s/>countries have implemented unprecedented measures to protect the lives and livelihoods of their inhabitants <text:s/>the scope and composition of these responses are shaped <text:s/>in part <text:s/>by research and analysis about the estimated economic impacts of the covid 19 pandemic and proposed responses to it <text:s/>this analysis outlines basic features and principles involved in economic studies <text:s/>specifically economic impact studies and economic evaluations <text:s/>which have formed a significant part of the ever increasing evidence base about covid 19 <text:s/>this analysis introduces economic studies in this context <text:s/>highlighting what they can do <text:s/>their limitations <text:s/>and key steps involved in conducting them <text:s/>it highlights examples of economic analysis focused on covid 19 and on health emergencies and disasters more broadly <text:s/>knowing how economic studies are conducted <text:s/>and their limitations <text:s/>will help introduce how their findings can be a useful <text:s/>usable <text:s/>and used part of efforts to tackle this global health crisi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93" calcext:value-type="float">
            <text:p>93</text:p>
          </table:table-cell>
          <table:table-cell table:style-name="ce1" office:value-type="string" calcext:value-type="string">
            <text:p>PMC7073332</text:p>
          </table:table-cell>
          <table:table-cell table:style-name="ce3" office:value-type="string" calcext:value-type="string">
            <text:p>human coronaviruses <text:s/>hcovs <text:s text:c="2"/>including severe acute respiratory syndrome coronavirus <text:s/>sars cov <text:s/>and 2019 novel coronavirus <text:s/>2019 ncov <text:s/>also known as sars cov 2 <text:s text:c="2"/>lead global epidemics with high morbidity and mortality <text:s/>however <text:s/>there are currently no effective drugs targeting 2019 ncov sars cov 2 <text:s/>drug repurposing <text:s/>representing as an effective drug discovery strategy from existing drugs <text:s/>could shorten the time and reduce the cost compared to de novo drug discovery <text:s/>in this study <text:s/>we present an integrative <text:s/>antiviral drug repurposing methodology implementing a systems pharmacology based network medicine platform <text:s/>quantifying the interplay between the hcov host interactome and drug targets in the human protein protein interaction network <text:s/>phylogenetic analyses of 15 hcov whole genomes reveal that 2019 ncov sars cov 2 shares the highest nucleotide sequence identity with sars cov <text:s/>79 7 <text:s text:c="3"/>specifically <text:s/>the envelope and nucleocapsid proteins of 2019 ncov sars cov 2 are two evolutionarily conserved regions <text:s/>having the sequence identities of 96 <text:s/>and 89 6 <text:s text:c="2"/>respectively <text:s/>compared to sars cov <text:s/>using network proximity analyses of drug targets and hcov host interactions in the human interactome <text:s/>we prioritize 16 potential anti hcov repurposable drugs <text:s/>e g <text:s text:c="2"/>melatonin <text:s/>mercaptopurine <text:s/>and sirolimus <text:s/>that are further validated by enrichment analyses of drug gene signatures and hcov induced transcriptomics data in human cell lines <text:s/>we further identify three potential drug combinations <text:s/>e g <text:s text:c="2"/>sirolimus plus dactinomycin <text:s/>mercaptopurine plus melatonin <text:s/>and toremifene plus emodin <text:s/>captured by th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94" calcext:value-type="float">
            <text:p>94</text:p>
          </table:table-cell>
          <table:table-cell table:style-name="ce1" office:value-type="string" calcext:value-type="string">
            <text:p>PMC6742362</text:p>
          </table:table-cell>
          <table:table-cell table:style-name="ce3" office:value-type="string" calcext:value-type="string">
            <text:p>we describe the epidemiological characteristics <text:s/>pattern of circulation <text:s/>and geographical distribution of influenza b viruses and its lineages using data from the global influenza b study <text:s/>we included over 1 8 million influenza cases occurred in thirty one countries during 2000 2018 <text:s/>we calculated the proportion of cases caused by influenza b and its lineages <text:s/>determined the timing of influenza a and b epidemics <text:s/>compared the age distribution of b victoria and b yamagata cases <text:s/>and evaluated the frequency of lineage level mismatch for the trivalent vaccine <text:s/>the median proportion of influenza cases caused by influenza b virus was 23 4 <text:s text:c="2"/>with a tendency <text:s/>borderline statistical significance <text:s/>p <text:s text:c="2"/>0 060 <text:s/>to be higher in tropical vs <text:s/>temperate countries <text:s/>influenza b was the dominant virus type in about one every seven seasons <text:s/>in temperate countries <text:s/>influenza b epidemics occurred on average three weeks later than influenza a epidemics <text:s/>no consistent pattern emerged in the tropics <text:s/>the two b lineages caused a comparable proportion of influenza b cases globally <text:s/>however the b yamagata was more frequent in temperate countries <text:s/>and the b victoria in the tropics <text:s/>p <text:s text:c="2"/>0 048 <text:s text:c="2"/>b yamagata patients were significantly older than b victoria patients in almost all countries <text:s/>a lineage level vaccine mismatch was observed in over 40 <text:s/>of seasons in temperate countries and in 30 <text:s/>of seasons in the tropics <text:s/>the type b virus caused a substantial proportion of influenza infections globally in the 21</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95" calcext:value-type="float">
            <text:p>95</text:p>
          </table:table-cell>
          <table:table-cell table:style-name="ce1" office:value-type="string" calcext:value-type="string">
            <text:p>PMC6925075</text:p>
          </table:table-cell>
          <table:table-cell table:style-name="ce3" office:value-type="string" calcext:value-type="string">
            <text:p>the coalition for epidemic preparedness innovation <text:s/>cepi <text:s/>is an innovative global partnership between public <text:s/>private <text:s/>philanthropic <text:s/>and civil society organizations that was launched as the result of a consensus that a coordinated <text:s/>international <text:s/>and intergovernmental plan was needed to develop and deploy new vaccines to prevent future epidemics <text:s/>today s world is characterized by increasing population density <text:s/>human mobility <text:s/>urbanization <text:s/>and climate and ecological change <text:s/>this global dynamic has various effects <text:s/>including the increased appearance of emerging infectious diseases <text:s/>eids <text:s text:c="2"/>which pose a growing threat to global health security <text:s/>outbreaks of eids <text:s/>like the 2013 2016 ebola outbreak in west africa or the current ebola outbreak in democratic republic of the congo <text:s/>drc <text:s text:c="2"/>have not only put populations in low <text:s/>and middle income countries <text:s/>lmic <text:s/>at risk in terms of morbidity and mortality <text:s/>but they also have had a significant impact on economic growth in affected regions and beyond <text:s/>cepi is focusing on supporting candidate vaccines against the world health organization <text:s/>who <text:s/>blueprint priority pathogens mers cov <text:s/>nipah virus <text:s/>lassa fever virus <text:s/>and rift valley fever virus <text:s/>as well as chikungunya virus <text:s/>which is on the who watch list <text:s/>the current vaccine portfolio contains a wide variety of technologies <text:s/>ranging across recombinant viral vectors <text:s/>nucleic acids <text:s/>and recombinant proteins <text:s/>to support and accelerate vaccine development <text:s/>cepi will also support science projects related to the development of biological standards and assays <text:s/>animal models <text:s/>epidemiological studies <text:s/>and diagnostics <text:s/>as well as build capacities for future clinical trials in risk prone context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96" calcext:value-type="float">
            <text:p>96</text:p>
          </table:table-cell>
          <table:table-cell table:style-name="ce1" office:value-type="string" calcext:value-type="string">
            <text:p>PMC7289747</text:p>
          </table:table-cell>
          <table:table-cell table:style-name="ce3" office:value-type="string" calcext:value-type="string">
            <text:p>the 2019 novel coronavirus disease <text:s/>covid 19 <text:s/>is caused by sars cov 2 is transmitted from human to human has recently reported in china <text:s/>now covid 19 has been spread all over the world and declared epidemics by who <text:s/>it has caused a public health emergency of international concern <text:s/>the elderly and people with underlying diseases are susceptible to infection and prone to serious outcomes <text:s/>which may be associated with acute respiratory distress syndrome <text:s/>ards <text:s/>and cytokine storm <text:s/>due to the rapid increase of sars cov 2 infections and unavailability of antiviral therapeutic agents <text:s/>developing an effective sar cov 2 vaccine is urgently required <text:s/>sars cov 2 which is genetically similar to sars cov and middle east respiratory syndrome coronavirus <text:s/>mers cov <text:s/>is an enveloped <text:s/>single and positive stranded rna virus with a genome comprising 29 891 nucleotides <text:s/>which encode the 12 putative open reading frames responsible for the synthesis of viral structural and nonstructural proteins which are very similar to sars cov and mers cov proteins <text:s/>in this review we have summarized various vaccine candidates i e <text:s text:c="2"/>nucleotide <text:s/>subunit and vector based as well as attenuated and inactivated forms <text:s/>which have already been demonstrated their prophylactic efficacy against mers cov and sars cov <text:s/>so these candidates could be used as a potential tool for the development of a safe and effective vaccine against sars cov 2</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97" calcext:value-type="float">
            <text:p>97</text:p>
          </table:table-cell>
          <table:table-cell table:style-name="ce1" office:value-type="string" calcext:value-type="string">
            <text:p>PMC7152899</text:p>
          </table:table-cell>
          <table:table-cell table:style-name="ce3" office:value-type="string" calcext:value-type="string">
            <text:p>viral hepatitis can cause a wide spectrum of clinical presentations from a benign form with minimal or no symptoms to acute liver failure or death <text:s/>hepatitis d coinfection and superinfection have distinct clinical courses <text:s/>with the latter more likely leading to chronic infection <text:s/>management of chronic hepatitis d virus is individualized because of the paucity of treatment options and significant side effect profile of currently available treatments <text:s/>sporadic cases of hepatitis e caused by contaminated meats are becoming increasingly prevalent in immunocompromised hosts <text:s/>human herpesviruses are an important cause of disease also in immunocompromised individual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98" calcext:value-type="float">
            <text:p>98</text:p>
          </table:table-cell>
          <table:table-cell table:style-name="ce1" office:value-type="string" calcext:value-type="string">
            <text:p>PMC6986827</text:p>
          </table:table-cell>
          <table:table-cell table:style-name="ce3" office:value-type="string" calcext:value-type="string">
            <text:p>influenza a h1n1 pdm09 caused more hospitalizations <text:s/>intensive care unit admissions <text:s/>and deaths than influenza a h3n2 <text:s/>or b <text:s/>we conducted a retrospective cohort study to assess the effect of influenza virus type and subtype on disease severity among hospitalized influenza patients in spain <text:s/>we analyzed the cases of 8 985 laboratory confirmed case patients hospitalized for severe influenza by using data from a national surveillance system for the period 2010 2017 <text:s/>hospitalized patients with influenza a h1n1 pdm09 virus were significantly younger <text:s/>more frequently had class iii obesity <text:s/>and had a higher risk for pneumonia or acute respiratory distress syndrome than patients infected with influenza a h3n2 <text:s/>or b <text:s/>p 0 05 <text:s text:c="2"/>hospitalized patients with influenza a h1n1 pdm09 also had a higher risk for intensive care unit admission <text:s/>death <text:s/>or both than patients with influenza a h3n2 <text:s/>or b <text:s/>independent of other factors <text:s/>determining the patterns of influenza associated severity and how they might differ by virus type and subtype can help guide planning and implementation of adequate control and preventive measures during influenza epidemic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99" calcext:value-type="float">
            <text:p>99</text:p>
          </table:table-cell>
          <table:table-cell table:style-name="ce1" office:value-type="string" calcext:value-type="string">
            <text:p>PMC7300904</text:p>
          </table:table-cell>
          <table:table-cell table:style-name="ce3" office:value-type="string" calcext:value-type="string">
            <text:p>in the absence of an efficient drug treatment or a vaccine <text:s/>the control of the covid 19 pandemic relies on classic infection control measures <text:s/>since these means are socially disruptive and come with substantial economic loss for societies <text:s/>a better knowledge of the epidemiology of the new coronavirus epidemic is crucial to achieve control at a sustainable cost <text:s/>and within tolerable restrictions of civil rights <text:s/>this article is protected by copyright <text:s/>all rights reserv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00" calcext:value-type="float">
            <text:p>100</text:p>
          </table:table-cell>
          <table:table-cell table:style-name="ce1" office:value-type="string" calcext:value-type="string">
            <text:p>PMC7088682</text:p>
          </table:table-cell>
          <table:table-cell table:style-name="ce3" office:value-type="string" calcext:value-type="string">
            <text:p>the 2019 novel coronavirus <text:s/>2019 ncov <text:s/>is an emerging pathogen and is threatening the global health <text:s/>strikingly <text:s/>more than 28 000 cases and 550 deaths have been reported within two months from disease emergence <text:s/>armed with experience from previous epidemics in the last two decades <text:s/>clinicians <text:s/>scientists <text:s/>officials <text:s/>and citizens in china are all contributing to the prevention of further 2019 ncov transmission <text:s/>efficient preliminary work has enabled us to understand the basic characteristics of 2019 ncov <text:s/>but there are still many unanswered questions <text:s/>it is too early now to judge our performance in this outbreak <text:s/>continuous and strengthened efforts should be made not only during the epidemic <text:s/>but also afterwards in order to prepare for any incoming challeng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01" calcext:value-type="float">
            <text:p>101</text:p>
          </table:table-cell>
          <table:table-cell table:style-name="ce1" office:value-type="string" calcext:value-type="string">
            <text:p>PMC7267883</text:p>
          </table:table-cell>
          <table:table-cell table:style-name="ce3" office:value-type="string" calcext:value-type="string">
            <text:p>with great apprehension <text:s/>the world is now watching the birth of a novel pandemic already causing tremendous suffering <text:s/>death <text:s/>and disruption of normal life <text:s/>uncertainty and dread are exacerbated by the belief that what we are experiencing is new and mysterious <text:s/>however <text:s/>deadly pandemics and disease emergences are not new phenomena <text:s/>they have been challenging human existence throughout recorded history <text:s/>some have killed sizeable percentages of humanity <text:s/>but humans have always searched for <text:s/>and often found <text:s/>ways of mitigating their deadly effects <text:s/>with great apprehension <text:s/>the world is now watching the birth of a novel pandemic already causing tremendous suffering <text:s/>death <text:s/>and disruption of normal life <text:s/>uncertainty and dread are exacerbated by the belief that what we are experiencing is new and mysterious <text:s/>however <text:s/>deadly pandemics and disease emergences are not new phenomena <text:s/>they have been challenging human existence throughout recorded history <text:s/>some have killed sizeable percentages of humanity <text:s/>but humans have always searched for <text:s/>and often found <text:s/>ways of mitigating their deadly effects <text:s/>we here review the ancient and modern histories of such diseases <text:s/>discuss factors associated with their emergences <text:s/>and attempt to identify lessons that will help us meet the current challeng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02" calcext:value-type="float">
            <text:p>102</text:p>
          </table:table-cell>
          <table:table-cell table:style-name="ce1" office:value-type="string" calcext:value-type="string">
            <text:p>PMC7269097</text:p>
          </table:table-cell>
          <table:table-cell table:style-name="ce3" office:value-type="string" calcext:value-type="string">
            <text:p>discovery and development of covid 19 prophylactics and treatments remains a global imperative <text:s/>this perspective provides an overview of important molecular pathways involved in the viral life cycle of sars cov 2 <text:s/>the infectious agent of covid 19 <text:s/>we highlight past and recent findings in essential coronavirus proteins <text:s/>including rna polymerase machinery <text:s/>proteases <text:s/>and fusion proteins <text:s/>that offer opportunities for the design of novel inhibitors of sars cov 2 infection <text:s/>by discussing the current inventory of viral inhibitors <text:s/>we identify molecular scaffolds that may be improved by medicinal chemistry efforts for effective therapeutics to treat current and future coronavirus caused diseas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03" calcext:value-type="float">
            <text:p>103</text:p>
          </table:table-cell>
          <table:table-cell table:style-name="ce1" office:value-type="string" calcext:value-type="string">
            <text:p>PMC7019949</text:p>
          </table:table-cell>
          <table:table-cell table:style-name="ce3" office:value-type="string" calcext:value-type="string">
            <text:p>hiv prevention and control methods are implemented on different scales to reduce the spread of the virus amongst populations <text:s/>however <text:s/>despite such efforts <text:s/>hiv continues to persist in populations with a global incidence rate of 1 8 million in 2017 alone <text:s/>the introduction of new infections into susceptible regional populations promotes the spread of hiv <text:s/>indicating a crucial need to study the impact of migration and mobility on regional and global efforts to prevent hiv transmission <text:s/>here we reviewed studies that assess the impact of human mobility on hiv transmission and spread <text:s/>we found an important role for both travel and migration in driving the spread of hiv across regional and national borders <text:s/>combined <text:s/>our results indicate that even in the presence of control and preventive efforts <text:s/>if migration and travel are occurring <text:s/>public health efforts will need to remain persistent to ensure that new infections do not grow into outbreak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04" calcext:value-type="float">
            <text:p>104</text:p>
          </table:table-cell>
          <table:table-cell table:style-name="ce1" office:value-type="string" calcext:value-type="string">
            <text:p>PMC7164895</text:p>
          </table:table-cell>
          <table:table-cell table:style-name="ce3" office:value-type="string" calcext:value-type="string">
            <text:p>viruses can infect all cell based organisms <text:s/>from bacteria to humans <text:s/>animals <text:s/>and plants <text:s/>they are responsible for numerous cases of hospitalization <text:s/>many deaths <text:s/>and widespread crop destruction <text:s/>all of which result in an enormous medical <text:s/>economical <text:s/>and biological burden <text:s/>each of the currently used decontamination methods has important drawbacks <text:s/>cold plasma <text:s/>cp <text:s/>has entered this field as a novel <text:s/>efficient <text:s/>and clean solution for virus inactivation <text:s/>we present recent developments in this promising field of cp mediated virus inactivation <text:s/>and describe the applications and mechanisms of the inactivation <text:s/>this is particularly relevant because viral pandemics <text:s/>such as covid 19 <text:s/>highlight the need for alternative virus inactivation methods to replace <text:s/>complement <text:s/>or upgrade existing procedur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05" calcext:value-type="float">
            <text:p>105</text:p>
          </table:table-cell>
          <table:table-cell table:style-name="ce1" office:value-type="string" calcext:value-type="string">
            <text:p>PMC6821755</text:p>
          </table:table-cell>
          <table:table-cell table:style-name="ce3" office:value-type="string" calcext:value-type="string">
            <text:p>branching processes are used to model diverse social and physical scenarios <text:s/>from extinction of family names to nuclear fission <text:s/>however <text:s/>for a better description of natural phenomena <text:s/>such as viral epidemics in cellular tissues <text:s/>animal populations and social networks <text:s/>a spatial embedding the branching random walk <text:s/>brw <text:s/>is required <text:s/>despite its wide range of applications <text:s/>the properties of the volume explored by the brw so far remained elusive <text:s/>with exact results limited to one dimension <text:s/>here we present analytical results <text:s/>supported by numerical simulations <text:s/>on the scaling of the volume explored by a brw in the critical regime <text:s/>the onset of epidemics <text:s/>in general environments <text:s/>our results characterise the spreading dynamics on regular lattices and general graphs <text:s/>such as fractals <text:s/>random trees and scale free networks <text:s/>revealing the direct relation between the graphs <text:s/>dimensionality and the rate of propagation of the viral process <text:s/>furthermore <text:s/>we use the brw to determine the spectral properties of real social and metabolic networks <text:s/>where we observe that a lack of information of the network structure can lead to differences in the observed behaviour of the spreading process <text:s/>our results provide observables of broad interest for the characterisation of real world lattices <text:s/>tissues <text:s/>and network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06" calcext:value-type="float">
            <text:p>106</text:p>
          </table:table-cell>
          <table:table-cell table:style-name="ce1" office:value-type="string" calcext:value-type="string">
            <text:p>PMC7179500</text:p>
          </table:table-cell>
          <table:table-cell table:style-name="ce3" office:value-type="string" calcext:value-type="string">
            <text:p>sars cov 2 is a novel coronavirus causing a global pandemic of a severe respiratory illness known as covid 19 <text:s/>to date <text:s/>globally <text:s/>over 30 000 people have died from this emerging disease <text:s/>as clinicians and healthcare systems around the world are rapidly adapting to manage patients with covid 19 <text:s/>limited data are emerging from different patient populations to support best practice and improve outcomes <text:s/>in this review <text:s/>we present a summary of emerging data in the obstetric population and offer obstetric and anaesthetic clinicians around the world a set of evidence driven <text:s/>practice based recommendations for the anaesthetic management of pregnant women with suspected or confirmed covid 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07" calcext:value-type="float">
            <text:p>107</text:p>
          </table:table-cell>
          <table:table-cell table:style-name="ce1" office:value-type="string" calcext:value-type="string">
            <text:p>PMC7285376</text:p>
          </table:table-cell>
          <table:table-cell table:style-name="ce3" office:value-type="string" calcext:value-type="string">
            <text:p>influenza viruses arise from animal reservoirs <text:s/>and have the potential to cause pandemics <text:s/>in 2013 <text:s/>low pathogenic novel avian influenza a h7n9 <text:s/>viruses emerged in china <text:s/>resulting from the reassortment of avian origin viruses <text:s/>following evolutionary changes <text:s/>highly pathogenic strains of avian influenza a h7n9 <text:s/>viruses emerged in late 2016 <text:s/>changes in pathogenicity and virulence of h7n9 viruses have been linked to potential mutations in the viral glycoproteins hemagglutinin <text:s/>ha <text:s/>and neuraminidase <text:s/>na <text:s text:c="2"/>as well as the viral polymerase basic protein 2 <text:s/>pb2 <text:s text:c="2"/>recognizing that effective viral transmission of the influenza a virus <text:s/>iav <text:s/>between humans requires efficient attachment to the upper respiratory tract and replication through the viral polymerase complex <text:s/>experimental evidence demonstrates the potential h7n9 has for increased binding affinity and replication <text:s/>following specific amino acid substitutions in ha and pb2 <text:s/>additionally <text:s/>the deletion of extended amino acid sequences in the na stalk length was shown to produce a significant increase in pathogenicity in mice <text:s/>research shows that significant changes in transmissibility <text:s/>pathogenicity and virulence are possible after one or a few amino acid substitutions <text:s/>this review aims to summarise key findings from that research <text:s/>to date <text:s/>all strains of h7n9 viruses remain restricted to avian reservoirs <text:s/>with no evidence of sustained human to human transmission <text:s/>although mutations in specific viral proteins reveal the efficacy with which these viruses could evolve into a highly virulent and infectious <text:s/>human to human transmitted viru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08" calcext:value-type="float">
            <text:p>108</text:p>
          </table:table-cell>
          <table:table-cell table:style-name="ce1" office:value-type="string" calcext:value-type="string">
            <text:p>PMC7232076</text:p>
          </table:table-cell>
          <table:table-cell table:style-name="ce3" office:value-type="string" calcext:value-type="string">
            <text:p>sars cov 2 virus has resulted in a devastating pandemic of covid 19 <text:s/>exploring compounds that could offer a breakthrough in treatment is the need of the hour <text:s/>re positioning cheap <text:s/>freely available and safe drugs is a priority <text:s/>the paper proposes evidence for the potential use of diethylcarbamazine <text:s/>dec <text:s/>in the treatment of covid 19 <text:s/>dec has inhibitory effects on arachidonic acid metabolism to prostaglandins <text:s/>little known anti viral effects on animal retroviruses and demonstrated anti inflammatory actions in animal models of lung inflammation indicating the need to explore this hypothesis further <text:s/>we believe this is the first time dec is being proposed to treat covid 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09" calcext:value-type="float">
            <text:p>109</text:p>
          </table:table-cell>
          <table:table-cell table:style-name="ce1" office:value-type="string" calcext:value-type="string">
            <text:p>PMC7121241</text:p>
          </table:table-cell>
          <table:table-cell table:style-name="ce3" office:value-type="string" calcext:value-type="string">
            <text:p>during an outbreak of an infectious disease <text:s/>people often change their behaviour to reduce their risk of infection <text:s/>in a given population <text:s/>the levels of perceived risk of infection vary greatly among individuals <text:s/>the difference in perception could be due to a number of different factors including varying levels of information regarding the pathogen <text:s/>quality of local healthcare <text:s/>availability of preventive measures <text:s/>individual and group usage of heuristics in the decision making process <text:s/>first we discuss the rigorous assessment of the risk <text:s/>then we describe how our brain assesses the risk through the use of heuristics that are still rooted in animal evolution <text:s/>then we discuss the impact and the role of mass media and social networks in modulating risk perception <text:s/>next <text:s/>we show how mathematical modelling is challenged by multi scale epidemiological problems where the risk perception level is coupled with all the other microscopic and macroscopic levels <text:s/>finally <text:s/>we draw future scenarios of personal risk evaluation through self monitoring devices and personal genomics <text:s/>the aim of this chapter is to discuss the importance of risk perception related to the spreading of a disease and to present a variety of ideas that could be fruitfully explored through modelling</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110" calcext:value-type="float">
            <text:p>110</text:p>
          </table:table-cell>
          <table:table-cell table:style-name="ce1" office:value-type="string" calcext:value-type="string">
            <text:p>PMC7155909</text:p>
          </table:table-cell>
          <table:table-cell table:style-name="ce3" office:value-type="string" calcext:value-type="string">
            <text:p>patients with covid 19 may require intubation and critical care management <text:s/>this comprehensive review summarizes management recommendations in critical care and perioperative settings <text:s/>based on current understanding of coronavirus biology and acute respiratory distress syndrome pathophysiology <text:s/>healthcare systems worldwide are responding to coronavirus disease 2019 <text:s/>covid 19 <text:s text:c="2"/>an emerging infectious syndrome caused by the severe acute respiratory syndrome coronavirus 2 <text:s/>sars cov 2 <text:s/>virus <text:s/>patients with covid 19 can progress from asymptomatic or mild illness to hypoxemic respiratory failure or multisystem organ failure <text:s/>necessitating intubation and intensive care management <text:s/>healthcare providers <text:s/>and particularly anesthesiologists <text:s/>are at the frontline of this epidemic <text:s/>and they need to be aware of the best available evidence to guide therapeutic management of patients with covid 19 and to keep themselves safe while doing so <text:s/>here <text:s/>the authors review covid 19 pathogenesis <text:s/>presentation <text:s/>diagnosis <text:s/>and potential therapeutics <text:s/>with a focus on management of covid 19 associated respiratory failure <text:s/>the authors draw on literature from other viral epidemics <text:s/>treatment of acute respiratory distress syndrome <text:s/>and recent publications on covid 19 <text:s/>as well as guidelines from major health organizations <text:s/>this review provides a comprehensive summary of the evidence currently available to guide management of critically ill patients with covid 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11" calcext:value-type="float">
            <text:p>111</text:p>
          </table:table-cell>
          <table:table-cell table:style-name="ce1" office:value-type="string" calcext:value-type="string">
            <text:p>PMC7219265</text:p>
          </table:table-cell>
          <table:table-cell table:style-name="ce3" office:value-type="string" calcext:value-type="string">
            <text:p>although non markovian processes are considerably more complicated to analyze <text:s/>real world epidemics are likely non markovian <text:s/>because the infection time is not always exponentially distributed <text:s/>here <text:s/>we present analytic expressions of the epidemic threshold in a weibull and a gamma sis epidemic on any network <text:s/>where the infection time is weibull <text:s/>respectively <text:s/>gamma <text:s/>but the recovery time is exponential <text:s/>the theory is compared with precise simulations <text:s/>the mean field non markovian epidemic thresholds <text:s/>both for a weibull and gamma infection time <text:s/>are physically similar and interpreted via the occurrence time of an infection during a healthy period of each node in the graph <text:s/>our theory couples the type of a viral item <text:s/>specified by a shape parameter of the weibull or gamma distribution <text:s/>to its corresponding network wide endemic spreading power <text:s/>which is specified by the mean field non markovian epidemic threshold in any network</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112" calcext:value-type="float">
            <text:p>112</text:p>
          </table:table-cell>
          <table:table-cell table:style-name="ce1" office:value-type="string" calcext:value-type="string">
            <text:p>PMC7185698</text:p>
          </table:table-cell>
          <table:table-cell table:style-name="ce3" office:value-type="string" calcext:value-type="string">
            <text:p>ebola epidemics constitute serious public health emergencies <text:s/>multiple vaccines are under development to prevent these epidemics and avoid the associated morbidity and mortality <text:s/>assessing the potential impact of these vaccines on morbidity and mortality of ebola is essential for devising prevention strategies <text:s/>a mean field compartmental stochastic model was developed for this purpose and validated by simulating the 2014 sierra leone epidemic <text:s/>we assessed the impacts of prophylactic vaccination of healthcare workers <text:s/>hcw <text:s/>both alone and in combination with the vaccination of the general population <text:s/>entire susceptible population other than hcw <text:s text:c="2"/>the model simulated 8 706 <text:s/>95 <text:s/>confidence intervals <text:s/>ci <text:s text:c="2"/>478 21 942 <text:s/>cases and 3 575 <text:s/>95 ci <text:s/>179 9 031 <text:s/>deaths in sierra leone <text:s/>in line with who reported statistics for the 2014 epidemic <text:s/>8 704 cases and 3 587 deaths <text:s text:c="2"/>relative to this base case <text:s/>the model then estimated that prophylactic vaccination of only 10 <text:s/>of hcw will avert 12 <text:s text:c="2"/>95 <text:s/>ci <text:s/>6 <text:s/>14 <text:s text:c="2"/>of overall cases and deaths <text:s/>while vaccination of 30 <text:s/>of hcw will avert 34 <text:s/>of overall cases <text:s/>95 <text:s/>ci <text:s/>30 <text:s/>64 <text:s text:c="2"/>and deaths <text:s/>95 <text:s/>ci <text:s/>30 <text:s/>65 <text:s text:c="3"/>prophylactic vaccination of 1 <text:s/>and 5 <text:s/>of the general population in addition to vaccinating 30 <text:s/>of hcw was estimated to result in reduction in cases by 44 <text:s text:c="2"/>95 <text:s/>ci <text:s/>39 <text:s/>61 <text:s text:c="2"/>and 72 <text:s text:c="2"/>95 <text:s/>ci <text:s/>68 <text:s/>84 <text:s text:c="2"/>respectively <text:s/>and deaths by 45 <text:s text:c="2"/>95 <text:s/>ci <text:s/>40 <text:s/>61 <text:s text:c="2"/>and 74 <text:s text:c="2"/>95 <text:s/>ci <text:s/>70 <text:s/>85 <text:s text:c="2"/>respectively <text:s/>prophylactic vaccination of even small proportions of hcw is estimated to significantly reduce incidence of ebola and associated mortality <text:s/>the effect is greatly enhanced by the additional vaccination even of small percentages of the general population <text:s/>these findings could be used to inform the planning of prevention strategi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13" calcext:value-type="float">
            <text:p>113</text:p>
          </table:table-cell>
          <table:table-cell table:style-name="ce1" office:value-type="string" calcext:value-type="string">
            <text:p>PMC7212248</text:p>
          </table:table-cell>
          <table:table-cell table:style-name="ce3" office:value-type="string" calcext:value-type="string">
            <text:p>covid 19 pandemic has emerged as a global health emergency involving more than 200 countries so far <text:s/>the number of affected population is on rising <text:s/>so is the mortality <text:s/>this crisis has overwhelmed the healthcare infrastructures in many affected countries <text:s/>due to overall rising cancer incidence and specific concerns <text:s/>a cohort of cancer patients forms a distinct subset of the population in whom a correct and timely treatment has a huge impact on the outcome <text:s/>during this period <text:s/>oncology care is definitely affected owing to many factors like lockdowns <text:s/>reduced beds and deferral of elective cases to halt the spread of the pandemic <text:s/>surgery remains the best line of defence in many solid organ tumours especially in early stage and is potentially curative <text:s/>china <text:s/>the source of this pandemic <text:s/>has taken more than 3 months to enter the post transitional phase of this pandemic <text:s/>deferring cancer surgeries for this long period may have a direct impact on the long term outcomes of cancer patients <text:s/>many surgical oncology associations across the globe have come up with triage guidelines for surgical care of cancer patients <text:s/>however <text:s/>these are based on expert opinion rather than actual data <text:s/>herein <text:s/>we intend to review these guidelines with respect to the risk of disease progression in cancer patients <text:s/>in the absence of actual data on cancer surgery care during this pandemic <text:s/>clinical decisions should be based on careful consideration of disease related and patient related factors <text:s/>while some of the cancer surgeries can be safely delayed for some time <text:s/>how long we can delay surgeries safely cannot be answered <text:s/>explained by any means <text:s/>thorough evaluation and discussion by an expert and experienced multidisciplinary team appears to be the most effective way forward</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114" calcext:value-type="float">
            <text:p>114</text:p>
          </table:table-cell>
          <table:table-cell table:style-name="ce1" office:value-type="string" calcext:value-type="string">
            <text:p>PMC7019145</text:p>
          </table:table-cell>
          <table:table-cell table:style-name="ce3" office:value-type="string" calcext:value-type="string">
            <text:p>lassa fever <text:s/>lf <text:s/>is increasingly recognised as an important rodent borne viral haemorrhagic fever presenting a severe public health threat to sub saharan west africa <text:s/>in 2017 18 <text:s/>lf caused an unprecedented epidemic in nigeria and the situation was worsening in 2018 19 <text:s/>this work aims to study the epidemiological features of epidemics in different nigerian regions and quantify the association between reproduction number</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15" calcext:value-type="float">
            <text:p>115</text:p>
          </table:table-cell>
          <table:table-cell table:style-name="ce1" office:value-type="string" calcext:value-type="string">
            <text:p>PMC7275976</text:p>
          </table:table-cell>
          <table:table-cell table:style-name="ce3" office:value-type="string" calcext:value-type="string">
            <text:p>today <text:s/>the whole world is fighting a public health emergency called <text:s/>covid 19 <text:s/>caused by a new infectious virus called sars cov2 <text:s/>any person can catch covid 19 from an infected person via aerosol droplets when the person coughs <text:s/>sneezes <text:s/>or speaks <text:s/>to limit such a transmission <text:s/>world health organization <text:s/>who <text:s/>has recommended people to wear masks and physically distance themselves by staying at least 1 m <text:s/>3 feet <text:s/>away from others <text:s/>as aerosol droplets <text:s/>by cough or sneeze <text:s/>land on objects and surfaces around the person such as tables <text:s/>doorknobs and handrails <text:s/>and remain active on these surfaces for hours to days <text:s/>people are advised to use soaps for at least 20 s <text:s/>and alcohol based sanitizers as well <text:s/>as the public made efforts <text:s/>clinicians and researchers investigated and found that drugs which were initially used to treat other diseases may work as a treatment option for covid 19 <text:s/>one of those drugs was chloroquine and its related derivative called hydroxychloroquine <text:s/>in this review article <text:s/>we have systematically searched for details of covid 19 pandemic till may 2020 and assembled few data pertaining to <text:s/>i <text:s/>corona viruses <text:s text:c="2"/>ii <text:s/>sars cov2 <text:s/>the virus that causes covid 19 <text:s/>and <text:s/>iii <text:s/>how chloroquine and hydroxychloroquine mediates anti viral effect in both prophylactic and therapeutic setting <text:s/>these data have been acquired mostly from pubmed and websites of who and indian council for medical research <text:s/>icmr <text:s text:c="2"/>we did a systematic search and found that the properties of chloroquine are very much essential for the covid 19 scenario <text:s/>we also bring to you some evidence that the anti lysosomal activity of chloroquine may be increased by botanicals like betulinic aci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16" calcext:value-type="float">
            <text:p>116</text:p>
          </table:table-cell>
          <table:table-cell table:style-name="ce1" office:value-type="string" calcext:value-type="string">
            <text:p>PMC6919222</text:p>
          </table:table-cell>
          <table:table-cell table:style-name="ce3" office:value-type="string" calcext:value-type="string">
            <text:p>unaids and other partners provide support to countries to develop estimates of hiv and related indicators on an annual basis <text:s/>these estimates are used to monitor epidemic trends <text:s/>guide program planning and resource allocation <text:s/>and inform policy decision making <text:s/>the collection of articles in this aids supplement provide the headline results for the 2019 unaids estimates and describe the new developments in the methods used to produce these estimat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17" calcext:value-type="float">
            <text:p>117</text:p>
          </table:table-cell>
          <table:table-cell table:style-name="ce1" office:value-type="string" calcext:value-type="string">
            <text:p>PMC7301826</text:p>
          </table:table-cell>
          <table:table-cell table:style-name="ce3" office:value-type="string" calcext:value-type="string">
            <text:p>severe acute respiratory syndrome coronavirus 2 is responsible for the current covid 19 pandemic resulting in an escalating number of cases and fatalities worldwide <text:s/>preliminary evidence from these patients <text:s/>as well as past coronavirus epidemics <text:s/>indicates that those infected suffer from disproportionate complement activation as well as excessive coagulation <text:s/>leading to thrombotic complications and poor outcome <text:s/>in non coronavirus cohorts <text:s/>evidence has accumulated of an interaction between the complement and coagulation systems <text:s/>with one amplifying activation of the other <text:s/>a pressing question is therefore if covid 19 associated thrombosis could be caused by overactivation of the complement cascade <text:s/>in this review <text:s/>we summarize the literature on thrombotic complications in covid 19 <text:s/>complement activation in coronavirus infections <text:s/>and the crosstalk between the complement and coagulation systems <text:s/>we demonstrate how the complement system is able to activate the coagulation cascade and platelets <text:s/>inhibit fibrinolysis and stimulate endothelial cells <text:s/>we also describe how these interactions see clinical relevance in several disorders where overactive complement results in a prothrombotic clinical presentation <text:s/>and how it could be clinically relevant in covid 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18" calcext:value-type="float">
            <text:p>118</text:p>
          </table:table-cell>
          <table:table-cell table:style-name="ce1" office:value-type="string" calcext:value-type="string">
            <text:p>PMC7182526</text:p>
          </table:table-cell>
          <table:table-cell table:style-name="ce3" office:value-type="string" calcext:value-type="string">
            <text:p>recently <text:s/>a novel coronavirus <text:s/>sars cov 2 <text:s/>coronavirus disease 2019 <text:s/>covid 19 <text:s/>has emerged <text:s/>rapidly spreading and severely straining the capacity of the global health community <text:s/>many nations are employing combinations of containment and mitigation strategies <text:s/>where early diagnosis of covid 19 is vital in controlling illness progression and limiting viral spread within the population <text:s/>thus <text:s/>rapid and accurate methods of early detection are vital to contain covid 19 and prevent further spread and predicted subsequent infectious waves of viral recurrence in future <text:s/>immediately after its initial characterization <text:s/>chinese and american centers for disease control and prevention <text:s/>cdcs <text:s/>rapidly employed molecular assays for detection of covid 19 <text:s/>mostly employing real time polymerase chain reaction <text:s/>rt pcr <text:s/>methods <text:s/>however <text:s/>such methods require specific expensive items of equipment and highly trained analysts <text:s/>requiring upwards of 4 8 h to process <text:s/>these requirements coupled with associated financial pressures may prevent effective deployment of such diagnostic tests <text:s/>loop mediated isothermal amplification <text:s/>lamp <text:s/>is method of nucleic acid amplification which exhibits increased sensitivity and specificity are significantly rapid <text:s/>and do not require expensive reagents or instruments <text:s/>which aids in cost reduction for coronavirus detection <text:s/>studies have shown the successful application of lamp assays in various forms to detect coronavirus rna in patient samples <text:s/>demonstrating that 1 10 copies of viral rna template per reaction are sufficient for successful detection <text:s text:c="2"/>100 fold more sensitive than conventional rt pcr methods <text:s/>importantly <text:s/>studies have also now demonstrated the effectiveness of lamp methodology in the detection of sars cov 2 rna at significantly low levels <text:s/>particularly following numerous improvements to lamp assay protocols <text:s/>we hypothesise that recent advancements in enhanced lamp protocols assay perhaps represent the best chance for a rapid and robust assay for field diagnosis of covid 19 <text:s/>without the requirement of specialized equipment and highly trained professionals to interpret results <text:s/>herein <text:s/>we present our arguments with a view to disseminate such findings <text:s/>to assist the combat of this virus that is proving so devastating <text:s/>we hope that this strategy could be applied rapidly <text:s/>and confirmed for viability with clinical samples <text:s/>before being rolled out for mass diagnostic testing in these current tim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19" calcext:value-type="float">
            <text:p>119</text:p>
          </table:table-cell>
          <table:table-cell table:style-name="ce1" office:value-type="string" calcext:value-type="string">
            <text:p>PMC7282290</text:p>
          </table:table-cell>
          <table:table-cell table:style-name="ce3" office:value-type="string" calcext:value-type="string">
            <text:p>epidemics are influenced by both disease and societal factors and can grow exponentially over short time periods <text:s/>epidemic risk analysis can help in rapidly predicting potentially serious outcomes and flagging the need for rapid response <text:s/>we developed a multifactorial risk analysis tool <text:s/>epirisk <text:s/>to provide rapid insight into the potential severity of emerging epidemics by combining disease related parameters and country related risk parameters <text:s/>an initial set of 18 disease and country related risk parameters was reduced to 14 following qualitative discussions and the removal of highly correlated parameters by a correlation and clustering analysis <text:s/>of the remaining parameters <text:s/>three risk levels were assigned ranging from low <text:s/>1 <text:s/>moderate <text:s/>2 <text:s/>and high <text:s/>3 <text:s text:c="2"/>the total risk score for an outbreak of a given disease in a particular country is calculated by summing these 14 risk scores <text:s/>and this sum is subsequently classified into one of four risk categories <text:s/>low risk <text:s text:c="2"/>21 <text:s text:c="2"/>moderate risk <text:s/>21 29 <text:s text:c="2"/>high risk <text:s/>30 37 <text:s/>and extreme risk <text:s text:c="2"/>37 <text:s text:c="2"/>total risk scores were calculated for nine retrospective outbreaks demonstrating an association with the actual impact of those outbreaks <text:s/>we also evaluated to what extent the risk scores correlate with the number of cases and deaths in 61 additional outbreaks between 2002 and 2018 <text:s/>demonstrating positive associations with outbreak severity as measured by the number of deaths <text:s/>using epirisk <text:s/>timely intervention can be implemented by predicting the risk of emerging outbreaks in real time <text:s/>which may help government and public health professionals prevent catastrophic epidemic outcomes</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120" calcext:value-type="float">
            <text:p>120</text:p>
          </table:table-cell>
          <table:table-cell table:style-name="ce1" office:value-type="string" calcext:value-type="string">
            <text:p>PMC6993835</text:p>
          </table:table-cell>
          <table:table-cell table:style-name="ce3" office:value-type="string" calcext:value-type="string">
            <text:p>the most important infectious cause in the west is herpes simplex virus <text:s/>but globally japanese encephalitis <text:s/>je <text:s/>remains the single largest cause <text:s/>etiologic diagnosis is difficult because of the large number of agents that can cause encephalitis <text:s/>also <text:s/>the responsible virus may be detectable only in the brain and is either absent or transiently found in blood or cerebrospinal fluid <text:s/>csf <text:s text:c="2"/>virological diagnosis is complex <text:s/>expensive <text:s/>and time consuming <text:s/>different centres could make their own algorithms for investigation in accordance with the local etiologic scenarios <text:s/>magnetic resonance imaging <text:s/>mri <text:s/>and electroencephalography are specific for few agents <text:s/>clinically <text:s/>severity may vary widely <text:s/>a severe case may manifest with fever <text:s/>convulsions <text:s/>coma <text:s/>neurologic deficits <text:s/>and death <text:s/>treatment is largely supportive <text:s/>specific treatment is available for herpesvirus group and non viral infections <text:s/>various forms of immunotherapy are used for aie <text:s/>encephalitis is an important cause of morbidity <text:s/>mortality <text:s/>and permanent neurologic sequelae <text:s/>globally <text:s/>causes are diverse and include viral and non viral infections of the brain as well as autoimmune processes <text:s/>in the west <text:s/>the autoimmune encephalitides are now more common than any single infectious cause <text:s/>but <text:s/>in asia <text:s/>infectious causes are still more common <text:s/>in 2006 <text:s/>the world health organization coined the term <text:s/>acute encephalitis syndrome <text:s text:c="2"/>which simply means acute onset of fever with convulsions or altered consciousness or both <text:s/>in 2013 <text:s/>the international encephalitis consortium set criteria for diagnosis of encephalitis on basis of clinical and laboratory features <text:s/>autoimmune encephalitis <text:s/>aie <text:s text:c="2"/>includes two major categories <text:s text:c="2"/>i <text:s/>classic paraneoplastic limbic encephalitis <text:s/>le <text:s/>with autoantibodies against intracellular neuronal antigens <text:s/>eg <text:s/>hu and ma2 <text:s/>and <text:s/>ii <text:s/>new type aie with autoantibodies to neuronal surface or synaptic antigens <text:s/>eg <text:s/>anti n methyl d aspartate receptor <text:s text:c="2"/>aie has prominent psychiatric manifestations <text:s/>psychosis <text:s/>aggression <text:s/>mutism <text:s/>memory loss <text:s/>euphoria <text:s/>or fear <text:s/>seizures <text:s/>cognitive decline <text:s/>coma <text:s/>and abnormal movements are common <text:s/>symptoms may fluctuate rapidl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21" calcext:value-type="float">
            <text:p>121</text:p>
          </table:table-cell>
          <table:table-cell table:style-name="ce1" office:value-type="string" calcext:value-type="string">
            <text:p>PMC7232083</text:p>
          </table:table-cell>
          <table:table-cell table:style-name="ce3" office:value-type="string" calcext:value-type="string">
            <text:p>chronic meningococcemia is a rare manifestation of meningococcal disease <text:s/>characterized by a period of more than one week of intermittent or continuous fever <text:s/>arthralgia and skin lesions without meningitis <text:s/>it can occur both in previously healthy and immunocompromised patients <text:s/>the gold standard for the diagnosis is culture isolation of</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122" calcext:value-type="float">
            <text:p>122</text:p>
          </table:table-cell>
          <table:table-cell table:style-name="ce1" office:value-type="string" calcext:value-type="string">
            <text:p>PMC7273044</text:p>
          </table:table-cell>
          <table:table-cell table:style-name="ce3" office:value-type="string" calcext:value-type="string">
            <text:p>in late december 2019 in wuhan <text:s/>china <text:s/>several patients with viral pneumonia were identified as 2019 novel coronavirus <text:s/>2019 ncov <text:s text:c="2"/>so far <text:s/>there are no specific treatments for patients with coronavirus disease 19 <text:s/>covid 19 <text:s text:c="2"/>and the treatments available today are based on previous experience with similar viruses such as severe acute respiratory syndrome related coronavirus <text:s/>sars cov <text:s text:c="2"/>middle east respiratory syndrome coronavirus <text:s/>mers cov <text:s text:c="2"/>and influenza virus <text:s/>in patients with covid 19 <text:s/>hydroxychloroquine decreases the inflammatory response and cytokine storm <text:s/>but overdose causes toxicity and mortality <text:s/>neuraminidase inhibitors such as oseltamivir <text:s/>peramivir <text:s/>and zanamivir are invalid for 2019 ncov and are not recommended for treatment but protease inhibitors such as lopinavir ritonavir <text:s/>lpv r <text:s/>inhibit the progression of mers cov disease and can be useful for patients of covid 19 and <text:s/>in combination with arbidol <text:s/>has a direct antiviral effect on early replication of sars cov <text:s/>favipiravir increases clinical recovery and reduces respiratory problems and has a stronger antiviral effect than lpv r <text:s/>currently <text:s/>appropriate treatment for patients with covid 19 is an angiotensin converting enzyme 2 inhibitor and a clinical problem reducing agent such as favipiravir in addition to hydroxychloroquine and corticosteroids <text:s/>in late december 2019 in wuhan <text:s/>china <text:s/>several patients with viral pneumonia were identified as 2019 novel coronavirus <text:s/>2019 ncov <text:s text:c="2"/>so far <text:s/>there are no specific treatments for patients with coronavirus disease 19 <text:s/>covid 19 <text:s text:c="2"/>and the treatments available today are based on previous experience with similar viruses such as severe acute respiratory syndrome related coronavirus <text:s/>sars cov <text:s text:c="2"/>middle east respiratory syndrome coronavirus <text:s/>mers cov <text:s text:c="2"/>and influenza virus <text:s/>in this article <text:s/>we have tried to reach a therapeutic window of drugs available to patients with covid 19 <text:s/>cathepsin l is required for entry of the 2019 ncov virus into the cell as target teicoplanin inhibits virus replication <text:s/>angiotensin converting enzyme 2 <text:s/>ace2 <text:s/>in soluble form as a recombinant protein can prevent the spread of coronavirus by restricting binding and entry <text:s/>in patients with covid 19 <text:s/>hydroxychloroquine decreases the inflammatory response and cytokine storm <text:s/>but overdose causes toxicity and mortality <text:s/>neuraminidase inhibitors such as oseltamivir <text:s/>peramivir <text:s/>and zanamivir are invalid for 2019 ncov and are not recommended for treatment but protease inhibitors such as lopinavir ritonavir <text:s/>lpv r <text:s/>inhibit the progression of mers cov disease and can be useful for patients of covid 19 and <text:s/>in combination with arbidol <text:s/>has a direct antiviral effect on early replication of sars cov <text:s/>ribavirin reduces hemoglobin concentrations in respiratory patients <text:s/>and remdesivir improves respiratory symptoms <text:s/>use of ribavirin in combination with lpv r in patients with sars cov reduces acute respiratory distress syndrome and mortality <text:s/>which has a significant protective effect with the addition of corticosteroids <text:s/>favipiravir increases clinical recovery and reduces respiratory problems and has a stronger antiviral effect than lpv r <text:s/>currently <text:s/>appropriate treatment for patients with covid 19 is an ace2 inhibitor and a clinical problem reducing agent such as favipiravir in addition to hydroxychloroquine and corticosteroid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23" calcext:value-type="float">
            <text:p>123</text:p>
          </table:table-cell>
          <table:table-cell table:style-name="ce1" office:value-type="string" calcext:value-type="string">
            <text:p>PMC7169642</text:p>
          </table:table-cell>
          <table:table-cell table:style-name="ce3" office:value-type="string" calcext:value-type="string">
            <text:p>eight virus families whose members infect vertebrates are currently known to possess single stranded <text:s/>positive sense rna genomes <text:s/>the families</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124" calcext:value-type="float">
            <text:p>124</text:p>
          </table:table-cell>
          <table:table-cell table:style-name="ce1" office:value-type="string" calcext:value-type="string">
            <text:p>PMC7258884</text:p>
          </table:table-cell>
          <table:table-cell table:style-name="ce3" office:value-type="string" calcext:value-type="string">
            <text:p>in 2020 a significant threat to public health emerged <text:s/>the novel severe acute respiratory syndrome coronavirus 2 <text:s/>sars cov 2 <text:s/>epidemic outbreak emerged in december 2019 from wuhan city <text:s/>hubei province <text:s/>china and spread to the rest of the world <text:s/>this disease was named covid 19 by world health organization <text:s/>to date <text:s/>17</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25" calcext:value-type="float">
            <text:p>125</text:p>
          </table:table-cell>
          <table:table-cell table:style-name="ce1" office:value-type="string" calcext:value-type="string">
            <text:p>PMC7298161</text:p>
          </table:table-cell>
          <table:table-cell table:style-name="ce3" office:value-type="string" calcext:value-type="string">
            <text:p>since the outbreak of novel coronavirus pneumonia <text:s/>covid 19 <text:s/>in december 2019 <text:s/>more than 2 500 000 people worldwide have been diagnosed with sars cov 2 as of april 22 <text:s/>in response to this epidemic <text:s/>china has issued seven trial versions of diagnosis and treatment protocol for covid 19 <text:s/>according to the information that we have collected so far <text:s/>this article provides an overview of potential therapeutic drugs and compounds with much attention <text:s/>including favipiravir and hydroxychloroquine <text:s/>as well as traditional chinese medicine <text:s/>which have been reported with good clinical treatment effects <text:s/>moreover <text:s/>with further understanding of sars cov 2 virus <text:s/>new drugs targeting specific sars cov 2 viral components arise and investigations on these novel anti sars cov 2 agents are also reviewed</text:p>
          </table:table-cell>
          <table:table-cell table:style-name="ce1" office:value-type="string" calcext:value-type="string">
            <text:p>Viral</text:p>
          </table:table-cell>
          <table:table-cell table:number-columns-repeated="1020"/>
        </table:table-row>
        <table:table-row table:style-name="ro1">
          <table:table-cell table:style-name="ce2" office:value-type="float" office:value="126" calcext:value-type="float">
            <text:p>126</text:p>
          </table:table-cell>
          <table:table-cell table:style-name="ce2" office:value-type="string" calcext:value-type="string">
            <text:p>PMC6745427</text:p>
          </table:table-cell>
          <table:table-cell table:style-name="ce4" office:value-type="string" calcext:value-type="string">
            <text:p>facing the local and imported borderless</text:p>
          </table:table-cell>
          <table:table-cell table:style-name="ce2" table:number-columns-repeated="23"/>
          <table:table-cell table:number-columns-repeated="998"/>
        </table:table-row>
        <table:table-row table:style-name="ro1">
          <table:table-cell table:style-name="ce1" office:value-type="float" office:value="127" calcext:value-type="float">
            <text:p>127</text:p>
          </table:table-cell>
          <table:table-cell table:style-name="ce1" office:value-type="string" calcext:value-type="string">
            <text:p>PMC7153446</text:p>
          </table:table-cell>
          <table:table-cell table:style-name="ce3" office:value-type="string" calcext:value-type="string">
            <text:p>infectious processes of the trachea represent a distinct clinical entity with an evolving landscape owing to advances in airway management and vaccination practices <text:s/>untreated inflammatory processes of the trachea may present in the form of acute airway obstruction <text:s/>potentially resulting in significant morbidity and even mortality <text:s/>therefore it is important to recognize the cardinal features of some of the common tracheal infectious processes to differentiate them from non infectious pathology <text:s/>as the latter is associated with a more indolent course <text:s/>as with most other infectious processes of the airway <text:s/>pathogens causing tracheal infection can be bacterial <text:s/>viral or fungal in nature <text:s/>viral etiology represents the most common cause of laryngotracheal infection in a child <text:s/>bacterial infections of the trachea are responsible for more significant morbidity <text:s/>including prolonged hospitalization <text:s/>need for endotracheal intubation and even an occasional tracheostomy <text:s/>the current chapter describes the clinical features and microbiology of tracheal infections at large <text:s/>explores the utility of diagnostic tests <text:s/>and provides an algorithm for management</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128" calcext:value-type="float">
            <text:p>128</text:p>
          </table:table-cell>
          <table:table-cell table:style-name="ce1" office:value-type="string" calcext:value-type="string">
            <text:p>PMC7112750</text:p>
          </table:table-cell>
          <table:table-cell table:style-name="ce3" office:value-type="string" calcext:value-type="string">
            <text:p>this century is witnessing dramatic changes in the health needs of the world s populations <text:s/>the double burden of infectious and chronic diseases constitutes major causes of morbidity and mortality <text:s/>over the last two decades <text:s/>there has been a rise in infectious diseases <text:s/>including the severe acute respiratory syndrome virus <text:s/>sars <text:s text:c="2"/>the h1n1 pandemic influenza <text:s/>the ebolavirus and the covid 19 virus <text:s/>these diseases have rapidly spread across the world and have reminded us of the unprecedented connectivity that defines our modern civilization <text:s/>though some countries have made substantial progress toward improving global surveillance for emerging infectious diseases <text:s/>eids <text:s text:c="2"/>the vast majority of low and middle income countries <text:s/>lmics <text:s/>with fragile health systems and various system related bottlenecks remain vulnerable to outbreaks and <text:s/>as such <text:s/>experience dramatic social and economic consequences when they are reported <text:s/>lessons learned from past outbreaks suggest that gender inequalities are common across a range of health issues relating to sexual and reproductive health and rights <text:s/>srhr <text:s text:c="2"/>with women being particularly disadvantaged <text:s/>partially due to the burden placed on them <text:s/>though these countries are striving to improve their health systems and be more inclusive to this vulnerable group <text:s/>the national <text:s/>global outbreaks have burdened the overall system and thus paralyzed normal services dedicated to the delivery of sexual and reproductive health <text:s/>srh <text:s/>services <text:s/>in this paper <text:s/>we discuss the global commitments to srh <text:s/>the impact of the eids on the lmics <text:s/>the failure in the delivery of srh services <text:s/>and the strategies for successful implementation of recovery plans that must address the specific and differentiated needs of women and girls in resource poor setting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29" calcext:value-type="float">
            <text:p>129</text:p>
          </table:table-cell>
          <table:table-cell table:style-name="ce1" office:value-type="string" calcext:value-type="string">
            <text:p>PMC7277747</text:p>
          </table:table-cell>
          <table:table-cell table:style-name="ce3" office:value-type="string" calcext:value-type="string">
            <text:p>health personnel and community workers are at the front line of the covid 19 emergency response and need to be equipped with adequate knowledge related to epidemics for an effective response <text:s/>this study aimed to identify the coverage of covid 19 health information via different sources accessed by health workers and community workers in vietnam <text:s/>a cross sectional study using a web based survey was carried out from january to february 2020 in vietnam <text:s/>respondent driven sampling <text:s/>rds <text:s/>was used for recruiting participants <text:s/>we utilized the exploratory factor analysis <text:s/>efa <text:s/>to examine the construct validity of the questionnaire <text:s/>a higher percentage of participants knew about <text:s/>clinical and pathogen characteristics of covid 19 <text:s text:c="2"/>compared to <text:s/>regulations and policies related to covid 19 <text:s text:c="2"/>the percentage of participants accessing the information on <text:s/>guidelines and policies on prevention and control of covid 19 <text:s/>was the lowest <text:s/>especially among medical students <text:s text:c="2"/>mass media and peer educators <text:s/>channels had a higher score of accessing covid 19 information <text:s/>compared to <text:s/>organizations <text:s/>agencies <text:s/>associations <text:s/>sources <text:s/>participants consumed most of their covid 19 information via <text:s/>internet <text:s/>online newspapers <text:s/>social networks <text:s text:c="2"/>our findings indicate an urgency to re design training programs and communication activities for a more effective dissemination of information related to the covid 19 epidemic or epidemics in general</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30" calcext:value-type="float">
            <text:p>130</text:p>
          </table:table-cell>
          <table:table-cell table:style-name="ce1" office:value-type="string" calcext:value-type="string">
            <text:p>PMC7123281</text:p>
          </table:table-cell>
          <table:table-cell table:style-name="ce3" office:value-type="string" calcext:value-type="string">
            <text:p>chapter 5 looks at bird flu <text:s/>h5n1 <text:s/>pandemics and severe acute respiratory syndrome <text:s/>sars <text:s text:c="2"/>this chapter shifts the focus from the relationship between individual health rights and state requirements <text:s/>notably immunization <text:s/>and responsibilities <text:s/>particularly in providing security against health threats <text:s/>to international requirements and responsibilities for health <text:s/>through the lens of the sars and the h5n1 <text:s/>it traces the newest evolution of the international health regulations <text:s/>ihrs <text:s text:c="2"/>it analyses the positions and compromises of states <text:s/>notably with regard to their sovereignty <text:s/>in reaching the final compromise <text:s/>to share responsibility in safeguarding global health <text:s/>it takes to task the regulations <text:s/>lack of <text:s/>teeth <text:s text:c="2"/>the fact that despite international treaty status <text:s/>the ihrs operate on a voluntary basis without an enforcement mechanism</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31" calcext:value-type="float">
            <text:p>131</text:p>
          </table:table-cell>
          <table:table-cell table:style-name="ce1" office:value-type="string" calcext:value-type="string">
            <text:p>PMC7120892</text:p>
          </table:table-cell>
          <table:table-cell table:style-name="ce3" office:value-type="string" calcext:value-type="string">
            <text:p>in adult patients with respiratory failure refractory to conventional treatment <text:s/>ecmo represents a potentially lifesaving option <text:s/>and the cesar trial indeed indicated that significantly more patients with severe ards survived without severe disability if they were transferred to a single ecmo center compared with patients who were managed conventionally at remote hospitals <text:s/>during the 2009 influenza a <text:s/>h1n1 <text:s/>pandemic <text:s/>the italian ministry of health instituted a national network of selected icu centers <text:s/>the extracorporeal membrane oxygenation network <text:s/>ecmonet <text:s text:c="2"/>the italian network was set up to centralize all potentially severe patients in a limited number of tertiary hospitals to provide advanced treatment options including ecmo and identify predictors of mortality in order to define the best timing of ecmo institution <text:s/>the institution of the italian ecmo network allowed a high survival rate of patients with severe ards due to h1n1 infection treated by ecmo <text:s/>providing effective and safe centralization and creating an important organization platform to face future possible epidemics with high demand for critical care services and specialized respiratory support</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32" calcext:value-type="float">
            <text:p>132</text:p>
          </table:table-cell>
          <table:table-cell table:style-name="ce1" office:value-type="string" calcext:value-type="string">
            <text:p>PMC7231470</text:p>
          </table:table-cell>
          <table:table-cell table:style-name="ce3" office:value-type="string" calcext:value-type="string">
            <text:p>the ongoing pandemic of coronavirus disease 2019 <text:s/>covid 19 <text:s text:c="2"/>caused by infection with human coronavirus 2019 <text:s/>hcov 19 <text:s text:c="2"/>sars cov 2 <text:s text:c="2"/>2019 ncov <text:s text:c="2"/>is a global threat to the human population <text:s/>here <text:s/>we briefly summarize the available data for the zoonotic origins of hcov 19 <text:s/>with reference to the other two epidemics of highly virulent coronaviruses <text:s/>sars cov and mers cov <text:s/>which cause severe pneumonia in humans <text:s/>we propose to intensify future efforts for tracing the origins of hcov 19 <text:s/>which is a very important scientific question for the control and prevention of the pandemic</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33" calcext:value-type="float">
            <text:p>133</text:p>
          </table:table-cell>
          <table:table-cell table:style-name="ce1" office:value-type="string" calcext:value-type="string">
            <text:p>PMC7084867</text:p>
          </table:table-cell>
          <table:table-cell table:style-name="ce3" office:value-type="string" calcext:value-type="string">
            <text:p>located in the subtropics <text:s/>taiwan is one of the major epidemic areas for dengue fever <text:s/>with severe epidemics occurring in recent years <text:s/>dengue fever has become a serious health threat to taiwan s residents and a potentially serious economic cost to society <text:s/>this study recruited 730 random participants and adopted the contingent valuation method to understand the factors influencing the populace s willingness to pay <text:s/>wtp <text:s/>to reduce the health risk of dengue fever <text:s/>the results show that high income women with children and people with higher preventive perceptions and behavior are more willing to invest in preventive measures against dengue fever <text:s/>in the evaluation of wtp for preventive treatment for health risks <text:s/>each person was willing to pay on average nt 751 annually to lower psychological health risks <text:s/>nt 793 annually to lower the risk of illness <text:s/>and nt 1086 annually to lower the risk of death</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34" calcext:value-type="float">
            <text:p>134</text:p>
          </table:table-cell>
          <table:table-cell table:style-name="ce1" office:value-type="string" calcext:value-type="string">
            <text:p>PMC6779206</text:p>
          </table:table-cell>
          <table:table-cell table:style-name="ce3" office:value-type="string" calcext:value-type="string">
            <text:p>the incidence of dengue is increasing in guangdong <text:s/>china <text:s/>with the largest outbreak to date in 2014 <text:s/>widespread awareness of epidemiological and molecular characteristics of the dengue virus <text:s/>denv <text:s/>is required <text:s/>in 2014 <text:s/>we isolated the virus from patients and sequenced its genome <text:s/>the sequences of denv isolated from guangdong and other countries screened since 2005 were studied to establish molecular evolutionary databases along with epidemiological data to explore its epidemiological <text:s/>phylogenetic <text:s/>and molecular characteristics <text:s/>causes underlying the occurrence of the dengue epidemic included importation and localization of the virus <text:s/>the number of indigenous cases significantly exceeded that of imported cases <text:s/>dengue virus 1 is the most important serotype and caused the long term epidemic locally <text:s/>based on the data available since 2005 <text:s/>denv1 was divided into three genotypes <text:s/>i <text:s/>iv <text:s/>and v <text:s text:c="2"/>only genotypes i and v were detected in 2014 <text:s/>in 2014 <text:s/>an epidemic involving old lineages of denv1 genotype v occurred after 2 years of silence <text:s/>the genotype was previously detected from 2009 to 2011 <text:s/>genotype i <text:s/>which caused recent epidemics <text:s/>demonstrated a continuation of new lineages <text:s/>and a predictive pattern of molecular evolution since 2005 among the four lineages was present <text:s/>the denv isolated from guangdong was closely related to those causing large scale epidemics in neighboring countries <text:s/>suggesting the possibility of its import from these countries <text:s/>the lack of sufficient epidemiological data and evidence on the local mosquito borne denv emphasizes the importance of studying the molecular evolutionary features and establishing a well established phylogenetic tree for dengue prevention and control in guangdong</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35" calcext:value-type="float">
            <text:p>135</text:p>
          </table:table-cell>
          <table:table-cell table:style-name="ce1" office:value-type="string" calcext:value-type="string">
            <text:p>PMC7170333</text:p>
          </table:table-cell>
          <table:table-cell table:style-name="ce3" office:value-type="string" calcext:value-type="string">
            <text:p>coronavirus disease 2019 <text:s/>covid 19 <text:s/>is an infectious disease caused by severe acute respiratory syndrome coronavirus 2 <text:s/>sars cov 2 <text:s/>with droplets and contact as the main means of transmission <text:s/>since the first case appeared in wuhan <text:s/>china <text:s/>in december 2019 <text:s/>the outbreak has gradually spread nationwide <text:s/>up to now <text:s/>according to official data released by the chinese health commission <text:s/>the number of newly diagnosed patients has been declining <text:s/>and the epidemic is gradually being controlled <text:s/>although most patients have mild symptoms and good prognosis after infection <text:s/>some patients developed severe and die from multiple organ complications <text:s/>the pathogenesis of sars cov 2 infection in humans remains unclear <text:s/>immune function is a strong defense against invasive pathogens and there is currently no specific antiviral drug against the virus <text:s/>this article reviews the immunological changes of coronaviruses like sars <text:s/>mers and other viral pneumonia similar to sars cov 2 <text:s/>combined with the published literature <text:s/>the potential pathogenesis of covid 19 is inferred <text:s/>and the treatment recommendations for giving high doses intravenous immunoglobulin and low molecular weight heparin anticoagulant therapy to severe type patients are propos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36" calcext:value-type="float">
            <text:p>136</text:p>
          </table:table-cell>
          <table:table-cell table:style-name="ce1" office:value-type="string" calcext:value-type="string">
            <text:p>PMC7245683</text:p>
          </table:table-cell>
          <table:table-cell table:style-name="ce3" office:value-type="string" calcext:value-type="string">
            <text:p>fighting the current covid 19 pandemic <text:s/>we must not forget to prepare for the next <text:s/>since elderly and frail people are at high risk <text:s/>we wish to predict their vulnerability <text:s/>and intervene if possible <text:s/>for example <text:s/>it would take little effort to take additional swabs or dried blood spots <text:s/>such</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37" calcext:value-type="float">
            <text:p>137</text:p>
          </table:table-cell>
          <table:table-cell table:style-name="ce1" office:value-type="string" calcext:value-type="string">
            <text:p>PMC7193730</text:p>
          </table:table-cell>
          <table:table-cell table:style-name="ce3" office:value-type="string" calcext:value-type="string">
            <text:p>until recently <text:s/>conventional culture techniques and immunofluorecence assays were considered the gold standard for the detection of respiratory viruses <text:s/>even though results are mostly available too late or lacked specificity and sensitivity <text:s/>these methods are now widely replaced with appropriate dna <text:s/>and rna based amplification techniques <text:s/>in particular real time pcr amplification <text:s/>for the detection of an extended number of agents responsible for acute respiratory infections <text:s/>real time pcr offers rapid results <text:s/>efficiencies in work flow and a reduced risk of false positive results due to contamination <text:s/>as a result <text:s/>better patient management or reduction of unnecessary antibiotic administration will be possible leading to enhanced efficiencies in health care <text:s/>in applying molecular methods to diagnostic use <text:s/>the laboratory can optimise its diagnostic strategy by applying a combination of real time amplification tests for respiratory viruses and the non viral respiratory bacterial pathogens <text:s/>however this must be done within a context of resource availability <text:s/>technical expertise available and clinical utility <text:s/>it seems certain that molecular microbiology will continue to develop <text:s/>leading to further applications in diagnostic technology <text:s/>thereby improving our understanding of disease processes and enhancing our knowledge of the pathogens responsibl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38" calcext:value-type="float">
            <text:p>138</text:p>
          </table:table-cell>
          <table:table-cell table:style-name="ce1" office:value-type="string" calcext:value-type="string">
            <text:p>PMC7232189</text:p>
          </table:table-cell>
          <table:table-cell table:style-name="ce3" office:value-type="string" calcext:value-type="string">
            <text:p>influenza b virus <text:s/>ibv <text:s/>is a respiratory pathogen that infects humans and causes seasonal influenza epidemics <text:s/>however <text:s/>cellular response to ibv infection in humans and mechanisms of host mediated restriction of ibv replication are not thoroughly understood <text:s/>in this study <text:s/>we used next generation sequencing <text:s/>ngs <text:s/>to perform transcriptome profiling of ibv infected human lung epithelial a549 cells at 0 <text:s/>6 <text:s/>12 <text:s/>and 24 h post infection <text:s/>hpi <text:s/>and characterized the cellular gene expression dynamics <text:s/>we observed that more than 4000 host genes were differentially regulated during the study period <text:s/>which included up regulation of genes encoding proteins <text:s/>having a role in the innate antiviral immune responses <text:s/>immune activation <text:s/>cellular metabolism <text:s/>autophagy <text:s/>and apoptosis <text:s/>as well as down regulation of genes involved in mitosis and cell proliferation <text:s/>further analysis of rna seq data coupled with rt qpcr validation collectively showed that double strand rna recognition pathways <text:s/>including retinoic acid inducible gene i <text:s/>rig i <text:s/>and toll like receptor 3 <text:s/>tlr3 <text:s text:c="2"/>were substantially activated following ibv infection <text:s/>taken together <text:s/>these results provide important initial insights into the intimate interaction between ibv and lung epithelial cells <text:s/>which can be further explored towards elucidation of the cellular mechanisms in restriction or elimination of ibv infections in huma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39" calcext:value-type="float">
            <text:p>139</text:p>
          </table:table-cell>
          <table:table-cell table:style-name="ce1" office:value-type="string" calcext:value-type="string">
            <text:p>PMC7053713</text:p>
          </table:table-cell>
          <table:table-cell table:style-name="ce3" office:value-type="string" calcext:value-type="string">
            <text:p>in 1978 <text:s/>dengue fever was first reported in guangdong province <text:s/>china <text:s/>and this has been continuously prevalent in guangdong in recent years <text:s/>this is responsible for the heavy burden on the control of dengue <text:s/>and raises the concern about whether dengue outbreaks have become endemic in guangdong <text:s/>previous studies based on single <text:s/>dengue fever <text:s/>a mosquito borne viral disease in humans <text:s/>has been endemic in many southeast asian countries <text:s/>since its first outbreak in 1978 in foshan <text:s/>guangdong province <text:s/>china <text:s/>dengue has been continually epidemic in recent years in guangdong <text:s/>which raised the concern whether dengue infection is endemic in guangdong <text:s/>in this study <text:s/>we performed phylogenetic <text:s/>recombinant <text:s/>and nucleotide variation analyses of 114 complete genome sequences of dengue virus serotypes 1 4 <text:s/>denv1 4 <text:s/>collected from 2013 to 2017 in 18 of 21 cities of guangdong <text:s/>phylogenetic analyses revealed that denv sequences did not form a single cluster <text:s/>indicating that dengue fever was not endemic in guangdong <text:s/>although denv1 4 co circulated in guangdong <text:s/>twenty intra serotype recombinant isolates involving denv1 4 were detected <text:s/>but no inter serotype recombinant events were identified in this study <text:s/>additionally <text:s/>the most recombinant events were detected simultaneously in the gen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40" calcext:value-type="float">
            <text:p>140</text:p>
          </table:table-cell>
          <table:table-cell table:style-name="ce1" office:value-type="string" calcext:value-type="string">
            <text:p>PMC7228735</text:p>
          </table:table-cell>
          <table:table-cell table:style-name="ce3" office:value-type="string" calcext:value-type="string">
            <text:p>global health care is experiencing an unprecedented surge in the number of critically ill patients who require mechanical ventilation due to the covid 19 pandemic <text:s/>the requirement for relatively long periods of ventilation in those who survive means that many are considered for tracheostomy to free patients from ventilatory support and maximise scarce resources <text:s/>covid 19 provides unique challenges for tracheostomy care <text:s/>health care workers need to safely undertake tracheostomy procedures and manage patients afterwards <text:s/>minimising risks of nosocomial transmission and compromises in the quality of care <text:s/>conflicting recommendations exist about case selection <text:s/>the timing and performance of tracheostomy <text:s/>and the subsequent management of patients <text:s/>in response <text:s/>we convened an international working group of individuals with relevant expertise in tracheostomy <text:s/>we did a literature and internet search for reports of research pertaining to tracheostomy during the covid 19 pandemic <text:s/>supplemented by sources comprising statements and guidance on tracheostomy care <text:s/>by synthesising early experiences from countries that have managed a surge in patient numbers <text:s/>emerging virological data <text:s/>and international <text:s/>multidisciplinary expert opinion <text:s/>we aim to provide consensus guidelines and recommendations on the conduct and management of tracheostomy during the covid 19 pandemic</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41" calcext:value-type="float">
            <text:p>141</text:p>
          </table:table-cell>
          <table:table-cell table:style-name="ce1" office:value-type="string" calcext:value-type="string">
            <text:p>PMC7291249</text:p>
          </table:table-cell>
          <table:table-cell table:style-name="ce3" office:value-type="string" calcext:value-type="string">
            <text:p>influenza viruses cause infectious respiratory disease characterized by fever <text:s/>myalgia <text:s/>and congestion <text:s/>ranging in severity from mild to life threating <text:s/>although enormous efforts have aimed to prevent and treat influenza infections <text:s/>seasonal and pandemic influenza outbreaks remain a major public health concern <text:s/>this is largely because influenza viruses rapidly undergo genetic mutations that restrict the long lasting efficacy of vaccine induced immune responses and therapeutic regimens <text:s/>in this review <text:s/>we discuss the virological features of influenza a viruses and provide an overview of current knowledge of the innate sensing of invading influenza viruses and the protective immune responses in the host</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42" calcext:value-type="float">
            <text:p>142</text:p>
          </table:table-cell>
          <table:table-cell table:style-name="ce1" office:value-type="string" calcext:value-type="string">
            <text:p>PMC7223842</text:p>
          </table:table-cell>
          <table:table-cell table:style-name="ce3" office:value-type="string" calcext:value-type="string">
            <text:p>a regional epidemic of aseptic meningitis caused by echovirus 30 <text:s/>e30 <text:s/>occurred in hokkaido <text:s/>japan <text:s/>during the period of august december 2017 <text:s/>to investigate their phylogenetic relationship to other human enteroviruses <text:s/>we determined the complete genomic nucleotide sequences of isolates from this outbreak <text:s/>phylogenetic analysis of the viral capsid protein 1 gene showed that the strains were most closely related to e30 strains detected in germany <text:s/>france <text:s/>and russia in 2013 <text:s/>in contrast <text:s/>the region encoding the viral protease and the rna dependent rna polymerase had a close phylogenetic relationship to non e30 enteroviruses detected in the united kingdom and switzerland in 2015 2017 <text:s/>suggesting that a recombination event had occurr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43" calcext:value-type="float">
            <text:p>143</text:p>
          </table:table-cell>
          <table:table-cell table:style-name="ce1" office:value-type="string" calcext:value-type="string">
            <text:p>PMC7181926</text:p>
          </table:table-cell>
          <table:table-cell table:style-name="ce3" office:value-type="string" calcext:value-type="string">
            <text:p>the circulation of zika virus <text:s/>zikv <text:s/>in mali has not been clearly characterized <text:s/>therefore <text:s/>we conducted a serologic survey of 793 asymptomatic volunteer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44" calcext:value-type="float">
            <text:p>144</text:p>
          </table:table-cell>
          <table:table-cell table:style-name="ce1" office:value-type="string" calcext:value-type="string">
            <text:p>PMC7288254</text:p>
          </table:table-cell>
          <table:table-cell table:style-name="ce3" office:value-type="string" calcext:value-type="string">
            <text:p>oncolytic viruses constitute an emerging strategy in immunomodulatory cancer treatment <text:s/>the first oncolytic virus <text:s/>talimogene laherparepvec <text:s/>t vec <text:s text:c="2"/>based on herpes simplex virus 1 <text:s/>hsv 1 <text:s text:c="2"/>was approved by the food and drug administration <text:s/>fda <text:s/>and european medicines agency <text:s/>ema <text:s/>in 2015 <text:s/>the field of oncolytic virotherapy is still in its beginnings <text:s/>since many promising viruses remain only superficially explored <text:s/>influenza a virus causes a highly immunogenic acute infection but never leads to a chronic disease <text:s/>while oncolytic influenza a viruses are in preclinical development <text:s/>they have not made the transition into clinical practice yet <text:s/>recent insights into different types of cell death caused by influenza a virus infection illuminate novel possibilities of enhancing its therapeutic effect <text:s/>genetic engineering and experience in influenza a virus vaccine development allow safe application of the virus in patients <text:s/>in this review we give a summary of efforts undertaken to develop oncolytic influenza a viruses <text:s/>we discuss strategies for targeting viral replication to cancerous lesions and arming them with immunogenic transgenes <text:s/>we furthermore describe which modes of cell death are induced by influenza a virus infection and how these insights may be utilized to optimize influenza a virus based oncolytic virus design</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145" calcext:value-type="float">
            <text:p>145</text:p>
          </table:table-cell>
          <table:table-cell table:style-name="ce1" office:value-type="string" calcext:value-type="string">
            <text:p>PMC6979359</text:p>
          </table:table-cell>
          <table:table-cell table:style-name="ce3" office:value-type="string" calcext:value-type="string">
            <text:p>yellow fever <text:s/>yf <text:s/>is an acute viral disease <text:s/>affecting humans and non human primates <text:s/>nhp <text:s text:c="2"/>caused by the yellow fever virus <text:s/>yfv <text:s text:c="2"/>despite the existence of a safe vaccine <text:s/>yf continues to cause morbidity and mortality in thousands of people in africa and south america <text:s/>since 2016 <text:s/>massive yf outbreaks have taken place in brazil <text:s/>reaching yf free zones <text:s/>causing thousands of deaths of humans and nhp <text:s/>here we reviewed the main epidemiological aspects <text:s/>new clinical findings in humans <text:s/>and issues regarding yfv infection in vectors and nhp in brazil <text:s/>the 2016 2019 yf epidemics have been considered the most significant outbreaks of the last 70 years in the country <text:s/>and the number of human cases was 2 8 times higher than total cases in the previous 36 years <text:s/>a new yfv lineage was associated with the recent outbreaks <text:s/>with persistent circulation in southeast brazil until 2019 <text:s/>due to the high number of infected patients <text:s/>it was possible to evaluate severity and death predictors and new clinical features of yf</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46" calcext:value-type="float">
            <text:p>146</text:p>
          </table:table-cell>
          <table:table-cell table:style-name="ce1" office:value-type="string" calcext:value-type="string">
            <text:p>PMC7284148</text:p>
          </table:table-cell>
          <table:table-cell table:style-name="ce3" office:value-type="string" calcext:value-type="string">
            <text:p>recently <text:s/>a pathogen has been identified as a novel coronavirus <text:s/>sars cov 2 <text:s/>and found to trigger novel pneumonia <text:s/>covid 19 <text:s/>in human beings and some other mammals <text:s/>the uncontrolled release of cytokines is seen from the primary stages of symptoms to last acute respiratory distress syndrome <text:s/>ards <text:s text:c="2"/>thus <text:s/>it is necessary to find out safe and effective drugs against this deadly coronavirus as soon as possible <text:s/>here <text:s/>we downloaded the three dimensional model of nsp10 nsp16 methyltransferase <text:s/>pdb id <text:s/>6w6l <text:s/>and main protease <text:s/>pdb id <text:s/>6lu7 <text:s/>of covid 19 <text:s/>using these molecular models <text:s/>we performed virtual screening with our anti viral <text:s/>inti infectious <text:s/>and anti protease compounds <text:s/>which are attractive therapeutics to prevent infection of the covid 19 <text:s/>we found that top screened compound binds with protein molecules with good dock score with the help of hydrophobic interactions and hydrogen bonding <text:s/>we observed that protease complexed with cyclocytidine hydrochloride <text:s/>anti viral and anti cancer <text:s text:c="2"/>trifluridine <text:s/>anti viral <text:s text:c="2"/>adonitol <text:s/>and meropenem <text:s/>anti bacterial <text:s text:c="2"/>and penciclovir <text:s/>anti viral <text:s/>bound with a good docking score ranging from <text:s/>6 8 to <text:s/>5 1 <text:s/>kcal mol <text:s text:c="2"/>further <text:s/>nsp10 nsp16 methyltransferase complexed with telbivudine <text:s/>oxytetracycline dihydrate <text:s/>anti viral <text:s text:c="2"/>methylgallate <text:s/>anti malarial <text:s text:c="2"/>2 deoxyglucose and daphnetin <text:s/>anti cancer <text:s/>from the docking score of <text:s/>7 0 to <text:s/>5 7 <text:s/>kcal mol <text:s text:c="2"/>in conclusion <text:s/>the selected compounds may be used as a novel therapeutic agent to combat this deadly pandemic disease <text:s/>sars cov 2 infection <text:s/>but needs further experimental research</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47" calcext:value-type="float">
            <text:p>147</text:p>
          </table:table-cell>
          <table:table-cell table:style-name="ce1" office:value-type="string" calcext:value-type="string">
            <text:p>PMC7189398</text:p>
          </table:table-cell>
          <table:table-cell table:style-name="ce3" office:value-type="string" calcext:value-type="string">
            <text:p>covid 19 <text:s/>arising from novel <text:s/>zoonotic coronavirus 2 <text:s/>has gripped the world in a pandemic <text:s/>the present chapter discusses the current internationally implemented pandemic preparedness strategies succeeding recommended to curb the covid 19 threat to humankind <text:s/>the updated phase wise categorization of a pandemic as recommended by the who is described <text:s/>and associated innovations in surveillance <text:s/>response <text:s/>and medical measures advisory in practice across the globe are elaborated <text:s/>from a bird s eye view <text:s/>the covid 19 pandemic management relies on revolutionizing the disease surveillance by incorporating artificial intelligence and data analytics <text:s/>boosting the response strategies extensive testing <text:s/>case isolation <text:s/>contact tracing <text:s/>and social distancing and promoting awareness and access to pharmaceutical and non pharmaceutical interventions <text:s/>which are discussed in the present chapter <text:s/>we also preview the economic bearing of the covid 19 pandemic</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48" calcext:value-type="float">
            <text:p>148</text:p>
          </table:table-cell>
          <table:table-cell table:style-name="ce1" office:value-type="string" calcext:value-type="string">
            <text:p>PMC7224512</text:p>
          </table:table-cell>
          <table:table-cell table:style-name="ce3" office:value-type="string" calcext:value-type="string">
            <text:p>would the affected communities voluntarily obtain herd immunity if a cure for covid 19 was available <text:s/>this paper experimentally investigates people s vaccination choices in the context of a nonlinear public good game <text:s/>a <text:s/>vaccination game <text:s/>is defined in which costly commitments <text:s/>vaccination <text:s/>are required of a fraction of the population to reach the critical level needed for herd immunity <text:s/>without which defectors are punished by the natural contagion of epidemics <text:s/>our experimental implementation of a vaccination game in a controlled laboratory setting reveals that endogenous epidemic punishment is a credible threat <text:s/>resulting in voluntary vaccination to obtain herd immunity <text:s/>for which the orthodox principle of positive externalities fails to account <text:s/>the concave nature of the infection probability plays a key role in facilitating the elimination of an epidemic</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49" calcext:value-type="float">
            <text:p>149</text:p>
          </table:table-cell>
          <table:table-cell table:style-name="ce1" office:value-type="string" calcext:value-type="string">
            <text:p>PMC7098447</text:p>
          </table:table-cell>
          <table:table-cell table:style-name="ce3" office:value-type="string" calcext:value-type="string">
            <text:p>to evaluate the prevalence of cardiac injury and its association with mortality in hospitalized patients infected with avian influenza a <text:s/>h7n9 <text:s/>virus <text:s/>supplemental digital content is available in the text</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50" calcext:value-type="float">
            <text:p>150</text:p>
          </table:table-cell>
          <table:table-cell table:style-name="ce1" office:value-type="string" calcext:value-type="string">
            <text:p>PMC7180381</text:p>
          </table:table-cell>
          <table:table-cell table:style-name="ce3" office:value-type="string" calcext:value-type="string">
            <text:p>a conference on <text:s/>arboviruses <text:s/>a global public health threat <text:s/>was organized on june 20 22 <text:s/>2018 at the merieux foundation conference center in veyrier du lac <text:s/>france <text:s/>to review and raise awareness to the global public health threat of epidemic arboviruses <text:s/>and to advance the discussion on the control and prevention of arboviral diseases <text:s/>the presentations by scientists and public health officials from asia <text:s/>the americas <text:s/>europe and africa strengthened the notion that arboviral diseases of both humans and domestic animals are progressively becoming dominant public health problems in the world <text:s/>the repeated occurrence of recent deadly epidemics strongly reinforces the call for action against these viral diseases <text:s/>and the need for developing effective vaccines <text:s/>drugs <text:s/>vector control tools and strong prevention program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51" calcext:value-type="float">
            <text:p>151</text:p>
          </table:table-cell>
          <table:table-cell table:style-name="ce1" office:value-type="string" calcext:value-type="string">
            <text:p>PMC7187824</text:p>
          </table:table-cell>
          <table:table-cell table:style-name="ce3" office:value-type="string" calcext:value-type="string">
            <text:p>the coronavirus disease 2019 <text:s/>covid 19 <text:s/>pandemic is the defining global health crisis of our time and the greatest challenge facing the world <text:s/>meteorological parameters are reportedly crucial factors affecting respiratory infectious disease epidemics <text:s/>however <text:s/>the effect of meteorological parameters on covid 19 remains controversial <text:s/>this study investigated the effects of temperature and relative humidity on daily new cases and daily new deaths of covid 19 <text:s/>which has useful implications for policymakers and the public <text:s/>daily data on meteorological conditions <text:s/>new cases and new deaths of covid 19 were collected for 166 countries <text:s/>excluding china <text:s/>as of march 27 <text:s/>2020 <text:s/>log linear generalized additive model was used to analyze the effects of temperature and relative humidity on daily new cases and daily new deaths of covid 19 <text:s/>with potential confounders controlled for <text:s/>including wind speed <text:s/>median age of the national population <text:s/>global health security index <text:s/>human development index and population density <text:s/>our findings revealed that temperature and relative humidity were both negatively related to daily new cases and deaths <text:s/>a 1 <text:s/>c increase in temperature was associated with a 3 08 <text:s text:c="2"/>95 <text:s/>ci <text:s/>1 53 <text:s text:c="2"/>4 63 <text:s text:c="2"/>reduction in daily new cases and a 1 19 <text:s text:c="2"/>95 <text:s/>ci <text:s/>0 44 <text:s text:c="2"/>1 95 <text:s text:c="2"/>reduction in daily new deaths <text:s/>whereas a 1 <text:s/>increase in relative humidity was associated with a 0 85 <text:s text:c="2"/>95 <text:s/>ci <text:s/>0 51 <text:s text:c="2"/>1 19 <text:s text:c="2"/>reduction in daily new cases and a 0 51 <text:s text:c="2"/>95 <text:s/>ci <text:s/>0 34 <text:s text:c="2"/>0 67 <text:s text:c="2"/>reduction in daily new deaths <text:s/>the results remained robust when different lag structures and the sensitivity analysis were used <text:s/>these findings provide preliminary evidence that the covid 19 pandemic may be partially suppressed with temperature and humidity increases <text:s/>however <text:s/>active measures must be taken to control the source of infection <text:s/>block transmission and prevent further spread of covid 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52" calcext:value-type="float">
            <text:p>152</text:p>
          </table:table-cell>
          <table:table-cell table:style-name="ce1" office:value-type="string" calcext:value-type="string">
            <text:p>PMC7213670</text:p>
          </table:table-cell>
          <table:table-cell table:style-name="ce3" office:value-type="string" calcext:value-type="string">
            <text:p>therefore <text:s/>in this review <text:s/>we discuss some possible molecular and cellular mechanisms by virtue of which the elderly subjects may be more susceptible to severe covid 19 <text:s/>toward this <text:s/>we raise two main points <text:s/>i <text:s/>increased ace 2 expression in pulmonary and heart tissues in users of chronic angiotensin 1 receptor <text:s/>at1r <text:s/>blockers <text:s/>and ii <text:s/>antibody dependent enhancement <text:s/>ade <text:s/>after previous exposure to other circulating coronaviruses <text:s/>we believe that these points are pivotal for a better understanding of the pathogenesis of severe covid 19 <text:s/>and must be carefully addressed by physicians and scientists in the field <text:s/>the world is currently facing a serious sars cov 2 infection pandemic <text:s/>this virus is a new isolate of coronavirus <text:s/>and the current infection crisis has surpassed the sars and mers epidemics that occurred in 2002 and 2013 <text:s/>respectively <text:s/>sars cov 2 has currently infected more than 142 000 people <text:s/>causing 5 000 deaths and spreading across more than 130 countries worldwide <text:s/>the spreading capacity of the virus clearly demonstrates the potential threat of respiratory viruses to human health <text:s/>thereby reiterating to the governments around the world that preventive health policies and scientific research are pivotal to overcoming the crisis <text:s/>coronavirus disease <text:s/>covid 19 <text:s/>causes flu like symptoms in most cases <text:s/>however <text:s/>approximately 15 <text:s/>of the patients need hospitalization <text:s/>and 5 <text:s/>require assisted ventilation <text:s/>depending on the cohorts studied <text:s/>what is intriguing <text:s/>however <text:s/>is the higher susceptibility of the elderly <text:s/>especially individuals who are older than 60 years of age <text:s/>and have comorbidities <text:s/>including hypertension <text:s/>diabetes <text:s/>and heart disease <text:s/>in fact <text:s/>the death rate in this group may be up to 10 12 <text:s text:c="2"/>interestingly <text:s/>children are somehow less susceptible and are not considered as a risk group</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53" calcext:value-type="float">
            <text:p>153</text:p>
          </table:table-cell>
          <table:table-cell table:style-name="ce1" office:value-type="string" calcext:value-type="string">
            <text:p>PMC7243793</text:p>
          </table:table-cell>
          <table:table-cell table:style-name="ce3" office:value-type="string" calcext:value-type="string">
            <text:p>challenges and opportunities <text:s/>sars cov 2 <text:s/>previously 2019 ncov or wuhan coronavirus <text:s/>caused an unprecedented fast spreading worldwide pandemic <text:s/>although currently with a rather low mortality rate <text:s/>the virus spread rapidly over the world using the modern world s traffic highways <text:s/>the coronavirus <text:s/>cov <text:s/>family members were responsible for several deadly outbreaks and epidemics during the last decade <text:s/>not only governments but also the scientific community reacted promptly to the outbreak <text:s/>and information is shared quickly <text:s/>for example <text:s/>the genetic fingerprint was shared <text:s/>and the 3d structure of key proteins was rapidly solved <text:s/>which can be used for the discovery of potential treatments <text:s/>an overview is given on the current knowledge of the spread <text:s/>disease course <text:s/>and molecular biology of sars cov 2 <text:s/>we discuss potential treatment developments in the context of recent outbreaks <text:s/>drug repurposing <text:s/>and development timelines <text:s/>this perspective covers the chemistry and biology of sars cov 2 and potential pharmacological interventions of the coronavirus pandemic <text:s/>including discussion of the different drug modalities such as vaccines <text:s/>monoclonal antibodies <text:s/>oligonucleotide based therapies <text:s/>peptides <text:s/>interferon therapies <text:s/>small molecule drugs <text:s/>or natural medicines <text:s/>e g <text:s text:c="2"/>traditional chinese medicine <text:s/>tcm <text:s text:c="3"/>the most likely scenario for a short term solution of the covid 19 crisis is the multiple drug repurposing approaches currently being pursued <text:s/>the bigger pictur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54" calcext:value-type="float">
            <text:p>154</text:p>
          </table:table-cell>
          <table:table-cell table:style-name="ce1" office:value-type="string" calcext:value-type="string">
            <text:p>PMC7095334</text:p>
          </table:table-cell>
          <table:table-cell table:style-name="ce3" office:value-type="string" calcext:value-type="string">
            <text:p>with rapidly changing ecology <text:s/>urbanization <text:s/>climate change <text:s/>increased travel and fragile public health systems <text:s/>epidemics will become more frequent <text:s/>more complex and harder to prevent and contain <text:s/>here we argue that our concept of epidemics must evolve from crisis response during discrete outbreaks to an integrated cycle of preparation <text:s/>response and recovery <text:s/>this is an opportunity to combine knowledge and skills from all over the world especially at risk and affected communities <text:s/>many disciplines need to be integrated <text:s/>including not only epidemiology but also social sciences <text:s/>research and development <text:s/>diplomacy <text:s/>logistics and crisis management <text:s/>this requires a new approach to training tomorrow s leaders in epidemic prevention and response <text:s/>we need to integrate the knowledge and skills from different disciplines and from communities all over the world to enable effective responses to future epidemics</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155" calcext:value-type="float">
            <text:p>155</text:p>
          </table:table-cell>
          <table:table-cell table:style-name="ce1" office:value-type="string" calcext:value-type="string">
            <text:p>PMC7087612</text:p>
          </table:table-cell>
          <table:table-cell table:style-name="ce3" office:value-type="string" calcext:value-type="string">
            <text:p>the novel coronavirus <text:s/>covid 19 <text:s/>outbreak <text:s/>which was identified in late 2019 <text:s/>requires special attention because of its future epidemics and possible global threats <text:s/>beside clinical procedures and treatments <text:s/>since artificial intelligence <text:s/>ai <text:s/>promises a new paradigm for healthcare <text:s/>several different ai tools that are built upon machine learning <text:s/>ml <text:s/>algorithms are employed for analyzing data and decision making processes <text:s/>this means that ai driven tools help identify covid 19 outbreaks as well as forecast their nature of spread across the globe <text:s/>however <text:s/>unlike other healthcare issues <text:s/>for covid 19 <text:s/>to detect covid 19 <text:s/>ai driven tools are expected to have active learning based cross population train test models that employs multitudinal and multimodal data <text:s/>which is the primary purpose of the paper</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56" calcext:value-type="float">
            <text:p>156</text:p>
          </table:table-cell>
          <table:table-cell table:style-name="ce1" office:value-type="string" calcext:value-type="string">
            <text:p>PMC7190837</text:p>
          </table:table-cell>
          <table:table-cell table:style-name="ce3" office:value-type="string" calcext:value-type="string">
            <text:p>infectious bronchitis virus <text:s/>ibv <text:s/>control is mainly based on wide vaccine administration <text:s/>although effective <text:s/>its efficacy is not absolute <text:s/>the viral circulation is not prevented and some side effects cannot be denied <text:s/>despite this <text:s/>the determinants of ibv epidemiology and the factors affecting its circulation are still largely unknown and poorly investigated <text:s/>in the present study <text:s/>361 ibv qx <text:s/>the most relevant field genotype in italy <text:s/>sequences were obtained between 2012 and 2016 from the two main italian integrated poultry companies <text:s/>several biostatistical and bioinformatics approaches were used to reconstruct the history of the qx genotype in italy and to assess the effect of different environmental <text:s/>climatic and social factors on its spreading patterns <text:s/>moreover <text:s/>two structured coalescent models were considered in order to investigate if an actual compartmentalization occurs between the two integrated poultry companies and the role of a third <text:s/>ghost <text:s/>deme <text:s/>representative of minor industrial poultry companies and the rural sector <text:s/>the obtained results suggest that the integration of the poultry companies is an effective barrier against ibv spreading <text:s/>since the strains sampled from the two companies formed two essentially independent clades <text:s/>remarkably <text:s/>the only exceptions were represented by farms located in the high densely populated poultry area of northern italy <text:s/>the inclusion of a third deme in the model revealed the likely role of other poultry companies and rural farms <text:s/>particularly concentrated in northern italy <text:s/>as sources of strain introduction into one of the major poultry companies <text:s/>whose farms are mainly located in the high densely populated poultry area of northern italy <text:s/>accordingly <text:s/>when the effect of different environmental and urban parameters on ibv geographic spreading was investigated <text:s/>no factor seems to contribute to ibv dispersal velocity <text:s/>being poultry population density the only exception <text:s/>finally <text:s/>the different viral population pattern observed in the two companies over the same time period supports the pivotal role of management and control strategies on ibv epidemiology <text:s/>overall <text:s/>the present study results stress the crucial relevance of human action rather than environmental factors <text:s/>highlighting the direct benefits that could derive from improved management and organization of the poultry sector on a larger scale</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157" calcext:value-type="float">
            <text:p>157</text:p>
          </table:table-cell>
          <table:table-cell table:style-name="ce1" office:value-type="string" calcext:value-type="string">
            <text:p>PMC7203261</text:p>
          </table:table-cell>
          <table:table-cell table:style-name="ce3" office:value-type="string" calcext:value-type="string">
            <text:p>covid 19 <text:s/>the disease associated in december 2019 with the novel coronavirus sars cov 2 <text:s/>was observed for the first time in china and then spread worldwide becoming pandemic <text:s/>currently <text:s/>there is still no licensed specific antiviral treatment for the human coronavirus disease and a vaccine will not be ready soon <text:s/>however <text:s/>based on experience from the use of other antiviral agents to treat similar virusses <text:s/>some treatment options have been tried with some efficacy <text:s/>clinical trials for future therapies are still ongoing <text:s/>in the meantime <text:s/>prevention <text:s/>control <text:s/>active communication and investment in research are the only ways to overcome this challeng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58" calcext:value-type="float">
            <text:p>158</text:p>
          </table:table-cell>
          <table:table-cell table:style-name="ce1" office:value-type="string" calcext:value-type="string">
            <text:p>PMC7206557</text:p>
          </table:table-cell>
          <table:table-cell table:style-name="ce3" office:value-type="string" calcext:value-type="string">
            <text:p>the 2014 ebola outbreak in three african states transformed the virus into a social reality in which media representations contributed to globalised hysteria and had rhetorical effects <text:s/>this study investigated representations of the ebola virus disease in south african news reports <text:s/>march 2014 june 2015 <text:s text:c="2"/>four discourses were found to operate within the globalised social context <text:s/>threat to humanity <text:s/>predation <text:s/>invasion <text:s/>and conspiracy <text:s/>the south african reportage framed ebola as a predator and criminal rather than using stock warfare imagery <text:s/>representations indicated alignment with phobic high income countries and colonial hegemon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59" calcext:value-type="float">
            <text:p>159</text:p>
          </table:table-cell>
          <table:table-cell table:style-name="ce1" office:value-type="string" calcext:value-type="string">
            <text:p>PMC7264548</text:p>
          </table:table-cell>
          <table:table-cell table:style-name="ce3" office:value-type="string" calcext:value-type="string">
            <text:p>while the world is facing an unprecedented pandemic with covid 19 <text:s/>patients with chronic diseases need special attention and if warranted adaptation of their regular treatment plan <text:s/>in children <text:s/>allergy and asthma are among the most prevalent non communicable chronic diseases <text:s/>and healthcare providers taking care of these patients need guidance <text:s/>at the current stage of knowledge <text:s/>children have less severe symptoms of covid 19 <text:s/>and severe asthma and immunodeficiency are classified as risk factors <text:s/>in addition <text:s/>there is no evidence that currently available asthma and allergy treatments <text:s/>including antihistamines <text:s/>corticosteroids <text:s/>and bronchodilators <text:s/>increase the risk of severe disease from covid 19 <text:s/>most countries affected by covid 19 have opted for nationwide confinement <text:s/>which means that communication with the primary clinician is often performed by telemedicine <text:s/>optimal disease control of allergic <text:s/>asthmatic <text:s/>and immunodeficient children should be sought according to usual treatment guidelines <text:s/>this statement of the eaaci section on pediatrics puts forward six recommendations for the management of childhood allergies and immunodeficiencies based on six underlying facts and existing evidenc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60" calcext:value-type="float">
            <text:p>160</text:p>
          </table:table-cell>
          <table:table-cell table:style-name="ce1" office:value-type="string" calcext:value-type="string">
            <text:p>PMC7001239</text:p>
          </table:table-cell>
          <table:table-cell table:style-name="ce3" office:value-type="string" calcext:value-type="string">
            <text:p>since december 2019 <text:s/>china has been experiencing a large outbreak of a novel coronavirus <text:s/>2019 ncov <text:s/>which can cause respiratory disease and severe pneumonia <text:s/>we estimated the basic reproduction number</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61" calcext:value-type="float">
            <text:p>161</text:p>
          </table:table-cell>
          <table:table-cell table:style-name="ce1" office:value-type="string" calcext:value-type="string">
            <text:p>PMC7107203</text:p>
          </table:table-cell>
          <table:table-cell table:style-name="ce3" office:value-type="string" calcext:value-type="string">
            <text:p>in december 2019 <text:s/>several patients with pneumonia of an unknown cause were detected in wuhan <text:s/>china <text:s/>on 7 january 2020 <text:s/>the causal organism was identified as a new coronavirus <text:s/>later named as the 2019 novel coronavirus <text:s/>2019 ncov <text:s text:c="2"/>genome sequencing found the genetic sequence of 2019 ncov homologous to that of severe acute respiratory syndrome associated coronavirus <text:s/>as of 29 january 2020 <text:s/>the virus had been diagnosed in more than 7000 patients in china and 77 patients in other countries <text:s/>it is reported that both symptomatic and asymptomatic patients with 2019 ncov can play a role in disease transmission via airborne and contact <text:s/>this finding has caused a great concern about the prevention of illness spread <text:s/>the clinical features of the infection are not specific and are often indistinguishable from those of other respiratory infections <text:s/>making it difficult to diagnose <text:s/>given that the virus has a strong ability to spread between individuals <text:s/>it is of top priority to identify potential or suspected patients as soon as possible or the virus may cause a serious pandemic <text:s/>therefore <text:s/>a precision medicine approach to managing this disease is urgently needed for detecting and controlling the spread of the virus <text:s/>in this article <text:s/>we present such an approach to managing 2019 ncov related pneumonia based on the unique traits of the virus recently revealed and on our experience with coronaviruses at west china hospital in chengdu <text:s/>china</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62" calcext:value-type="float">
            <text:p>162</text:p>
          </table:table-cell>
          <table:table-cell table:style-name="ce1" office:value-type="string" calcext:value-type="string">
            <text:p>PMC7202626</text:p>
          </table:table-cell>
          <table:table-cell table:style-name="ce3" office:value-type="string" calcext:value-type="string">
            <text:p>during influenza epidemics <text:s/>japanese clinicians routinely perform rapid influenza diagnostic tests <text:s/>ridts <text:s/>in the examination of patients who have an influenza like illness <text:s/>and patients with positive test results <text:s/>including otherwise healthy individuals <text:s/>are treated with anti influenza drugs <text:s/>however <text:s/>it was recently reported that the sensitivity of ridts was extremely low in adult patients <text:s/>we examined the sensitivity and specificity of an ridt that is widely used in japan <text:s/>imunoace flu <text:s/>tauns <text:s/>shizuoka <text:s/>japan <text:s text:c="2"/>in comparison to reverse transcriptase polymerase chain reaction <text:s/>rt pcr <text:s text:c="2"/>the sensitivity and specificity of the imunoace flu test were 97 1 <text:s text:c="2"/>95 ci <text:s/>93 8 98 9 <text:s/>and 89 2 <text:s text:c="2"/>95 ci <text:s/>84 1 93 1 <text:s text:c="2"/>respectively <text:s/>the imunoace flu test is designed to not only detect influenza a or b <text:s/>but also to detect h1n1pdm09 with the use of an additional test kit <text:s/>linjudge flua pdm <text:s text:c="2"/>its sensitivity and specificity for a h1n1pdm09 were 97 6 <text:s text:c="2"/>95 ci <text:s/>87 4 99 9 <text:s/>and 92 6 <text:s text:c="2"/>95 ci <text:s/>82 1 97 9 <text:s text:c="2"/>respectively <text:s/>thus <text:s/>by consecutively testing patients with the imunoace flu test followed by the linjudge flua pdm test <text:s/>we are able to diagnose whether a patient has a h1n1pdm09 or a h3n2 infection within a short time <text:s/>the reliability of rapid test results seems to be much higher in japan than in other countries <text:s/>because approximately 90 <text:s/>of influenza patients are tested and treated within 48 hours after the onset of illness <text:s/>when the influenza viral load in the upper respiratory tract is high <text:s/>from the japanese experience <text:s/>ridts are sufficiently sensitive and highly useful <text:s/>if patients are tested within 48 hours after the onset of illnes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63" calcext:value-type="float">
            <text:p>163</text:p>
          </table:table-cell>
          <table:table-cell table:style-name="ce1" office:value-type="string" calcext:value-type="string">
            <text:p>PMC7183730</text:p>
          </table:table-cell>
          <table:table-cell table:style-name="ce3" office:value-type="string" calcext:value-type="string">
            <text:p>because rna molecules are at the center of <text:s/>flaviviruses carry a single stranded positive sense rna genome that plays multiple roles in infected cells <text:s/>it is translated into viral proteins <text:s/>used as template for genome replication <text:s/>it is the precursor of the subgenomic flaviviral rna and it is assembled into new virions <text:s/>furthermore <text:s/>viral rna genomes are also packaged into extracellular vesicles <text:s/>e g <text:s/>exosomes <text:s/>which represent an alternate mode of virus dissemina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64" calcext:value-type="float">
            <text:p>164</text:p>
          </table:table-cell>
          <table:table-cell table:style-name="ce1" office:value-type="string" calcext:value-type="string">
            <text:p>PMC7084229</text:p>
          </table:table-cell>
          <table:table-cell table:style-name="ce3" office:value-type="string" calcext:value-type="string">
            <text:p>within last 17 years two widespread epidemics of severe acute respiratory syndrome <text:s/>sars <text:s/>occurred in china <text:s/>which were caused by related coronaviruses <text:s/>covs <text:s text:c="2"/>sars cov and sars cov 2 <text:s/>although the origin s <text:s/>of these viruses are still unknown and their occurrences in nature are mysterious <text:s/>some general patterns of their pathogenesis and epidemics are noticeable <text:s/>both viruses utilize the same receptor angiotensin converting enzyme 2 <text:s/>ace2 <text:s/>for invading human bodies <text:s/>both epidemics occurred in cold dry winter seasons celebrated with major holidays <text:s/>and started in regions where dietary consumption of wildlife is a fashion <text:s/>thus <text:s/>if bats were the natural hosts of sars covs <text:s/>cold temperature and low humidity in these times might provide conducive environmental conditions for prolonged viral survival in these regions concentrated with bats <text:s/>the widespread existence of these bat carried or <text:s/>released viruses might have an easier time in breaking through human defenses when harsh winter makes human bodies more vulnerable <text:s/>once succeeding in making some initial human infections <text:s/>spreading of the disease was made convenient with increased social gathering and holiday travel <text:s/>these natural and social factors influenced the general progression and trajectory of the sars epidemiology <text:s/>however <text:s/>some unique factors might also contribute to the origination of sars in wuhan <text:s/>these factors are discussed in different scenarios in order to promote more research for achieving final valida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65" calcext:value-type="float">
            <text:p>165</text:p>
          </table:table-cell>
          <table:table-cell table:style-name="ce1" office:value-type="string" calcext:value-type="string">
            <text:p>PMC7299651</text:p>
          </table:table-cell>
          <table:table-cell table:style-name="ce3" office:value-type="string" calcext:value-type="string">
            <text:p>one key factor that appears to be crucial in the rejection of quarantines <text:s/>isolation and other social controls during epidemic outbreaks is trust or rather distrust <text:s/>much like news reporting and social media <text:s/>popular culture such as fictional novels <text:s/>television shows and films can influence people s trust <text:s/>especially given that the information provided about an epidemic disease is sometimes seen as grounded in <text:s/>scientific fact <text:s/>by societies <text:s/>as well as providing information on the <text:s/>correct science <text:s/>behind disease transmission <text:s/>spread and illness in films and literature <text:s/>popular culture can also inform societies about how to feel and how to react during epidemics that is to say create some expectations about the kinds of societal responses that could potentially occur <text:s/>in this article we closely analyse three films that centre around epidemic diseases</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166" calcext:value-type="float">
            <text:p>166</text:p>
          </table:table-cell>
          <table:table-cell table:style-name="ce1" office:value-type="string" calcext:value-type="string">
            <text:p>PMC7266578</text:p>
          </table:table-cell>
          <table:table-cell table:style-name="ce3" office:value-type="string" calcext:value-type="string">
            <text:p>coronavirus disease <text:s/>covid 19 <text:s/>is a major pandemic and now a leading cause of death worldwide <text:s/>currently <text:s/>no drugs vaccine is available for the treatment of this disease <text:s/>future preventions and social distancing are the only ways to prevent this disease from community transmission <text:s/>vitamin d is an important micronutrient and has been reported to improve immunity and protect against respiratory illness <text:s/>this short review highlights the important scientific link between vit d levels and susceptibility to covid 19 in patients <text:s/>this review also discusses recommendations for vit d dose required for healthy as well as covid 19 susceptible patients for protection and preven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67" calcext:value-type="float">
            <text:p>167</text:p>
          </table:table-cell>
          <table:table-cell table:style-name="ce1" office:value-type="string" calcext:value-type="string">
            <text:p>PMC7256352</text:p>
          </table:table-cell>
          <table:table-cell table:style-name="ce3" office:value-type="string" calcext:value-type="string">
            <text:p>communicated by ramaswamy h <text:s/>sarma <text:s/>severe acute respiratory syndrome coronavirus 2 <text:s/>sars cov 2 <text:s/>is the causative representative of a severe respiratory illness resulted in widespread human infections and deaths in nearly all of the countries since late 2019 <text:s/>there is no therapeutic fda approved drug against sars cov 2 infection <text:s/>although a combination of anti viral drugs is directly being practiced in some countries <text:s/>a broad spectrum of antiviral agents are being currently evaluated in clinical trials <text:s/>and in this review <text:s/>we specifically focus on the application of remdesivir <text:s/>rvd <text:s/>as a potential anti viral compound against middle east respiratory syndrome <text:s/>mers <text:s text:c="2"/>cov <text:s/>sars cov and sars cov 2 <text:s/>first <text:s/>we overview the general information about sars cov 2 <text:s/>followed by application of rdv as a nucleotide analogue which can potentially inhibits rna dependent rna polymerase of covs <text:s/>afterwards <text:s/>we discussed the kinetics of sars <text:s/>or mers cov proliferation in animal models which is significantly different compared to that in humans <text:s/>finally <text:s/>some ongoing challenges and future perspective on the application of rdv either alone or in combination with other anti viral agents against covs infection were surveyed to determine the efficiency of rdv in preclinical trials <text:s/>as a result <text:s/>this paper provides crucial evidence of the potency of rdv to prevent sars cov 2 infectio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68" calcext:value-type="float">
            <text:p>168</text:p>
          </table:table-cell>
          <table:table-cell table:style-name="ce1" office:value-type="string" calcext:value-type="string">
            <text:p>PMC7123295</text:p>
          </table:table-cell>
          <table:table-cell table:style-name="ce3" office:value-type="string" calcext:value-type="string">
            <text:p>over the past 30 years <text:s/>africa has achieved significant health gains <text:s/>life expectancy has risen while infant <text:s/>child <text:s/>and maternal mortality have declined <text:s/>despite these improvements <text:s/>the continent still faces serious challenges from infectious diseases <text:s/>the chapter covers hiv and aids and other epidemics in sub saharan africa <text:s/>it addresses the origins <text:s/>evolution <text:s/>mortality <text:s/>morbidity <text:s/>and socio economic impacts of the epidemics <text:s/>as well as the policies and programs put in place to combat them <text:s/>the chapter concludes with a review of the funding and the sustainability of such financial effort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69" calcext:value-type="float">
            <text:p>169</text:p>
          </table:table-cell>
          <table:table-cell table:style-name="ce1" office:value-type="string" calcext:value-type="string">
            <text:p>PMC7184017</text:p>
          </table:table-cell>
          <table:table-cell table:style-name="ce3" office:value-type="string" calcext:value-type="string">
            <text:p>the use of medical masks and respirators as personal protective equipment is pivotal to reducing the level of biological hazard to which healthcare workers are exposed during the outbreak of highly diffusible pathogens <text:s/>such as the recent novel coronavirus sars cov 2 <text:s/>unfortunately <text:s/>during this pandemic <text:s/>supplies are rapidly running out worldwide <text:s/>with potential consequences for the rate of occupational infections <text:s/>also <text:s/>knowledge about specific characteristics of respirators is of utmost importance to select the proper type according to the clinical setting <text:s/>a wide variety of literature is available on the topic <text:s/>but mostly based on influenza viruses infection models <text:s/>clinical evidence on the use of respirators is poor and interest in the topic has not been constant over time <text:s/>a better understanding of sars cov 2 transmission is needed <text:s/>together with high quality clinical data on the use of respirators or alternative devices <text:s/>moreover <text:s/>healthcare workers <text:s/>regardless of their level of experience <text:s/>should receive specific training <text:s/>this review aims to summarize the available evidence on the use of medical masks and respirators in the context of viral infections <text:s/>especially the current coronavirus disease 2019 <text:s/>covid 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70" calcext:value-type="float">
            <text:p>170</text:p>
          </table:table-cell>
          <table:table-cell table:style-name="ce1" office:value-type="string" calcext:value-type="string">
            <text:p>PMC7300806</text:p>
          </table:table-cell>
          <table:table-cell table:style-name="ce3" office:value-type="string" calcext:value-type="string">
            <text:p>using a model developed for estimating solar inactivation of viruses of biodefense concerns <text:s/>we calculated the expected inactivation of sars cov 2 virus <text:s/>cause of covid 19 pandemic <text:s/>by artificial uvc and by solar ultraviolet radiation in several cities of the world during different times of the year <text:s/>the uv sensitivity estimated here for sars cov 2 is compared with those reported for other ssrna viruses <text:s/>including influenza a virus <text:s/>the results indicate that sars cov 2 aerosolized from infected patients and deposited on surfaces could remain infectious outdoors for considerable time during the winter in many temperate zone cities <text:s/>with continued risk for re aerosolization and human infection <text:s/>conversely <text:s/>the presented data indicate that sars cov 2 should be inactivated relatively fast <text:s/>faster than influenza a <text:s/>during summer in many populous cities of the world <text:s/>indicating that sunlight should have a role in the occurrence <text:s/>spread rate <text:s/>and duration of coronavirus pandemic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71" calcext:value-type="float">
            <text:p>171</text:p>
          </table:table-cell>
          <table:table-cell table:style-name="ce1" office:value-type="string" calcext:value-type="string">
            <text:p>PMC7120200</text:p>
          </table:table-cell>
          <table:table-cell table:style-name="ce3" office:value-type="string" calcext:value-type="string">
            <text:p>the chapter reviews diseases of humanity <text:s/>both chronic disease and emergent diseases <text:s/>that may harp much of humanity over short periods of time <text:s/>it explains why the chances for pandemics are increasing and how they are inevitable <text:s/>the threats of biological warfare and bioterrorism are covered <text:s/>and the ways that we can stop pandemics are brought to the reader s attention</text:p>
          </table:table-cell>
          <table:table-cell table:style-name="ce1" office:value-type="string" calcext:value-type="string">
            <text:p>Non-Viral</text:p>
          </table:table-cell>
          <table:table-cell table:number-columns-repeated="1020"/>
        </table:table-row>
        <table:table-row table:style-name="ro1">
          <table:table-cell table:style-name="ce2" office:value-type="float" office:value="172" calcext:value-type="float">
            <text:p>172</text:p>
          </table:table-cell>
          <table:table-cell table:style-name="ce2" office:value-type="string" calcext:value-type="string">
            <text:p>PMC6994851</text:p>
          </table:table-cell>
          <table:table-cell table:style-name="ce4" office:value-type="string" calcext:value-type="string">
            <text:p>microbiology <text:s/>genetics <text:s/>molecular biology <text:s/>health sciences <text:s/>influenza <text:s/>nepal <text:s/>prevalence <text:s/>virus <text:s/>vaccine</text:p>
          </table:table-cell>
          <table:table-cell table:style-name="ce2" office:value-type="string" calcext:value-type="string">
            <text:p>Viral</text:p>
          </table:table-cell>
          <table:table-cell table:style-name="ce2" table:number-columns-repeated="22"/>
          <table:table-cell table:number-columns-repeated="998"/>
        </table:table-row>
        <table:table-row table:style-name="ro1">
          <table:table-cell table:style-name="ce1" office:value-type="float" office:value="173" calcext:value-type="float">
            <text:p>173</text:p>
          </table:table-cell>
          <table:table-cell table:style-name="ce1" office:value-type="string" calcext:value-type="string">
            <text:p>PMC7207110</text:p>
          </table:table-cell>
          <table:table-cell table:style-name="ce3" office:value-type="string" calcext:value-type="string">
            <text:p>the emergence and rapid global spread of sars cov 2 mark the third such identification of a novel coronavirus capable of causing severe <text:s/>potentially fatal disease in humans in the 21</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74" calcext:value-type="float">
            <text:p>174</text:p>
          </table:table-cell>
          <table:table-cell table:style-name="ce1" office:value-type="string" calcext:value-type="string">
            <text:p>PMC7109336</text:p>
          </table:table-cell>
          <table:table-cell table:style-name="ce3" office:value-type="string" calcext:value-type="string">
            <text:p>random effects meta regression and meta analyses were performed on a comprehensive database of hcv epidemiological measures to investigate hcv epidemiology in populations with liver related conditions <text:s/>hcv appears to play a dominant role in liver diseases in egypt and pakistan <text:s/>with even growing role in pakistan <text:s/>we investigated hepatitis c virus <text:s/>hcv <text:s/>epidemiology in populations with liver related diseases <text:s/>lrds <text:s/>in the middle east and north africa <text:s/>the data source was standardized databases of hcv measures populated through systematic reviews <text:s/>random effects meta analyses and meta regressions were performed <text:s/>and genotype diversity was assessed <text:s/>analyses were based on 252 hcv antibody prevalence measures <text:s/>eight viremic rate measures <text:s/>and 30 genotype measures on 132 358 subjects <text:s/>pooled mean prevalence in lrd populations was 58 8 <text:s text:c="2"/>95 <text:s/>confidence interval <text:s/>ci <text:s text:c="2"/>51 5 <text:s/>66 0 <text:s text:c="2"/>in egypt and 55 8 <text:s text:c="2"/>95 <text:s/>ci <text:s/>49 1 <text:s/>62 4 <text:s text:c="2"/>in pakistan <text:s/>these values were higher than in other countries <text:s/>which had a pooled prevalence of only 15 6 <text:s text:c="2"/>95 <text:s/>ci <text:s/>12 4 <text:s/>19 0 <text:s text:c="3"/>mean prevalence was highest in patients with hepatocellular carcinoma at 56 9 <text:s text:c="2"/>95 <text:s/>ci <text:s/>50 2 <text:s/>63 5 <text:s text:c="2"/>and those with cirrhosis at 50 4 <text:s text:c="2"/>95 <text:s/>ci <text:s/>40 8 <text:s/>60 0 <text:s text:c="3"/>type of lrd population and country were the strongest predictors of prevalence <text:s/>explaining 48 6 <text:s/>of the variation <text:s/>no evidence for prevalence decline was found <text:s/>but there was strong evidence for prevalence increase in pakistan <text:s/>a strong <text:s/>positive association was identified between prevalence in the general population and that in lrd populations <text:s/>the pearson correlation coefficient ranged between 0 605 and 0 862 <text:s/>the pooled mean viremic rate was 75 5 <text:s text:c="2"/>95 <text:s/>ci <text:s/>61 0 <text:s/>87 6 <text:s text:c="3"/>genotype 4 was most common <text:s/>44 2 <text:s text:c="3"/>followed by genotype 3 <text:s/>34 5 <text:s text:c="3"/>genotype 1 <text:s/>17 0 <text:s text:c="3"/>genotype 2 <text:s/>3 5 <text:s text:c="3"/>genotype 6 <text:s/>0 5 <text:s text:c="3"/>and genotype 5 <text:s/>0 3</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75" calcext:value-type="float">
            <text:p>175</text:p>
          </table:table-cell>
          <table:table-cell table:style-name="ce1" office:value-type="string" calcext:value-type="string">
            <text:p>PMC7246487</text:p>
          </table:table-cell>
          <table:table-cell table:style-name="ce3" office:value-type="string" calcext:value-type="string">
            <text:p>in the past century <text:s/>there have been several pandemics <text:s/>within the context of global health <text:s/>these pandemics have often been viewed from the lens of determinants such as population <text:s/>poverty <text:s/>and pollution <text:s/>with an ever changing world and the covid 19 pandemic <text:s/>the current global determinants of public health need to be expanded <text:s/>in this editorial <text:s/>we explore and redefine the major determinants of global public health to prevent future pandemics <text:s/>policymakers and global leaders should keep at heart the determinants suggested hereby in any planning <text:s/>implementation <text:s/>and evaluation of efforts to improve global public health and prevent pandemic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76" calcext:value-type="float">
            <text:p>176</text:p>
          </table:table-cell>
          <table:table-cell table:style-name="ce1" office:value-type="string" calcext:value-type="string">
            <text:p>PMC7099638</text:p>
          </table:table-cell>
          <table:table-cell table:style-name="ce3" office:value-type="string" calcext:value-type="string">
            <text:p>the global spread of the 2019 ncov is continuing and is fast moving <text:s/>as indicated by the who raising the risk assessment to high <text:s/>in this article <text:s/>we provide a preliminary phylodynamic and phylogeographic analysis of this new virus <text:s/>a maximum clade credibility tree has been built using the 29 available whole genome sequences of 2019 ncov and two whole genome sequences that are highly similar sequences from bat sars like coronavirus available in genebank <text:s/>we are able to clarify the mechanism of transmission among the countries which have provided the 2019 ncov sequence isolates from their patients <text:s/>the bayesian phylogeographic reconstruction shows that the 2019 2020 ncov most probably originated from the bat sars like coronavirus circulating in th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77" calcext:value-type="float">
            <text:p>177</text:p>
          </table:table-cell>
          <table:table-cell table:style-name="ce1" office:value-type="string" calcext:value-type="string">
            <text:p>PMC7121549</text:p>
          </table:table-cell>
          <table:table-cell table:style-name="ce3" office:value-type="string" calcext:value-type="string">
            <text:p>according to the world health organization <text:s/>acute lower respiratory tract infection <text:s/>alri <text:s/>is the fourth leading cause of death worldwide <text:s/>responsible for approximately 3 1 million <text:s/>5 5 <text:s text:c="2"/>of the 56 million estimated deaths per year <text:s/>human respiratory syncytial virus <text:s/>rsv <text:s/>is recognized as the most important cause of alri in infants worldwide <text:s/>it is estimated that every year 33 8 million new cases of rsv related alris occur and cause approximately 200 000 deaths in children younger than 5 years <text:s/>of note <text:s/>99 <text:s/>of these deaths occur in developing countries <text:s/>usually primary infections occur during the first 2 years of life and are symptomatic <text:s/>causing from mild upper respiratory tract illness to severe alri <text:s/>and in some cases pneumonia and bronchiolitis may occur simultaneously <text:s/>recurrent infections throughout life are common but normally cause milder upper respiratory tract illness <text:s/>several studies also associated severe rsv infections during infancy with permanent lung function reduction in adulthood <text:s/>with higher risk of asthma <text:s/>the seasonality of the virus varies but it is often detected throughout the year <text:s/>in south america the highest incidence occurs in the months of january to june <text:s/>despite the clinical importance and the disease burden associated with rsv <text:s/>there is neither specific treatment nor vaccines widely accepted and available nowaday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78" calcext:value-type="float">
            <text:p>178</text:p>
          </table:table-cell>
          <table:table-cell table:style-name="ce1" office:value-type="string" calcext:value-type="string">
            <text:p>PMC7167217</text:p>
          </table:table-cell>
          <table:table-cell table:style-name="ce3" office:value-type="string" calcext:value-type="string">
            <text:p>novel coronaviruses <text:s/>covs <text:s/>are zoonotic pathogens <text:s/>but the first human to human transmission has been reported <text:s/>covs have the best known genome of all rna viruses <text:s/>and mutations in the genome have now been found <text:s/>a pneumonia of unknown cause detected in wuhan <text:s/>china <text:s/>was first reported to the who country office in china on 31 december 2019 <text:s/>this study aims to report early findings related to covid 19 and provide methods to prevent and treat it</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79" calcext:value-type="float">
            <text:p>179</text:p>
          </table:table-cell>
          <table:table-cell table:style-name="ce1" office:value-type="string" calcext:value-type="string">
            <text:p>PMC7150051</text:p>
          </table:table-cell>
          <table:table-cell table:style-name="ce3" office:value-type="string" calcext:value-type="string">
            <text:p>within the ecosystems <text:s/>the balance is important since the populations maintain their size and the food habits that are constant over time <text:s/>in contrast <text:s/>the disappearance of natural sources or the alteration of habitat at different levels can cause major changes in the very structure of the ecosystem <text:s/>alterations in the habitats produced by human activity result in global warming <text:s/>climatic changes <text:s/>which together with globalization <text:s/>increased trade <text:s/>the shortening of distances thanks to transport <text:s/>the increase in population and the socioeconomic activities of human cause imbalances <text:s/>in many cases the vectors and hosts have adapted to the changes and have risen to higher latitudes and altitudes <text:s/>which could contribute to the appearance of outbreaks or new outbreaks of new arboviruses of public health importance <text:s/>different cohabiting species can be reservoirs or vectors of arboviruses such as alphaviruses and flaviviruses <text:s/>currently <text:s/>some viruses transmitted by mosquito vectors <text:s/>such as dengue virus <text:s/>zika virus <text:s/>and chikungunya virus <text:s/>have caused epidemic outbreaks with important effects on human populations <text:s/>it is possible that the expansion of vectors and their diseases reaches developed countries such as the united states and the european union with a great impact on public health <text:s/>the clinical signs of the diseases produced by arboviruses can vary from nonspecific febrile syndrome <text:s/>encephalitis <text:s/>hemorrhagic fever <text:s/>and even death <text:s/>vectors and reservoirs in some cases are insects <text:s/>such as mosquitoes and ticks <text:s/>wild birds are reservoirs for the west nile virus <text:s/>small wild mammals such as rodents <text:s/>bats <text:s/>and domestic animals involved in food production can potentially harbor arboviruses <text:s/>and the ecoepidemiological role of these is unknow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80" calcext:value-type="float">
            <text:p>180</text:p>
          </table:table-cell>
          <table:table-cell table:style-name="ce1" office:value-type="string" calcext:value-type="string">
            <text:p>PMC7239338</text:p>
          </table:table-cell>
          <table:table-cell table:style-name="ce3" office:value-type="string" calcext:value-type="string">
            <text:p>in 2014 <text:s/>our research network was involved in the evaluation of favipiravir <text:s/>an anti influenza polymerase inhibitor <text:s/>against ebola virus <text:s/>in this review <text:s/>we discuss how mathematical modeling was used <text:s/>first to propose a relevant dosing regimen in humans <text:s/>and then to optimize its antiviral efficacy in a nonhuman primate <text:s/>nhp <text:s/>model <text:s/>the data collected in nhps were finally used to develop a model of ebola pathogenesis integrating the interactions among the virus <text:s/>the innate and adaptive immune response <text:s/>and the action of favipiravir <text:s/>we conclude the review of this work by discussing how these results are of relevance for future human studies in the context of ebola virus <text:s/>but also for other emerging viral diseases for which no therapeutics are availabl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81" calcext:value-type="float">
            <text:p>181</text:p>
          </table:table-cell>
          <table:table-cell table:style-name="ce1" office:value-type="string" calcext:value-type="string">
            <text:p>PMC7301034</text:p>
          </table:table-cell>
          <table:table-cell table:style-name="ce3" office:value-type="string" calcext:value-type="string">
            <text:p>many respiratory viral infections such as influenza and measles result in severe acute respiratory symptoms and epidemics <text:s/>in the spring of 2003 <text:s/>an epidemic of coronavirus pneumonia spread from guangzhou to hong kong and subsequently to the rest of the world <text:s/>the who coined the acronym sars <text:s/>severe acute respiratory syndrome <text:s/>and subsequently the causative virus as sars cov <text:s/>in the summer of 2012 <text:s/>epidemic of pneumonia occurred again in saudi arabia which was subsequently found to be caused by another novel coronavirus <text:s/>who coined the term mers <text:s/>middle east respiratory syndrome <text:s/>to denote the middle east origin of the novel virus <text:s/>mers cov <text:s text:c="2"/>in the winter of 2019 <text:s/>another outbreak of pneumonia occurred in wuhan <text:s/>china which rapidly spread globally <text:s/>yet another novel coronavirus was identified as the culprit and has been named sars cov 2 due to its similarities with sars cov <text:s/>and the disease as coronavirus disease 2019 <text:s/>this overview aims to compare and contrast the similarities and differences of these three major episodes of coronavirus outbreak <text:s/>and conclude that they are essentially the same viral respiratory syndromes caused by similar strains of coronavirus with different names <text:s/>coronaviruses have caused major epidemics and outbreaks worldwide in the last two decades <text:s/>from an epidemiological perspective <text:s/>they are remarkably similar in the mode of spread by droplets <text:s/>special focus is placed on the pediatric aspects <text:s/>which carry less morbidity and mortality in all three entiti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82" calcext:value-type="float">
            <text:p>182</text:p>
          </table:table-cell>
          <table:table-cell table:style-name="ce1" office:value-type="string" calcext:value-type="string">
            <text:p>PMC7307539</text:p>
          </table:table-cell>
          <table:table-cell table:style-name="ce3" office:value-type="string" calcext:value-type="string">
            <text:p>the evidence produced in mathematical models plays a key role in shaping policy decisions in pandemics <text:s/>a key question is therefore how well pandemic models relate to their implementation contexts <text:s/>drawing on the cases of ebola and influenza <text:s/>we map how sociological and anthropological research contributes in the modelling of pandemics to consider lessons for covid 19 <text:s/>we show how models detach from their implementation contexts through their connections with global narratives of pandemic response <text:s/>and how sociological and anthropological research can help to locate models differently <text:s/>this potentiates multiple models of pandemic response attuned to their emerging situations in an iterative and adaptive science <text:s/>we propose a more open approach to the modelling of pandemics which envisages the model as an intervention of deliberation in situations of evolving uncertainty <text:s/>this challenges the <text:s/>business as usual <text:s/>of evidence based approaches in global health by accentuating all science <text:s/>within and beyond pandemics <text:s/>as <text:s/>emergent <text:s/>and <text:s/>adaptiv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83" calcext:value-type="float">
            <text:p>183</text:p>
          </table:table-cell>
          <table:table-cell table:style-name="ce1" office:value-type="string" calcext:value-type="string">
            <text:p>PMC7238163</text:p>
          </table:table-cell>
          <table:table-cell table:style-name="ce3" office:value-type="string" calcext:value-type="string">
            <text:p>the past few decades have seen the emergence of several worldwide arbovirus epidemics <text:s/>chikungunya <text:s/>zika <text:s text:c="2"/>the expansion or recrudescence of historical arboviruses <text:s/>dengue <text:s/>yellow fever <text:s text:c="2"/>and the modification of the distribution area of major vector mosquitoes such a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84" calcext:value-type="float">
            <text:p>184</text:p>
          </table:table-cell>
          <table:table-cell table:style-name="ce1" office:value-type="string" calcext:value-type="string">
            <text:p>PMC7211650</text:p>
          </table:table-cell>
          <table:table-cell table:style-name="ce3" office:value-type="string" calcext:value-type="string">
            <text:p>in 2019 2020 a new coronavirus named sars cov 2 was identified as the causative agent of a several acute respiratory infection named covid 19 <text:s/>which is causing a worldwide pandemic <text:s/>there are still many unresolved questions regarding the pathogenesis of this disease and especially the reasons underlying the extremely different clinical course <text:s/>ranging from asymptomatic forms to severe manifestations <text:s/>including the acute respiratory distress syndrome <text:s/>ards <text:s text:c="2"/>sars cov 2 showed phylogenetic similarities to both sars cov and mers cov viruses <text:s/>and some of the clinical features are shared between covid 19 and previously identified beta coronavirus infections <text:s/>available evidence indicate that the so called <text:s/>cytokine storm <text:s/>an uncontrolled over production of soluble markers of inflammation which <text:s/>in turn <text:s/>sustain an aberrant systemic inflammatory response <text:s/>is a major responsible for the occurrence of ards <text:s/>chemokines are low molecular weight proteins with powerful chemoattractant activity which play a role in the immune cell recruitment during inflammation <text:s/>this review will be aimed at providing an overview of the current knowledge on the involvement of the chemokine chemokine receptor system in the cytokine storm related to sars cov 2 infection <text:s/>basic and clinical evidences obtained from previous sars and mers epidemics and available data from covid 19 will be taken into account</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85" calcext:value-type="float">
            <text:p>185</text:p>
          </table:table-cell>
          <table:table-cell table:style-name="ce1" office:value-type="string" calcext:value-type="string">
            <text:p>PMC7202545</text:p>
          </table:table-cell>
          <table:table-cell table:style-name="ce3" office:value-type="string" calcext:value-type="string">
            <text:p>the recently identified sars cov 2 betacoronavirus responsible for the covid 19 pandemic has uncovered the age associated vulnerability in the burden of disease and put aging research in the spotlight <text:s/>the limited data available indicates that covid 19 should be referred to as a gerolavic <text:s/>from greek <text:s/>g ros <text:s/>old man <text:s/>and epilav s <text:s text:c="2"/>harmful <text:s text:c="2"/>infection because the infection rates <text:s/>severity <text:s/>and lethality are substantially higher in the population aged 60 and older <text:s/>this is primarily due to comorbidity but may be partially due to immunosenescence <text:s/>decreased immune function in the elderly <text:s/>and general loss of function <text:s/>fitness <text:s/>and increased frailty associated with aging <text:s/>immunosenescence is a major factor affecting vaccination response <text:s/>as well as the severity and lethality of infectious diseases <text:s/>while vaccination reduces infection rates <text:s/>and therapeutic interventions reduce the severity and lethality of infections <text:s/>these interventions have limitations <text:s/>previous studies showed that postulated geroprotectors <text:s/>such as sirolimus <text:s/>rapamycin <text:s/>and its close derivative rapalog everolimus <text:s/>rad001 <text:s text:c="2"/>decreased infection rates in a small sample of elderly patients <text:s/>this article presents a review of the limited literature available on geroprotective and senoremediative interventions that may be investigated to decrease the disease burden of gerolavic infections <text:s/>this article also highlights a need for rigorous clinical validation of deep aging clocks as surrogate markers of biological age <text:s/>these could be used to assess the need for <text:s/>and efficacy of <text:s/>geroprotective and senoremediative interventions and provide better protection for elderly populations from gerolavic infections <text:s/>this article does not represent medical advice and the medications described are not yet licensed or recommended as immune system boosters <text:s/>as they have not undergone clinical evaluation for this purpose</text:p>
          </table:table-cell>
          <table:table-cell table:style-name="ce1" office:value-type="string" calcext:value-type="string">
            <text:p>Viral</text:p>
          </table:table-cell>
          <table:table-cell table:number-columns-repeated="1020"/>
        </table:table-row>
        <table:table-row table:style-name="ro1">
          <table:table-cell table:style-name="ce2" office:value-type="float" office:value="186" calcext:value-type="float">
            <text:p>186</text:p>
          </table:table-cell>
          <table:table-cell table:style-name="ce2" office:value-type="string" calcext:value-type="string">
            <text:p>PMC7253089</text:p>
          </table:table-cell>
          <table:table-cell table:style-name="ce4" office:value-type="string" calcext:value-type="string">
            <text:p>covid 19 <text:s/>shining the light on africa</text:p>
          </table:table-cell>
          <table:table-cell table:style-name="ce2" office:value-type="string" calcext:value-type="string">
            <text:p>Viral</text:p>
          </table:table-cell>
          <table:table-cell table:style-name="ce2" table:number-columns-repeated="22"/>
          <table:table-cell table:number-columns-repeated="998"/>
        </table:table-row>
        <table:table-row table:style-name="ro1">
          <table:table-cell table:style-name="ce1" office:value-type="float" office:value="187" calcext:value-type="float">
            <text:p>187</text:p>
          </table:table-cell>
          <table:table-cell table:style-name="ce1" office:value-type="string" calcext:value-type="string">
            <text:p>PMC7141890</text:p>
          </table:table-cell>
          <table:table-cell table:style-name="ce3" office:value-type="string" calcext:value-type="string">
            <text:p>with the rapid spread of severe acute respiratory syndrome coronavirus 2 <text:s/>sars cov 2 <text:s/>that results in coronavirus disease 2019 <text:s/>covid 19 <text:s text:c="2"/>corporate entities <text:s/>federal <text:s/>state <text:s/>county <text:s/>and city governments <text:s/>universities <text:s/>school districts <text:s/>places of worship <text:s/>prisons <text:s/>health care facilities <text:s/>assisted living organizations <text:s/>daycares <text:s/>homeowners <text:s/>and other building owners and occupants have an opportunity to reduce the potential for transmission through built environment <text:s/>be <text:s/>mediated pathways <text:s/>over the last decade <text:s/>substantial research into the presence <text:s/>abundance <text:s/>diversity <text:s/>function <text:s/>and transmission of microbes in the be has taken place and revealed common pathogen exchange pathways and mechanisms <text:s/>with the rapid spread of severe acute respiratory syndrome coronavirus 2 <text:s/>sars cov 2 <text:s/>that results in coronavirus disease 2019 <text:s/>covid 19 <text:s text:c="2"/>corporate entities <text:s/>federal <text:s/>state <text:s/>county <text:s/>and city governments <text:s/>universities <text:s/>school districts <text:s/>places of worship <text:s/>prisons <text:s/>health care facilities <text:s/>assisted living organizations <text:s/>daycares <text:s/>homeowners <text:s/>and other building owners and occupants have an opportunity to reduce the potential for transmission through built environment <text:s/>be <text:s/>mediated pathways <text:s/>over the last decade <text:s/>substantial research into the presence <text:s/>abundance <text:s/>diversity <text:s/>function <text:s/>and transmission of microbes in the be has taken place and revealed common pathogen exchange pathways and mechanisms <text:s/>in this paper <text:s/>we synthesize this microbiology of the be research and the known information about sars cov 2 to provide actionable and achievable guidance to be decision makers <text:s/>building operators <text:s/>and all indoor occupants attempting to minimize infectious disease transmission through environmentally mediated pathways <text:s/>we believe this information is useful to corporate and public administrators and individuals responsible for building operations and environmental services in their decision making process about the degree and duration of social distancing measures during viral epidemics and pandemic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88" calcext:value-type="float">
            <text:p>188</text:p>
          </table:table-cell>
          <table:table-cell table:style-name="ce1" office:value-type="string" calcext:value-type="string">
            <text:p>PMC7286386</text:p>
          </table:table-cell>
          <table:table-cell table:style-name="ce3" office:value-type="string" calcext:value-type="string">
            <text:p>corrected for imperfect imputation <text:s/>boosted regression trees generated more representative case fatality ratio estimates than could be obtained without imputation <text:s/>these estimates <text:s/>used in tandem with other resources <text:s/>are essential for public health planning and evaluation in resource poor setting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89" calcext:value-type="float">
            <text:p>189</text:p>
          </table:table-cell>
          <table:table-cell table:style-name="ce1" office:value-type="string" calcext:value-type="string">
            <text:p>PMC7194972</text:p>
          </table:table-cell>
          <table:table-cell table:style-name="ce3" office:value-type="string" calcext:value-type="string">
            <text:p>this case is about a 9 year old child diagnosed with covid 19 <text:s/>with a history of epidemiology <text:s/>sars cov 2 nucleic acids testing was positive <text:s/>while chest ct examination was negative <text:s/>the clinical classification was light <text:s/>nonetheless <text:s/>isolation measures should still be taken to avoid infecting other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90" calcext:value-type="float">
            <text:p>190</text:p>
          </table:table-cell>
          <table:table-cell table:style-name="ce1" office:value-type="string" calcext:value-type="string">
            <text:p>PMC6950258</text:p>
          </table:table-cell>
          <table:table-cell table:style-name="ce3" office:value-type="string" calcext:value-type="string">
            <text:p>climate change is known to affect pacific island nations in a variety of ways <text:s/>one of them is by increasing the vulnerability of human health induced by various climate change impacts <text:s/>which pose an additional burden to the already distressed health systems in the region <text:s/>this paper explores the associations between climate change and human health on the one hand <text:s/>and outlines some of the health care challenges posed by a changing climate on the other <text:s/>in particular <text:s/>it describes the links between climate variations and the emergence of climate sensitive infectious diseases <text:s/>such as the mosquito borne diseases dengue <text:s/>chikungunya <text:s/>and zika <text:s/>the paper also presents a summary of the key findings of the research initiatives climate change and prevalence study of zika virus diseases in fiji and the findings from the world mosquito program as two examples of public health action in the pacific reg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91" calcext:value-type="float">
            <text:p>191</text:p>
          </table:table-cell>
          <table:table-cell table:style-name="ce1" office:value-type="string" calcext:value-type="string">
            <text:p>PMC7284659</text:p>
          </table:table-cell>
          <table:table-cell table:style-name="ce3" office:value-type="string" calcext:value-type="string">
            <text:p>plant viruses infecting crop species are causing long lasting economic losses and are endangering food security worldwide <text:s/>ongoing events <text:s/>such as climate change <text:s/>changes in agricultural practices <text:s/>globalization of markets or changes in plant virus vector populations <text:s/>are affecting plant virus life cycles <text:s/>because farmer s fields are part of the larger environment <text:s/>the role of wild plant species in plant virus life cycles can provide information about underlying processes during virus transmission and spread <text:s/>this review focuses on the</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192" calcext:value-type="float">
            <text:p>192</text:p>
          </table:table-cell>
          <table:table-cell table:style-name="ce1" office:value-type="string" calcext:value-type="string">
            <text:p>PMC7122241</text:p>
          </table:table-cell>
          <table:table-cell table:style-name="ce3" office:value-type="string" calcext:value-type="string">
            <text:p>new and old entero pathogenic viruses are increasing in the society and in the healthcare <text:s/>like th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93" calcext:value-type="float">
            <text:p>193</text:p>
          </table:table-cell>
          <table:table-cell table:style-name="ce1" office:value-type="string" calcext:value-type="string">
            <text:p>PMC7195990</text:p>
          </table:table-cell>
          <table:table-cell table:style-name="ce3" office:value-type="string" calcext:value-type="string">
            <text:p>coronaviruses <text:s/>covs <text:s/>cause a broad spectrum of diseases in domestic and wild animals <text:s/>poultry <text:s/>and rodents <text:s/>ranging from mild to severe enteric <text:s/>respiratory <text:s/>and systemic disease <text:s/>and also cause the common cold or pneumonia in humans <text:s/>seven coronavirus species are known to cause human infection <text:s/>4 of which <text:s/>hcov 229e <text:s/>hcov nl63 <text:s/>hcov hku1 and hcov oc43 <text:s/>typically cause cold symptoms in immunocompetent individuals <text:s/>the others namely sars cov <text:s/>severe acute respiratory syndrome coronavirus <text:s text:c="2"/>mers cov <text:s/>middle east respiratory syndrome coronavirus <text:s/>were zoonotic in origin and cause severe respiratory illness and fatalities <text:s/>on 31 december 2019 <text:s/>the existence of patients with pneumonia of an unknown aetiology was reported to who by the national authorities in china <text:s/>this virus was officially identified by the coronavirus study group as severe acute respiratory syndrome coronavirus 2 <text:s/>sars cov 2 <text:s text:c="2"/>and the present outbreak of a coronavirus associated acute respiratory disease was labelled coronavirus disease 19 <text:s/>covid 19 <text:s text:c="2"/>covid 19 s first cases were seen in turkey on march 10 <text:s/>2020 and was number 47 029 cases and 1006 deaths after 1 month <text:s/>infections with sars cov 2 are now widespread <text:s/>and as of 10 april 2020 <text:s/>1 727 602 cases have been confirmed in more than 210 countries <text:s/>with 105 728 death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94" calcext:value-type="float">
            <text:p>194</text:p>
          </table:table-cell>
          <table:table-cell table:style-name="ce1" office:value-type="string" calcext:value-type="string">
            <text:p>PMC7277812</text:p>
          </table:table-cell>
          <table:table-cell table:style-name="ce3" office:value-type="string" calcext:value-type="string">
            <text:p>covid 19 caused rapid mass infection worldwide <text:s/>understanding its transmission characteristics <text:s/>including heterogeneity and the emergence of super spreading events <text:s/>sses <text:s/>where certain individuals infect large numbers of secondary cases <text:s/>is of vital importance for prediction and intervention of future epidemics <text:s/>here <text:s/>we collected information of all infected cases <text:s/>135 cases <text:s/>between 21 january and 26 february 2020 from official public sources in tianjin <text:s/>a metropolis of china <text:s/>and grouped them into 43 transmission chains with the largest chain of 45 cases and the longest chain of four generations <text:s/>utilizing a heterogeneous transmission model based on branching process along with a negative binomial offspring distribution <text:s/>we estimated the reproductive number</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95" calcext:value-type="float">
            <text:p>195</text:p>
          </table:table-cell>
          <table:table-cell table:style-name="ce1" office:value-type="string" calcext:value-type="string">
            <text:p>PMC7252152</text:p>
          </table:table-cell>
          <table:table-cell table:style-name="ce3" office:value-type="string" calcext:value-type="string">
            <text:p>recently <text:s/>the coronavirus disease 2019 <text:s/>covid 19 <text:s/>has become a worldwide public health threat <text:s/>early and quick identification of the potential risk zones of covid 19 infection is increasingly vital for the megacities implementing targeted infection prevention and control measures <text:s/>in this study <text:s/>the communities with confirmed cases during january 21 february 27 were collected and considered as the specific epidemic data for beijing <text:s/>guangzhou <text:s/>and shenzhen <text:s/>we evaluated the spatiotemporal variations of the epidemics before utilizing the ecological niche models <text:s/>enm <text:s/>to assemble the epidemic data and nine socioeconomic variables for identifying the potential risk zones of this infection in these megacities <text:s/>three megacities were differentiated by the spatial patterns and quantities of infected communities <text:s/>average cases per community <text:s/>the percentages of imported cases <text:s/>as well as the potential risks <text:s/>although their covid 19 infection situations have been preliminarily contained to date <text:s/>with higher risks that were predominated by various influencing factors in each megacity <text:s/>the potential risk zones coverd about 75 <text:s/>to 100 <text:s/>of currently infected communities <text:s/>our results demonstrate that the enm method was capable of being employed as an early forecasting tool for identifying the potential covid 19 infection risk zones on a fine scale <text:s/>we suggest that local hygienic authorities should keep their eyes on the epidemic in each megacity for sufficiently implementing and adjusting their interventions in the zones with more residents or probably crowded places <text:s/>this study would provide useful clues for relevant hygienic departments making quick responses to increasingly severe epidemics in similar megacities in the worl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96" calcext:value-type="float">
            <text:p>196</text:p>
          </table:table-cell>
          <table:table-cell table:style-name="ce1" office:value-type="string" calcext:value-type="string">
            <text:p>PMC7183256</text:p>
          </table:table-cell>
          <table:table-cell table:style-name="ce3" office:value-type="string" calcext:value-type="string">
            <text:p>in this rapid commentary <text:s/>a mini review is given of the present state of knowledge regarding the etiology and epidemiology of the new coronavirus 2019 ncov and the risks for developing acute respiratory distress syndrome <text:s/>ards <text:s text:c="2"/>the available knowledge on the viral genomics <text:s/>molecular biology and pathogenicity of viruses of the coronaviridae family and other nidovirales <text:s/>forms a helpful template for understanding the present pandemic outbreak <text:s/>however <text:s/>important questions remain unanswered about the underlying mechanism causing the very high case fatality ratios <text:s/>cfr <text:s/>and mechanisms regarding severe reactions like ards <text:s/>fatal cardiac and renal failures <text:s/>associated with a number of important comorbidity factors <text:s/>immunological reactions to lung alveoles in particular <text:s/>involving lung macrophages and alveolar epithelial cell damage <text:s/>in late phase ards in sars like cov diseases <text:s/>so far may not have received enough attention <text:s/>finally a shortlist of questions for high priority further research is suggest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97" calcext:value-type="float">
            <text:p>197</text:p>
          </table:table-cell>
          <table:table-cell table:style-name="ce1" office:value-type="string" calcext:value-type="string">
            <text:p>PMC7212070</text:p>
          </table:table-cell>
          <table:table-cell table:style-name="ce3" office:value-type="string" calcext:value-type="string">
            <text:p>coronavirus disease 2019 <text:s/>covid 19 <text:s/>is an on going pandemic attributed to a novel virus named sars cov 2 <text:s/>comparing the statistics of incidence and death rates between nations reveals that there is discrepancy amongst countries in these regards <text:s/>even between countries that share borders <text:s/>we herein present information from the literature indicating how cross protection against covid 19 conferred by the encephalitis vaccine could be the reason for lower fatality rate in the countries where immunization against encephalitis is widespread or included in national programs <text:s/>this may pave the way for arriving at efficient prevention strategies as well as vaccine development</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98" calcext:value-type="float">
            <text:p>198</text:p>
          </table:table-cell>
          <table:table-cell table:style-name="ce1" office:value-type="string" calcext:value-type="string">
            <text:p>PMC7102540</text:p>
          </table:table-cell>
          <table:table-cell table:style-name="ce3" office:value-type="string" calcext:value-type="string">
            <text:p>the recent pneumonia outbreak caused by a novel coronavirus <text:s/>sars cov 2 <text:s/>in china <text:s/>poses a great threat to global public health <text:s/>therefore <text:s/>rapid and accurate identification of pathogenic viruses plays a vital role in selecting appropriate treatments <text:s/>saving people s lives and preventing epidemics <text:s/>this review summarizes the currently available detection methods for coronavirus nucleic acid <text:s/>it is anticipated that this will assist researchers and clinicians in developing better techniques for timely and effective detection of coronavirus infection <text:s/>the recent pneumonia outbreak caused by a novel coronavirus <text:s/>sars cov 2 <text:s/>is posing a great threat to global public health <text:s/>therefore <text:s/>rapid and accurate identification of pathogenic viruses plays a vital role in selecting appropriate treatments <text:s/>saving people s lives and preventing epidemics <text:s/>it is important to establish a quick standard diagnostic test for the detection of the infectious disease <text:s/>covid 19 <text:s/>to prevent subsequent secondary spread <text:s/>polymerase chain reaction <text:s/>pcr <text:s/>is regarded as a gold standard test for the molecular diagnosis of viral and bacterial infections with high sensitivity and specificity <text:s/>isothermal nucleic acid amplification is considered to be a highly promising candidate method due to its fundamental advantage in quick procedure time at constant temperature without thermocycler operation <text:s/>a variety of improved or new approaches also have been developed <text:s/>this review summarizes the currently available detection methods for coronavirus nucleic acid <text:s/>it is anticipated that this will assist researchers and clinicians in developing better techniques for timely and effective detection of coronavirus infec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199" calcext:value-type="float">
            <text:p>199</text:p>
          </table:table-cell>
          <table:table-cell table:style-name="ce1" office:value-type="string" calcext:value-type="string">
            <text:p>PMC7293297</text:p>
          </table:table-cell>
          <table:table-cell table:style-name="ce3" office:value-type="string" calcext:value-type="string">
            <text:p>using standard systems biology methodologies a 14 compartment dynamic model was developed for the corona virus epidemic <text:s/>the model predicts that <text:s text:c="2"/>i <text:s/>it will be impossible to limit lockdown intensity such that sufficient herd immunity develops for this epidemic to die down <text:s text:c="2"/>ii <text:s/>the death toll from the sars cov 2 virus decreases very strongly with increasing intensity of the lockdown <text:s/>but <text:s/>iii <text:s/>the duration of the epidemic increases at first with that intensity and then decreases again <text:s/>such that <text:s/>iv <text:s/>it may be best to begin with selecting a lockdown intensity beyond the intensity that leads to the maximum duration <text:s text:c="2"/>v <text:s/>an intermittent lockdown strategy should also work and might be more acceptable socially and economically <text:s text:c="2"/>vi <text:s/>an initially intensive but adaptive lockdown strategy should be most efficient <text:s/>both in terms of its low number of casualties and shorter duration <text:s text:c="2"/>vii <text:s/>such an adaptive lockdown strategy offers the advantage of being robust to unexpected imports of the virus <text:s/>e g <text:s/>due to international travel <text:s text:c="2"/>viii <text:s/>the eradication strategy may still be superior as it leads to even fewer deaths and a shorter period of economic downturn <text:s/>but should have the adaptive strategy as backup in case of unexpected infection imports <text:s text:c="2"/>ix <text:s/>earlier detection of infections is the most effective way in which the epidemic can be controlled <text:s/>whilst waiting for vaccin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00" calcext:value-type="float">
            <text:p>200</text:p>
          </table:table-cell>
          <table:table-cell table:style-name="ce1" office:value-type="string" calcext:value-type="string">
            <text:p>PMC7225630</text:p>
          </table:table-cell>
          <table:table-cell table:style-name="ce3" office:value-type="string" calcext:value-type="string">
            <text:p>this month s under the lens discusses how structural studies of the sars cov 2 spike glycoprotein might guide a path towards a vaccin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01" calcext:value-type="float">
            <text:p>201</text:p>
          </table:table-cell>
          <table:table-cell table:style-name="ce1" office:value-type="string" calcext:value-type="string">
            <text:p>PMC6919591</text:p>
          </table:table-cell>
          <table:table-cell table:style-name="ce3" office:value-type="string" calcext:value-type="string">
            <text:p>since 2009 <text:s/>syphilis has been increasing in new york state <text:s/>nys <text:s/>excluding new york city <text:s/>nyc <text:s/>among men with a history of male to male sexual contact <text:s/>msm <text:s text:c="2"/>because msm make up a disproportionate number of new hiv infections <text:s/>this study aims to <text:s/>1 <text:s/>establish yearly rates of early syphilis diagnosis <text:s/>2 <text:s/>assess factors associated with early syphilis diagnosis <text:s/>and 3 <text:s/>describe missed opportunities for earlier diagnosis of syphilis among msm living with diagnosed hiv msmlwdh <text:s/>in nys <text:s/>excluding nyc <text:s/>a cohort of adult msmlwdh alive in 2013 were followed through 2016 to identify individuals with at least one early syphilis diagnosis between july 2014 and december 2016 <text:s/>early syphilis diagnosis rates were calculated for 2015 and 2016 <text:s/>crude relative risks and 95 <text:s/>confidence intervals were calculated to determine associations between available covariates and both syphilis diagnosis and missed opportunities <text:s/>missed opportunities were defined as reports of an hiv related laboratory test within a given window corresponding to syphilis staging where syphilis testing was not performed at the same time <text:s/>of 7 512 msmlwdh <text:s/>50 0 <text:s/>were non hispanic white <text:s/>85 4 <text:s/>aged <text:s/>35 <text:s/>and 320 4 3 <text:s text:c="2"/>had an early syphilis diagnosis <text:s/>yearly rates were <text:s/>1 838 100 000 <text:s/>and 1 681 100 000 in 2015 and 2016 <text:s/>respectively <text:s/>persons who were non hispanic black <text:s/>living with diagnosed hiv for less than three years <text:s/>aged <text:s/>45 <text:s/>and were always virally suppressed or always in hiv care were significantly more likely to have a syphilis diagnosis <text:s/>over half of individuals had evidence of a missed opportunity for earlier syphilis diagnosis <text:s/>syphilis stage at diagnosis <text:s/>older age <text:s/>and syphilis diagnosis not concurrent with an hiv related laboratory test were associated with a higher likelihood of having a missed opportunity <text:s/>this study supports high interrelatedness of the syphilis and hiv epidemics among msm <text:s/>since syphilis can impact hiv viral load suppression status <text:s/>efforts to end the hiv epidemic need to be coupled with syphilis elimination effort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02" calcext:value-type="float">
            <text:p>202</text:p>
          </table:table-cell>
          <table:table-cell table:style-name="ce1" office:value-type="string" calcext:value-type="string">
            <text:p>PMC7245076</text:p>
          </table:table-cell>
          <table:table-cell table:style-name="ce3" office:value-type="string" calcext:value-type="string">
            <text:p>dengue virus <text:s/>denv <text:s/>is a global health threat <text:s/>causing repeated epidemics throughout the tropical world <text:s/>while low herd immunity levels to any one of the four antigenic types of denv predispose populations to outbreaks <text:s/>viral genetic determinants that confer greater fitness for epidemic spread is an important but poorly understood contributor of dengue outbreaks <text:s/>here we report that positive epistasis between the coding and noncoding regions of the viral genome combined to elicit an epidemiologic fitness phenotype associated with the 1994 denv2 outbreak in puerto rico <text:s/>we found that five amino acid substitutions in the ns5 protein reduced viral genomic rna <text:s/>grna <text:s/>replication rate to achieve a more favorable and relatively more abundant subgenomic flavivirus rna <text:s/>sfrna <text:s text:c="2"/>a byproduct of host 5 <text:s/>3 <text:s/>exoribonuclease activity <text:s/>the resulting increase in sfrna relative to grna levels not only inhibited type i interferon <text:s/>ifn <text:s/>expression in infected cells through a previously described mechanism <text:s/>but also enabled sfrna to compete with grna for packaging into infectious particles <text:s/>we suggest that delivery of sfrna to new susceptible cells to inhibit type i ifn induction before grna replication and without the need for further de novo sfrna synthesis could form a <text:s/>preemptive strike <text:s/>strategy against denv <text:s/>dengue affects approximately one half of the world s population <text:s/>while it causes regular and cyclical outbreaks throughout the tropical world <text:s/>the molecular mechanisms that determine its epidemic potential remain poorly defined <text:s/>the present work provides insight into the molecular determinants of epidemiologic fitness <text:s/>which is critical for surveillance to identify dengue virus strains with a potential to cause outbreaks <text:s/>this will allow for better implementation of control measures to intercept impending outbreaks before many lives are affect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03" calcext:value-type="float">
            <text:p>203</text:p>
          </table:table-cell>
          <table:table-cell table:style-name="ce1" office:value-type="string" calcext:value-type="string">
            <text:p>PMC7204673</text:p>
          </table:table-cell>
          <table:table-cell table:style-name="ce3" office:value-type="string" calcext:value-type="string">
            <text:p>the current covid 19 pandemic is posing an unprecedented threat to global well being and its mental health consequences are just becoming understood <text:s/>while the crisis has led to a temporary halt in a lot of ongoing or planned psychiatric research <text:s/>this pandemic is a natural experiment that can help the field to repurpose research to better understand the causes <text:s/>presentations and outcome trajectories as well as treatments in psychiatry <text:s/>inter disciplinary collaborations between researchers are needed to rapidly develop and share the emerging new knowledge of the mental health implications of covid 19 <text:s/>this will help mount an effective response to the current as well as future pandemic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04" calcext:value-type="float">
            <text:p>204</text:p>
          </table:table-cell>
          <table:table-cell table:style-name="ce1" office:value-type="string" calcext:value-type="string">
            <text:p>PMC7127664</text:p>
          </table:table-cell>
          <table:table-cell table:style-name="ce3" office:value-type="string" calcext:value-type="string">
            <text:p>the global virus network <text:s/>gvn <text:s/>was established in 2011 to strengthen research and responses to emerging viral causes of human disease and to prepare against new viral pandemics <text:s/>there are now 52 gvn centers of excellence and 9 affiliate laboratories in 32 countries <text:s/>the 11th international gvn meeting was held from june 9 11 <text:s/>2019 in barcelona <text:s/>spain and was jointly organized with the spanish society of virology <text:s/>a common theme throughout the meeting was globalization and climate change <text:s/>this report highlights the recent accomplishments of gvn researchers in several important areas of medical virology <text:s/>including severe virus epidemics <text:s/>anticipation and preparedness for changing disease dynamics <text:s/>host pathogen interactions <text:s/>zoonotic virus infections <text:s/>ethical preparedness for epidemics and pandemics <text:s/>one health and antiviral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05" calcext:value-type="float">
            <text:p>205</text:p>
          </table:table-cell>
          <table:table-cell table:style-name="ce1" office:value-type="string" calcext:value-type="string">
            <text:p>PMC7151495</text:p>
          </table:table-cell>
          <table:table-cell table:style-name="ce3" office:value-type="string" calcext:value-type="string">
            <text:p>the rapid global emergence of sars cov 2 has been the cause of significant health concern <text:s/>highlighting the immediate need for antivirals <text:s/>viral rna dependent rna polymerases <text:s/>rdrp <text:s/>play essential roles in viral rna synthesis <text:s/>and thus remains the target of choice for the prophylactic or curative treatment of several viral diseases <text:s/>due to high sequence and structural conservation <text:s/>to date <text:s/>the most promising broad spectrum class of viral rdrp inhibitors are nucleoside analogues <text:s/>nas <text:s text:c="2"/>with over 25 approved for the treatment of several medically important viral diseases <text:s/>however <text:s/>coronaviruses stand out as a particularly challenging case for na drug design due to the presence of an exonuclease <text:s/>exon <text:s/>domain capable of excising incorporated nas and thus providing resistance to many of these available antivirals <text:s/>here we use the available structures of the sars cov rdrp and exon proteins <text:s/>as well as lassa virus n exonuclease to derive models of catalytically competent sars cov 2 enzymes <text:s/>we then map a promising na candidate <text:s/>gs 441524 <text:s/>the active metabolite of remdesivir <text:s/>to the nucleoside active site of both proteins <text:s/>identifying the residues important for nucleotide recognition <text:s/>discrimination <text:s/>and excision <text:s/>interestingly <text:s/>gs 441524 addresses both enzyme active sites in a manner consistent with significant incorporation <text:s/>delayed chain termination <text:s/>and altered excision due to the ribose 1 <text:s/>cn group <text:s/>which may account for the increased antiviral effect compared to other available analogues <text:s/>additionally <text:s/>we propose structural and function implications of two previously identified rdrp resistance mutations in relation to resistance against remdesivir <text:s/>this study highlights the importance of considering the balance between incorporation and excision properties of nas between the rdrp and ex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06" calcext:value-type="float">
            <text:p>206</text:p>
          </table:table-cell>
          <table:table-cell table:style-name="ce1" office:value-type="string" calcext:value-type="string">
            <text:p>PMC7211516</text:p>
          </table:table-cell>
          <table:table-cell table:style-name="ce3" office:value-type="string" calcext:value-type="string">
            <text:p>the global fight against coronavirus disease 2019 <text:s/>covid 19 <text:s/>is largely based on strategies to boost immune responses to severe acute respiratory syndrome coronavirus 2 <text:s/>sars cov 2 <text:s/>and prevent its severe course and complications <text:s/>the human defence may include antibodies which interact with sars cov 2 and neutralize its aggressive actions on multiple organ systems <text:s/>protective cross reactivity of antibodies against measles and other known viral infections has been postulated <text:s/>primarily as a result of the initial observations of asymptomatic and mild covid 19 in children <text:s/>uncontrolled case series have demonstrated virus neutralizing effect of convalescent plasma <text:s/>supporting its efficiency at early stages of contracting sars cov 2 <text:s/>given the variability of the virus structure <text:s/>the utility of convalescent plasma is limited to the geographic area of its preparation <text:s/>and for a short period of time <text:s/>intravenous immunoglobulin may also be protective in view of its nonspecific antiviral and immunomodulatory effects <text:s/>finally <text:s/>human monoclonal antibodies may interact with some sars cov 2 proteins <text:s/>inhibiting the virus receptor interaction and prevent tissue injury <text:s/>the improved understanding of the host antiviral responses may help develop safe and effective immunotherapeutic strategies against covid 19 in the foreseeable futur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07" calcext:value-type="float">
            <text:p>207</text:p>
          </table:table-cell>
          <table:table-cell table:style-name="ce1" office:value-type="string" calcext:value-type="string">
            <text:p>PMC7139237</text:p>
          </table:table-cell>
          <table:table-cell table:style-name="ce3" office:value-type="string" calcext:value-type="string">
            <text:p>novel corona virus disease <text:s/>covid 19 <text:s/>originating from china has rapidly crossed borders <text:s/>infecting people throughout the whole world <text:s/>this phenomenon has led to a massive public reaction <text:s/>the media has been reporting continuously across borders to keep all informed about the pandemic situation <text:s/>all these things are creating a lot of concern for people leading to heightened levels of anxiety <text:s/>pandemics can lead to heightened levels of stress <text:s/>anxiety is a common response to any stressful situation <text:s/>this study attempted to assess the knowledge <text:s/>attitude <text:s/>anxiety experience <text:s/>and perceived mental healthcare need among adult indian population during the covid 19 pandemic <text:s/>an online survey was conducted using a semi structured questionnaire using a non probability snowball sampling technique <text:s/>a total of 662 responses were received <text:s/>the responders had a moderate level of knowledge about the covid 19 infection and adequate knowledge about its preventive aspects <text:s/>the attitude towards covid 19 showed peoples <text:s/>willingness to follow government guidelines on quarantine and social distancing <text:s/>the anxiety levels identified in the study were high <text:s/>more than 80 <text:s text:c="2"/>of the people were preoccupied with the thoughts of covid 19 and 72 <text:s text:c="2"/>reported the need to use gloves <text:s/>and sanitizers <text:s/>in this study <text:s/>sleep difficulties <text:s/>paranoia about acquiring covid 19 infection and distress related social media were reported in 12 5 <text:s text:c="3"/>37 8 <text:s text:c="3"/>and 36 4 <text:s text:c="2"/>participants respectively <text:s/>the perceived mental healthcare need was seen in more than 80 <text:s text:c="2"/>of participants <text:s/>there is a need to intensify the awareness and address the mental health issues of people during this covid 19 pandemic</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08" calcext:value-type="float">
            <text:p>208</text:p>
          </table:table-cell>
          <table:table-cell table:style-name="ce1" office:value-type="string" calcext:value-type="string">
            <text:p>PMC7246223</text:p>
          </table:table-cell>
          <table:table-cell table:style-name="ce3" office:value-type="string" calcext:value-type="string">
            <text:p>the media play a key role in promoting public health and influencing debate regarding health issues <text:s/>however <text:s/>some topics seem to generate a stronger response in the public <text:s/>and this may be related to how the media construct and deliver their messages <text:s/>mass media coverage of covid 19 epidemic has been exceptional with more than 180 000 articles published each day in 70 languages from march 8 to april 8 <text:s/>2020 <text:s/>one may well wonder if this massive media attention ever happened in the past and if it has been finally proven to be beneficial or even just appropriate <text:s/>surgical site and implant related infections represent a substantial part of health care associated infections <text:s/>with an estimated overall incidence of 6 <text:s/>post surgical infection <text:s/>approximately 18 million new surgical site infections are expected each year globally <text:s/>with 5 to 10 <text:s/>mortality rate and an astounding economic and social cost <text:s/>in the current mediatic era <text:s/>orthopaedic surgeons need to refocus some of their time and energies from surgery to communication and constructive research <text:s/>only raising mediatic awareness on surgical site and implant related infections may tune up the volume of silent epidemics to a level that can become audible by governing institutio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09" calcext:value-type="float">
            <text:p>209</text:p>
          </table:table-cell>
          <table:table-cell table:style-name="ce1" office:value-type="string" calcext:value-type="string">
            <text:p>PMC7279901</text:p>
          </table:table-cell>
          <table:table-cell table:style-name="ce3" office:value-type="string" calcext:value-type="string">
            <text:p>in december 2019 <text:s/>a novel coronavirus called sars cov 2 was reported to be responsible for a cluster of acute atypical respiratory pneumonia cases in wuhan <text:s/>in hubei province <text:s/>china <text:s/>the disease caused by this virus is called covid 19 <text:s/>coronavirus disease 2019 <text:s text:c="2"/>the virus is transmitted between humans and the outbreak was declared a pandemic by the world health organization <text:s/>who <text:s/>on 11 march 2020 <text:s/>coagulopathy is a common abnormality in patients with covid 19 due to inflammation <text:s/>hypoxia <text:s/>immobilisation <text:s/>endothelial damage and diffuse intravascular coagulation <text:s/>however <text:s/>the data on this topic are still limited <text:s/>here we report the case of a man presenting with pneumonia complicated by bilateral pulmonary embolism</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10" calcext:value-type="float">
            <text:p>210</text:p>
          </table:table-cell>
          <table:table-cell table:style-name="ce1" office:value-type="string" calcext:value-type="string">
            <text:p>PMC7086086</text:p>
          </table:table-cell>
          <table:table-cell table:style-name="ce3" office:value-type="string" calcext:value-type="string">
            <text:p>the large outbreak of coronavirus disease 2019 <text:s/>covid 19 <text:s/>that started in wuhan <text:s/>china has now spread to many countries worldwide <text:s/>current epidemiologic knowledge suggests that relatively few cases are seen among children <text:s/>which limits opportunities to address pediatric specific issues on infection control and the children s contribution to viral spread in the community <text:s/>here <text:s/>we report the first pediatric case of covid 19 in korea <text:s/>the 10 year old girl was a close contact of her uncle and her mother who were confirmed to have covid 19 <text:s/>in this report <text:s/>we present mild clinical course of her pneumonia that did not require antiviral treatment and serial viral test results from multiple specimens <text:s/>lastly <text:s/>we raise concerns on the optimal strategy of self quarantine and patient care in a negative isolation room for childre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11" calcext:value-type="float">
            <text:p>211</text:p>
          </table:table-cell>
          <table:table-cell table:style-name="ce1" office:value-type="string" calcext:value-type="string">
            <text:p>PMC7236913</text:p>
          </table:table-cell>
          <table:table-cell table:style-name="ce3" office:value-type="string" calcext:value-type="string">
            <text:p>coronavirus disease 2019 <text:s/>covid 19 <text:s/>is a pandemic that started in the wuhan province of china in december 2019 <text:s/>it is associated with increased morbidity and mortality mainly due to severe acute respiratory syndrome 2 <text:s/>sars cov 2 <text:s text:c="2"/>cardiac manifestations related to covid 19 include demand ischemia <text:s/>fulminant myocarditis <text:s/>myocardial infarction and arrhythmias <text:s/>in this report <text:s/>we present a case of st segment elevation myocardial infarction <text:s/>stemi <text:s/>in a 68 year old man with covid 19 who initially presented with chest pain and shortness of breath <text:s/>patient s stemi was managed with pharmaco invasive strategy with tissue plasminogen activator <text:s/>t pa <text:s text:c="2"/>he then developed acute hypoxic respiratory failure that was managed in the intensive care unit <text:s/>icu <text:s text:c="2"/>together with multi organ failure from which the patient died 2 days after presentation <text:s/>although the pathophysiologic mechanisms of stemi in covid 19 patients has not been clearly established <text:s/>we hypothesize that interrelated pathogenetic factors <text:s/>that we highlight in this report <text:s/>can play a role in the development of stemi <text:s/>including plaque rupture secondary to systemic inflammation <text:s/>increased pro coagulants <text:s/>endothelial dysfunction <text:s/>impaired fibrinolysis and impaired oxygen utilization leading to demand supply mismatch and myocardial ischemia</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12" calcext:value-type="float">
            <text:p>212</text:p>
          </table:table-cell>
          <table:table-cell table:style-name="ce1" office:value-type="string" calcext:value-type="string">
            <text:p>PMC7234940</text:p>
          </table:table-cell>
          <table:table-cell table:style-name="ce3" office:value-type="string" calcext:value-type="string">
            <text:p>recently observed similarities in covid 19 susceptibility among genetically related individuals hints at a selectivity of the sars cov 2 virus that hinges on the affinity for select genetic profiles prevalent in the human species <text:s/>the selectivity determines susceptibility of clinical disease and extent of pathogenesis <text:s/>including fatal lung and myocardial injury <text:s/>and may be more cogent than the recently reported risk factors <text:s/>the selectivity of the sars cov 2 virus for human genetic profiles as a factor of the virulence appears to be a novel feature and was not previously noted in the epidemics of widespread viral respiratory illnesses in huma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13" calcext:value-type="float">
            <text:p>213</text:p>
          </table:table-cell>
          <table:table-cell table:style-name="ce1" office:value-type="string" calcext:value-type="string">
            <text:p>PMC7167485</text:p>
          </table:table-cell>
          <table:table-cell table:style-name="ce3" office:value-type="string" calcext:value-type="string">
            <text:p>covid 19 as an emerging disease has spread to 183 countries and territories worldwide as of 20 march 2020 <text:s/>the first covid 19 case <text:s/>i e <text:s/>the index case <text:s/>in iran was observed in the city of qom on 19 february 2020 <text:s/>one of the cities of markazi province is delijan <text:s/>which shares a border with qom <text:s/>consequently <text:s/>covid 19 has quickly spread in this city because a large population commutes daily between the two cities <text:s/>this study aimed to report the challenges and considerations of community based preparedness at the onset of covid 19 outbreak in a city of iran in 2020</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14" calcext:value-type="float">
            <text:p>214</text:p>
          </table:table-cell>
          <table:table-cell table:style-name="ce1" office:value-type="string" calcext:value-type="string">
            <text:p>PMC7300443</text:p>
          </table:table-cell>
          <table:table-cell table:style-name="ce3" office:value-type="string" calcext:value-type="string">
            <text:p>this article is protected by copyright <text:s/>all rights reserved <text:s/>we have read recent articles regarding co epidemics co infections of covid 19 and other infectious diseas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15" calcext:value-type="float">
            <text:p>215</text:p>
          </table:table-cell>
          <table:table-cell table:style-name="ce1" office:value-type="string" calcext:value-type="string">
            <text:p>PMC7235801</text:p>
          </table:table-cell>
          <table:table-cell table:style-name="ce3" office:value-type="string" calcext:value-type="string">
            <text:p>there have been tremendous advances in in vitro diagnostic <text:s/>ivd <text:s/>assays for coronavirus disease 2019 <text:s/>covid 19 <text:s/>caused by severe acute respiratory syndrome coronavirus 2 <text:s/>sars cov 2 <text:s text:c="2"/>the main ivd assays used for covid 19 employ real time reverse transcriptase polymerase chain reaction <text:s/>rt pcr <text:s/>that takes a few hours <text:s/>but the assay duration has been shortened to 45 min by cepheid <text:s/>of interest is the point of care <text:s/>poc <text:s/>molecular assay by abbott that decreased the assay duration to just 5 min <text:s/>most molecular tests have been approved by the united states food and drug administration <text:s/>fda <text:s/>under emergency use authorization <text:s/>eua <text:s/>and are conformit <text:s/>europ enne <text:s/>ce <text:s/>marked <text:s/>a wide range of serology immunoassays <text:s/>ias <text:s/>have also been developed that complement the molecular assays for the diagnosis of covid 19 <text:s/>the most prominent ias are automated chemiluminescent ia <text:s/>clia <text:s text:c="2"/>manual elisa <text:s/>and rapid lateral flow ia <text:s/>lfia <text:s text:c="2"/>which detect the immunoglobulin m <text:s/>igm <text:s/>and immunoglobulin g <text:s/>igg <text:s/>produced in persons in response to sars cov 2 infection <text:s/>the ongoing research efforts and advances in complementary technologies will pave the way to new poc ivd assays in the coming months <text:s/>however <text:s/>the performance of ivd assays needs to be critically evaluated before they are employed for the clinical diagnosis of covid 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16" calcext:value-type="float">
            <text:p>216</text:p>
          </table:table-cell>
          <table:table-cell table:style-name="ce1" office:value-type="string" calcext:value-type="string">
            <text:p>PMC7286240</text:p>
          </table:table-cell>
          <table:table-cell table:style-name="ce3" office:value-type="string" calcext:value-type="string">
            <text:p>viral canine diarrhea has high morbidity and mortality and is prevalent worldwide <text:s/>resulting in severe economic and spiritual losses to pet owners <text:s/>however <text:s/>diarrhea pathogens have similar clinical symptoms and are difficult to diagnose clinically <text:s/>thus <text:s/>fast and accurate diagnostic methods are of great significance for prevention and accurate treatment <text:s/>in this study <text:s/>we developed a one step multiplex taqman probe based real time pcr for the differential diagnosis of four viruses causing canine diarrhea including <text:s/>cpv <text:s/>canine parvovirus 2 <text:s text:c="2"/>ccov <text:s/>canine coronavirus <text:s text:c="2"/>castv <text:s/>canine astrovirus <text:s text:c="2"/>and cakov <text:s/>canine kobuviruses <text:s text:c="2"/>the limit of detection was up to 10</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217" calcext:value-type="float">
            <text:p>217</text:p>
          </table:table-cell>
          <table:table-cell table:style-name="ce1" office:value-type="string" calcext:value-type="string">
            <text:p>PMC7241406</text:p>
          </table:table-cell>
          <table:table-cell table:style-name="ce3" office:value-type="string" calcext:value-type="string">
            <text:p>oculo centric factors may provide a key to understanding invasion success by sars cov 2 <text:s/>a highly contagious <text:s/>potentially lethal <text:s/>virus with ocular tropism <text:s/>respiratory infection transmission via the eye and lacrimal nasal pathway elucidated during the 1918 influenza pandemic <text:s/>remains to be explored in this crisis <text:s/>the eye and its adnexae represent a large surface area directly exposed to airborne viral particles and hand contact <text:s/>the virus may bind to corneal and conjunctival angiotensin converting enzyme 2 <text:s/>ace2 <text:s/>receptors and potentially to the lipophilic periocular skin and superficial tear film with downstream carriage into the nasopharynx and subsequent access to the lungs and gut <text:s/>adenoviruses and influenza viruses share this ocular tropism and despite differing ocular and systemic manifestations and disease patterns <text:s/>common lessons <text:s/>particularly in management <text:s/>emerge <text:s/>slit lamp usage places ophthalmologists at particular risk of exposure to high viral loads <text:s/>and poor prognosis <text:s/>and as for adenoviral epidemics <text:s/>this may be a setting for disease transmission <text:s/>local <text:s/>rather than systemic treatments blocking virus binding in this pathway <text:s/>advocated for adenovirus <text:s/>are worth considering <text:s/>this pathway is accessible with eye drops or aerosols containing drugs which appear efficacious via systemic administration <text:s/>a combination such as hydroxychloroquine <text:s/>azithromycin and zinc <text:s/>all of which have previously been used topically in the eye and which work at least in part by blocking ace2 receptors <text:s/>may offer a safe <text:s/>cost effective and resource sparing interven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18" calcext:value-type="float">
            <text:p>218</text:p>
          </table:table-cell>
          <table:table-cell table:style-name="ce1" office:value-type="string" calcext:value-type="string">
            <text:p>PMC7018131</text:p>
          </table:table-cell>
          <table:table-cell table:style-name="ce3" office:value-type="string" calcext:value-type="string">
            <text:p>dengue is a viral disease caused by an arbovirus of the genu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19" calcext:value-type="float">
            <text:p>219</text:p>
          </table:table-cell>
          <table:table-cell table:style-name="ce1" office:value-type="string" calcext:value-type="string">
            <text:p>PMC7265107</text:p>
          </table:table-cell>
          <table:table-cell table:style-name="ce3" office:value-type="string" calcext:value-type="string">
            <text:p>sars cov 2 was identified as the causative pathogen in an outbreak of viral pneumonia cases originating in wuhan <text:s/>china <text:s/>with an ensuing rapid global spread that led it to be declared a pandemic by the who on march 11 <text:s/>2020 <text:s/>given the threat to public health posed by sequelae of sars cov 2 infection <text:s/>the literature surrounding patient presentation in severe and non severe cases <text:s/>transmission rates and routes <text:s/>management strategies <text:s/>and initial clinical trial results have become available at an unprecedented pace <text:s/>in this review we collate current clinical and immunologic reports <text:s/>comparing these to reports of previous coronaviruses to identify mechanisms driving progression to severe disease in some patients <text:s/>in brief <text:s/>we propose a model wherein dysregulated type i interferon signalling leads to aberrant recruitment and accumulation of innate immune lineages in the lung <text:s/>impairing establishment of productive adaptive responses <text:s/>and permitting a pathologic pro inflammatory state <text:s/>finally <text:s/>we extend these findings to suggest possible treatment options that may merit investigation in randomized clinical trial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20" calcext:value-type="float">
            <text:p>220</text:p>
          </table:table-cell>
          <table:table-cell table:style-name="ce1" office:value-type="string" calcext:value-type="string">
            <text:p>PMC6731519</text:p>
          </table:table-cell>
          <table:table-cell table:style-name="ce3" office:value-type="string" calcext:value-type="string">
            <text:p>rubella virus causes mild disease in children but for women in the early stages of pregnancy <text:s/>it can cause spontaneous abortion <text:s/>congenital rubella syndrome <text:s/>crs <text:s/>and associated birth defects <text:s/>despite the availability of an effective vaccine <text:s/>rubella virus continues to circulate endemically in several regions of the world <text:s/>this is particularly true in east and southeast <text:s/>e se <text:s/>asia <text:s/>where control efforts vary widely among countries that are well connected through travel and immigration <text:s/>it is therefore important to understand how the regional persistence of rubella is affected both by dynamics occurring across countries and susceptibility within countries <text:s/>here <text:s/>we use genetic and epidemiological data from countries in e se asia to explore the phylogeography of rubella virus in this region <text:s/>our results underline that metapopulation dynamics are key for rubella persistence and highlight the source sink population structure of the region <text:s/>we identify countries that contribute to the regional metapopulation network and link epidemic dynamics to susceptibility profiles within each country <text:s/>our results indicate that human movement plays an important role in driving epidemic dynamics in e se asia</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21" calcext:value-type="float">
            <text:p>221</text:p>
          </table:table-cell>
          <table:table-cell table:style-name="ce1" office:value-type="string" calcext:value-type="string">
            <text:p>PMC6856290</text:p>
          </table:table-cell>
          <table:table-cell table:style-name="ce3" office:value-type="string" calcext:value-type="string">
            <text:p>a zika virus <text:s/>zikv <text:s/>strain was isolated from an acute febrile patient during the zika epidemics in colombia <text:s/>the strain was intraperitoneally inoculated into balb c mice <text:s/>and 7 days postinoculation <text:s/>neurological manifestations and zikv infection in the brain were demonstrated <text:s/>the reported genome sequence is highly related to strains circulating in the america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22" calcext:value-type="float">
            <text:p>222</text:p>
          </table:table-cell>
          <table:table-cell table:style-name="ce1" office:value-type="string" calcext:value-type="string">
            <text:p>PMC7167553</text:p>
          </table:table-cell>
          <table:table-cell table:style-name="ce3" office:value-type="string" calcext:value-type="string">
            <text:p>with the dramatic background of a newly emerged virus <text:s/>sars cov 2 <text:s/>spreading around the world <text:s/>coronavirus and other infectious health threats for the human and animal populations were illustrated and debated in excellent presentations at the iabs meeting 26 28 of february 2020 <text:s/>historical evidence of pandemics and lessons learned from recent epidemics or epizootics caused by many pathoge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23" calcext:value-type="float">
            <text:p>223</text:p>
          </table:table-cell>
          <table:table-cell table:style-name="ce1" office:value-type="string" calcext:value-type="string">
            <text:p>PMC7238743</text:p>
          </table:table-cell>
          <table:table-cell table:style-name="ce3" office:value-type="string" calcext:value-type="string">
            <text:p>data from the rapid mortality surveillance system in 19 major italian cities were used to carry out a timely assessment of the health impact of the covid 19 epidemic <text:s/>by 18 april <text:s/>a <text:s text:c="2"/>45 <text:s/>excess in mortality was observed <text:s/>with a higher impact in the north of the country <text:s text:c="3"/>76 <text:s text:c="3"/>the excess was greatest among men <text:s/>with an increasing trend by age <text:s/>surveillance data can be used to evaluate the lockdown and re opening phas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24" calcext:value-type="float">
            <text:p>224</text:p>
          </table:table-cell>
          <table:table-cell table:style-name="ce1" office:value-type="string" calcext:value-type="string">
            <text:p>PMC7179791</text:p>
          </table:table-cell>
          <table:table-cell table:style-name="ce3" office:value-type="string" calcext:value-type="string">
            <text:p>sexual and reproductive health <text:s/>srh <text:s/>and rights is a significant public health issue during the epidemics <text:s/>the novel coronavirus <text:s/>sars cov 2 <text:s/>is new to humans <text:s/>and only limited scientific evidence is available to identify the impact of the disease covid 19 on srh <text:s/>including clinical presentation and outcomes of the infection during pregnancy <text:s/>or for persons with sti hiv related immunosuppression <text:s/>beyond the clinical scope of srh <text:s/>we should not neglect the impacts at the health system level and disruptions or interruptions in regular provision of srh services <text:s/>such as pre <text:s/>and postnatal checks <text:s/>safe abortion <text:s/>contraception <text:s/>hiv aids and sexually transmitted infections <text:s/>furthermore <text:s/>other aspects merit attention such as the potential increase of gender based violence and domestic abuse <text:s/>and effects of stigma and discrimination associated with covid 19 and their effects on srh clients and health care providers <text:s/>therefore <text:s/>there is an urgent need for the scientific community to generate sound clinical <text:s/>epidemiological <text:s/>and psycho social behavioral links between covid 19 and srh and rights outcomes <text:s/>the novel coronavirus disease <text:s/>covid 19 <text:s/>outbreak was first declared in china in december 2019 <text:s/>and who declared the pandemic on 11 march 2020 <text:s/>a fast rising number of confirmed cases has been observed in all continents <text:s/>with europe at the epicentre of the outbreak at this moment</text:p>
          </table:table-cell>
          <table:table-cell table:style-name="ce1" office:value-type="string" calcext:value-type="string">
            <text:p>Viral</text:p>
          </table:table-cell>
          <table:table-cell table:number-columns-repeated="1020"/>
        </table:table-row>
        <table:table-row table:style-name="ro1">
          <table:table-cell table:style-name="ce2" office:value-type="float" office:value="225" calcext:value-type="float">
            <text:p>225</text:p>
          </table:table-cell>
          <table:table-cell table:style-name="ce2" office:value-type="string" calcext:value-type="string">
            <text:p>PMC7132190</text:p>
          </table:table-cell>
          <table:table-cell table:style-name="ce4" office:value-type="string" calcext:value-type="string">
            <text:p>while it is too late to confine the</text:p>
          </table:table-cell>
          <table:table-cell table:style-name="ce2" table:number-columns-repeated="23"/>
          <table:table-cell table:number-columns-repeated="998"/>
        </table:table-row>
        <table:table-row table:style-name="ro1">
          <table:table-cell table:style-name="ce1" office:value-type="float" office:value="226" calcext:value-type="float">
            <text:p>226</text:p>
          </table:table-cell>
          <table:table-cell table:style-name="ce1" office:value-type="string" calcext:value-type="string">
            <text:p>PMC7124071</text:p>
          </table:table-cell>
          <table:table-cell table:style-name="ce3" office:value-type="string" calcext:value-type="string">
            <text:p>diagnosis is made with a combination of serology <text:s/>polymerase chain reaction <text:s/>or liver biopsy <text:s/>treatment is supportive in the majority <text:s/>in certain clinical scenarios <text:s/>such as cytomegalovirus infection in transplant patients <text:s/>and acute liver failure from herpes simplex virus <text:s/>specific antiviral therapy is warranted <text:s/>the risk of acquiring infection from any of the non hepatotropic viruses is specific to each virus <text:s/>infection with the herpesviruses is ubiquitous <text:s/>with clinically significant hepatitis being less common <text:s/>considerations for determining the risk of hepatitis from non hepatotropic viruses include prior exposure <text:s/>risk of reactivation <text:s text:c="2"/>host immune status <text:s/>increase severity in immunosuppressed <text:s text:c="2"/>and duration of infection in the contact <text:s/>non hepatotropic viruses cause acute hepatitis and or acute liver failure <text:s/>without causing any chronic damage to the liver <text:s/>these viruses do not primarily target the liver <text:s/>these viruses include the herpes viruses <text:s/>epstein barr virus <text:s/>cytomegalovirus <text:s/>and herpes simplex virus <text:s text:c="2"/>parvovirus <text:s/>adenovirus <text:s/>influenza <text:s/>and severe acute respiratory syndrome <text:s/>sars <text:s/>associated coronaviru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27" calcext:value-type="float">
            <text:p>227</text:p>
          </table:table-cell>
          <table:table-cell table:style-name="ce1" office:value-type="string" calcext:value-type="string">
            <text:p>PMC7098263</text:p>
          </table:table-cell>
          <table:table-cell table:style-name="ce3" office:value-type="string" calcext:value-type="string">
            <text:p>phylogenetic analyses were crucial to elucidate the origin and spread of the pandemic human immunodeficiency virus type 1 <text:s/>hiv 1 <text:s/>group m virus <text:s/>both during the pre epidemic period of cryptic dissemination in human populations as well as during the epidemic phase of spread <text:s/>the use of phylogenetics and phylodynamics approaches has provided important insights to track the founder events that resulted in the spread of hiv 1 strains across vast geographic areas <text:s/>specific countries and within geographically restricted communities <text:s/>in the recent years <text:s/>the use of phylogenetic analysis combined with the huge availability of hiv sequences has become an increasingly important approach to reconstruct hiv transmission networks and understand transmission dynamics in concentrated and generalised epidemics <text:s/>significant efforts to obtain viral sequences from newly hiv infected individuals could certainly contribute to detect rapidly expanding hiv 1 lineages <text:s/>identify key populations at high risk and understand what public health interventions should be prioritised in different scenario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28" calcext:value-type="float">
            <text:p>228</text:p>
          </table:table-cell>
          <table:table-cell table:style-name="ce1" office:value-type="string" calcext:value-type="string">
            <text:p>PMC7121366</text:p>
          </table:table-cell>
          <table:table-cell table:style-name="ce3" office:value-type="string" calcext:value-type="string">
            <text:p>infectious disease models are mathematical descriptions of the spread of infection <text:s/>the majority of infectious disease models consider the spread of infection from one host to another and are sometimes grouped together as <text:s/>mathematical epidemiology <text:s text:c="2"/>a growing body of work considers the spread of infection within an individual <text:s/>often with a particular focus on interactions between the infectious agent and the host s immune responses <text:s/>such models are sometimes grouped together as <text:s/>within host models <text:s text:c="2"/>most recently <text:s/>new models have been developed that consider host pathogen interactions at two levels simultaneously <text:s/>both within host dynamics and between host transmissions <text:s/>infectious disease models vary widely in their complexity <text:s/>in their attempts to refer to data from real life infections and in their focus on problems of an applied or more fundamental nature <text:s/>this entry will focus on simpler models tightly tied to data and aimed at addressing well defined practical problem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29" calcext:value-type="float">
            <text:p>229</text:p>
          </table:table-cell>
          <table:table-cell table:style-name="ce1" office:value-type="string" calcext:value-type="string">
            <text:p>PMC6763598</text:p>
          </table:table-cell>
          <table:table-cell table:style-name="ce3" office:value-type="string" calcext:value-type="string">
            <text:p>the flavivirus genus is composed by viral serocomplexes with relevant global epidemiological impact <text:s/>many areas of the world present both <text:s/>vector fauna and geographical conditions compatible with co circulation <text:s/>importing <text:s/>emergence <text:s/>and epidemics of flaviviruses of different serocomplexes <text:s/>in this study <text:s/>we aimed to identify both <text:s/>immunological determinants and patterns of immune response possibly involved in flavivirus serocomplex cross protection <text:s/>we searched b and t cells epitopes which were thoroughly shown to be involved in flavivirus immunological control <text:s/>such epitopes were analyzed regarding their conservation <text:s/>population coverage <text:s/>and location along flavivirus polyprotein <text:s/>we found that epitopes capable of eliciting flavivirus cross protective immunity to a wide range of human populations are concentrated in proteins e <text:s/>ns3 <text:s/>and ns5 <text:s/>such identification of both <text:s/>immunological determinants and patterns of immune response involved in flavivirus cross protective immunity should be considered in future vaccine development <text:s/>moreover <text:s/>cross reactive epitopes presented in this work may be involved in dynamics of diseases caused by flaviviruses worldwid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30" calcext:value-type="float">
            <text:p>230</text:p>
          </table:table-cell>
          <table:table-cell table:style-name="ce1" office:value-type="string" calcext:value-type="string">
            <text:p>PMC6661876</text:p>
          </table:table-cell>
          <table:table-cell table:style-name="ce3" office:value-type="string" calcext:value-type="string">
            <text:p>influenza pandemics with different extent occur every year in the world <text:s/>it can cause high morbidity and mortality <text:s/>arouse fear panic in public <text:s/>and attract extensive attention worldwide <text:s/>this paper reviews the research progress in epidemiological characteristics <text:s/>detection methods <text:s/>pathogenesis <text:s/>treatment and prophylactic measures of influenza in china <text:s/>it will be helpful for us to understand the current situation of influenza</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31" calcext:value-type="float">
            <text:p>231</text:p>
          </table:table-cell>
          <table:table-cell table:style-name="ce1" office:value-type="string" calcext:value-type="string">
            <text:p>PMC7278987</text:p>
          </table:table-cell>
          <table:table-cell table:style-name="ce3" office:value-type="string" calcext:value-type="string">
            <text:p>following the outbreak of novel severe acute respiratory syndrome <text:s/>sars <text:s/>coronavirus <text:s/>cov 2 <text:s/>the majority of nations are struggling with countermeasures to fight infection <text:s/>prevent spread and improve patient survival <text:s/>considering that the pandemic is a recent event <text:s/>no large clinical trials have been possible and since coronavirus specific drug are not yet available <text:s/>there is no strong consensus on how to treat the coronavirus disease 2019 <text:s/>covid 19 <text:s/>associated viral pneumonia <text:s/>coronaviruses code for an important multifunctional enzyme named papain like protease <text:s/>plp <text:s text:c="2"/>that has many roles in pathogenesis <text:s/>first <text:s/>plp is one of the two viral cysteine proteases <text:s/>along with 3 chymotripsin like protease <text:s/>that is responsible for the production of the replicase proteins required for viral replication <text:s/>second <text:s/>its intrinsic deubiquitinating and deisgylating activities serve to antagonize the host s immune response that would otherwise hinder infection <text:s/>both deubiquitinating and deisgylating functions involve the removal of the small regulatory polypeptides <text:s/>ubiquitin and isg15 <text:s/>respectively <text:s/>from target proteins <text:s/>ubiquitin modifications can regulate the innate immune response by affecting regulatory proteins <text:s/>either by altering their stability via the ubiquitin proteasome pathway or by directly regulating their activity <text:s/>isg15 is a ubiquitin like modifier with pleiotropic effects <text:s/>typically expressed during the host cell immune response <text:s/>plp inhibitors have been evaluated during past coronavirus epidemics <text:s/>and have showed promising results as an antiviral therapy in vitro <text:s/>in this review <text:s/>we recapitulate the roles of plps in coronavirus infections <text:s/>report a list of plp inhibitors and suggest possible therapeutic strategies for covid 19 treatment <text:s/>using both clinical and preclinical drug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32" calcext:value-type="float">
            <text:p>232</text:p>
          </table:table-cell>
          <table:table-cell table:style-name="ce1" office:value-type="string" calcext:value-type="string">
            <text:p>PMC7204704</text:p>
          </table:table-cell>
          <table:table-cell table:style-name="ce3" office:value-type="string" calcext:value-type="string">
            <text:p>respiratory viruses are a major cause of mortality worldwide and in france <text:s/>where they cause several thousands of deaths every year <text:s/>university hospital institute m diterran e infection performs real time surveillance of all diagnoses of infections and associated deaths in public hospitals in marseille <text:s/>southeastern france <text:s/>this study compared mortality associated with diagnoses of respiratory viruses during the colder months of 2018 2019 and 2019 2020 <text:s/>week 47 week 14 <text:s text:c="2"/>in 2018 2019 <text:s/>73 patients <text:s/>0 17 <text:s/>of 42 851 hospitalized patients <text:s/>died after being diagnosed with a respiratory virus <text:s/>40 and 13 deaths occurred in patients diagnosed with influenza a virus and respiratory syncytial virus <text:s/>rsv <text:s text:c="2"/>respectively <text:s/>in 2019 2020 <text:s/>50 patients <text:s/>0 10 <text:s/>of 49 043 patients hospitalized <text:s/>died after being diagnosed with a common respiratory virus <text:s/>seven and seven deaths occurred in patients diagnosed with influenza a virus and rsv <text:s/>respectively <text:s/>additionally <text:s/>55 patients died after being diagnosed with sars cov 2 <text:s/>the proportion of respiratory virus associated deaths among hospitalized patients was thus significantly lower for common respiratory viruses in 2019 2020 than in 2018 2019 <text:s/>102 versus 170 per 100 000 hospitalized patient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33" calcext:value-type="float">
            <text:p>233</text:p>
          </table:table-cell>
          <table:table-cell table:style-name="ce1" office:value-type="string" calcext:value-type="string">
            <text:p>PMC7218368</text:p>
          </table:table-cell>
          <table:table-cell table:style-name="ce3" office:value-type="string" calcext:value-type="string">
            <text:p>sars cov 2 infection displays immense inter individual clinical variability <text:s/>ranging from silent infection to lethal disease <text:s/>the role of human genetics in determining clinical response to the virus remains unclear <text:s/>studies of outliers individuals remaining uninfected despite viral exposure and healthy young patients with life threatening disease present a unique opportunity to reveal human genetic determinants of infection and diseas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34" calcext:value-type="float">
            <text:p>234</text:p>
          </table:table-cell>
          <table:table-cell table:style-name="ce1" office:value-type="string" calcext:value-type="string">
            <text:p>PMC7236830</text:p>
          </table:table-cell>
          <table:table-cell table:style-name="ce3" office:value-type="string" calcext:value-type="string">
            <text:p>sars cov 2 s interplay with the renin angiotensin aldosterone system likely accounts for much of its unique pathology <text:s/>appreciating the degree and mechanism of this interaction highlights potential therapeutic options <text:s/>including blockade <text:s/>arb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35" calcext:value-type="float">
            <text:p>235</text:p>
          </table:table-cell>
          <table:table-cell table:style-name="ce1" office:value-type="string" calcext:value-type="string">
            <text:p>PMC7219790</text:p>
          </table:table-cell>
          <table:table-cell table:style-name="ce3" office:value-type="string" calcext:value-type="string">
            <text:p>dengue <text:s/>a mosquito borne infectious disease caused by the dengue viruses <text:s/>is present in many parts of the tropical and subtropical regions of the world <text:s/>all four serotypes of dengue viruses are endemic in singapore <text:s/>an equatorial city state <text:s/>frequent outbreaks occur <text:s/>sometimes leading to national epidemics <text:s/>however <text:s/>few studies have attempted to characterize breakpoints which precede large rises in dengue case counts <text:s/>in this paper <text:s/>bayesian regime switching <text:s/>brs <text:s/>models were employed to infer epidemic and endemic regimes of dengue transmissions <text:s/>each containing regime specific processes which drive the growth and decline of dengue cases <text:s/>estimated using a custom built multi move gibbs sampling algorithm <text:s/>assessments against various baseline showed that brs performs better in characterizing dengue transmissions <text:s/>the dengue regimes estimated by brs are characterized by their persistent nature <text:s/>next <text:s/>climate analysis showed no short nor long term associations between classified regimes with climate <text:s/>lastly <text:s/>fitting brs to simulated disease data generated from a mechanistic model <text:s/>we showed links between disease infectivity and regimes classified using brs <text:s/>the model proposed could be applied to other localities and diseases under minimal data requirements where transmission counts over time are collected <text:s/>dengue <text:s/>a mosquito borne infectious disease caused by the dengue viruses <text:s/>is present in many parts of the tropical and subtropical regions of the world <text:s/>all four serotypes of dengue viruses are endemic in singapore <text:s/>an equatorial city state <text:s/>frequent outbreaks occur <text:s/>sometimes leading to national epidemics <text:s/>however <text:s/>few studies have attempted to characterize breakpoints which precede large rises in dengue case counts <text:s/>in this paper <text:s/>bayesian regime switching <text:s/>brs <text:s/>models were employed to infer epidemic and endemic regimes of dengue transmissions <text:s/>each containing regime specific autoregressive processes which drive the growth and decline of dengue cases <text:s/>estimated using a custom built multi move gibbs sampling algorithm <text:s/>posterior predictive checks indicate that brs replicates temporal trends in dengue transmissions well and nowcast accuracy assessed using a post hoc classification scheme showed that brs classification accuracy is robust even under limited data with the auc roc at 0 935 <text:s/>lasso based regression and bootstrapping was used to account for plausibly high dimensions of climatic factors affecting dengue transmissions <text:s/>which was then estimated using cross validation to conduct statistical inference on long run climatic effects on the estimated regimes <text:s/>brs estimates epidemic and endemic regimes of dengue in singapore which are characterized by persistence across time <text:s/>lasting an average of 20 weeks and 66 weeks respectively <text:s/>with a low probability of transitioning away from their regimes <text:s/>climate analysis with lasso indicates that long run climatic effects up to 20 weeks ago do not differentiate epidemic and endemic regimes <text:s/>lastly <text:s/>by fitting brs to simulated disease data generated from a stochastic susceptible infected recovered model <text:s/>mechanistic links between infectivity and regimes classified using brs were provided <text:s/>the model proposed could be applied to other localities and diseases under minimal data requirements where transmission counts over time are collect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36" calcext:value-type="float">
            <text:p>236</text:p>
          </table:table-cell>
          <table:table-cell table:style-name="ce1" office:value-type="string" calcext:value-type="string">
            <text:p>PMC7233584</text:p>
          </table:table-cell>
          <table:table-cell table:style-name="ce3" office:value-type="string" calcext:value-type="string">
            <text:p>disease transmission and epidemic prevention are top conservation concerns for wildlife managers <text:s/>especially for small <text:s/>isolated populations <text:s/>previous studies have shown that the course of an epidemic within a heterogeneous host population is strongly influenced by whether pathogens are introduced to regions of relatively high or low host densities <text:s/>this raises the question of how disease monitoring and vaccination programs are influenced by spatial heterogeneity in host distributions <text:s/>we addressed this question by modeling vaccination and monitoring strategies for the channel island fox</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237" calcext:value-type="float">
            <text:p>237</text:p>
          </table:table-cell>
          <table:table-cell table:style-name="ce1" office:value-type="string" calcext:value-type="string">
            <text:p>PMC7069648</text:p>
          </table:table-cell>
          <table:table-cell table:style-name="ce3" office:value-type="string" calcext:value-type="string">
            <text:p>dengue virus <text:s/>denv <text:s/>has caused recent outbreaks in coastal cities of kenya <text:s/>but the epidemiological situation in other areas of kenya is largely unknown <text:s/>we investigated the role of denv infection as a cause of acute febrile disease in non epidemic settings in rural and urban study areas in kenya <text:s/>altogether <text:s/>560 patients were sampled in 2016 2017 in rural taita taveta county <text:s/>dengue virus <text:s/>denv <text:s/>is an emerging mosquito borne global health threat in the tropics and subtropics <text:s/>the majority of the world s population live in areas at risk of dengue that can cause a wide variety of symptoms from febrile illness to haemorrhagic fever <text:s/>information of denv in africa is limited and fragmented <text:s/>in kenya <text:s/>dengue is a recognized disease in coastal cities that have experienced recent outbreaks <text:s/>we investigated the role of denv infection as a cause of acute febrile disease in non epidemic settings in rural and urban study areas in kenya <text:s/>we found denv 2 in five febrile patients from rural taita taveta <text:s/>where no dengue has been reported before <text:s/>genetic analysis of the virus suggests it to be most likely of indian origin <text:s/>this indian origin denv 2 was detected in the mombasa outbreak in 2013 <text:s/>in kilifi in 2014 <text:s/>in taita taveta in 2016 <text:s/>our study samples <text:s/>and again in the malindi outbreak in 2017 <text:s/>the results suggest that dengue is unrecognized in rural kenya and more studies are needed for local risk assessment <text:s/>our findings of virus transmission between epidemics contribute to better understanding of the epidemiological situation and origins of denv in kenya</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38" calcext:value-type="float">
            <text:p>238</text:p>
          </table:table-cell>
          <table:table-cell table:style-name="ce1" office:value-type="string" calcext:value-type="string">
            <text:p>PMC6853075</text:p>
          </table:table-cell>
          <table:table-cell table:style-name="ce3" office:value-type="string" calcext:value-type="string">
            <text:p>a progressive increase in the circulation of arboviruses in tropical countries has been observed <text:s/>accounting for 700 000 yearly deaths in the world <text:s/>the main objective of this article was to identify the presence of zika <text:s/>zikv <text:s text:c="2"/>dengue <text:s/>denv <text:s text:c="2"/>and chikungunya <text:s/>chikv <text:s/>viruses in immature stages of</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39" calcext:value-type="float">
            <text:p>239</text:p>
          </table:table-cell>
          <table:table-cell table:style-name="ce1" office:value-type="string" calcext:value-type="string">
            <text:p>PMC7194909</text:p>
          </table:table-cell>
          <table:table-cell table:style-name="ce3" office:value-type="string" calcext:value-type="string">
            <text:p>the u s <text:s/>economic expansion since 2009 is the longest on record since 1854 <text:s/>according to the national bureau of economic research business cycle dating committee <text:s/>this paper seeks to understand this phenomenon better by looking at the time paths of popular narratives over this interval <text:s/>of stories that people have been telling that offer clues into their economic behavior <text:s/>six constellations of narratives are studied <text:s/>identified by keywords <text:s/>great depression <text:s text:c="3"/>secular stagnation <text:s text:c="3"/>sustainability <text:s text:c="3"/>housing bubble <text:s text:c="3"/>strong economy <text:s text:c="2"/>and <text:s/>save more</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240" calcext:value-type="float">
            <text:p>240</text:p>
          </table:table-cell>
          <table:table-cell table:style-name="ce1" office:value-type="string" calcext:value-type="string">
            <text:p>PMC7277766</text:p>
          </table:table-cell>
          <table:table-cell table:style-name="ce3" office:value-type="string" calcext:value-type="string">
            <text:p>the global outbreak of the coronavirus disease 2019 <text:s/>covid 19 <text:s/>pandemic has uncovered the fragility of healthcare and public health preparedness and planning against epidemics pandemics <text:s/>in addition to the medical practice for treatment and immunization <text:s/>it is vital to have a thorough understanding of community spread phenomena as related research reports 17 9 30 8 <text:s/>confirmed cases to remain asymptomatic <text:s/>therefore <text:s/>an effective assessment strategy is vital to maximize tested population in a short amount of time <text:s/>this article proposes an artificial intelligence <text:s/>ai <text:s/>driven mobilization strategy for mobile assessment agents for epidemics pandemics <text:s/>to this end <text:s/>a self organizing feature map <text:s/>sofm <text:s/>is trained by using data acquired from past mobile crowdsensing <text:s/>mcs <text:s/>campaigns to model mobility patterns of individuals in multiple districts of a city so to maximize the assessed population with minimum agents in the shortest possible time <text:s/>through simulation results for a real street map on a mobile crowdsensing simulator and considering the worst case analysis <text:s/>it is shown that on the 15th day following the first confirmed case in the city under the risk of community spread <text:s/>ai enabled mobilization of assessment centers can reduce the unassessed population size down to one fourth of the unassessed population under the case when assessment agents are randomly deployed over the entire cit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41" calcext:value-type="float">
            <text:p>241</text:p>
          </table:table-cell>
          <table:table-cell table:style-name="ce1" office:value-type="string" calcext:value-type="string">
            <text:p>PMC6832525</text:p>
          </table:table-cell>
          <table:table-cell table:style-name="ce3" office:value-type="string" calcext:value-type="string">
            <text:p>yellow fever virus <text:s/>yfv <text:s/>represents a re emerging zoonotic pathogen <text:s/>transmitted by mosquito vectors to humans from primate reservoirs <text:s/>sporadic outbreaks of yfv occur in endemic tropical regions <text:s/>causing a viral hemorrhagic fever <text:s/>vhf <text:s/>associated with high mortality rates <text:s/>despite a highly effective vaccine <text:s/>no antiviral treatments currently exist <text:s/>therefore <text:s/>yfv represents a neglected tropical disease and is chronically understudied <text:s/>with many aspects of yfv biology incompletely defined including host range <text:s/>host virus interactions and correlates of host immunity and pathogenicity <text:s/>in this article <text:s/>we review the current state of yfv research <text:s/>focusing on the viral lifecycle <text:s/>host responses to infection <text:s/>species tropism and the success and associated limitations of the yfv 17d vaccine <text:s/>in addition <text:s/>we highlight the current lack of available treatments and use publicly available sequence and structural data to assess global patterns of yfv sequence diversity and identify potential drug targets <text:s/>finally <text:s/>we discuss how technological advances <text:s/>including real time epidemiological monitoring of outbreaks using next generation sequencing and crispr cas9 modification of vector species <text:s/>could be utilized in future battles against this re emerging pathogen which continues to cause devastating diseas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42" calcext:value-type="float">
            <text:p>242</text:p>
          </table:table-cell>
          <table:table-cell table:style-name="ce1" office:value-type="string" calcext:value-type="string">
            <text:p>PMC7034435</text:p>
          </table:table-cell>
          <table:table-cell table:style-name="ce3" office:value-type="string" calcext:value-type="string">
            <text:p>since its first report in 1942 <text:s/>peste des petits ruminants virus <text:s/>pprv <text:s/>has caused several epidemics in a wide range of susceptible hosts around the world <text:s/>in the last 30 years <text:s/>the evidence of natural and experimental infections and virus isolation were reported from novel but unusual hosts such as camel <text:s/>cattle <text:s/>buffalo <text:s/>dogs <text:s/>asiatic lion and pigs <text:s/>in addition <text:s/>pprv in a potential vector <text:s/>biting midges</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243" calcext:value-type="float">
            <text:p>243</text:p>
          </table:table-cell>
          <table:table-cell table:style-name="ce1" office:value-type="string" calcext:value-type="string">
            <text:p>PMC7273616</text:p>
          </table:table-cell>
          <table:table-cell table:style-name="ce3" office:value-type="string" calcext:value-type="string">
            <text:p>in the middle of a pandemic <text:s/>patients with cough and fever are thought to have sars cov 2 <text:s/>severe acute respiratory syndrome coronavirus 2 <text:s text:c="2"/>it should be remembered that in the desert southwest of the united states <text:s/>we have an ongoing epidemic of coccidioidomycosis <text:s/>cm <text:s text:c="2"/>there are additionally many other respiratory illnesses that could be confused with cov 2 or overlooked <text:s/>this is a case report of cov 2 engrafted on chronic cavitary pulmonary cm <text:s/>in a time where the coronavirus pandemic is becoming rampant <text:s/>we demonstrate the case of a coinfection with cavitary pulmonary cm <text:s/>in this case <text:s/>the importance of detection of the coronavirus and treatment of the coinfection is explor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44" calcext:value-type="float">
            <text:p>244</text:p>
          </table:table-cell>
          <table:table-cell table:style-name="ce1" office:value-type="string" calcext:value-type="string">
            <text:p>PMC7081066</text:p>
          </table:table-cell>
          <table:table-cell table:style-name="ce3" office:value-type="string" calcext:value-type="string">
            <text:p>many human viral diseases are a consequence of a zoonotic event <text:s/>some of the diseases caused by these zoonotic events have affected millions of people around the world <text:s/>some of which have resulted in high rates of morbidity mortality in humans <text:s/>changes in the viral proteins that function as ligands of the host receptor may promote the spillover between species <text:s/>the most recent of these zoonotic events that have caused an ongoing epidemic of high magnitude is the covid 19 epidemics caused by sars cov 2 <text:s/>the aim of this study was to determine the mutation s <text:s/>in the sequence of the spike protein of the sars cov 2 that might be favoring human to human transmission <text:s/>a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45" calcext:value-type="float">
            <text:p>245</text:p>
          </table:table-cell>
          <table:table-cell table:style-name="ce1" office:value-type="string" calcext:value-type="string">
            <text:p>PMC6710328</text:p>
          </table:table-cell>
          <table:table-cell table:style-name="ce3" office:value-type="string" calcext:value-type="string">
            <text:p>picornaviruses constitute one of the most relevant viral groups according to their impact on human and animal health <text:s/>etiologic agents of a broad spectrum of illnesses with a clinical presentation that ranges from asymptomatic to fatal disease <text:s/>they have been the cause of uncountable epidemics throughout history <text:s/>picornaviruses are small naked rna positive single stranded viruses that include some of the most important pillars in the development of virology <text:s/>comprising poliovirus <text:s/>rhinovirus <text:s/>and hepatitis a virus <text:s/>picornavirus infectious particles use the fecal oral or respiratory routes as primary modes of transmission <text:s/>in this regard <text:s/>successful viral spread relies on the capability of viral capsids to <text:s/>i <text:s/>shelter the viral genome <text:s text:c="2"/>ii <text:s/>display molecular determinants for cell receptor recognition <text:s text:c="2"/>iii <text:s/>facilitate efficient genome delivery <text:s/>and <text:s/>iv <text:s/>escape from the immune system <text:s/>importantly <text:s/>picornaviruses display a substantial amount of genetic variability driven by both mutation and recombination <text:s/>therefore <text:s/>the outcome of their replication results in the emergence of a genetically diverse cloud of individuals presenting phenotypic variance <text:s/>the host humoral response against the capsid protein represents the most active immune pressure and primary weapon to control the infection <text:s/>since the preservation of the capsid function is deeply rooted in the virus evolutionary dynamics <text:s/>here we review the current structural evidence focused on capsid antibody evasion mechanisms from that perspectiv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46" calcext:value-type="float">
            <text:p>246</text:p>
          </table:table-cell>
          <table:table-cell table:style-name="ce1" office:value-type="string" calcext:value-type="string">
            <text:p>PMC7194918</text:p>
          </table:table-cell>
          <table:table-cell table:style-name="ce3" office:value-type="string" calcext:value-type="string">
            <text:p>global attempts are ongoing to find the drugs for the treatment of this virus but none of the antiviral drugs used for treatment of other human viral infection is working and hence attempts to find new drugs are continuing <text:s/>here the author is proposing that 5 fluorouracil <text:s/>5 fu <text:s/>which when used on its own is failing as an antiviral agent due to the removal of this compound by proof reading ability exceptionally found in coronaviruses <text:s/>the author here is proposing to test 5 fu in combination with a number of deoxynucleosides on animal models infected with this covid 19 <text:s/>should encouraging results ensue <text:s/>therapies could then be tried on patients <text:s/>one of the most disturbing issues is covid 19 treatment <text:s/>although a large number of medications <text:s/>previously used successfully with other viruses <text:s/>including chinese herbal medicines and anti malaria drugs <text:s text:c="2"/>are under consideration <text:s/>there remain questions as to whether they can play a satisfactory role for this disease <text:s/>the recent global pandemic created by the coronavirus sars cov 2 <text:s/>started in wuhan <text:s/>china in december 2019 <text:s/>has generated panic <text:s/>both in term of human death <text:s/>4 5 <text:s/>of infected patients identified through testing <text:s/>and the global economy <text:s/>human sufferings seem to be continuing <text:s/>and it is not clear how long this will continue and how much more destruction it is going to cause until complete control is achiev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47" calcext:value-type="float">
            <text:p>247</text:p>
          </table:table-cell>
          <table:table-cell table:style-name="ce1" office:value-type="string" calcext:value-type="string">
            <text:p>PMC7122469</text:p>
          </table:table-cell>
          <table:table-cell table:style-name="ce3" office:value-type="string" calcext:value-type="string">
            <text:p>acute respiratory infection <text:s/>ari <text:s/>is an important cause of childhood morbidity and mortality worldwide <text:s/>aris are caused primarily by viruses and bacteria that are often co detected in respiratory specimens <text:s/>although viral bacterial co infections are frequently reported in children with ari <text:s/>their clinical significance and the mechanisms leading to ari are not well understood <text:s/>the respiratory tract is a reservoir of a diverse community of microorganisms <text:s/>including both commensals and potential pathogens and there is growing evidence that the interactions between viruses and bacteria play a key role in the development of ari <text:s/>a better understanding of the interactions between viruses and bacteria in the respiratory tract may enhance insight into the pathogenesis of ari <text:s/>and potentially reveal new prevention and treatment strategies <text:s/>this chapter summarizes the current knowledge on viruses <text:s/>bacteria and viral bacterial interactions in childhood ari and the possible mechanisms by which these interactions may lead to diseas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48" calcext:value-type="float">
            <text:p>248</text:p>
          </table:table-cell>
          <table:table-cell table:style-name="ce1" office:value-type="string" calcext:value-type="string">
            <text:p>PMC7115234</text:p>
          </table:table-cell>
          <table:table-cell table:style-name="ce3" office:value-type="string" calcext:value-type="string">
            <text:p>there is increasing interest in the development of new <text:s text:c="2"/>universal <text:s/>influenza vaccines <text:s/>uivs <text:s/>that <text:s/>unlike current vaccines <text:s/>are effective against a broad range of seasonal influenza strains <text:s/>as well as against novel pandemic viruses <text:s/>while the existing literature discusses the potential epidemiological benefits of uivs <text:s/>it is also important to anticipate their potential unintended population consequences <text:s/>using mathematical modelling <text:s/>we illustrate two such types of adverse consequences <text:s/>first <text:s/>by reducing the amount of infection induced immunity in a population without fully replacing it <text:s/>a seasonal uiv programme may permit larger pandemics than in the absence of vaccination <text:s/>second <text:s/>the more successful a future uiv programme is in reducing transmission of seasonal influenza <text:s/>the more vulnerable the population could become to the emergence of a vaccine escape variant <text:s/>these risks could be mitigated by optimal deployment of any future uiv vaccine <text:s/>namely <text:s/>the use of a combined vaccine formulation <text:s/>incorporating conventional as well as multiple universal antigenic targets <text:s/>and achieving sufficient population coverage to compensate for any reductions in infection induced immunity <text:s/>in the absence of large scale trials of uivs <text:s/>disease dynamic models can provide helpful <text:s/>early insights into their potential impact <text:s/>in future <text:s/>data from continuing vaccine development will be invaluable in developing robustly predictive modelling approach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49" calcext:value-type="float">
            <text:p>249</text:p>
          </table:table-cell>
          <table:table-cell table:style-name="ce1" office:value-type="string" calcext:value-type="string">
            <text:p>PMC7217455</text:p>
          </table:table-cell>
          <table:table-cell table:style-name="ce3" office:value-type="string" calcext:value-type="string">
            <text:p>severe acute respiratory illness <text:s/>sari <text:s/>is a major cause of death and morbidity in low <text:s/>and middle income countries <text:s/>however <text:s/>the etiologic agents are often undetermined due to the lack of molecular diagnostics in hospitals and clinics <text:s/>to examine evidence for select viral infections among patients with sari in northern vietnam <text:s/>we studied 348 nasopharyngeal samples from military and civilian patients admitted to 4 hospitals in the greater hanoi area from 2017 2019 <text:s/>initial screening for human respiratory viral pathogens was performed in hanoi <text:s/>vietnam at the national institute of hygiene and epidemiology <text:s/>nihe <text:s/>or the military institute of preventative medicine <text:s/>mipm <text:s text:c="2"/>and an aliquot was shipped to duke nus medical school in singapore for validation <text:s/>patient demographics were recorded and used to epidemiologically describe the infections <text:s/>among military and civilian cases of sari <text:s/>184 <text:s/>52 9 <text:s text:c="2"/>tested positive for one or more respiratory viruses <text:s/>influenza a virus was the most prevalent virus detected <text:s/>64 7 <text:s text:c="3"/>followed by influenza b virus <text:s/>29 3 <text:s text:c="3"/>enterovirus <text:s/>3 8 <text:s text:c="3"/>adenovirus <text:s/>1 1 <text:s text:c="3"/>and coronavirus <text:s/>1 1 <text:s text:c="3"/>risk factor analyses demonstrated an increased risk of influenza a virus detection among military hospital patients <text:s/>adjusted or <text:s/>2 0 <text:s/>95 <text:s/>ci <text:s/>1 2 3 2 <text:s text:c="2"/>and an increased risk of influenza b virus detection among patients enrolled in year 2017 <text:s/>adjusted or <text:s/>7 9 <text:s/>95 <text:s/>ci <text:s/>2 7 22 9 <text:s text:c="2"/>as influenza a and b viruses were commonly associated with sari and are treatable <text:s/>sari patients entering these hospitals would benefit if the hospitals were able to adapt onsite molecular diagnostic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50" calcext:value-type="float">
            <text:p>250</text:p>
          </table:table-cell>
          <table:table-cell table:style-name="ce1" office:value-type="string" calcext:value-type="string">
            <text:p>PMC7123610</text:p>
          </table:table-cell>
          <table:table-cell table:style-name="ce3" office:value-type="string" calcext:value-type="string">
            <text:p>viruses are the predominant cause of lower respiratory tract illness in infants and a major cause of hospitalization in this vulnerable population <text:s/>this chapter will review the common respiratory viral agents in infants and young children <text:s/>including epidemiology and clinical and radiographic features <text:s/>the role of the laboratory in diagnosis is emphasized with respect to rapid diagnostic techniques and histopathologic features in tissue sections <text:s/>a brief summary of each of the major infantile respiratory viruses is provided <text:s/>including respiratory syncytial virus <text:s/>parainfluenza virus <text:s/>adenovirus <text:s/>and influenza virus <text:s/>as well as the more recently detected and increasingly significant lower respiratory tract viruses <text:s/>such as human metapneumovirus <text:s/>coronavirus <text:s/>rhinovirus <text:s/>and bocavirus <text:s/>congenital and neonatal forms of viral pneumonia <text:s/>such as cytomegalovirus <text:s/>herpes simplex virus <text:s/>and measles virus <text:s/>are also discussed <text:s/>postinfectious complications of viral bronchiolitis are included in this chapter due to the significant persistent morbidity during infancy in many patient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51" calcext:value-type="float">
            <text:p>251</text:p>
          </table:table-cell>
          <table:table-cell table:style-name="ce1" office:value-type="string" calcext:value-type="string">
            <text:p>PMC7077324</text:p>
          </table:table-cell>
          <table:table-cell table:style-name="ce3" office:value-type="string" calcext:value-type="string">
            <text:p>epidemics of the chikungunya virus <text:s/>chikv <text:s/>from 2004 onwards were caused by the east central south african <text:s/>ecsa <text:s/>genotype <text:s/>however <text:s/>the pathogenesis of the genotype infection has not been fully explained <text:s/>in this study <text:s/>we examined the pathogenic potential of chikv ecsa genotype m 30 <text:s/>m 30 <text:s/>by comparing it with that of african genotype s 27 <text:s/>s 27 <text:s/>in mice <text:s/>following low titer infections in type i ifn receptor ko <text:s/>a129 <text:s/>mice <text:s/>we found that the m 30 infection caused high and acute fatality compared with the s 27 infection <text:s/>m 30 infected a129 mice showed higher viral loads in their central nervous systems and peripheral organs <text:s/>and increased levels of ifn <text:s text:c="2"/>responses in their brains <text:s/>interestingly <text:s/>m 30 infected mice did not show the hypophagia and reductions in weight which were observed in s 27 infected mice <text:s/>our observations provide a novel explanation of the pathogenic mechanisms attributed to virus proliferation <text:s/>anti type ii ifn response and metabolic activity in the chikv ecsa virus in mic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52" calcext:value-type="float">
            <text:p>252</text:p>
          </table:table-cell>
          <table:table-cell table:style-name="ce1" office:value-type="string" calcext:value-type="string">
            <text:p>PMC7019359</text:p>
          </table:table-cell>
          <table:table-cell table:style-name="ce3" office:value-type="string" calcext:value-type="string">
            <text:p>influenza c virus <text:s/>icv <text:s/>is a common yet under recognized cause of acute respiratory illness <text:s/>icv seropositivity has been found to be as high as 90 <text:s/>by 7 10 years of age <text:s/>suggesting that most people are exposed to icv at least once during childhood <text:s/>due to difficulty detecting icv by cell culture <text:s/>epidemiologic studies of icv likely have underestimated the burden of icv infection and disease <text:s/>recent development of highly sensitive rt pcr has facilitated epidemiologic studies that provide further insights into the prevalence <text:s/>seasonality <text:s/>and course of icv infection <text:s/>in this review <text:s/>we summarize the epidemiology and clinical characteristics of icv</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53" calcext:value-type="float">
            <text:p>253</text:p>
          </table:table-cell>
          <table:table-cell table:style-name="ce1" office:value-type="string" calcext:value-type="string">
            <text:p>PMC7211730</text:p>
          </table:table-cell>
          <table:table-cell table:style-name="ce3" office:value-type="string" calcext:value-type="string">
            <text:p>occupational <text:s/>residential <text:s/>dietary and environmental exposures to mixtures of synthetic anthropogenic chemicals after world war ii have a strong relationship with the increase of chronic diseases <text:s/>health cost and environmental pollution <text:s/>the link between environment and immunity is particularly intriguing as it is known that chemicals and drugs can cause immunotoxicity <text:s/>e g <text:s text:c="2"/>allergies and autoimmune diseases <text:s text:c="2"/>in this review <text:s/>we emphasize the relationship between long term exposure to xenobiotic mixtures and immune deficiency inherent to chronic diseases and epidemics pandemics <text:s/>we also address the immunotoxicologic risk of vulnerable groups <text:s/>taking into account biochemical and biophysical properties of sars cov 2 and its immunopathological implications <text:s/>we particularly underline the common mechanisms by which xenobiotics and sars cov 2 act at the cellular and molecular level <text:s/>we discuss how long term exposure to thousand chemicals in mixtures <text:s/>mostly fossil fuel derivatives <text:s/>exposure toparticle matters <text:s/>metals <text:s/>ultraviolet <text:s/>uv <text:s/>b radiation <text:s/>ionizing radiation and lifestyle contribute to immunodeficiency observed in the contemporary pandemic <text:s/>such as covid 19 <text:s/>and thus threaten global public health <text:s/>human prosperity and achievements <text:s/>and global economy <text:s/>finally <text:s/>we propose metrics which are needed to address the diverse health effects of anthropogenic covid 19 crisis at present and those required to prevent similar future pandemic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54" calcext:value-type="float">
            <text:p>254</text:p>
          </table:table-cell>
          <table:table-cell table:style-name="ce1" office:value-type="string" calcext:value-type="string">
            <text:p>PMC7122901</text:p>
          </table:table-cell>
          <table:table-cell table:style-name="ce3" office:value-type="string" calcext:value-type="string">
            <text:p>immunocompromised patients such as those undergoing solid organ or hematopoietic stem cell transplantation are at substantial risk for infection with numerous pathogens <text:s/>infections with cytomegalovirus <text:s/>cmv <text:s text:c="2"/>herpes simplex virus <text:s/>hsv <text:s text:c="2"/>epstein barr virus <text:s/>ebv <text:s text:c="2"/>and human herpesvirus 6 <text:s/>hhv 6 <text:s/>are well described complications of transplantation <text:s/>as viruses previously believed to be quiescent through widespread vaccination <text:s/>e g <text:s text:c="2"/>measles and mumps <text:s/>reemerge and molecular diagnostic techniques are refined <text:s/>rare and emerging viral infections are increasingly diagnosed in transplant recipients <text:s/>this chapter will review the clinical manifestations <text:s/>diagnosis <text:s/>and potential antiviral therapies for these viruses in the transplant popula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55" calcext:value-type="float">
            <text:p>255</text:p>
          </table:table-cell>
          <table:table-cell table:style-name="ce1" office:value-type="string" calcext:value-type="string">
            <text:p>PMC7232498</text:p>
          </table:table-cell>
          <table:table-cell table:style-name="ce3" office:value-type="string" calcext:value-type="string">
            <text:p>influenza b viruses <text:s/>ibv <text:s/>are an important cause of morbidity and mortality during interpandemic periods in the human population <text:s/>two phylogenetically distinct ibv lineages <text:s/>b yamagata and b victoria <text:s/>co circulate worldwide and they present challenges for vaccine strain selection <text:s/>until the present study <text:s/>there was little information regarding the pattern of the circulating strains of ibv in uruguay <text:s/>a subset of positive influenza b samples from influenza like illness <text:s/>ili <text:s/>outpatients and severe acute respiratory illness <text:s/>sari <text:s/>inpatients detected in sentinel hospitals in uruguay during 2012 2019 were selected <text:s/>the sequencing of the hemagglutinin <text:s/>ha <text:s/>and neuraminidase <text:s/>na <text:s/>genes showed substitutions at the amino acid level <text:s/>phylogenetic analysis reveals the co circulation of both lineages in almost all seasonal epidemics in uruguay <text:s/>and allows recognizing a lineage level vaccine mismatch in approximately one third of the seasons studied <text:s/>the epidemiological results show that the proportion of ibv found in ili was significantly higher than the observed in sari cases across different groups of age <text:s/>9 7 <text:s/>ili <text:s/>3 2 <text:s/>sari <text:s/>and patients between 5 14 years constituted the majority <text:s/>33 <text:s text:c="2"/>of all influenza b infec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56" calcext:value-type="float">
            <text:p>256</text:p>
          </table:table-cell>
          <table:table-cell table:style-name="ce1" office:value-type="string" calcext:value-type="string">
            <text:p>PMC7178089</text:p>
          </table:table-cell>
          <table:table-cell table:style-name="ce3" office:value-type="string" calcext:value-type="string">
            <text:p>the breakthrough of novel coronavirus <text:s/>2019 ncov <text:s/>in wuhan <text:s/>a city of china <text:s/>has damaged the status of health and quality of life <text:s/>in the sequel of this epidemic or contagious disease <text:s/>the patient experiences fever <text:s/>chest paint <text:s/>chills <text:s/>a rapid heartbeat <text:s/>breathing difficulties <text:s/>pneumonia <text:s/>and kidney failure <text:s/>it has been suggested that this disease can spread through human to human transmission or by super spreading <text:s/>by the help of the non invasive fluid <text:s/>saliva <text:s text:c="2"/>it is easy to detect the virus <text:s/>this can help with the comfort of the patient as well as healthcare personnel <text:s/>under this perspective <text:s/>we discuss the epidemic situation of 2019 ncov and its relationship with human saliva</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57" calcext:value-type="float">
            <text:p>257</text:p>
          </table:table-cell>
          <table:table-cell table:style-name="ce1" office:value-type="string" calcext:value-type="string">
            <text:p>PMC7122356</text:p>
          </table:table-cell>
          <table:table-cell table:style-name="ce3" office:value-type="string" calcext:value-type="string">
            <text:p>severe acute respiratory syndrome <text:s/>sars <text:s/>is an acute respiratory tract infectious disease induced by sars cov and mainly transmitted through the short distance air droplets and close contact <text:s/>its main clinical characteristics is abrupt onset of the disease and the initial symptom is fever accompanied with systematic symptoms of headache <text:s/>soreness and fatigue <text:s/>and respiratory tract symptoms such as cough <text:s/>chest dullness <text:s/>and dyspnea <text:s/>a few cases may progress to acute respiratory distress syndrome <text:s/>ards <text:s text:c="2"/>due to its self limiting feature <text:s/>the prognosis is predominantly good but may be poor in severe cases <text:s/>with mortality about 9 3 <text:s text:c="3"/>some patients may develop such complications such as lung fibrosis and necrosis of the head of femur <text:s/>on april 8 <text:s/>2003 <text:s/>sars was defined as a legal infectious disease by the ministry of heath of china</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58" calcext:value-type="float">
            <text:p>258</text:p>
          </table:table-cell>
          <table:table-cell table:style-name="ce1" office:value-type="string" calcext:value-type="string">
            <text:p>PMC7141635</text:p>
          </table:table-cell>
          <table:table-cell table:style-name="ce3" office:value-type="string" calcext:value-type="string">
            <text:p>cases of coronavirus disease 2019 <text:s/>covid 19 <text:s/>are escalating rapidly across the globe <text:s/>with the mortality risk being especially high among those with existing illness and multimorbidity <text:s/>this study aimed to synthesize evidence for the role and response of palliative care and hospice teams to viral epidemics pandemics and inform the covid 19 pandemic response <text:s/>we conducted a rapid systematic review according to the preferred reporting items for systematic reviews and meta analyses guidelines in five databases <text:s/>of 3094 articles identified <text:s/>10 were included in this narrative synthesis <text:s/>included studies were from west africa <text:s/>taiwan <text:s/>hong kong <text:s/>singapore <text:s/>the u s <text:s text:c="2"/>and italy <text:s/>all had an observational design <text:s/>findings were synthesized using a previously proposed framework according to systems <text:s/>policies <text:s/>training and protocols <text:s/>communication and coordination <text:s/>and data <text:s text:c="2"/>staff <text:s/>deployment <text:s/>skill mix <text:s/>and resilience <text:s text:c="2"/>space <text:s/>community provision and use of technology <text:s text:c="2"/>and stuff <text:s/>medicines and equipment as well as personal protective equipment <text:s text:c="2"/>we conclude that hospice and palliative services have an essential role in the response to covid 19 by responding rapidly and flexibly <text:s/>ensuring protocols for symptom management are available <text:s/>and training nonspecialists in their use <text:s/>being involved in triage <text:s/>considering shifting resources into the community <text:s/>considering redeploying volunteers to provide psychosocial and bereavement care <text:s/>facilitating camaraderie among staff and adopting measures to deal with stress <text:s/>using technology to communicate with patients and carers <text:s/>and adopting standardized data collection systems to inform operational changes and improve car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59" calcext:value-type="float">
            <text:p>259</text:p>
          </table:table-cell>
          <table:table-cell table:style-name="ce1" office:value-type="string" calcext:value-type="string">
            <text:p>PMC7146059</text:p>
          </table:table-cell>
          <table:table-cell table:style-name="ce3" office:value-type="string" calcext:value-type="string">
            <text:p>coronaviruses <text:s/>covs <text:s/>are a large family of enveloped <text:s/>positive strand rna viruses <text:s/>four human covs <text:s/>hcovs <text:s text:c="2"/>the non severe acute respiratory syndrome <text:s/>sars <text:s/>like hcovs <text:s/>namely hcov 229e <text:s/>nl63 <text:s/>oc43 <text:s/>and hku1 <text:s text:c="2"/>are globally endemic and account for a substantial fraction of upper respiratory tract infections <text:s/>non sars like cov can occasionally produce severe diseases in frail subjects but do not cause any major <text:s/>fatal <text:s/>epidemics <text:s/>in contrast <text:s/>sars like covs <text:s/>namely sars cov and middle east respiratory syndrome coronavirus <text:s/>mers cov <text:s/>can cause intense short lived fatal outbreaks <text:s/>the current epidemic caused by the highly contagious sars cov 2 and its rapid spread globally is of major concern <text:s/>there is scanty knowledge on the actual pandemic potential of this new sars like virus <text:s/>it might be speculated that sars cov 2 epidemic is grossly underdiagnosed and that the infection is silently spreading across the globe with two consequences <text:s text:c="2"/>i <text:s/>clusters of severe infections among frail subjects could haphazardly occur linked to unrecognized index cases <text:s text:c="2"/>ii <text:s/>the current epidemic could naturally fall into a low level endemic phase when a significant number of subjects will have developed immunity <text:s/>understanding the role of paucisymptomatic subjects and stratifying patients according to the risk of developing severe clinical presentations is pivotal for implementing reasonable measures to contain the infection and to reduce its mortality <text:s/>whilst the future evolution of this epidemic remains unpredictable <text:s/>classic public health strategies must follow rational patterns <text:s/>the emergence of yet another global epidemic underscores the permanent challenges that infectious diseases pose and underscores the need for global cooperation and preparedness <text:s/>even during inter epidemic period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60" calcext:value-type="float">
            <text:p>260</text:p>
          </table:table-cell>
          <table:table-cell table:style-name="ce1" office:value-type="string" calcext:value-type="string">
            <text:p>PMC7057477</text:p>
          </table:table-cell>
          <table:table-cell table:style-name="ce3" office:value-type="string" calcext:value-type="string">
            <text:p>zika virus <text:s/>zikv <text:s/>is a newly emergent relative of the flaviviridae family and linked to dengue <text:s/>denv <text:s/>and chikungunya <text:s/>chivkv <text:s text:c="2"/>zikv is one of the rising pathogens promptly surpassing geographical borders <text:s/>zikv infection was characterized by mild disease with fever <text:s/>headache <text:s/>rash <text:s/>arthralgia and conjunctivitis <text:s/>with exceptional reports of an association with guillain barre syndrome <text:s/>gbs <text:s/>and microcephaly <text:s/>however <text:s/>since the end of 2015 <text:s/>an increase in the number of gbs associated cases and an astonishing number of microcephaly in fetus and new borns in brazil have been related to zikv infection <text:s/>raising serious worldwide public health concerns <text:s/>zikv is transmitted by the bite of infected female mosquitoes of</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61" calcext:value-type="float">
            <text:p>261</text:p>
          </table:table-cell>
          <table:table-cell table:style-name="ce1" office:value-type="string" calcext:value-type="string">
            <text:p>PMC7228359</text:p>
          </table:table-cell>
          <table:table-cell table:style-name="ce3" office:value-type="string" calcext:value-type="string">
            <text:p>at the time of writing this commentary <text:s/>february 2020 <text:s text:c="2"/>the coronavirus covid 19 epidemic has already resulted in more fatalities compared with the sars and mers coronavirus epidemics combined <text:s/>therapeutics that may assist to contain its rapid spread and reduce its high mortality rates are urgently needed <text:s/>developing vaccines against the sars cov 2 virus may take many months <text:s/>moreover <text:s/>vaccines based on viral encoded peptides may not be effective against future coronavirus epidemics <text:s/>as virus mutations could make them futile <text:s/>indeed <text:s/>new influenza virus strains emerge every year <text:s/>requiring new immunizations <text:s/>a tentative suggestion based on existing therapeutics <text:s/>which would likely be resistant to new coronavirus mutations <text:s/>is to use available angiotensin receptor 1 <text:s/>at1r <text:s/>blockers <text:s/>such as losartan <text:s/>as therapeutics for reducing the aggressiveness and mortality from sars cov 2 virus infections <text:s/>this idea is based on observations that the angiotensin converting enzyme 2 <text:s/>ace2 <text:s/>very likely serves as the binding site for sars cov 2 <text:s/>the strain implicated in the current covid 19 epidemic <text:s/>similarly to strain sars cov implicated in the 2002 2003 sars epidemic <text:s/>this commentary elaborates on the idea of considering at1r blockers as tentative treatment for sars cov 2 infections <text:s/>and proposes a research direction based on datamining of clinical patient records for assessing its feasibilit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62" calcext:value-type="float">
            <text:p>262</text:p>
          </table:table-cell>
          <table:table-cell table:style-name="ce1" office:value-type="string" calcext:value-type="string">
            <text:p>PMC7215950</text:p>
          </table:table-cell>
          <table:table-cell table:style-name="ce3" office:value-type="string" calcext:value-type="string">
            <text:p>middle east respiratory syndrome coronavirus <text:s/>mers cov <text:s/>is an emerging zoonotic coronavirus that has a tendency to cause significant healthcare outbreaks among patients with serious comorbidities <text:s/>we analyzed hospital data from the mers cov outbreak in king abdulaziz medical center <text:s/>riyadh <text:s/>saudi arabia <text:s/>june august 2015 using the susceptible exposed infectious recovered <text:s/>seir <text:s/>ward transmission model <text:s/>the seir compartmental model considers several areas within the hospital where transmission occurred <text:s/>we use a system of ordinary differential equations that incorporates the following units <text:s/>emergency department <text:s/>ed <text:s text:c="2"/>out patient clinic <text:s/>intensive care unit <text:s/>and hospital wards <text:s/>where each area has its own carrying capacity and distinguishes the transmission by three individuals in the hospital <text:s/>patients <text:s/>health care workers <text:s/>hcw <text:s text:c="2"/>or mobile health care workers <text:s/>the emergency department <text:s/>as parameterized has a large influence over the epidemic size for both patients and health care workers <text:s/>trend of the basic reproduction number <text:s/>r</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63" calcext:value-type="float">
            <text:p>263</text:p>
          </table:table-cell>
          <table:table-cell table:style-name="ce1" office:value-type="string" calcext:value-type="string">
            <text:p>PMC7149897</text:p>
          </table:table-cell>
          <table:table-cell table:style-name="ce3" office:value-type="string" calcext:value-type="string">
            <text:p>the emergence of emerging and reemerging infectious diseases throughout history has been the product of the interaction of infectious agents <text:s/>immunity <text:s/>selective pressure <text:s/>and environmental factors <text:s/>the origin of the viral ancestors remains controversial <text:s/>the debate remains whether the viruses existed before their host cells <text:s/>evolved as molecular structures that adapted to the intracellular development or of the cells that infected or housed them as hosts <text:s/>the nature of the viruses could propose a hypothetical evolutionary model based on the way they parasitize cells and the way they fuse with their host cells <text:s/>so far there are no <text:s/>universal <text:s/>viral genes that have not allowed the hypotheses of the <text:s/>common viral ancestor <text:s/>to be conclusive <text:s/>insects have a special role in understanding viral evolution and how they became pathogens <text:s/>suggesting a coevolutionary scenario of colonization that would initially allow the survival of viruses and later an ecological niche required for the cycle of virus replication <text:s/>the coevolution of viruses and defense systems of hosts represents a fundamental role in the evolution of both viruses and host cells <text:s/>a kind of arms race between viruses and hosts <text:s/>and the deescalation of that war could explain the coexistence of viruses and hosts <text:s/>viruses are playing an important role in the understanding of cell evolution and have earned the right to be included in the tree of life <text:s/>the aim of this chapter is to review the viral evolution and the insects as host</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64" calcext:value-type="float">
            <text:p>264</text:p>
          </table:table-cell>
          <table:table-cell table:style-name="ce1" office:value-type="string" calcext:value-type="string">
            <text:p>PMC7169922</text:p>
          </table:table-cell>
          <table:table-cell table:style-name="ce3" office:value-type="string" calcext:value-type="string">
            <text:p>the current outbreak of the novel 2019 coronavirus disease <text:s/>covid 19 <text:s/>started in china in december 2019 and has since spread to several other countries <text:s/>on march 25 <text:s/>2020 <text:s/>a total of 375 498 cases had been confirmed globally with 2 201 cases in brazil <text:s/>showing the urgency of reacting to this international public health emergency <text:s/>while in most cases <text:s/>mild symptoms are observed <text:s/>in some cases the infection leads to serious pulmonary disease <text:s/>as a result <text:s/>the possible consequences of the covid 19 outbreak for pregnant women and its potential effects on the management of assisted reproductive treatments <text:s/>demand attention <text:s/>in this review <text:s/>we summarize the latest research progress related to covid 19 epidemiology and the reported data of pregnant women <text:s/>and discuss the current evidence of covid 19 infections during pregnancy and its potential consequences for assisted reproductive treatments <text:s/>reported data suggest that symptoms in pregnant women are similar to those in other people <text:s/>and that there is no evidence for higher maternal or fetal risks <text:s/>however <text:s/>considering the initial data and lack of comprehensive knowledge on the pathogenesis of sars cov 2 during pregnancy <text:s/>human reproduction societies have recommended postponing the embryo transfers and do not initiate new treatment cycles <text:s/>new evidence must be considered carefully in order to adjust these recommendations accordingly at any time and to guide assisted reproductive treatment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65" calcext:value-type="float">
            <text:p>265</text:p>
          </table:table-cell>
          <table:table-cell table:style-name="ce1" office:value-type="string" calcext:value-type="string">
            <text:p>PMC7194662</text:p>
          </table:table-cell>
          <table:table-cell table:style-name="ce3" office:value-type="string" calcext:value-type="string">
            <text:p>the world is experiencing pandemic of the covid 19 now <text:s/>a rna virus that spread out from wuhan <text:s/>china <text:s/>two countries <text:s/>china first and later italy <text:s/>have gone to full lock down due to rapid spread of this virus <text:s/>till to date <text:s/>no epidemiological data on mental health problems due to outbreak of the covid 19 and mass isolation were not available <text:s/>to meet this need <text:s/>the present study was undertaken to assess the mental health status of chinese people <text:s/>an online survey was conducted on a sample of 1074 chinese people <text:s/>majority of whom from hubei province <text:s/>lack of adequate opportunities to conduct face to face interview <text:s/>anxiety <text:s/>depression <text:s/>mental well being and alcohol consumption behavior were assessed via self reported measures <text:s/>results showed higher rate of anxiety <text:s/>depression <text:s/>hazardous and harmful alcohol use <text:s/>and lower mental wellbeing than usual ratio <text:s/>results also revealed that young people aged 21 40 years are in more vulnerable position in terms of their mental health conditions and alcohol use <text:s/>to address mental health crisis during this epidemic <text:s/>it is high time to implement multi faceted approach <text:s/>i e <text:s/>forming multidisciplinary mental health team <text:s/>providing psychiatric treatments and other mental health services <text:s/>utilizing online counseling platforms <text:s/>rehabilitation program <text:s/>ensuring certain care for vulnerable groups <text:s/>etc</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66" calcext:value-type="float">
            <text:p>266</text:p>
          </table:table-cell>
          <table:table-cell table:style-name="ce1" office:value-type="string" calcext:value-type="string">
            <text:p>PMC7300451</text:p>
          </table:table-cell>
          <table:table-cell table:style-name="ce3" office:value-type="string" calcext:value-type="string">
            <text:p>sars cov 2 pandemic and recurrent dengue epidemics in tropical countries have turned into a global health threat <text:s/>while both virus caused infections may only reveal light symptoms <text:s/>they can also cause severe diseases <text:s/>here <text:s/>we review the possible antibody dependent enhancement <text:s/>ade <text:s/>occurrence <text:s/>known for dengue infections <text:s/>when there is a second infection with a different virus strain <text:s/>consequently <text:s/>preexisting antibodies do not neutralize infection <text:s/>but enhance it <text:s/>possibly by triggering fc <text:s/>receptor mediated virus uptake <text:s/>no clinical data exist indicating such mechanism for sars cov 2 <text:s/>but previous coronavirus infections or infection of sars cov 2 convalescent with different sars cov 2 strains could promote ade <text:s/>as experimentally shown for antibodies against the mers cov or sars cov spike s protein <text:s text:c="3"/>2020 international society for advancement of cytometr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67" calcext:value-type="float">
            <text:p>267</text:p>
          </table:table-cell>
          <table:table-cell table:style-name="ce1" office:value-type="string" calcext:value-type="string">
            <text:p>PMC7266482</text:p>
          </table:table-cell>
          <table:table-cell table:style-name="ce3" office:value-type="string" calcext:value-type="string">
            <text:p>dengue fever <text:s/>df <text:s/>is an arboviral disease caused by dengue virus serotypes 1 4 <text:s/>denv 1 4 <text:s text:c="2"/>globally <text:s/>df incidence and disease burden have increased in the recent past <text:s/>initially implicated in a 1982 outbreak <text:s/>denv 2 recently reemerged in kenya causing outbreaks between 2011 and 2014 and more recently 2017 8 <text:s/>the origin and the evolutionary patterns that may explain the epidemiological expansion and increasing impact of denv 2 in kenya remain poorly understood <text:s/>using whole genome sequencing <text:s/>samples collected during the 2011 4 and 2017 8 dengue outbreaks were analyzed <text:s/>additional denv 2 genomes were downloaded and pooled together with the fourteen genomes generated in this study <text:s/>bioinformatic methods were used to analyze phylogenetic relationships and evolutionary patterns of denv 2 causing outbreaks in kenya <text:s/>the findings from this study have shown the first evidence of circulation of two different cosmopolitan genotype lineages of denv 2 <text:s/>cosmopolitan i <text:s/>c i <text:s/>and cosmopolitan ii <text:s/>c ii <text:s text:c="2"/>in kenya <text:s/>our results put the origin location of c i lineage in india in 2011 <text:s/>and c ii lineage in burkina faso between 1979 and 2013 <text:s/>c i lineage was the most isolated during recent outbreaks <text:s/>thus showing the contribution of this newly emerged strain to the increased denv epidemics in the region <text:s/>our findings <text:s/>backed by evidence of recent local epidemics that have been associated with c i in kenya and c ii in burkina faso <text:s/>add to the growing evidence of expanding circulation and the impact of multiple strains of denv in the region as well as globally <text:s/>thus <text:s/>continued surveillance efforts on denv activity and its evolutionary trends in the region <text:s/>would contribute toward effective control and the current vaccine development effort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68" calcext:value-type="float">
            <text:p>268</text:p>
          </table:table-cell>
          <table:table-cell table:style-name="ce1" office:value-type="string" calcext:value-type="string">
            <text:p>PMC7144510</text:p>
          </table:table-cell>
          <table:table-cell table:style-name="ce3" office:value-type="string" calcext:value-type="string">
            <text:p>a novel bat origin coronavirus emerged in wuhan <text:s/>china in december 2019 and continues to spread across china and the world <text:s/>at the time of writing <text:s/>a massive global response has been implemented to control the disease as it spreads from person to person <text:s/>yet the high risk human wildlife interactions and interfaces that led to the emergence of sars cov and of 2019 ncov continue to exist in emerging disease hotspots globally <text:s/>to prevent the next epidemic and pandemic related to these interfaces <text:s/>we call for research and investment in three areas <text:s/>1 <text:s/>surveillance among wildlife to identify the high risk pathogens they carry <text:s/>2 <text:s/>surveillance among people who have contact with wildlife to identify early spillover events <text:s/>and 3 <text:s/>improvement of market biosecurity regarding the wildlife trade <text:s/>as the emergence of a novel virus anywhere can impact the furthest reaches of our connected world <text:s/>international collaboration among scientists is essential to address these risks and prevent the next pandemic</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69" calcext:value-type="float">
            <text:p>269</text:p>
          </table:table-cell>
          <table:table-cell table:style-name="ce1" office:value-type="string" calcext:value-type="string">
            <text:p>PMC7150803</text:p>
          </table:table-cell>
          <table:table-cell table:style-name="ce3" office:value-type="string" calcext:value-type="string">
            <text:p>canine distemper virus <text:s/>cdv <text:s/>is a highly contagious pathogen transmissible to a broad range of terrestrial and aquatic carnivores <text:s/>despite the availability of attenuated vaccines against cdv <text:s/>the virus remains responsible for outbreaks of canine distemper <text:s/>cd <text:s/>with significant morbidity and mortality in domesticated and wild carnivores worldwide <text:s/>cdv uses the signaling lymphocytic activation molecule <text:s/>slam <text:s/>or cd150 <text:s/>and nectin 4 <text:s/>pvrl4 <text:s/>as entry receptors <text:s/>well known tumor associated markers for several lymphadenomas and adenocarcinomas <text:s/>which are also responsible for the lysis of tumor cells and apparent tumor regression <text:s/>thus <text:s/>cdv vaccine strains have emerged as a promising platform of oncolytic viruses for use in animal cancer therapy <text:s/>recent advances have revealed that use of the cdv reverse genetic system <text:s/>rgs <text:s/>has helped increase the understanding of viral pathogenesis and explore the development of recombinant cdv vaccines <text:s/>in addition <text:s/>genetic engineering of cdv based on rgs approaches also has the potential of enhancing oncolytic activity and selectively targeting tumors <text:s/>here <text:s/>we reviewed the host tropism and pathogenesis of cdv <text:s/>and current development of recombinant cdv based vaccines as well as their use as oncolytic viruses against cancers</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270" calcext:value-type="float">
            <text:p>270</text:p>
          </table:table-cell>
          <table:table-cell table:style-name="ce1" office:value-type="string" calcext:value-type="string">
            <text:p>PMC7201953</text:p>
          </table:table-cell>
          <table:table-cell table:style-name="ce3" office:value-type="string" calcext:value-type="string">
            <text:p>using data on coronavirus disease <text:s/>covid 19 <text:s/>cases in germany from the robert koch institute <text:s/>we found a relative increase with time in the prevalence in 15 34 year olds <text:s/>particularly 20 24 year olds <text:s/>compared with 35 49 <text:s/>and 10 14 year olds <text:s/>we excluded older and younger ages because of different healthcare seeking behaviour <text:s text:c="2"/>this suggests an elevated role for that age group in propagating the epidemic following the introduction of physical distancing measur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71" calcext:value-type="float">
            <text:p>271</text:p>
          </table:table-cell>
          <table:table-cell table:style-name="ce1" office:value-type="string" calcext:value-type="string">
            <text:p>PMC7007638</text:p>
          </table:table-cell>
          <table:table-cell table:style-name="ce3" office:value-type="string" calcext:value-type="string">
            <text:p>dengue is a mosquito borne viral infection <text:s/>since the first reported incidence in 2004 <text:s/>several sporadic outbreaks of dengue have been recorded from both tropical and subtropical regions of nepal <text:s/>including the capital city kathmandu <text:s/>however <text:s/>in the last 5 years <text:s/>the incidence of dengue cases has risen alarmingly <text:s/>the largest ever outbreak was reported in 2019 <text:s/>which killed six people <text:s/>the global warming <text:s/>unplanned urbanization <text:s/>increased transportation <text:s/>and lack of efficient mosquito control are presumably associated with the spread of dengue and its vector to the plane and hilly regions of this country <text:s/>with the ongoing nepalese government campaign <text:s/>visit nepal year 2020 <text:s/>to attract two million tourists in mind <text:s/>effective dengue control measures must be implemented to control potential future outbreak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72" calcext:value-type="float">
            <text:p>272</text:p>
          </table:table-cell>
          <table:table-cell table:style-name="ce1" office:value-type="string" calcext:value-type="string">
            <text:p>PMC7142734</text:p>
          </table:table-cell>
          <table:table-cell table:style-name="ce3" office:value-type="string" calcext:value-type="string">
            <text:p>dengue s increasing trends raise concerns over global health and pose a challenge to the brazilian health system <text:s/>highlighting the necessity of a strong surveillance system to reduce morbidity <text:s/>mortality <text:s/>and the economic burden of this disease <text:s/>although the brazilian surveillance system reports more dengue cases than any other country <text:s/>recent studies suggest that non reported cases are the majority <text:s/>the aim of the study is to explore the strengths and weaknesses of the brazilian surveillance system <text:s/>particularly looking at the functioning of data collection and reporting <text:s/>this was done through qualitative semi structured interviews with 17 experts in dengue surveillance <text:s/>supported by quantitative data from the official notification system <text:s/>to select the interviewees <text:s/>purposive and theoretical sampling were used <text:s/>data were analyzed through thematic analysis <text:s/>the research highlighted that a lack of human and technological resources in healthcare units and surveillance departments slows down the notification process and data analysis <text:s/>due to a lack of integration in the private sector <text:s/>the surveillance system fails to detect the socioeconomic profile of the patients <text:s/>investments in public healthcare <text:s/>human and technological resources for surveillance and better integration in the private healthcare system <text:s/>and vector surveillance may improve dengue surveillanc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73" calcext:value-type="float">
            <text:p>273</text:p>
          </table:table-cell>
          <table:table-cell table:style-name="ce1" office:value-type="string" calcext:value-type="string">
            <text:p>PMC7278221</text:p>
          </table:table-cell>
          <table:table-cell table:style-name="ce3" office:value-type="string" calcext:value-type="string">
            <text:p>the severe acute respiratory syndrome coronavirus 2 <text:s/>sars cov 2 <text:s/>is responsible for the covid 19 pandemic <text:s/>since its first report in december 2019 <text:s/>despite great efforts made in almost every country worldwide <text:s/>this disease continues to spread globally <text:s/>especially in most parts of europe <text:s/>iran <text:s/>and the united states <text:s/>here <text:s/>we update the recent understanding in clinical characteristics <text:s/>diagnosis strategies <text:s/>as well as clinical management of covid 19 in china as compared to italy <text:s/>with the purpose to integrate the china experience with the global efforts to outline references for prevention <text:s/>basic research <text:s/>treatment as well as final control of the disease <text:s/>being the first two countries we feel appropriate to evaluate the evolution of the disease as well as the early result of the treatment <text:s/>in order to offer a different baseline to other countries <text:s/>it is also interesting to compare two countries <text:s/>with a very significant difference in population <text:s/>where the morbidity and mortality has been so different <text:s/>and unrelated to the size of the countr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74" calcext:value-type="float">
            <text:p>274</text:p>
          </table:table-cell>
          <table:table-cell table:style-name="ce1" office:value-type="string" calcext:value-type="string">
            <text:p>PMC7121330</text:p>
          </table:table-cell>
          <table:table-cell table:style-name="ce3" office:value-type="string" calcext:value-type="string">
            <text:p>the organisms causing respiratory infections such as influenza are spread in droplets or aerosols or by direct or indirect contact with contaminated surfaces <text:s/>certain medical procedures have been termed aerosol generating because they are associated with high or augmented inspiratory and expiratory flows <text:s/>which can increase microbial dissemination <text:s/>invasive ventilation maneuvers and noninvasive ventilation <text:s/>niv <text:s/>fall into that category <text:s/>we discuss the risk of transmitting these procedures and the strategies for mechanical ventilation in future airborne epidemics with special consideration given to the issue of protecting health care workers <text:s/>hcw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75" calcext:value-type="float">
            <text:p>275</text:p>
          </table:table-cell>
          <table:table-cell table:style-name="ce1" office:value-type="string" calcext:value-type="string">
            <text:p>PMC7217143</text:p>
          </table:table-cell>
          <table:table-cell table:style-name="ce3" office:value-type="string" calcext:value-type="string">
            <text:p>in the past few decades <text:s/>coronaviruses have risen as a global threat to public health <text:s/>currently <text:s/>the outbreak of coronavirus disease 19 <text:s/>covid 19 <text:s/>from wuhan caused a worldwide panic <text:s/>there are no specific antiviral therapies for covid 19 <text:s/>however <text:s/>there are agents that were used during the severe acute respiratory syndrome <text:s/>sars <text:s/>and middle east respiratory syndrome <text:s/>mers <text:s/>epidemics <text:s/>we could learn from sars and mers <text:s/>lopinavir <text:s/>lpv <text:s/>is an effective agent that inhibits the protease activity of coronavirus <text:s/>in this review <text:s/>we discuss the literature on the efficacy of lpv in vitro and in vivo <text:s/>especially in patients with sars and mers <text:s/>so that we might clarify the potential for the use of lpv in patients with covid 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76" calcext:value-type="float">
            <text:p>276</text:p>
          </table:table-cell>
          <table:table-cell table:style-name="ce1" office:value-type="string" calcext:value-type="string">
            <text:p>PMC7191280</text:p>
          </table:table-cell>
          <table:table-cell table:style-name="ce3" office:value-type="string" calcext:value-type="string">
            <text:p>the current covid 19 pandemic started several months ago and is still exponentially growing in most parts of the world <text:s text:c="2"/>this is the most recent and alarming update <text:s/>covid 19 requires the collaboration of nearly 200 countries to curb the spread of sars cov 2 while gaining time to explore and improve treatment options especially for cardiovascular disease <text:s/>cvd <text:s/>and immunocompromised patients <text:s/>who appear to be at high risk to die from cardiopulmonary failure <text:s/>currently unanswered questions are why elderly people <text:s/>particularly those with pre existing comorbidities seem to exhibit higher mortality rates after sars cov 2 infection and whether intensive care becomes indispensable for these patients to prevent multi organ failure and sudden death <text:s/>to face these challenges <text:s/>we here summarize the molecular insights into viral infection mechanisms and implications for cardiovascular disease <text:s/>since the infection starts in the upper respiratory system <text:s/>first flu like symptoms develop that spread throughout the body <text:s/>the wide range of affected organs is presumably based on the common expression of the major sars cov 2 entry receptor angiotensin converting enzyme 2 <text:s/>ace2 <text:s text:c="2"/>physiologically <text:s/>ace2 degrades angiotensin ii <text:s/>the master regulator of the renin angiotensin aldosterone system <text:s/>raas <text:s text:c="2"/>thereby converting it into vasodilatory molecules <text:s/>which have well documented cardio protective effects <text:s/>thus <text:s/>raas inhibitors <text:s/>which may increase the expression levels of ace2 <text:s/>are commonly used for the treatment of hypertension and cvd <text:s/>this <text:s/>and the fact that sars cov 2 hijacks ace2 for cell entry <text:s/>have spurred controversial discussions on the role of ace2 in covid 19 patients <text:s/>in this review <text:s/>we highlight the state of the art knowledge on sars cov 2 dependent mechanisms and the potential interaction with ace2 expression and cell surface localization <text:s/>we aim to provide a list of potential treatment options and a better understanding of why cvd is a high risk factor for covid 19 susceptibility and further discuss the acute as well as long term cardiac consequenc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77" calcext:value-type="float">
            <text:p>277</text:p>
          </table:table-cell>
          <table:table-cell table:style-name="ce1" office:value-type="string" calcext:value-type="string">
            <text:p>PMC7119993</text:p>
          </table:table-cell>
          <table:table-cell table:style-name="ce3" office:value-type="string" calcext:value-type="string">
            <text:p>health care providers who treat patients with respiratory disease are often asked by their patients <text:s text:c="2"/>what caused my asthma <text:s/>and what causes my asthma suddenly to become worse <text:s text:c="2"/>these questions have always been difficult to answer <text:s/>and moving directly to a discussion of the management of asthma is a much easier road to take <text:s/>in recent years <text:s/>though <text:s/>enough information has accumulated about the causes of asthma that one can weave a story containing useful advice that may help patients participate in the management of their disease <text:s/>and there are also recent studies that can provide answers to the questions posed by physicians who have watched in puzzlement as their previously well controlled asthma patients have spiraled rapidly out of control <text:s/>this story has been growing increasingly complex <text:s/>with an ever expanding cast of players that sometimes creates a tangled web of interactions</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278" calcext:value-type="float">
            <text:p>278</text:p>
          </table:table-cell>
          <table:table-cell table:style-name="ce1" office:value-type="string" calcext:value-type="string">
            <text:p>PMC7169409</text:p>
          </table:table-cell>
          <table:table-cell table:style-name="ce3" office:value-type="string" calcext:value-type="string">
            <text:p>human metapneumovirus <text:s/>hmpv <text:s/>infects most children by five years of age <text:s/>the virus can cause both upper and lower respiratory tract disease and can be life threatening <text:s/>high risk populations include young children who are exposed to virus for the first time and the elderly <text:s/>currently <text:s/>there is no standard treatment nor licensed vaccine for hmpv <text:s/>although several attractive vaccine candidates have been developed for pre clinical studies <text:s/>a raised awareness of the impact of hmpv on public health is needed to drive research <text:s/>complete vaccine development <text:s/>and thereby prevent significant virus associated morbidities and mortalities worldwid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79" calcext:value-type="float">
            <text:p>279</text:p>
          </table:table-cell>
          <table:table-cell table:style-name="ce1" office:value-type="string" calcext:value-type="string">
            <text:p>PMC7286259</text:p>
          </table:table-cell>
          <table:table-cell table:style-name="ce3" office:value-type="string" calcext:value-type="string">
            <text:p>coronaviruses with the largest viral genomes are positive sense rna viruses associated with a history of global epidemics such as the severe respiratory syndrome <text:s/>sars <text:s text:c="2"/>the middle east respiratory syndrome <text:s/>mers <text:s/>and recently the coronavirus disease 2019 <text:s/>covid 19 <text:s text:c="2"/>there has been no vaccines or drugs available for the treatment of human coronavirus infections to date <text:s/>in the present study <text:s/>we have explored the possibilities of fda approved drugs as potential inhibitors of the coronavirus main protease <text:s/>a therapeutically important drug target playing a salient role in the maturation and processing of the viral polyproteins and are vital for viral replication and transcription <text:s/>we have used molecular docking approach and have successfully identified the best lead molecules for each enzyme target <text:s/>interestingly <text:s/>the anti migraine drugs such as ergotamine and its derivative <text:s/>dihydroergotamine were found to bind to all the three target enzymes within the cys his catalytic dyad cleft with lower binding energies as compared to the control inhibitors <text:s text:c="3"/>ketoamide 13b <text:s/>sg85 and gc813 <text:s/>and the molecules are held within the pocket through a good number of hydrogen bonds and hydrophobic interactions <text:s/>hence both these lead molecules can be further taken for wet lab experimentation studies before repurposing them as anti coronaviral drug candidat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80" calcext:value-type="float">
            <text:p>280</text:p>
          </table:table-cell>
          <table:table-cell table:style-name="ce1" office:value-type="string" calcext:value-type="string">
            <text:p>PMC7252029</text:p>
          </table:table-cell>
          <table:table-cell table:style-name="ce3" office:value-type="string" calcext:value-type="string">
            <text:p>coronavirus disease 2019 <text:s/>sars cov2 <text:s/>is an active global health threat for which treatments are desperately being sought <text:s/>even though most people infected experience mild to moderate respiratory symptoms and recover with supportive care <text:s/>certain vulnerable hosts develop severe clinical deterioration <text:s/>while several drugs are currently being investigated in clinical trials <text:s/>there are currently no approved treatments or vaccines for covid 19 and hence there is an unmet need to explore additional therapeutic options <text:s/>at least three inflammatory disorders or syndromes associated with immune dysfunction have been described in the context of cellular therapy <text:s/>specifically <text:s/>cytokine release syndrome <text:s/>crs <text:s text:c="2"/>immune reconstitution inflammatory syndrome <text:s/>iris <text:s text:c="2"/>and secondary hemophagocytic lymphohistiocytosis <text:s/>shlh <text:s/>all have clinical and laboratory characteristics in common with covid19 and associated therapies that could be worth testing in the context of clinical trials <text:s/>here we discuss these diseases <text:s/>their management <text:s/>and potential applications of these treatment in the context of covid 19 <text:s/>we also discuss current cellular therapies that are being evaluated for the treatment of covid 19 and or its associated symptom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81" calcext:value-type="float">
            <text:p>281</text:p>
          </table:table-cell>
          <table:table-cell table:style-name="ce1" office:value-type="string" calcext:value-type="string">
            <text:p>PMC6624372</text:p>
          </table:table-cell>
          <table:table-cell table:style-name="ce3" office:value-type="string" calcext:value-type="string">
            <text:p>in developing countries <text:s/>the waterborne transmission of hepatitis e virus <text:s/>hev <text:s text:c="2"/>caused by hev genotypes 1 <text:s/>hev 1 <text:s/>and 2 <text:s/>hev 2 <text:s text:c="2"/>leads to the onset of large recurrent outbreaks <text:s/>hev infections are of particular concern among pregnant women <text:s/>due to very high mortality rates <text:s/>up to 70 <text:s text:c="3"/>unfortunately <text:s/>good understanding of the factors that trigger the occurrence of hev epidemics is currently lacking <text:s/>therefore <text:s/>anticipating the onset of an outbreak is yet not possible <text:s/>in order to map the geographical regions at higher risk of hev epidemics and the conditions most favorable for the transmission of the virus <text:s/>we compiled a dataset of hev waterborne outbreaks and used it to obtain models of geographical suitability for hev across the planet <text:s/>the main three variables that best predict the geographical distribution of hev outbreaks at global scale are population density <text:s/>annual potential evapotranspiration and precipitation seasonality <text:s/>at a regional scale <text:s/>the temporal occurrence of hev outbreaks in the ganges watershed is negatively correlated with the discharge of the river <text:s/>r <text:s text:c="3"/>0 77 <text:s text:c="2"/>combined <text:s/>our findings suggest that ultimately <text:s/>population density and water balance are main parameters influencing the occurrence of hev 1 and hev 2 outbreaks <text:s/>this study expands the current understanding of the combination of factors shaping the biogeography and seasonality of waterborne viral pathogens such as hev 1 and hev 2 <text:s/>and contributes to developing novel concepts for the prediction and control of human waterborne viruses in the near futur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82" calcext:value-type="float">
            <text:p>282</text:p>
          </table:table-cell>
          <table:table-cell table:style-name="ce1" office:value-type="string" calcext:value-type="string">
            <text:p>PMC7122085</text:p>
          </table:table-cell>
          <table:table-cell table:style-name="ce3" office:value-type="string" calcext:value-type="string">
            <text:p>the first documented cases of hiv aids in the united states bewildered physicians as they presented an unusual disease spectrum <text:s/>two young men were diagnosed with</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83" calcext:value-type="float">
            <text:p>283</text:p>
          </table:table-cell>
          <table:table-cell table:style-name="ce1" office:value-type="string" calcext:value-type="string">
            <text:p>PMC7228398</text:p>
          </table:table-cell>
          <table:table-cell table:style-name="ce3" office:value-type="string" calcext:value-type="string">
            <text:p>severe acute respiratory syndrome coronavirus 2 <text:s/>sars cov 2 <text:s/>cause china epidemics with high morbidity and mortality <text:s/>the infection has been transmitted to other countries <text:s/>about three neonates and more than 230 children cases are reported <text:s/>the disease condition of the main children was mild <text:s/>there is currently no evidence that sars cov 2 can be transmitted transplacentally from mother to the newborn <text:s/>the treatment strategy for children with coronavirus disease <text:s/>covid 19 <text:s/>is based on adult experience <text:s/>thus far <text:s/>no deaths have been reported in the pediatric age group <text:s/>this review describes the current understanding of covid 19 infection in newborns and children</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284" calcext:value-type="float">
            <text:p>284</text:p>
          </table:table-cell>
          <table:table-cell table:style-name="ce1" office:value-type="string" calcext:value-type="string">
            <text:p>PMC6950429</text:p>
          </table:table-cell>
          <table:table-cell table:style-name="ce3" office:value-type="string" calcext:value-type="string">
            <text:p>porcine epidemic diarrhoea <text:s/>ped <text:s/>is a highly contagious and devastating enteric disease of pigs caused by porcine epidemic diarrhoea virus <text:s/>pedv <text:s text:c="2"/>an enveloped <text:s/>single stranded rna virus belonging to the</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285" calcext:value-type="float">
            <text:p>285</text:p>
          </table:table-cell>
          <table:table-cell table:style-name="ce1" office:value-type="string" calcext:value-type="string">
            <text:p>PMC7297930</text:p>
          </table:table-cell>
          <table:table-cell table:style-name="ce3" office:value-type="string" calcext:value-type="string">
            <text:p>coronavirus disease 2019 <text:s/>covid 19 <text:s/>is a pandemic infection caused by severe acute respiratory syndrome coronavirus 2 <text:s/>sars cov 2 <text:s text:c="2"/>covid 19 significantly affects multiple systems including the cardiovascular system <text:s/>most importantly <text:s/>in addition to the direct injury from the virus per se <text:s/>the subsequent cytokine storm <text:s/>an overproduction of immune cells and their activating compounds <text:s/>causes devastating damage <text:s/>to date <text:s/>emerging anti sars cov 2 treatments are warranted to control epidemics <text:s/>several candidate drugs have been screened and are currently under investigation <text:s/>these primarily include antiviral regimens and immunomodulatory regimens <text:s/>however <text:s/>beyond the anti sars cov 2 effects <text:s/>these drugs may also have risks to the cardiovascular system <text:s/>especially altering cardiac conduction <text:s/>herein <text:s/>we review the cardiovascular risks of potential anti covid 19 drug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86" calcext:value-type="float">
            <text:p>286</text:p>
          </table:table-cell>
          <table:table-cell table:style-name="ce1" office:value-type="string" calcext:value-type="string">
            <text:p>PMC7264596</text:p>
          </table:table-cell>
          <table:table-cell table:style-name="ce3" office:value-type="string" calcext:value-type="string">
            <text:p>what are the prospects for dealing with covid 19 more effectively in the future <text:s/>this editorial addresses the question from the perspective of long term control of coronavirus infec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87" calcext:value-type="float">
            <text:p>287</text:p>
          </table:table-cell>
          <table:table-cell table:style-name="ce1" office:value-type="string" calcext:value-type="string">
            <text:p>PMC6760898</text:p>
          </table:table-cell>
          <table:table-cell table:style-name="ce3" office:value-type="string" calcext:value-type="string">
            <text:p>the first genotyping data on measles virus <text:s/>mev <text:s/>strains in cameroon dates from 1994 <text:s/>while other studies were realized in 2001 and 2011 with the establishment of mev virological surveillance <text:s/>however <text:s/>the genetic data of mev strains circulating in cameroon remains fragmented and concentrated in certain regions <text:s/>hence the need for an update <text:s/>the objective of this study was to have recent data on mev genotypes circulating in cameroon <text:s/>ninety throat swabs collected during recent measles outbreaks were analyzed by mev genotyping rt pcr using the nucleoprotein gene n <text:s/>the resulting sequences were analyzed on the basis of 450 nucleotides with mega 7 software <text:s/>overall genome analysis was performed on 40 90 sequences <text:s/>the strains were from all ten regions and all belonged to cluster 1 of genotype b3 <text:s/>the genotype b3 has been circulating in cameroon for long periods of time <text:s/>efforts must be made in immunization for its elimination</text:p>
          </table:table-cell>
          <table:table-cell table:style-name="ce1" office:value-type="string" calcext:value-type="string">
            <text:p>Viral</text:p>
          </table:table-cell>
          <table:table-cell table:number-columns-repeated="1020"/>
        </table:table-row>
        <table:table-row table:style-name="ro1">
          <table:table-cell table:style-name="ce2" office:value-type="float" office:value="288" calcext:value-type="float">
            <text:p>288</text:p>
          </table:table-cell>
          <table:table-cell table:style-name="ce2" office:value-type="string" calcext:value-type="string">
            <text:p>PMC7252670</text:p>
          </table:table-cell>
          <table:table-cell table:style-name="ce4" office:value-type="string" calcext:value-type="string">
            <text:p>In New Caledonia (NC), Aedes aegypti is the only proven vector of dengue virus (DENV), which is the most prevalent arbovirosis in NC. Since World War II, the four DENV serotypes have circulated regularly in NC. The epidemiological profile, however, has evolved over the last ten years, with the persistence of DENV-1 circulation and the co-circulation of several DENV serotypes. The current study evaluated the ability of Ae. aegypti from NC to transmit four DENV serotypes (and two DENV-1 genotypes) isolated during recent outbreaks in NC. An Ae. aegypti F1 generation was twice independently orally challenged with each DENV strain (107 FFU/ml). Infection, dissemination and transmission rates and transmission efficiency were measured at day 7 and 14 post-exposure, as well as the quantity of infectious virus particles. Mosquito infection was observed as early as 7 days post-infection. Infection rates between 18 and 58% were measured for all DENV serotypes/genotypes tested. Although dissemination rates ranged from 78 to 100%, transmission efficiencies were low, with values not exceeding 21% at 14 days post-infection for all DENV strains. This study shows that NC Ae. aegypti are moderately competent for DENV in laboratory conditions. In link with epidemiological data, these results suggest implication of other factors in the sustained circulation of DENV-1 in New Caledonia.</text:p>
          </table:table-cell>
          <table:table-cell table:style-name="ce2" office:value-type="string" calcext:value-type="string">
            <text:p>Viral</text:p>
          </table:table-cell>
          <table:table-cell table:style-name="ce2" table:number-columns-repeated="22"/>
          <table:table-cell table:number-columns-repeated="998"/>
        </table:table-row>
        <table:table-row table:style-name="ro1">
          <table:table-cell table:style-name="ce1" office:value-type="float" office:value="289" calcext:value-type="float">
            <text:p>289</text:p>
          </table:table-cell>
          <table:table-cell table:style-name="ce1" office:value-type="string" calcext:value-type="string">
            <text:p>PMC7122539</text:p>
          </table:table-cell>
          <table:table-cell table:style-name="ce3" office:value-type="string" calcext:value-type="string">
            <text:p>immunological methods have been used for viral diagnosis for more than 100 years <text:s/>although molecular methods are replacing many older methods of viral diagnosis <text:s/>there is still a significant role for immunological methods to guide patient care and in the performance of epidemiologic studies <text:s/>identification of viral antigens in clinical samples can be accomplished rapidly through the use of point of care lateral immunoassays or through the use of more traditional immunofluorescence and enzyme immunoassays in the virology laboratory <text:s/>serological assays are also a valuable tool for the clinician and epidemiologist <text:s/>many of the available diagnostic assays have enzyme immunoassay formats <text:s/>but functional assays such as hemagglutination inhibition and neutralizing antibody tests are also available <text:s/>in some instances <text:s/>virus infection can be diagnosed with a single serum sample <text:s/>e g <text:s text:c="2"/>hiv and hepatitis c virus infections <text:s/>while in other instances paired sera are needed <text:s/>e g <text:s text:c="2"/>those caused by common respiratory viruses <text:s text:c="2"/>point of care antibody assays are also available for testing blood and saliva samples for some viruses <text:s/>an understanding of the principles of immunological detection methods is important in the application and interpretation of test result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90" calcext:value-type="float">
            <text:p>290</text:p>
          </table:table-cell>
          <table:table-cell table:style-name="ce1" office:value-type="string" calcext:value-type="string">
            <text:p>PMC7081174</text:p>
          </table:table-cell>
          <table:table-cell table:style-name="ce3" office:value-type="string" calcext:value-type="string">
            <text:p>in the setting of emerging infections <text:s/>such as covid 19 <text:s/>this commentary argues that all members of the health care team need training on how to integrate key epidemiologic information <text:s/>such as travel history <text:s/>into their risk assessments in the same way they are trained to ask about tobacco exposure to assess cancer and heart disease risk</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91" calcext:value-type="float">
            <text:p>291</text:p>
          </table:table-cell>
          <table:table-cell table:style-name="ce1" office:value-type="string" calcext:value-type="string">
            <text:p>PMC7054940</text:p>
          </table:table-cell>
          <table:table-cell table:style-name="ce3" office:value-type="string" calcext:value-type="string">
            <text:p>coronaviruses are the well known cause of severe respiratory <text:s/>enteric and systemic infections in a wide range of hosts including man <text:s/>mammals <text:s/>fish <text:s/>and avian <text:s/>the scientific interest on coronaviruses increased after the emergence of severe acute respiratory syndrome coronavirus <text:s/>sars cov <text:s/>outbreaks in 2002 2003 followed by middle east respiratory syndrome cov <text:s/>mers cov <text:s text:c="2"/>this decade s first cov <text:s/>named 2019 ncov <text:s/>emerged from wuhan <text:s/>china <text:s/>and declared as <text:s/>public health emergency of international concern <text:s/>on january 30</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92" calcext:value-type="float">
            <text:p>292</text:p>
          </table:table-cell>
          <table:table-cell table:style-name="ce1" office:value-type="string" calcext:value-type="string">
            <text:p>PMC7272884</text:p>
          </table:table-cell>
          <table:table-cell table:style-name="ce3" office:value-type="string" calcext:value-type="string">
            <text:p>a series of novel norcantharimide derivatives were synthesized and their structures were characterized by ftir <text:s/>a series of new novel norcantharimides have been synthesized and their absorption <text:s/>distribution <text:s/>metabolism and excretion <text:s/>adme <text:s/>properties were investigated <text:s/>the results obtained in silico showed that these molecules can be considered orally active drug candidates <text:s/>taking into account their physicochemical properties <text:s/>in addition <text:s/>placement studies have shown that all derivatives exhibit good theoretical affinity with the 124 138 moldock score against the main protease of coronavirus disease 2019 <text:s/>covid 19 m</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93" calcext:value-type="float">
            <text:p>293</text:p>
          </table:table-cell>
          <table:table-cell table:style-name="ce1" office:value-type="string" calcext:value-type="string">
            <text:p>PMC7230338</text:p>
          </table:table-cell>
          <table:table-cell table:style-name="ce3" office:value-type="string" calcext:value-type="string">
            <text:p>in the current work <text:s/>we discovered and analyzed the epidemiological paradox between coronavirus disease 2019 <text:s/>covid 19 <text:s/>and malaria in the initial phase of the ongoing pandemic <text:s/>from the analysis of distribution data <text:s/>the endemic presence of malaria seems to protect some populations from covid 19 outbreak <text:s/>particularly in the least developed countries <text:s/>in this sense <text:s/>molecular and genetic variations associated with malaria <text:s/>e g <text:s text:c="2"/>in ace2 <text:s/>might play a protective role against coronavirus infection <text:s/>moreover <text:s/>the mechanism of action of some antimalarial drugs <text:s/>e g <text:s text:c="2"/>the antiviral function <text:s/>suggests their potential role in the chemoprophylaxis of coronavirus epidemics <text:s/>despite possible adverse effects <text:s/>e g <text:s text:c="2"/>retinal toxicity <text:s text:c="2"/>all these data provide important insights to understand the spreading mechanisms of covid 19 <text:s/>and to direct scientific research toward the study of some currently available medicatio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94" calcext:value-type="float">
            <text:p>294</text:p>
          </table:table-cell>
          <table:table-cell table:style-name="ce1" office:value-type="string" calcext:value-type="string">
            <text:p>PMC6857389</text:p>
          </table:table-cell>
          <table:table-cell table:style-name="ce3" office:value-type="string" calcext:value-type="string">
            <text:p>dengue fever <text:s/>the most notorious of vector borne diseases is under global resurgence <text:s/>incidence has increased 30 fold with global expansion <text:s/>it is thus imperative to review the origin <text:s/>history and current epidemiology of dengue <text:s/>its transmission <text:s/>factors responsible for resurgence <text:s/>surveillance and the treatment options available <text:s/>india being hyperendemic <text:s/>national level comprehensive studies to estimate the true burden of dengue along with its geographical mapping is the need of the hour <text:s/>through integrated and combined efforts from various sectors and policy makers <text:s/>prevention of dengue must be identified and intensified to control further disease transmission as there is no specific antiviral treatment or vaccine against dengue is available in india</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95" calcext:value-type="float">
            <text:p>295</text:p>
          </table:table-cell>
          <table:table-cell table:style-name="ce1" office:value-type="string" calcext:value-type="string">
            <text:p>PMC7183950</text:p>
          </table:table-cell>
          <table:table-cell table:style-name="ce3" office:value-type="string" calcext:value-type="string">
            <text:p>a dramatic sars cov 2 outbreak is hitting italy hard <text:s/>to face the new scenario all the hospitals have been re organised in order to reduce all the outpatient services and to devote almost all their personnel and resources to the management of covid 19 patients <text:s/>as a matter of fact <text:s/>all the services have undergone a deep re organization guided by <text:s/>the necessity to reduce exams <text:s/>to create an environment that helps reduce the virus spread <text:s/>and to preserve the medical personnel from infection <text:s/>in these days a re organization of the endoscopic unit <text:s/>sited in a high incidence area <text:s/>has been adopted <text:s/>with changes to logistics <text:s/>work organization and patients selection <text:s/>with the present manuscript <text:s/>we want to support gastroenterologists and endoscopists in the organization of a <text:s/>new <text:s/>endoscopy unit that responds to the <text:s/>new <text:s/>scenario <text:s/>while remaining fully aware that resources <text:s/>availability and local circumstances may extremely vary from unit to unit</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96" calcext:value-type="float">
            <text:p>296</text:p>
          </table:table-cell>
          <table:table-cell table:style-name="ce1" office:value-type="string" calcext:value-type="string">
            <text:p>PMC7121911</text:p>
          </table:table-cell>
          <table:table-cell table:style-name="ce3" office:value-type="string" calcext:value-type="string">
            <text:p>human respiratory syncytial virus <text:s/>rsv <text:s/>and human metapneumovirus <text:s/>mpv <text:s/>are members of the famil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97" calcext:value-type="float">
            <text:p>297</text:p>
          </table:table-cell>
          <table:table-cell table:style-name="ce1" office:value-type="string" calcext:value-type="string">
            <text:p>PMC7123126</text:p>
          </table:table-cell>
          <table:table-cell table:style-name="ce3" office:value-type="string" calcext:value-type="string">
            <text:p>the final chapter 8 offers practical policy suggestions towards <text:s/>re ordering health <text:s/>it takes into account that not all health rights and threats are of the same caliber <text:s/>that prioritization is a necessity <text:s/>it also acknowledges that not all risks and threats can be anticipated or annulled <text:s/>bearing these limitations in mind <text:s/>the chapter re frames health risks in terms of a re ordering of health security at the level of local <text:s/>national <text:s/>and global policy <text:s/>it also offers theoretical as well as concrete suggestions on how it might be possible to conceptualize <text:s/>communicate <text:s/>and confront health risks and threats with states <text:s/>non state actors and other agents to facilitate health rights responsibility within and across border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298" calcext:value-type="float">
            <text:p>298</text:p>
          </table:table-cell>
          <table:table-cell table:style-name="ce1" office:value-type="string" calcext:value-type="string">
            <text:p>PMC7198842</text:p>
          </table:table-cell>
          <table:table-cell table:style-name="ce3" office:value-type="string" calcext:value-type="string">
            <text:p>chikungunya disease <text:s/>chikd <text:s/>is a viral infection caused by an alphavirus <text:s/>chikungunya virus <text:s/>chikv <text:s text:c="2"/>and triggers large outbreaks leading to epidemics <text:s/>despite the low mortality rate <text:s/>it is a major public health concern owing to high morbidity in affected individuals <text:s/>the complete spectrum of this disease can be divided into four phases based on its clinical presentation and immunopathology <text:s/>when a susceptible individual is bitten by an infected mosquito <text:s/>the bite triggers inflammatory responses attracting neutrophils and initiating a cascade of events <text:s/>resulting in the entry of the virus into permissive cells <text:s/>this phase is termed the pre acute or the intrinsic incubation phase <text:s/>the virus utilizes the cellular components of the innate immune system to enter into circulation and reach primary sites of infection such as the lymph nodes <text:s/>spleen <text:s/>and liver <text:s/>also <text:s/>at this point <text:s/>antigen presenting cells <text:s/>apcs <text:s/>present the viral antigens to the t cells thereby activating and initiating adaptive immune responses <text:s/>this phase is marked by the exhibition of clinical symptoms such as fever <text:s/>rashes <text:s/>arthralgia <text:s/>and myalgia and is termed the acute phase of the disease <text:s/>viremia reaches its peak during this phase <text:s/>thereby enhancing the antigen specific host immune response <text:s/>simultaneously <text:s/>t cell mediated activation of b cells leads to the formation of chikv specific antibodies <text:s/>increase in titres of neutralizing igg igm antibodies results in the clearance of virus from the bloodstream and marks the initiation of the post acute phase <text:s/>immune responses mounted during this phase of the infection determine the degree of disease progression or its resolution <text:s/>some patients may progress to a chronic arthritic phase of the disease that may last from a few months to several years <text:s/>owing to a compromised disease resolution <text:s/>the present review discusses the immunopathology of chikd and the factors that dictate disease progression and its resolution</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299" calcext:value-type="float">
            <text:p>299</text:p>
          </table:table-cell>
          <table:table-cell table:style-name="ce1" office:value-type="string" calcext:value-type="string">
            <text:p>PMC7270858</text:p>
          </table:table-cell>
          <table:table-cell table:style-name="ce3" office:value-type="string" calcext:value-type="string">
            <text:p>increasing emergence and spread of nipah <text:s/>zikv and ebola case and potential outbreaks threats have been reported in several regions around the globe <text:s/>yet <text:s/>emerging nipah <text:s/>ebola and zika viral diseases outbreaks have been indirectly linked to substantially globalization of trade and travel <text:s/>climate change and intense urbanization impact <text:s/>healthcare and socioeconomic inequities as well in affected community settings <text:s/>although no case has been documented in saudi arabia <text:s/>there is a great risk of sudden emergence of any of these viruses and others via introducing among pilgrims coming from endemic regions during ritual ceremonies of mass gatherings <text:s/>consequently <text:s/>promoting and investing on new and sensitive proven effective and innovative surveillance and monitoring approaches <text:s/>including enhanced risk communication <text:s/>improved integrated vectors surveillance in addition to improved sustainable highly pathogens surveillance control programs to human motility and environmental sanitation strategies all represent <text:s/>one health <text:s/>approach implementation strategic core <text:s/>initiation <text:s/>development and implementation leaded by saudi government and international stakeholders <text:s/>of new partnership <text:s/>coordinated response leadership and resource mobilization for multidisciplinary and intersectorial advocacy on emerging viral disease outbreaks <text:s/>accompanied with r d roadmap and taskforce is crucial <text:s/>more efforts in epidemiological and laboratory early screening and surveillance of highly pathogenic germs microbes <text:s/>and confirmation of asymptomatic and syndromic cases amongst suspected hajj and umrah pilgrims <text:s/>local vulnerable populations and expatriate workers is vital in generating reliable data and data sharing platform for timely risk communication and tourist information update <text:s/>appropriate immunization campaigns or safe and efficacious care delivery implementation <text:s/>moreover <text:s/>increase hajj umrah mass gathering emergency outbreak preparedness <text:s/>pilgrims health education and engagement outreach <text:s/>pre <text:s text:c="2"/>during and post programs coverage and effectiveness is needed through one health approach integration in attaining pilgrims and local population health safety and security <text:s/>in advancing saudi sustainable health development goal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00" calcext:value-type="float">
            <text:p>300</text:p>
          </table:table-cell>
          <table:table-cell table:style-name="ce1" office:value-type="string" calcext:value-type="string">
            <text:p>PMC7124031</text:p>
          </table:table-cell>
          <table:table-cell table:style-name="ce3" office:value-type="string" calcext:value-type="string">
            <text:p>the most recent ebola outbreak in west africa highlighted critical weaknesses in the medical infrastructure of the affected countries <text:s/>including effective diagnostics tools <text:s/>sufficient isolation wards <text:s/>and enough medical personnel <text:s/>here <text:s/>we develop and analyze a mathematical model to assess the impact of early diagnosis of pre symptomatic individuals on the transmission dynamics of ebola virus disease in west africa <text:s/>our findings highlight the importance of implementing integrated control measures of early diagnosis and isolation <text:s/>the mathematical analysis shows a threshold where early diagnosis of pre symptomatic individuals <text:s/>combined with a sufficient level of effective isolation <text:s/>can lead to an epidemic control of ebola virus diseas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01" calcext:value-type="float">
            <text:p>301</text:p>
          </table:table-cell>
          <table:table-cell table:style-name="ce1" office:value-type="string" calcext:value-type="string">
            <text:p>PMC7000767</text:p>
          </table:table-cell>
          <table:table-cell table:style-name="ce3" office:value-type="string" calcext:value-type="string">
            <text:p>despite all the research done on the first zika virus <text:s/>zikv <text:s/>epidemics <text:s/>it was only after the brazilian epidemic that the congenital zika syndrome was described <text:s/>this was made possible due to the large number of babies born with microcephaly in the northeast region <text:s/>ne <text:s/>in a narrow time <text:s/>we hypothesize that the fivefold difference in the rate of microcephalic neonates between the ne and other regions is partially an effect of the population prior immunity against dengue viruses <text:s/>denv <text:s text:c="2"/>that cross react with zikv <text:s/>in this ecological study <text:s/>we analysed the interaction between dengue fever epidemics from 2001 to 2014 and the 2015 2016 microcephaly epidemic in 400 microregions in brazil using random effects models under a bayesian approach <text:s/>the estimated effect of the time lag between the most recent large dengue epidemic <text:s text:c="2"/>400 100 000 inhabitants <text:s/>and the microcephaly epidemic ranged from protection <text:s/>up to 6 years prior <text:s/>to an increased risk <text:s/>from 7 to 12 years <text:s text:c="2"/>this sustained window of protection <text:s/>larger than described in previous longitudinal studies <text:s/>is possibly an effect of herd immunity and of multiple exposures to denv that could boost immunit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02" calcext:value-type="float">
            <text:p>302</text:p>
          </table:table-cell>
          <table:table-cell table:style-name="ce1" office:value-type="string" calcext:value-type="string">
            <text:p>PMC7186945</text:p>
          </table:table-cell>
          <table:table-cell table:style-name="ce3" office:value-type="string" calcext:value-type="string">
            <text:p>the novel coronavirus <text:s/>sars cov 2 causing coronavirus disease 19 <text:s/>covid 19 <text:s text:c="2"/>emerged as a public health threat in december 2019 and was declared a pandemic by the world health organization in march 2020 <text:s/>delirium <text:s/>a dangerous untoward prognostic development <text:s/>serves as a barometer of systemic injury in critical illness <text:s/>the early reports of 25 <text:s/>encephalopathy from china are likely a gross underestimation <text:s/>which we know occurs whenever delirium is not monitored with a valid tool <text:s/>indeed <text:s/>patients with covid 19 are at accelerated risk for delirium due to at least seven factors including <text:s/>1 <text:s/>direct central nervous system <text:s/>cns <text:s/>invasion <text:s text:c="2"/>2 <text:s/>induction of cns inflammatory mediators <text:s text:c="2"/>3 <text:s/>secondary effect of other organ system failure <text:s text:c="2"/>4 <text:s/>effect of sedative strategies <text:s text:c="2"/>5 <text:s/>prolonged mechanical ventilation time <text:s text:c="2"/>6 <text:s/>immobilization <text:s/>and <text:s/>7 <text:s/>other needed but unfortunate environmental factors including social isolation and quarantine without family <text:s/>given early insights into the pathobiology of the virus <text:s/>as well as the emerging interventions utilized to treat the critically ill patients <text:s/>delirium prevention and management will prove exceedingly challenging <text:s/>especially in the intensive care unit <text:s/>icu <text:s text:c="2"/>the main focus during the covid 19 pandemic lies within organizational issues <text:s/>i e <text:s text:c="2"/>lack of ventilators <text:s/>shortage of personal protection equipment <text:s/>resource allocation <text:s/>prioritization of limited mechanical ventilation options <text:s/>and end of life care <text:s/>however <text:s/>the standard of care for icu patients <text:s/>including delirium management <text:s/>must remain the highest quality possible with an eye towards long term survival and minimization of issues related to post intensive care syndrome <text:s/>pics <text:s text:c="2"/>this article discusses how icu professionals <text:s/>e g <text:s text:c="2"/>physicians <text:s/>nurses <text:s/>physiotherapists <text:s/>pharmacologists <text:s/>can use our knowledge and resources to limit the burden of delirium on patients by reducing modifiable risk factors despite the imposed heavy workload and difficult clinical challenges posed by the pandemic</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03" calcext:value-type="float">
            <text:p>303</text:p>
          </table:table-cell>
          <table:table-cell table:style-name="ce1" office:value-type="string" calcext:value-type="string">
            <text:p>PMC7219397</text:p>
          </table:table-cell>
          <table:table-cell table:style-name="ce3" office:value-type="string" calcext:value-type="string">
            <text:p>the rapid emergence of a highly pathogenic <text:s/>readily transmissible coronavirus has resulted in a global pandemic <text:s/>affecting millions and destabilizing economies <text:s/>this catastrophe triggered a clarion call for the immediate deployment of a protective vaccine <text:s/>we describe the unique challenges of developing a vaccine against sars cov 2 in a pandemic setting</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04" calcext:value-type="float">
            <text:p>304</text:p>
          </table:table-cell>
          <table:table-cell table:style-name="ce1" office:value-type="string" calcext:value-type="string">
            <text:p>PMC7261908</text:p>
          </table:table-cell>
          <table:table-cell table:style-name="ce3" office:value-type="string" calcext:value-type="string">
            <text:p>infectious diseases caused by human immunodeficiency virus <text:s/>hiv <text:s/>and other highly pathogenic enveloped viruses <text:s/>have threatened the global public health <text:s/>most antiviral drugs act as passive defenders to inhibit viral replication inside the cell <text:s/>while a few of them function as gate keepers to combat viruses outside the cell <text:s/>including fusion inhibitors <text:s/>e g <text:s text:c="2"/>enfuvirtide <text:s/>and receptor antagonists <text:s/>e g <text:s text:c="2"/>maraviroc <text:s/>as well as virus inactivators <text:s/>including attachment inhibitors <text:s text:c="2"/>different from fusion inhibitors and receptor antagonists that must act in the presence of target cells <text:s/>virus inactivators can actively inactivate cell free virions in the blood <text:s/>through interaction with one or more sites in the envelope glycoproteins <text:s/>envs <text:s/>on virions <text:s/>notably <text:s/>a number of protein <text:s/>and peptide based virus inactivators <text:s/>ppvis <text:s/>under development are expected to have a better utilization rate than the current antiviral drugs and be safer for</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05" calcext:value-type="float">
            <text:p>305</text:p>
          </table:table-cell>
          <table:table-cell table:style-name="ce1" office:value-type="string" calcext:value-type="string">
            <text:p>PMC7194545</text:p>
          </table:table-cell>
          <table:table-cell table:style-name="ce3" office:value-type="string" calcext:value-type="string">
            <text:p>the emergence of the novel coronavirus infection that arose in wuhan <text:s/>china in december 2019 has resulted in an epidemic that has quickly expanded to become one of the most significant public health threats in recent times <text:s/>unfortunately <text:s/>the disease has spread globally <text:s/>on march 11th <text:s/>2020 <text:s/>world health organization <text:s/>who <text:s/>declared covid 19 a pandemic and has called governments to take urgent and aggressive action to change the course of the outbreak <text:s/>within the context of assisted reproduction <text:s/>both reproductive medicine professionals and patients are also fighting against this unprecedented viral pandemic <text:s/>in view of events <text:s/>most of us had to make serious decisions <text:s/>some of them with a lack of scientific evidence due to the circumstances and with the only objective of ensuring the safe care of our patients <text:s/>reduce non essential contacts and prevent possible maternal and fetal complications in future pregnancies <text:s/>pregnant women should not be considered at high risk for developing severe infection <text:s/>up to date <text:s/>there are no reported deaths in pregnant women with covid 19 <text:s/>while in the cases that have presented pneumonia because of covid 19 <text:s/>the symptoms have been moderate and with a good prognosis in recover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06" calcext:value-type="float">
            <text:p>306</text:p>
          </table:table-cell>
          <table:table-cell table:style-name="ce1" office:value-type="string" calcext:value-type="string">
            <text:p>PMC7280109</text:p>
          </table:table-cell>
          <table:table-cell table:style-name="ce3" office:value-type="string" calcext:value-type="string">
            <text:p>the article aimed to summarize and analyse recent researches regarding the persistence of sars cov 2 in the environment and on surfaces of various materials <text:s/>focusing attention on a risk analysis <text:s/>based on available studies <text:s/>aimed to evidence the potential survival of novel <text:s/>the coronavirus disease 2019 <text:s/>covid 19 <text:s/>is spreading around the world <text:s/>representing a global pandemic <text:s/>counting <text:s/>as of june 5th <text:s/>2020 <text:s/>over 6 600 000 confirmed cases and more than 390 000 deaths <text:s/>with exponentially increasing numbers <text:s/>in the first half of 2020 <text:s/>because of the widespread of the covid 19 <text:s/>researches were focused on the monitoring of sars cov 2 in water <text:s/>wastewater <text:s/>sludge <text:s/>air <text:s/>and on surfaces <text:s/>in order to assess the risk of contracting the viral infection from contaminated environments <text:s/>so far <text:s/>the survival of the novel</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07" calcext:value-type="float">
            <text:p>307</text:p>
          </table:table-cell>
          <table:table-cell table:style-name="ce1" office:value-type="string" calcext:value-type="string">
            <text:p>PMC7182506</text:p>
          </table:table-cell>
          <table:table-cell table:style-name="ce3" office:value-type="string" calcext:value-type="string">
            <text:p>covid 19 is neither the first nor the last viral epidemic which societies around the world are <text:s/>were and will be affected by <text:s/>which lessons should be taken from the current pandemic situation <text:s/>the covid 19 disease is still not well characterised <text:s/>and many research teams all over the world are working on prediction of the epidemic scenario <text:s/>protective measures to populations and sub populations <text:s/>therapeutic and vaccination issues <text:s/>amongst others <text:s/>contextually <text:s/>countries with currently low numbers of covid 19 infected individuals such as tunisia are intended to take lessons from those countries which already reached the exponential phase of the infection distribution as well as from those which have the exponential phase behind them and record a minor number of new cases such as china <text:s/>to this end <text:s/>in tunisia <text:s/>the pandemic wave has started with a significant delay compared with europe <text:s/>the main economic partner of the country <text:s/>in this paper <text:s/>we do analyse the current pandemic situation in this country by studying the infection evolution and considering potential protective strategies to prevent a pandemic scenario <text:s/>the model is predictive based on a large number of undetected covid 19 cases that is particularly true for some country regions such as sfax <text:s/>infection distribution and mortality rate analysis demonstrate a highly heterogeneous picture over the country <text:s/>qualitative and quantitative comparative analysis leads to a conclusion that the reliable <text:s/>real time <text:s/>monitoring based on the randomised laboratory tests is the optimal predictive strategy to create the most effective evidence based preventive measures <text:s/>in contrast <text:s/>lack of tests may lead to incorrect political decisions causing either unnecessary over protection of the population that is risky for a long term economic recession <text:s/>or under protection of the population leading to a post containment pandemic rebound <text:s/>recommendations are provided in the context of advanced predictive <text:s/>preventive and personalised <text:s/>3p <text:s/>medical approach</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08" calcext:value-type="float">
            <text:p>308</text:p>
          </table:table-cell>
          <table:table-cell table:style-name="ce1" office:value-type="string" calcext:value-type="string">
            <text:p>PMC7283747</text:p>
          </table:table-cell>
          <table:table-cell table:style-name="ce3" office:value-type="string" calcext:value-type="string">
            <text:p>the covid 19 epidemic was not the first coronavirus epidemic of this century and represents one of the increasing number of zoonoses from wildlife to impact global health <text:s/>sars cov 2 <text:s/>the virus causing the covid 19 epidemic is distinct from <text:s/>but closely resembles sars cov 1 <text:s/>which was responsible for the severe acute respiratory syndrome <text:s/>sars <text:s/>outbreak in 2002 <text:s/>sars cov 1 and 2 share almost 80 <text:s/>of genetic sequences and use the same host cell receptor to initiate viral infection <text:s/>however <text:s/>sars predominantly affected individuals in close contact with infected animals and health care workers <text:s/>in contrast <text:s/>cov 2 exhibits robust person to person spread <text:s/>most likely by means of asymptomatic carriers <text:s/>which has resulted in greater spread of disease <text:s/>overall morbidity and mortality <text:s/>despite its lesser virulence <text:s/>we review recent coronavirus related epidemics and distinguish clinical and molecular features of cov 2 <text:s/>the causative agent for covid 19 <text:s/>and review the current status of vaccine trial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09" calcext:value-type="float">
            <text:p>309</text:p>
          </table:table-cell>
          <table:table-cell table:style-name="ce1" office:value-type="string" calcext:value-type="string">
            <text:p>PMC7195312</text:p>
          </table:table-cell>
          <table:table-cell table:style-name="ce3" office:value-type="string" calcext:value-type="string">
            <text:p>the current coronavirus disease 2019 <text:s/>covid 19 <text:s/>pandemic is rapidly spreading around the world <text:s/>the first doctor to report this new disease was an ophthalmologist <text:s/>this exemplifies the role of ophthalmologists in an infectious disease pandemic <text:s/>here we review how severe acute respiratory syndrome coronavirus 2 <text:s/>sars cov 2 <text:s/>affects the eye and discuss implications for ophthalmologist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10" calcext:value-type="float">
            <text:p>310</text:p>
          </table:table-cell>
          <table:table-cell table:style-name="ce1" office:value-type="string" calcext:value-type="string">
            <text:p>PMC7224553</text:p>
          </table:table-cell>
          <table:table-cell table:style-name="ce3" office:value-type="string" calcext:value-type="string">
            <text:p>as the epidemic outbreak of 2019 coronavirus disease <text:s/>covid 19 <text:s text:c="2"/>general population may experience psychological distress <text:s/>evidence has suggested that negative coping styles may be related to subsequent mental illness <text:s/>therefore <text:s/>we investigate the general population s psychological distress and coping styles in the early stages of the covid 19 outbreak <text:s/>a cross sectional battery of surveys was conducted from february 1 4 <text:s/>2020 <text:s/>the kessler 6 psychological distress scale <text:s/>the simplified coping style questionnaire and a general information questionnaire were administered on line to a convenience sample of 1599 in china <text:s/>a multiple linear regression analysis was performed to identify the influence factors of psychological distress <text:s/>general population s psychological distress were significant differences based on age <text:s/>marriage <text:s/>epidemic contact characteristics <text:s/>concern with media reports <text:s/>and perceived impacts of the epidemic outbreak <text:s/>all</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11" calcext:value-type="float">
            <text:p>311</text:p>
          </table:table-cell>
          <table:table-cell table:style-name="ce1" office:value-type="string" calcext:value-type="string">
            <text:p>PMC7282799</text:p>
          </table:table-cell>
          <table:table-cell table:style-name="ce3" office:value-type="string" calcext:value-type="string">
            <text:p>the current global health emergency triggered by the pandemic covid 19 is one of the greatest challenges we face in this generation <text:s/>computational simulations have played an important role to predict the development of the current pandemic <text:s/>such simulations enable early indications on the future projections of the pandemic and is useful to estimate the efficiency of control action in the battle against the sars cov 2 virus <text:s/>the seir model is a well known method used in computational simulations of infectious viral diseases and it has been widely used to model other epidemics such as ebola <text:s/>sars <text:s/>mers <text:s/>and influenza a <text:s/>this paper presents a modified seirs model with additional exit conditions in the form of death rates and resusceptibility <text:s/>where we can tune the exit conditions in the model to extend prediction on the current projections of the pandemic into three possible outcomes <text:s/>death <text:s/>recovery <text:s/>and recovery with a possibility of resusceptibility <text:s/>the model also considers specific information such as ageing factor of the population <text:s/>time delay on the development of the pandemic due to control action measures <text:s/>as well as resusceptibility with temporal immune response <text:s/>owing to huge variations in clinical symptoms exhibited by covid 19 <text:s/>the proposed model aims to reflect better on the current scenario and case data reported <text:s/>such that the spread of the disease and the efficiency of the control action taken can be better understood <text:s/>the model is verified using two case studies based on the real world data in south korea and northern irelan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12" calcext:value-type="float">
            <text:p>312</text:p>
          </table:table-cell>
          <table:table-cell table:style-name="ce1" office:value-type="string" calcext:value-type="string">
            <text:p>PMC7280809</text:p>
          </table:table-cell>
          <table:table-cell table:style-name="ce3" office:value-type="string" calcext:value-type="string">
            <text:p>the coronavirus disease 2019 <text:s/>covid 19 <text:s/>pandemic has not only caused significant challenges for health systems all over the globe but also fueled the surge of numerous rumors <text:s/>hoaxes <text:s/>and misinformation <text:s/>regarding the etiology <text:s/>outcomes <text:s/>prevention <text:s/>and cure of the disease <text:s/>such spread of misinformation is masking healthy behaviors and promoting erroneous practices that increase the spread of the virus and ultimately result in poor physical and mental health outcomes among individuals <text:s/>myriad incidents of mishaps caused by these rumors have been reported globally <text:s/>to address this issue <text:s/>the frontline healthcare providers should be equipped with the most recent research findings and accurate information <text:s/>the mass media <text:s/>healthcare organization <text:s/>community based organizations <text:s/>and other important stakeholders should build strategic partnerships and launch common platforms for disseminating authentic public health messages <text:s/>also <text:s/>advanced technologies like natural language processing or data mining approaches should be applied in the detection and removal of online content with no scientific basis from all social media platforms <text:s/>furthermore <text:s/>these practices should be controlled with regulatory and law enforcement measures alongside ensuring telemedicine based services providing accurate information on covid 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13" calcext:value-type="float">
            <text:p>313</text:p>
          </table:table-cell>
          <table:table-cell table:style-name="ce1" office:value-type="string" calcext:value-type="string">
            <text:p>PMC7168554</text:p>
          </table:table-cell>
          <table:table-cell table:style-name="ce3" office:value-type="string" calcext:value-type="string">
            <text:p>viruses have caused much mortality and morbidity to humans and pose a serious threat to global public health <text:s/>the virome with the potential of human infection is still far from complete <text:s/>novel viruses have been discovered at an unprecedented pace as the rapid development of viral metagenomics <text:s/>however <text:s/>there is still a lack of methodology for rapidly identifying novel viruses with the potential of human infection <text:s/>this study built several machine learning models to discriminate human infecting viruses from other viruses based on the frequency of</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14" calcext:value-type="float">
            <text:p>314</text:p>
          </table:table-cell>
          <table:table-cell table:style-name="ce1" office:value-type="string" calcext:value-type="string">
            <text:p>PMC7301795</text:p>
          </table:table-cell>
          <table:table-cell table:style-name="ce3" office:value-type="string" calcext:value-type="string">
            <text:p>a case of acute respiratory distress syndrome due to sars cov 2 and influenza a co infection and a mini review of the literature is reported <text:s/>even in covid 19 epidemics <text:s/>the early identification of concurrent respiratory pathogens is important to improve etiological diagnosis <text:s/>preventive measures and patients <text:s/>clinical management and outcom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15" calcext:value-type="float">
            <text:p>315</text:p>
          </table:table-cell>
          <table:table-cell table:style-name="ce1" office:value-type="string" calcext:value-type="string">
            <text:p>PMC7235592</text:p>
          </table:table-cell>
          <table:table-cell table:style-name="ce3" office:value-type="string" calcext:value-type="string">
            <text:p>individuals with non communicable diseases <text:s/>ncds <text:s/>such as diabetes are susceptible to communicable diseases <text:s/>cds <text:s/>as the current covid 19 pandemic illustrates <text:s/>the co occurrence of diabetes as well as other co morbid conditions with covid 19 augurs greater risk for severe outcomes and mortality <text:s/>hence <text:s/>ncd and cd pandemics are closely linked and require global efforts to thwart and disrupt their nexus before the next viral outbreaks occurs <text:s/>this will require steadfast dedication and resolve to address ncds previously committed to by the global communit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16" calcext:value-type="float">
            <text:p>316</text:p>
          </table:table-cell>
          <table:table-cell table:style-name="ce1" office:value-type="string" calcext:value-type="string">
            <text:p>PMC7168643</text:p>
          </table:table-cell>
          <table:table-cell table:style-name="ce3" office:value-type="string" calcext:value-type="string">
            <text:p>seasonal influenza epidemics remain one of the largest public health burdens nowadays <text:s/>the best and most effective strategy to date in preventing influenza infection is a worldwide vaccination campaign <text:s/>currently <text:s/>two vaccines are available to the public for the treatment of influenza infection <text:s/>the chemically inactivated influenza vaccine <text:s/>iiv <text:s/>and the live attenuated influenza vaccine <text:s/>laiv <text:s text:c="2"/>however <text:s/>the laiv is not recommended for parts of the population <text:s/>such as children under the age of two <text:s/>immunocompromised individuals <text:s/>the elderly <text:s/>and pregnant adults <text:s/>in order to improve the safety of the laiv and make it available to more of the population <text:s/>we sought to further attenuate the laiv <text:s/>in this study <text:s/>we demonstrate that the influenza a virus <text:s/>iav <text:s/>master donor virus <text:s/>mdv <text:s/>a ann arbor 6 60 h2n2 laiv can inhibit host gene expression using both the pa x and ns1 proteins <text:s/>furthermore <text:s/>we show that by removing pa x <text:s/>we can limit the replication of the mdv laiv in a mouse model <text:s/>while maintaining full protective efficacy <text:s/>this work demonstrates a broadly applicable strategy of tuning the amount of host antiviral responses induced by the iav mdv for the development of newer and safer laivs <text:s/>moreover <text:s/>our results also demonstrate <text:s/>for the first time <text:s/>the feasibility of genetically manipulating the backbone of the iav mdv to improve the efficacy of the current iav laiv</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17" calcext:value-type="float">
            <text:p>317</text:p>
          </table:table-cell>
          <table:table-cell table:style-name="ce1" office:value-type="string" calcext:value-type="string">
            <text:p>PMC7189403</text:p>
          </table:table-cell>
          <table:table-cell table:style-name="ce3" office:value-type="string" calcext:value-type="string">
            <text:p>in december 2019 <text:s/>suddenly 54 cases of viral pneumonia emerged in wuhan <text:s/>china <text:s/>caused by some unknown microorganism <text:s/>the virus responsible for these pneumonia infections was identified as novel coronavirus of the family coronaviridae <text:s/>the novel coronavirus was renamed as covid 19 by who <text:s/>infection from the virus has since increased exponentially and has spread all over the world in more than 196 countries <text:s/>the who has declared a public health emergency of international concern due to the outbreak of covid 19 <text:s/>the virus is highly infectious and can cause human to human transmission <text:s/>every 24 h <text:s/>cases of covid 19 increase severalfolds <text:s/>the who is monitoring the sars cov 2 spread very closely via a global surveillance system <text:s/>the current situation demands the enforcement of strict laws which would help in inhibiting the further spread of covid 19 <text:s/>social distancing <text:s/>international travel restrictions to affected countries <text:s/>and hygiene are three important ways to nullify sars cov 2 government and private organizations need to come forward and work together during this pandemic <text:s/>public awareness <text:s/>social distancing <text:s/>and sterilization must be maintained to neutralize the viral infection <text:s/>especially in major hot spot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18" calcext:value-type="float">
            <text:p>318</text:p>
          </table:table-cell>
          <table:table-cell table:style-name="ce1" office:value-type="string" calcext:value-type="string">
            <text:p>PMC7293728</text:p>
          </table:table-cell>
          <table:table-cell table:style-name="ce3" office:value-type="string" calcext:value-type="string">
            <text:p>influenza b virus <text:s/>ibv <text:s/>is one of the main pathogens of the annual influenza epidemic <text:s/>and the disease burden is significant <text:s/>especially among children and young teenagers <text:s/>in this study <text:s/>the antiviral and anti inflammatory effects of a traditional chinese medicine prescription <text:s/>the lianhua qingwen capsule <text:s/>were evaluated <text:s/>our results showed that lianhua qingwen capsule can inhibit both victoria and yamagata lineages <text:s/>and the 50 <text:s/>inhibitive concentrations ranged from 0 228 <text:s text:c="2"/>0 150 to 0 754 <text:s text:c="2"/>0 161 mg ml <text:s/>the time course results demonstrated that ibv yields were reduced with treatment at 0 4 h after infection <text:s/>and the mechanistic research verified that lianhua qingwen capsule has hemagglutination inhibition activity against b guangzhou 0215 2012 but not a california 04 2009 <text:s/>in addition to antiviral activity <text:s/>lianhua qingwen capsule can also inhibit excessive expression of rantes <text:s/>il 6 <text:s/>il 8 <text:s/>ip 10 <text:s/>tnf</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19" calcext:value-type="float">
            <text:p>319</text:p>
          </table:table-cell>
          <table:table-cell table:style-name="ce1" office:value-type="string" calcext:value-type="string">
            <text:p>PMC7283796</text:p>
          </table:table-cell>
          <table:table-cell table:style-name="ce3" office:value-type="string" calcext:value-type="string">
            <text:p>perhaps for the first time in history <text:s/>a single statistical measure is now dictating the entirety of uk government policy <text:s/>the <text:s/>basic reproduction number <text:s text:c="2"/>r0 value for covid 19 is more directly determining economic and social policy than has ever the inflation rate <text:s/>interest rate <text:s/>or exchange rate <text:s/>it is encouraging to see political policy for once <text:s/>rational <text:s/>but disappointing it took a pandemic to make it so <text:s/>however <text:s/>is r0 an appropriate and significant measure <text:s/>like many mathematics statistical parameters <text:s/>r0 is relatively easy to explain <text:s/>more complicated to understand <text:s/>even graphically <text:s text:c="2"/>and very difficult to calculate <text:s/>or use for modelling <text:s/>given its significance for all our lives <text:s/>it is important to understand a little of its background <text:s/>this article seeks to explain the issues in a non technical way <text:s/>relegating all equations <text:s/>used sparingly <text:s/>to appendic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20" calcext:value-type="float">
            <text:p>320</text:p>
          </table:table-cell>
          <table:table-cell table:style-name="ce1" office:value-type="string" calcext:value-type="string">
            <text:p>PMC6924880</text:p>
          </table:table-cell>
          <table:table-cell table:style-name="ce3" office:value-type="string" calcext:value-type="string">
            <text:p>during 2016 2018 <text:s/>we conducted surveillance for japanese encephalitis virus <text:s/>jev <text:s/>in mosquitoes and pigs in japan <text:s/>thailand <text:s/>the philippines <text:s/>and indonesia <text:s/>phylogenetic analyses demonstrated that our isolates <text:s/>genotypes ia <text:s/>ib <text:s/>iii <text:s/>iv <text:s/>were related to jev isolates obtained from the same regions many years ago <text:s/>indigenous jev strains persist in asia</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321" calcext:value-type="float">
            <text:p>321</text:p>
          </table:table-cell>
          <table:table-cell table:style-name="ce1" office:value-type="string" calcext:value-type="string">
            <text:p>PMC7144545</text:p>
          </table:table-cell>
          <table:table-cell table:style-name="ce3" office:value-type="string" calcext:value-type="string">
            <text:p>from january 2020 <text:s/>coronavirus disease <text:s/>covid 19 <text:s/>originated in china has spread around the world <text:s/>the disease is caused by the severe acute respiratory syndrome coronavirus 2 <text:s/>sars cov 2 <text:s text:c="2"/>the presence of myocarditis <text:s/>cardiac arrest <text:s/>and acute heart failure in covid 19 patients suggests the existence of a relationship between sars cov 2 infection and cardiac disease <text:s/>the notch signalling is a major regulator of cardiovascular function and it is also implicated in several biological processes mediating viral infections <text:s/>in this report we discuss the possibility to target notch signalling to prevent sars cov 2 infection and interfere with the progression of covid 19 <text:s/>associated heart and lungs diseas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22" calcext:value-type="float">
            <text:p>322</text:p>
          </table:table-cell>
          <table:table-cell table:style-name="ce1" office:value-type="string" calcext:value-type="string">
            <text:p>PMC7120579</text:p>
          </table:table-cell>
          <table:table-cell table:style-name="ce3" office:value-type="string" calcext:value-type="string">
            <text:p>avian influenza <text:s/>commonly known as bird flu <text:s/>is an epidemic caused by h5n1 virus <text:s/>that primarily affects birds such as chickens <text:s/>wild water birds <text:s/>ducks <text:s/>and swans etc <text:s/>on rare occasions <text:s/>pigs and humans will also be affected with this virus in recent years this epidemic has emerged as a major global health concern <text:s/>the present chapter is aimed at developing mathematical models that predict the spread and outbreak diversity of low pathogenic avian influenza virus <text:s/>essentially <text:s/>we present <text:s/>1 <text:s/>a deterministic mathematical model which deals with the dynamics of human infection by avian influenza both in birds and in human <text:s text:c="2"/>2 <text:s/>a discrete dynamical model for the spread of h5n1 <text:s/>and <text:s/>3 <text:s/>the statistical transmission model of bird flu taking into account the factors that affect the epidemic transmission such as source of infection and social and natural factor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23" calcext:value-type="float">
            <text:p>323</text:p>
          </table:table-cell>
          <table:table-cell table:style-name="ce1" office:value-type="string" calcext:value-type="string">
            <text:p>PMC6690514</text:p>
          </table:table-cell>
          <table:table-cell table:style-name="ce3" office:value-type="string" calcext:value-type="string">
            <text:p>since 2013 <text:s/>epidemics caused by novel h7n9 avian influenza a viruses <text:s/>aivs <text:s/>have become a considerable public health issue <text:s/>this study investigated the evolution of these viruses at the population level <text:s/>compared to h7 and n9 before 2013 <text:s/>there were 18 and 24 substitutions in the majority of novel h7n9 aivs <text:s/>respectively <text:s/>nine of these in ha and six in na were rare before 2013 <text:s/>and four of these in ha and two in na displayed host tropism <text:s/>s136 128 n and a143 135 v are located on the receptor binding sites of the ha1 subunit and might be important factors in determining the host species of novel h7n9 aiv <text:s/>on an overall scale <text:s/>the evolution of h7 and n9 <text:s/>both in terms of time distribution and host species <text:s/>is under negative selection <text:s/>however <text:s/>both in ha and na <text:s/>several sites were under positive selection <text:s/>in both the overall epidemics and the human derived h7n9 aivs <text:s/>eight positive selection sites were identified in ha1 <text:s/>with some located within the known antigen epitopes or the receptor binding site rbs <text:s/>domain <text:s/>this may induce variations in h7n9 aiv with positive selection <text:s/>it is necessary to strengthen the surveillance of novel h7n9 aivs <text:s/>both in human and bird population to determine whether a new virus has emerged through selection pressure and to prevent future epidemics from occurring</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24" calcext:value-type="float">
            <text:p>324</text:p>
          </table:table-cell>
          <table:table-cell table:style-name="ce1" office:value-type="string" calcext:value-type="string">
            <text:p>PMC6787323</text:p>
          </table:table-cell>
          <table:table-cell table:style-name="ce3" office:value-type="string" calcext:value-type="string">
            <text:p>vector borne viruses are becoming increasingly important from a public health standpoint with the emergence or reemergence of viruses and extension of the areas at risk <text:s/>here <text:s/>we report the whole genome sequences of two alphaviruses <text:s/>namely <text:s/>one igbo ora virus and one babanki virus <text:s/>that were isolated several decades ago in africa from human serum</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25" calcext:value-type="float">
            <text:p>325</text:p>
          </table:table-cell>
          <table:table-cell table:style-name="ce1" office:value-type="string" calcext:value-type="string">
            <text:p>PMC7194513</text:p>
          </table:table-cell>
          <table:table-cell table:style-name="ce3" office:value-type="string" calcext:value-type="string">
            <text:p>this concise manuscript aims to make suggestions for a small step forward in both preventative and therapeutic measures against the coronavirus disease 2019 <text:s/>covid 19 <text:s/>pandemic <text:s/>this targeted strategy consists of using fully recovered covid 19 heroes <text:s/>that is <text:s/>brave volunteers <text:s/>as the source of antibodies in plasma collected by plasmapheresis or affinity column <text:s/>derived antibodies <text:s/>both are sterilised and pathogen inactivated for substitution therapy for use in those populations in need of antibody <text:s/>this include for use in critically ill covid 19 patients and as a preventative measure <text:s/>in those at potential risk of infection as no vaccine is yet available <text:s/>this would be a small step forward <text:s/>while we are waiting to produce an effective <text:s/>validated vaccine and witnessing increasing demands for testing and self isolation which are the two most effective current strategies <text:s/>in line with this concept <text:s/>some methodological aspects of the use of the uvc sterilization of ffp <text:s/>cryoprecipitate depleted ffp or immunoglobulins containing neutralizing antibodies for clinical use against covid 19 are highlighted <text:s/>the plasmapheresis procedure is <text:s/>of course <text:s/>particularly targeted to male donors <text:s/>who consist of about 75 <text:s text:c="2"/>of the covid 19 population and who are able to undergo multiple double <text:s/>or even triple plasmapheresis procedures <text:s/>moreover <text:s/>as some of these donors have already been in an induced hypercoagulable state and prone to thrombosis and dvt <text:s/>this strategy will be partially aimed at improving their health with the use of citrate based anticoagulants and removal of high molecular weight viscous components which contribute to the untoward clinical effects of dvt <text:s/>repeated targeted plasmapheresis or plasma exchange of selected covid 19 positive individuals would undoubtedly lower their state of hypercoagulability and normalize their hypercoagulability <text:s/>the recipients of such a derived ffp product would benefit from the two to 3 doses of viral inactivated antibodies <text:s/>which could neutralize the viral antigens even at very low concentration if present in the early stage <text:s/>so <text:s/>this practice would be a double edged sword with benefits for both donors and recipient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26" calcext:value-type="float">
            <text:p>326</text:p>
          </table:table-cell>
          <table:table-cell table:style-name="ce1" office:value-type="string" calcext:value-type="string">
            <text:p>PMC7297311</text:p>
          </table:table-cell>
          <table:table-cell table:style-name="ce3" office:value-type="string" calcext:value-type="string">
            <text:p>recent studies suggest that a large proportion of new hiv 1 infections in mature epidemics occurs within discordant couples <text:s/>making discordancy a major contributor to the spread of hiv aids in africa <text:s/>this paper aims at assessing changes over a five year period <text:s/>2009 2015 <text:s/>on the <text:s/>risk <text:s/>factors associated with hiv serodiscordance among couples in mozambique <text:s/>using cross sectional data from the insida and imasida surveys <text:s/>the pooled data of both surveys were analyzed using a joint model for three parameters characterizing in a particular way disagreement and sero con dis corance between the hiv statuses of couples <text:s/>as introduced by aerts et al <text:s text:c="2"/>the probability that the female partner is hiv positive <text:s/>given that both partners differ in their hiv status <text:s/>the probability that only one partner is hiv positive <text:s/>given that at least one of the two partners is positive <text:s text:c="2"/>positive <text:s/>serodiscordance <text:s text:c="2"/>and the probability that both partners are negative given that at most one of the two partners is positive <text:s text:c="2"/>negative <text:s/>seroconcordance <text:s text:c="2"/>the results reveal similar significant factors and estimates as in aerts et al <text:s text:c="2"/>hiv prevalence <text:s/>union number for woman <text:s/>sti for man <text:s/>condom use by woman and wealth index <text:s text:c="2"/>but the additional significant factors <text:s/>condom use by man <text:s text:c="2"/>no use had a negative effect on the positive serodiscordance <text:s/>and <text:s/>union number for man <text:s text:c="2"/>for couples where the man has been married or co habiting with a woman before had a decreased negative seroconcordance <text:s/>were identified <text:s/>the only factor that had a different effect over time <text:s/>imasida as compared to insida <text:s/>was the effect of <text:s/>hiv prevalence of province <text:s/>on the negative seroconcordance <text:s/>the negative effect of a higher hiv prevalence was less pronounced in 2015 for negative seroconcordanc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27" calcext:value-type="float">
            <text:p>327</text:p>
          </table:table-cell>
          <table:table-cell table:style-name="ce1" office:value-type="string" calcext:value-type="string">
            <text:p>PMC7267133</text:p>
          </table:table-cell>
          <table:table-cell table:style-name="ce3" office:value-type="string" calcext:value-type="string">
            <text:p>viral epidemics develop from the emergence of new variants of infectious viruses <text:s/>the lack of effective antiviral treatments for the new viral infections coupled with rapid community spread of the infection often result in major human and financial loss <text:s/>viral transmissions can occur via close human to human contact or via contacting a contaminated surface <text:s/>thus <text:s/>careful disinfection or sanitization is essential to curtail viral spread <text:s/>a myriad of disinfectants sanitizing agents biocidal agents are available that can inactivate viruses <text:s/>but their effectiveness is dependent upon many factors such as concentration of agent <text:s/>reaction time <text:s/>temperature <text:s/>and organic load <text:s/>in this work <text:s/>we review common commercially available disinfectants agents available on the market and evaluate their effectiveness under various application conditions <text:s/>in addition <text:s/>this work also seeks to debunk common myths about viral inactivation and highlight new exciting advances in the development of potential sanitizing agents <text:s/>virus pandemics are recurrent in human history <text:s/>and one of the major means of human to human viral transmissions occur through contact with contaminated surfaces <text:s/>herein <text:s/>we provide a summary of the major commercially available sanitizing agents used to inactivate viruses and critically evaluate their effectiveness to do so</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28" calcext:value-type="float">
            <text:p>328</text:p>
          </table:table-cell>
          <table:table-cell table:style-name="ce1" office:value-type="string" calcext:value-type="string">
            <text:p>PMC7238744</text:p>
          </table:table-cell>
          <table:table-cell table:style-name="ce3" office:value-type="string" calcext:value-type="string">
            <text:p>in response to urgent needs for updated evidence for decision making on various aspects related to coronavirus disease <text:s/>covid 19 <text:s text:c="2"/>the norwegian institute of public health established a rapid review team <text:s/>using simplified processes and shortcuts <text:s/>this team produces summary reviews on request within 1 3 days that inform advice provided by the institute <text:s/>all reviews are published with explicit messages about the risk of overlooking key evidence or making misguided judgements by using such rapid process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29" calcext:value-type="float">
            <text:p>329</text:p>
          </table:table-cell>
          <table:table-cell table:style-name="ce1" office:value-type="string" calcext:value-type="string">
            <text:p>PMC7102576</text:p>
          </table:table-cell>
          <table:table-cell table:style-name="ce3" office:value-type="string" calcext:value-type="string">
            <text:p>only a month after the outbreak of pneumonia caused by 2019 ncov <text:s/>more than forty thousand people were infected <text:s/>this put enormous pressure on the chinese government <text:s/>medical healthcare provider <text:s/>and the general public <text:s/>but also made the international community deeply nervous <text:s/>on the 25th day after the outbreak <text:s/>the chinese government implemented strict traffic restrictions on the area where the 2019 ncov had originated hubei province <text:s/>whose capital city is wuhan <text:s/>ten days later <text:s/>the rate of increase of cases in hubei showed a significant differenc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30" calcext:value-type="float">
            <text:p>330</text:p>
          </table:table-cell>
          <table:table-cell table:style-name="ce1" office:value-type="string" calcext:value-type="string">
            <text:p>PMC7267377</text:p>
          </table:table-cell>
          <table:table-cell table:style-name="ce3" office:value-type="string" calcext:value-type="string">
            <text:p>the current coronavirus disease <text:s/>covid 19 <text:s/>outbreak <text:s/>caused by the novel severe acute respiratory syndrome coronavirus 2 <text:s/>sars cov 2 <text:s text:c="2"/>has raised the possibility of potential neurotropic properties of this virus <text:s/>indeed <text:s/>neurological sequelae of sars cov 2 infection have already been reported and highlight the relevance of considering the neurological impact of coronavirus <text:s/>cov <text:s/>from a translational perspective <text:s/>animal models of sars and middle east respiratory syndrome <text:s/>caused by structurally similar covs during the 2002 and 2012 epidemics <text:s/>have provided valuable data on nervous system involvement by covs and the potential for central nervous system spread of sars cov 2 <text:s/>one key finding that may unify these pathogens is that all require angiotensin converting enzyme 2 as a cell entry receptor <text:s/>the cov spike glycoprotein <text:s/>by which sars cov 2 binds to cell membranes <text:s/>binds angiotensin converting enzyme 2 with a higher affinity compared with sars cov <text:s/>the expression of this receptor in neurons and endothelial cells hints that sars cov 2 may have higher neuroinvasive potential compared with previous covs <text:s/>however <text:s/>it remains to be determined how such invasiveness might contribute to respiratory failure or cause direct neurological damage <text:s/>both direct and indirect mechanisms may be of relevance <text:s/>clinical heterogeneity potentially driven by differential host immune mediated responses will require extensive investigation <text:s/>development of disease models to anticipate emerging neurological complications and to explore mechanisms of direct or immune mediated pathogenicity in the short and medium term is therefore of great importance <text:s/>in this brief review <text:s/>we describe the current knowledge from models of previous cov infections and discuss their potential relevance to covid 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31" calcext:value-type="float">
            <text:p>331</text:p>
          </table:table-cell>
          <table:table-cell table:style-name="ce1" office:value-type="string" calcext:value-type="string">
            <text:p>PMC7123112</text:p>
          </table:table-cell>
          <table:table-cell table:style-name="ce3" office:value-type="string" calcext:value-type="string">
            <text:p>the chapter defines emerging infectious diseases <text:s/>eids <text:s/>and provides an historical and scientific overview <text:s/>to illustrate how emerging diseases have evolved over the last few decades <text:s/>for various reasons <text:s/>including to control and curb the spread of these diseases <text:s/>global funders <text:s/>researchers and epidemiologists have established in africa <text:s/>and together with african governments set up research centers both during the pre <text:s/>and post colonial era to better understand the causative agents <text:s/>epidemiology and control of infectious diseases <text:s/>the chapter provides historical and current perspectives of some of these research centers <text:s/>including their role in the detection and control of human and animal diseases in africa <text:s/>given the immense health and economic burdens of eids on both the human and animal populations in africa <text:s/>there is an urgent need for african countries to own the means and processes of disease prevention and control <text:s/>and invest in preparedness measures against the outbreak of diseases</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332" calcext:value-type="float">
            <text:p>332</text:p>
          </table:table-cell>
          <table:table-cell table:style-name="ce1" office:value-type="string" calcext:value-type="string">
            <text:p>PMC7156207</text:p>
          </table:table-cell>
          <table:table-cell table:style-name="ce3" office:value-type="string" calcext:value-type="string">
            <text:p>sars cov 2 <text:s/>the newly identified human coronavirus causing severe pneumonia pandemic <text:s/>was probably originated from chinese horseshoe bats <text:s/>however <text:s/>direct transmission of the virus from bats to humans is unlikely due to lack of direct contact <text:s/>implying the existence of unknown intermediate hosts <text:s/>angiotensin converting enzyme 2 <text:s/>ace2 <text:s/>is the receptor of sars cov 2 <text:s/>but only ace2s of certain species can be utilized by sars cov 2 <text:s/>here <text:s/>we evaluated and ranked the receptor utilizing capability of ace2s from various species by phylogenetic clustering and sequence alignment with the currently known ace2s utilized by sars cov 2 <text:s/>as a result <text:s/>we predicted that sars cov 2 tends to utilize ace2s of various mammals <text:s/>except murines <text:s/>and some birds <text:s/>such as pigeon <text:s/>this prediction may help to screen the intermediate hosts of sars cov 2</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33" calcext:value-type="float">
            <text:p>333</text:p>
          </table:table-cell>
          <table:table-cell table:style-name="ce1" office:value-type="string" calcext:value-type="string">
            <text:p>PMC7207156</text:p>
          </table:table-cell>
          <table:table-cell table:style-name="ce3" office:value-type="string" calcext:value-type="string">
            <text:p>a multi person interview on the unrolling corona pandemic with samuel alizon <text:s/>akiko iwasaki <text:s/>gerard krause and rino rappuoli</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34" calcext:value-type="float">
            <text:p>334</text:p>
          </table:table-cell>
          <table:table-cell table:style-name="ce1" office:value-type="string" calcext:value-type="string">
            <text:p>PMC7212980</text:p>
          </table:table-cell>
          <table:table-cell table:style-name="ce3" office:value-type="string" calcext:value-type="string">
            <text:p>the role of asymptomatic carriers in transmission poses challenges for control of the covid 19 pandemic <text:s/>study of asymptomatic transmission and implications for surveillance and disease burden are ongoing <text:s/>but there has been little study of the implications of asymptomatic transmission on dynamics of disease <text:s/>we use a mathematical framework to evaluate expected effects of asymptomatic transmission on the basic reproduction number</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35" calcext:value-type="float">
            <text:p>335</text:p>
          </table:table-cell>
          <table:table-cell table:style-name="ce1" office:value-type="string" calcext:value-type="string">
            <text:p>PMC6862093</text:p>
          </table:table-cell>
          <table:table-cell table:style-name="ce3" office:value-type="string" calcext:value-type="string">
            <text:p>seasonal influenza epidemics occur each winter season in temperate zones <text:s/>involving up to 650 000 deaths each year globally <text:s/>a published study demonstrated that the circulation of one influenza virus type during early influenza season in the united states interferes with the activity of other influenza virus types <text:s/>however <text:s/>this finding has yet to be validated in other settings <text:s/>in the present work <text:s/>we investigated the interaction among seasonal influenza viruses <text:s/>a h1n1 <text:s/>a h3n2 and b <text:s/>in japan <text:s/>sentinel and virus surveillance data were used to estimate the type specific incidence from 2010 to 2019 <text:s/>and statistical correlations among the type specific incidence were investigated <text:s/>we identified significant negative correlations between incidence of the dominant virus and the complementary incidence <text:s/>when correlation was identified during the course of an epidemic <text:s/>a linear regression model accurately predicted the epidemic size of a particular virus type before the epidemic peak <text:s/>the peak of influenza type b took place later in the season than that of influenza a <text:s/>although the epidemic peaks of influenza a h1n1 and a h3n2 nearly coincided <text:s/>given the interaction among different influenza viruses <text:s/>underlying mechanisms including age and spatial dependence should be explored in futur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36" calcext:value-type="float">
            <text:p>336</text:p>
          </table:table-cell>
          <table:table-cell table:style-name="ce1" office:value-type="string" calcext:value-type="string">
            <text:p>PMC7179632</text:p>
          </table:table-cell>
          <table:table-cell table:style-name="ce3" office:value-type="string" calcext:value-type="string">
            <text:p>currently <text:s/>the expansion of the novel human respiratory coronavirus <text:s/>known as sars cov 2 <text:s/>severe acute respiratory syndrome coronavirus 2 <text:s text:c="2"/>covid 2019 <text:s/>coronavirus disease 2019 <text:s text:c="2"/>or 2019 ncov <text:s/>2019 novel coronavirus <text:s text:c="2"/>has stressed the need for therapeutic alternatives to alleviate and stop this new epidemic <text:s/>the previous epidemics of infections by high morbidity human coronaviruses <text:s/>such as sars cov in 2003 and the middle east respiratory syndrome coronavirus <text:s/>mers cov <text:s/>in 2012 <text:s/>prompted the characterization of compounds that could be potentially active against the currently emerging novel coronavirus <text:s/>sars cov 2 <text:s/>the most promising compound is remdesivir <text:s/>gs 5734 <text:s text:c="2"/>a nucleotide analog prodrug currently in clinical trials for treating ebola virus infections <text:s/>remdesivir inhibited the replication of sars cov and mers cov in tissue cultures <text:s/>and it displayed efficacy in nonhuman animal models <text:s/>in addition <text:s/>a combination of the human immunodeficiency virus type 1 <text:s/>hiv 1 <text:s/>protease inhibitors lopinavir ritonavir and interferon beta <text:s/>lpv rtv ifn <text:s text:c="3"/>was shown to be effective in patients infected with sars cov <text:s/>lpv rtv ifn <text:s text:c="2"/>also improved clinical parameters in marmosets and mice infected with mers cov <text:s/>remarkably <text:s/>the therapeutic efficacy of remdesivir appeared to be superior to that of lpv rtv ifn <text:s text:c="2"/>against mers cov in a transgenic humanized mouse model <text:s/>the relatively high mortality rates associated with these three novel human coronavirus infections <text:s/>sars cov <text:s/>mers cov <text:s/>and sars cov 2 <text:s/>have suggested that proinflammatory responses might play a role in the pathogenesis <text:s/>it remains unknown whether the generated inflammatory state should be targeted <text:s/>therapeutics that target the coronavirus alone might not be able to reverse highly pathogenic infections <text:s/>this minireview aims to provide a summary of therapeutic compounds that have shown potential in fighting sars cov 2 infections <text:s/>currently <text:s/>the expansion of the novel human respiratory coronavirus <text:s/>known as sars cov 2 <text:s/>severe acute respiratory syndrome coronavirus 2 <text:s text:c="2"/>covid 2019 <text:s/>coronavirus disease 2019 <text:s text:c="2"/>or 2019 ncov <text:s/>2019 novel coronavirus <text:s text:c="2"/>has stressed the need for therapeutic alternatives to alleviate and stop this new epidemic <text:s/>the previous epidemics of infections by high morbidity human coronaviruses <text:s/>such as sars cov in 2003 and the middle east respiratory syndrome coronavirus <text:s/>mers cov <text:s/>in 2012 <text:s/>prompted the characterization of compounds that could be potentially active against the currently emerging novel coronavirus <text:s/>sars cov 2</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37" calcext:value-type="float">
            <text:p>337</text:p>
          </table:table-cell>
          <table:table-cell table:style-name="ce1" office:value-type="string" calcext:value-type="string">
            <text:p>PMC7091691</text:p>
          </table:table-cell>
          <table:table-cell table:style-name="ce3" office:value-type="string" calcext:value-type="string">
            <text:p>epidemic diseases are not a new phenomenon <text:s/>but easy access to transport in the modern world has accelerated their spread <text:s/>perhaps some botanical understanding can help slow them dow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38" calcext:value-type="float">
            <text:p>338</text:p>
          </table:table-cell>
          <table:table-cell table:style-name="ce1" office:value-type="string" calcext:value-type="string">
            <text:p>PMC7269036</text:p>
          </table:table-cell>
          <table:table-cell table:style-name="ce3" office:value-type="string" calcext:value-type="string">
            <text:p>interferon induced transmembrane protein 3 <text:s/>ifitm3 <text:s/>as an antiviral factor can inhibit replication of several viruses including influenza virus <text:s/>a single nucleotide polymorphism rs12252 c of</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39" calcext:value-type="float">
            <text:p>339</text:p>
          </table:table-cell>
          <table:table-cell table:style-name="ce1" office:value-type="string" calcext:value-type="string">
            <text:p>PMC7291320</text:p>
          </table:table-cell>
          <table:table-cell table:style-name="ce3" office:value-type="string" calcext:value-type="string">
            <text:p>the recent outbreak of coronavirus disease 2019 <text:s/>covid 19 <text:s/>caused by severe acute respiratory syndrome coronavirus 2 has been declared a public health emergency of international concern <text:s/>covid 19 may present as acute respiratory distress syndrome in severe cases <text:s/>and patients with pre existing cardiovascular comorbidities are reported to be the most vulnerable <text:s/>notably <text:s/>acute myocardial injury <text:s/>determined by elevated high sensitivity troponin levels <text:s/>is commonly observed in severe cases <text:s/>and is strongly associated with mortality <text:s/>therefore <text:s/>understanding the effects of covid 19 on the cardiovascular system is essential for providing comprehensive medical care for critically ill patients <text:s/>in this review <text:s/>we summarize the rapidly evolving data and highlight the cardiovascular considerations related to covid 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40" calcext:value-type="float">
            <text:p>340</text:p>
          </table:table-cell>
          <table:table-cell table:style-name="ce1" office:value-type="string" calcext:value-type="string">
            <text:p>PMC7157541</text:p>
          </table:table-cell>
          <table:table-cell table:style-name="ce3" office:value-type="string" calcext:value-type="string">
            <text:p>in december 2019 <text:s/>a cluster of fatal pneumonia cases presented in wuhan <text:s/>china <text:s/>they were caused by a previously unknown coronavirus <text:s/>all patients had been associated with the wuhan wholefood market <text:s/>where seafood and live animals are sold <text:s/>the virus spread rapidly and public health authorities in china initiated a containment effort <text:s/>however <text:s/>by that time <text:s/>travelers had carried the virus to many countries <text:s/>sparking memories of the previous coronavirus epidemics <text:s/>severe acute respiratory syndrome <text:s/>sars <text:s/>and middle east respiratory syndrome <text:s/>mers <text:s text:c="2"/>and causing widespread media attention and panic <text:s/>based on clinical criteria and available serological and molecular information <text:s/>the new disease was called coronavirus disease of 2019 <text:s/>covid 19 <text:s text:c="2"/>and the novel coronavirus was called sars coronavirus 2 <text:s/>sars cov 2 <text:s text:c="2"/>emphasizing its close relationship to the 2002 sars virus <text:s/>sars cov <text:s text:c="2"/>the scientific community raced to uncover the origin of the virus <text:s/>understand the pathogenesis of the disease <text:s/>develop treatment options <text:s/>define the risk factors <text:s/>and work on vaccine development <text:s/>here we present a summary of current knowledge regarding the novel coronavirus and the disease it caus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41" calcext:value-type="float">
            <text:p>341</text:p>
          </table:table-cell>
          <table:table-cell table:style-name="ce1" office:value-type="string" calcext:value-type="string">
            <text:p>PMC6905541</text:p>
          </table:table-cell>
          <table:table-cell table:style-name="ce3" office:value-type="string" calcext:value-type="string">
            <text:p>the asian american genotype of dengue virus serotype 2 <text:s/>denv 2 <text:s/>has been introduced in brazil through the state of rio de janeiro around 1990 <text:s/>and since then it has been spreading and evolving <text:s/>leading to several waves of dengue epidemics throughout the country that cause a major public health problem <text:s/>of particular interest has been the epidemic of 2008 <text:s/>whose highest impact was evidenced in the state of rio de janeiro <text:s/>with a higher number of severe cases and mortality rate <text:s/>compared to previous outbreaks <text:s/>interestingly <text:s/>no circulation of denv 2 was witnessed in this region during the preceding 9 year period <text:s/>by early 2010 <text:s/>phylogenetic analysis of the 2008 epidemic strain revealed that the outbreak was caused by a new viral lineage of the asian american genotype <text:s/>which was pointed as responsible for the outbreak severity as well <text:s/>the same scenario is repeating in 2019 in this state <text:s/>however <text:s/>only a few cases have been detected yet <text:s/>to provide information that helps to the understanding of denv 2 dynamics in the state of rio de janeiro <text:s/>and thereafter contribute to public health control and prevention actions <text:s/>we employed phylogenetic studies combined with temporal and dynamics geographical features to determine the origin of the current viral strain <text:s/>to this effect <text:s/>we analyzed a region of 1626 nucleotides entailing the envelope ns1 viral genes <text:s/>our study reveals that the current strain belongs to the same lineage that caused the 2008 outbreak <text:s/>however <text:s/>it is phylogenetically distant from any brazilian strain identified so far <text:s/>indeed <text:s/>it seemed to be originated in puerto rico around 2002 and has been introduced into the state in late 2018 <text:s/>taking into account that no denv 2 case was reported over the last decade in the state <text:s/>representing a whole susceptible children generation <text:s text:c="2"/>and the fact that a new viral strain may be causing current dengue infections <text:s/>these results will be influential in strengthening dengue surveillance and disease control <text:s/>mitigating the potential epidemiological consequences of virus sprea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42" calcext:value-type="float">
            <text:p>342</text:p>
          </table:table-cell>
          <table:table-cell table:style-name="ce1" office:value-type="string" calcext:value-type="string">
            <text:p>PMC7263075</text:p>
          </table:table-cell>
          <table:table-cell table:style-name="ce3" office:value-type="string" calcext:value-type="string">
            <text:p>the current outbreak of the pandemic coronavirus disease 2019 <text:s/>covid 19 <text:s/>caused by the severe acute respiratory syndrome coronavirus 2 <text:s/>sars cov 2 <text:s/>demands its rapid <text:s/>convenient <text:s/>and large scale diagnosis to downregulate its spread within as well as across the communities <text:s/>but the reliability <text:s/>reproducibility <text:s/>and selectivity of majority of such diagnostic tests fail when they are tested either to a viral load at its early representation or to a viral gene mutated during its current spread <text:s/>in this regard <text:s/>a selective <text:s/>naked eye <text:s/>detection of sars cov 2 is highly desirable <text:s/>which can be tested without accessing any advanced instrumental techniques <text:s/>we herein report the development of a colorimetric assay based on gold nanoparticles <text:s/>aunps <text:s text:c="2"/>when capped with suitably designed thiol modified antisense oligonucleotides <text:s/>asos <text:s/>specific for n gene <text:s/>nucleocapsid phosphoprotein <text:s/>of sars cov 2 <text:s/>could be used for diagnosing positive covid 19 cases within 10 min from the isolated rna samples <text:s/>the thiol modified aso capped aunps agglomerate selectively in the presence of its target rna sequence of sars cov 2 and demonstrate a change in its surface plasmon resonance <text:s/>further <text:s/>the addition of rnaseh cleaves the rna strand from the rna dna hybrid leading to a visually detectable precipitate from the solution mediated by the additional agglomeration among the aunps <text:s/>the selectivity of the assay has been monitored in the presence of mers cov viral rna with a limit of detection of 0 18 ng <text:s/>l of rna having sars cov 2 viral load <text:s/>thus <text:s/>the current study reports a selective and visual <text:s/>naked eye <text:s/>detection of covid 19 causative virus <text:s/>sars cov 2 <text:s/>without the requirement of any sophisticated instrumental techniqu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43" calcext:value-type="float">
            <text:p>343</text:p>
          </table:table-cell>
          <table:table-cell table:style-name="ce1" office:value-type="string" calcext:value-type="string">
            <text:p>PMC7211639</text:p>
          </table:table-cell>
          <table:table-cell table:style-name="ce3" office:value-type="string" calcext:value-type="string">
            <text:p>particulate matter <text:s/>sulfur dioxide <text:s/>nitrogen oxides <text:s/>ozone <text:s/>carbon monoxide <text:s/>volatile organic compounds <text:s/>vocs <text:s/>and polycyclic aromatic hydrocarbons <text:s/>pahs <text:s/>are among the outdoor air pollutants that are major factors in diseases <text:s/>causing especially adverse respiratory effects in humans <text:s/>on the other hand <text:s/>the role of respiratory viruses in the pathogenesis of severe respiratory infections is an issue of great importance <text:s/>the present literature review was aimed at assessing the potential effects of air pollutants on the transmission and severity of respiratory viral infections <text:s/>we have reviewed the scientific literature regarding the association of outdoor air pollution and respiratory viruses on respiratory diseases <text:s/>evidence supports a clear association between air concentrations of some pollutants and human respiratory viruses interacting to adversely affect the respiratory system <text:s/>given the undoubted importance and topicality of the subject <text:s/>we have paid special attention to the association between air pollutants and the transmission and severity of the effects caused by the coronavirus named sars cov 2 <text:s/>which causes the covid 19 <text:s/>although to date <text:s/>and by obvious reasons <text:s/>the number of studies on this issue are still scarce <text:s/>most results indicate that chronic exposure to air pollutants delays complicates recovery of patients of covid 19 and leads to more severe and lethal forms of this disease <text:s/>this deserves immediate and in depth experimental investigatio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44" calcext:value-type="float">
            <text:p>344</text:p>
          </table:table-cell>
          <table:table-cell table:style-name="ce1" office:value-type="string" calcext:value-type="string">
            <text:p>PMC7122143</text:p>
          </table:table-cell>
          <table:table-cell table:style-name="ce3" office:value-type="string" calcext:value-type="string">
            <text:p>viral infections of the respiratory tract are common events in all age groups and are the leading cause of mortality in children under 5 years of age in developing countries <text:s/>1 <text:s text:c="2"/>these infections cause significant economic burden <text:s/>with estimated direct and indirect medical costs in the us exceeding <text:s/>70 billion annually <text:s/>2 <text:s/>3 <text:s text:c="2"/>children under the age of 5 have an average incidence rate of four to six viral respiratory infections year and the rate gradually decreases to one to two year in most adults <text:s/>4</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45" calcext:value-type="float">
            <text:p>345</text:p>
          </table:table-cell>
          <table:table-cell table:style-name="ce1" office:value-type="string" calcext:value-type="string">
            <text:p>PMC7108140</text:p>
          </table:table-cell>
          <table:table-cell table:style-name="ce3" office:value-type="string" calcext:value-type="string">
            <text:p>influenza viruses were detected at higher frequencies than other respiratory viruses in air sampled from a university campus <text:s/>increased crowdedness and higher indoor temperature were associated with detection of influenza airborne particles by multivariate analys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46" calcext:value-type="float">
            <text:p>346</text:p>
          </table:table-cell>
          <table:table-cell table:style-name="ce1" office:value-type="string" calcext:value-type="string">
            <text:p>PMC7195278</text:p>
          </table:table-cell>
          <table:table-cell table:style-name="ce3" office:value-type="string" calcext:value-type="string">
            <text:p>coronavirus disease 2019 <text:s/>covid 19 <text:s/>or severe acute respiratory syndrome coronavirus 2 <text:s/>sars cov 2 <text:s text:c="2"/>a novel coronavirus strain disease <text:s/>has recently emerged in china and rapidly spread worldwide <text:s/>this novel strain is highly transmittable and severe disease has been reported in up to 16 <text:s/>of hospitalized cases <text:s/>more than 600 000 cases have been confirmed and the number of deaths is constantly increasing <text:s/>covid 19 hospitalized patients <text:s/>especially those suffering from severe respiratory or systemic manifestations <text:s/>fall under the spectrum of the acutely ill medical population <text:s/>which is at increased venous thromboembolism risk <text:s/>thrombotic complications seem to emerge as an important issue in patients infected with covid 19 <text:s/>preliminary reports on covid 19 patients <text:s/>clinical and laboratory findings include thrombocytopenia <text:s/>elevated d dimer <text:s/>prolonged prothrombin time <text:s/>and disseminated intravascular coagulation <text:s/>as the pandemic is spreading and the whole picture is yet unknown <text:s/>we highlight the importance of coagulation disorders in covid 19 infected patients and review relevant data of previous coronavirus epidemics caused by the severe acute respiratory syndrome coronavirus 1 <text:s/>sars cov 1 <text:s/>and the middle east respiratory syndrome coronavirus <text:s/>mers cov</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47" calcext:value-type="float">
            <text:p>347</text:p>
          </table:table-cell>
          <table:table-cell table:style-name="ce1" office:value-type="string" calcext:value-type="string">
            <text:p>PMC7236639</text:p>
          </table:table-cell>
          <table:table-cell table:style-name="ce3" office:value-type="string" calcext:value-type="string">
            <text:p>the covid 19 pandemic has become the leading societal concern <text:s/>the pandemic has shown that the public health concern is not only a medical problem <text:s/>but also affects society as a whole <text:s/>so <text:s/>it has also become the leading scientific concern <text:s/>we discuss in this treatise the importance of bringing the world s scientists together to find effective solutions for controlling the pandemic <text:s/>by applying novel research frameworks <text:s/>interdisciplinary collaboration promises to manage the pandemic s consequences and prevent recurrences of similar pandemic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48" calcext:value-type="float">
            <text:p>348</text:p>
          </table:table-cell>
          <table:table-cell table:style-name="ce1" office:value-type="string" calcext:value-type="string">
            <text:p>PMC6711314</text:p>
          </table:table-cell>
          <table:table-cell table:style-name="ce3" office:value-type="string" calcext:value-type="string">
            <text:p>this article is part of the theme issue <text:s/>dynamic and integrative approaches to understanding pathogen spillover <text:s/>the critical step in the emergence of a new epidemic or pandemic viral pathogen occurs after it infects the initial spillover host and then is successfully transmitted onwards <text:s/>causing an outbreak chain of transmission within that new host population <text:s/>crossing these choke points sets a pathogen on the pathway to epidemic emergence <text:s/>while many viruses spill over to infect new or alternative hosts <text:s/>only a few accomplish this transition and the reasons for the success of those pathogens are still unclear <text:s/>here <text:s/>we consider this issue related to the emergence of animal viruses <text:s/>where factors involved likely include the ability to efficiently infect the new animal host <text:s/>the demographic features of the initial population that favour onward transmission <text:s/>the level of shedding and degree of susceptibility of individuals of that population <text:s/>along with pathogen evolution favouring increased replication and more efficient transmission among the new host individuals <text:s/>a related form of emergence involves mutations that increased spread or virulence of an already known virus within its usual host <text:s/>in all of these cases <text:s/>emergence may be due to altered viral properties <text:s/>changes in the size or structure of the host populations <text:s/>ease of transport <text:s/>climate change or <text:s/>in the case of arboviruses <text:s/>to the expansion of the arthropod vectors <text:s/>here <text:s/>we focus on three examples of viruses that have gained efficient onward transmission after spillover <text:s/>influenza a viruses that are respiratory transmitted <text:s/>hiv <text:s/>a retrovirus <text:s/>that is mostly blood or mucosal transmitted <text:s/>and canine parvovirus that is faecal oral transmitted <text:s/>we describe our current understanding of the changes in the viruses that allowed them to overcome the barriers that prevented efficient replication and spread in their new hosts <text:s/>we also briefly outline how we could gain a better understanding of the mechanisms and variability in order to better anticipate these events in the futur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49" calcext:value-type="float">
            <text:p>349</text:p>
          </table:table-cell>
          <table:table-cell table:style-name="ce1" office:value-type="string" calcext:value-type="string">
            <text:p>PMC7283245</text:p>
          </table:table-cell>
          <table:table-cell table:style-name="ce3" office:value-type="string" calcext:value-type="string">
            <text:p>as of today <text:s/>there is no antiviral for the treatment of the sars cov 2 infection <text:s/>and the development of a vaccine might take several months or even years <text:s/>the structural superposition of the hepatitis c virus polymerase bound to sofosbuvir <text:s/>a nucleoside analog antiviral approved for hepatitis c virus infections <text:s/>with the sars cov polymerase shows that the residues that bind to the drug are present in the latter <text:s/>moreover <text:s/>a multiple alignment of several sars cov 2 <text:s/>sars and mers related coronaviruses polymerases shows that these residues are conserved in all these viruses <text:s/>opening the possibility to use sofosbuvir against these highly infectious pathogens</text:p>
          </table:table-cell>
          <table:table-cell table:style-name="ce1" office:value-type="string" calcext:value-type="string">
            <text:p>Viral</text:p>
          </table:table-cell>
          <table:table-cell table:number-columns-repeated="1020"/>
        </table:table-row>
        <table:table-row table:style-name="ro1">
          <table:table-cell table:style-name="ce2" office:value-type="float" office:value="350" calcext:value-type="float">
            <text:p>350</text:p>
          </table:table-cell>
          <table:table-cell table:style-name="ce2" office:value-type="string" calcext:value-type="string">
            <text:p>PMC7138382</text:p>
          </table:table-cell>
          <table:table-cell table:style-name="ce4" office:value-type="string" calcext:value-type="string">
            <text:p>Type 1 interferons have a broad antiviral activity in vitro and are currently evaluated in a clinical trial to treat MERS-CoV. In this review, we discuss preliminary data concerning the potential activity of type 1 interferons on SARS-CoV-2, and the relevance of evaluating these molecules in clinical trials for the treatment of COVID-19.</text:p>
          </table:table-cell>
          <table:table-cell table:style-name="ce2" office:value-type="string" calcext:value-type="string">
            <text:p>Viral</text:p>
          </table:table-cell>
          <table:table-cell table:style-name="ce2" table:number-columns-repeated="22"/>
          <table:table-cell table:number-columns-repeated="998"/>
        </table:table-row>
        <table:table-row table:style-name="ro1">
          <table:table-cell table:style-name="ce1" office:value-type="float" office:value="351" calcext:value-type="float">
            <text:p>351</text:p>
          </table:table-cell>
          <table:table-cell table:style-name="ce1" office:value-type="string" calcext:value-type="string">
            <text:p>PMC7263184</text:p>
          </table:table-cell>
          <table:table-cell table:style-name="ce3" office:value-type="string" calcext:value-type="string">
            <text:p>from protein interactions to signal transduction <text:s/>from metabolism to the nervous system <text:s/>virtually all processes in health and disease rely on the careful orchestration of a large number of diverse individual components ranging from molecules to cells and entire organs <text:s/>networks provide a powerful framework for describing and understanding these complex systems in a wholistic fashion <text:s/>they offer a unique combination of a highly intuitive <text:s/>qualitative description <text:s/>and a plethora of analytical <text:s/>quantitative tools <text:s/>here we provide a brief introduction to the emerging field of network medicine <text:s/>after an overview of the core concepts for connecting network characteristics to biological functions <text:s/>we review commonly used networks <text:s/>ranging from the molecular interaction networks that form the basis of all biological processes in the cell to the global transportation networks that govern the spread of global epidemics <text:s/>lastly <text:s/>we highlight current conceptual and practical challenges</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352" calcext:value-type="float">
            <text:p>352</text:p>
          </table:table-cell>
          <table:table-cell table:style-name="ce1" office:value-type="string" calcext:value-type="string">
            <text:p>PMC7100453</text:p>
          </table:table-cell>
          <table:table-cell table:style-name="ce3" office:value-type="string" calcext:value-type="string">
            <text:p>during the outbreak of novel coronavirus pneumonia <text:s/>ncp <text:s/>in wuhan <text:s/>public hospitals have played an important role in intensive care <text:s/>case guidance and scheme optimization <text:s/>at the same time <text:s/>it also faces unprecedented challenges and tests <text:s/>based on the treatment of severe patients in wuhan <text:s/>combined with the treatment practice in tongji hospital affiliated to tongji medical college <text:s/>huazhong university of science and technology <text:s/>this paper puts forward the urgency of further strengthening the construction of public hospitals <text:s/>discusses the feasible path for promoting the development of public hospitals <text:s/>so as to meet the growing medical needs of the people <text:s/>improve the ability to respond to major public health emergencies <text:s/>and effectively guarantee the safety of people s lives and the promotion of a healthy china construc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53" calcext:value-type="float">
            <text:p>353</text:p>
          </table:table-cell>
          <table:table-cell table:style-name="ce1" office:value-type="string" calcext:value-type="string">
            <text:p>PMC7198427</text:p>
          </table:table-cell>
          <table:table-cell table:style-name="ce3" office:value-type="string" calcext:value-type="string">
            <text:p>severe acute respiratory syndrome coronavirus 2 <text:s/>sars cov 2 <text:s/>is responsible of the coronavirus disease 2019 <text:s/>covid 19 <text:s/>pandemic <text:s/>therapeutic options including antimalarials <text:s/>antivirals <text:s/>and vaccines are under study <text:s/>meanwhile the current pandemic has called attention over old therapeutic tools to treat infectious diseases <text:s/>convalescent plasma <text:s/>cp <text:s/>constitutes the first option in the current situation <text:s/>since it has been successfully used in other coronaviruses outbreaks <text:s/>herein <text:s/>we discuss the possible mechanisms of action of cp and their repercussion in covid 19 pathogenesis <text:s/>including direct neutralization of the virus <text:s/>control of an overactive immune system</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54" calcext:value-type="float">
            <text:p>354</text:p>
          </table:table-cell>
          <table:table-cell table:style-name="ce1" office:value-type="string" calcext:value-type="string">
            <text:p>PMC7089181</text:p>
          </table:table-cell>
          <table:table-cell table:style-name="ce3" office:value-type="string" calcext:value-type="string">
            <text:p>the viruses historically implicated or currently considered as candidates for misuse in bioterrorist events are poxviruses <text:s/>filoviruses <text:s/>bunyaviruses <text:s/>orthomyxoviruses <text:s/>paramyxoviruses and a number of arboviruses causing encephalitis <text:s/>including alpha <text:s/>and flaviviruses <text:s/>all these viruses are of concern for public health services when they occur in natural outbreaks or emerge in unvaccinated populations <text:s/>recent events and intelligence reports point to a growing risk of dangerous biological agents being used for nefarious purposes <text:s/>public health responses effective in natural outbreaks of infectious disease may not be sufficient to deal with the severe consequences of a deliberate release of such agents <text:s/>one important aspect of countermeasures against viral biothreat agents are the antiviral treatment options available for use in post exposure prophylaxis <text:s/>these issues were adressed by the organizers of the 16th medical biodefense conference <text:s/>held in munich in 2018 <text:s/>in a special session on the development of drugs to treat infections with viruses currently perceived as a threat to societies or associated with a potential for misuse as biothreat agents <text:s/>this review will outline the state of the art methods in antivirals research discussed and provide an overview of antiviral compounds in the pipeline that are already approved for use or still under development</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55" calcext:value-type="float">
            <text:p>355</text:p>
          </table:table-cell>
          <table:table-cell table:style-name="ce1" office:value-type="string" calcext:value-type="string">
            <text:p>PMC7123221</text:p>
          </table:table-cell>
          <table:table-cell table:style-name="ce3" office:value-type="string" calcext:value-type="string">
            <text:p>the term <text:s/>epidemiology <text:s/>was originally used for the science of major <text:s/>humanity threatening diseases <text:s/>today <text:s/>it refers to the science of all transmissible and non transmissible diseases in a population <text:s/>irrespective of whether they occur frequently in time or space <text:s/>in the field of microbiology <text:s/>epidemiology deals with diseases which are caused by transmissible agents such as bacteria <text:s/>viruses or prions <text:s/>and in particular with the spread and consequences of infections <text:s/>therefore <text:s/>epidemiological studies are very important for the health of the world population <text:s/>and are the basis for general and veterinary measures such as quarantine or vaccinations to prevent and control pandemics and epidemics <text:s/>furthermore <text:s/>they allow the development of guidelines and regulations for vaccinations and other measures that prevent infections</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356" calcext:value-type="float">
            <text:p>356</text:p>
          </table:table-cell>
          <table:table-cell table:style-name="ce1" office:value-type="string" calcext:value-type="string">
            <text:p>PMC7256510</text:p>
          </table:table-cell>
          <table:table-cell table:style-name="ce3" office:value-type="string" calcext:value-type="string">
            <text:p>the novel coronavirus disease <text:s/>covid 19 <text:s/>pandemic <text:s/>caused by severe acute respiratory syndrome coronavirus 2 <text:s/>sars cov 2 <text:s text:c="2"/>remains a global challenge <text:s/>despite intense research efforts worldwide <text:s/>an effective vaccine and viable treatment options have eluded investigators <text:s/>therefore <text:s/>infection prevention <text:s/>early viral detection and identification of successful treatment protocols provide the best approach in controlling disease spread <text:s/>in this review <text:s/>current therapeutic options <text:s/>preventive methods and transmission routes of covid 19 are discuss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57" calcext:value-type="float">
            <text:p>357</text:p>
          </table:table-cell>
          <table:table-cell table:style-name="ce1" office:value-type="string" calcext:value-type="string">
            <text:p>PMC7171523</text:p>
          </table:table-cell>
          <table:table-cell table:style-name="ce3" office:value-type="string" calcext:value-type="string">
            <text:p>covid 19 disease is caused by sars cov 2 <text:s/>a virus belonging to the coronavirus family <text:s/>covid 19 is so new that there is currently no specific vaccine or treatment <text:s/>clinical trials are currently underway <text:s/>in vitro tests are also being conducted to assess the efficacy of chloroquine and hydroxychloroquine for the treatment of this epidemic <text:s/>which is considered a pandemic by the who <text:s/>we note that the content of this review is dated <text:s/>the information it contains is subject to change and modification as the epidemic progress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58" calcext:value-type="float">
            <text:p>358</text:p>
          </table:table-cell>
          <table:table-cell table:style-name="ce1" office:value-type="string" calcext:value-type="string">
            <text:p>PMC7151430</text:p>
          </table:table-cell>
          <table:table-cell table:style-name="ce3" office:value-type="string" calcext:value-type="string">
            <text:p>hand washing and maintaining social distance are the main measures recommended by the world health organization <text:s/>who <text:s/>to avoid contracting covid 19 <text:s/>unfortunately <text:s/>these measured do not prevent infection by inhalation of small droplets exhaled by an infected person that can travel distance of meters or tens of meters in the air and carry their viral content <text:s/>science explains the mechanisms of such transport and there is evidence that this is a significant route of infection in indoor environments <text:s/>despite this <text:s/>no countries or authorities consider airborne spread of covid 19 in their regulations to prevent infections transmission indoors <text:s/>it is therefore extremely important <text:s/>that the national authorities acknowledge the reality that the virus spreads through air <text:s/>and recommend that adequate control measures be implemented to prevent further spread of the sars cov 2 virus <text:s/>in particularly removal of the virus laden droplets from indoor air by ventila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59" calcext:value-type="float">
            <text:p>359</text:p>
          </table:table-cell>
          <table:table-cell table:style-name="ce1" office:value-type="string" calcext:value-type="string">
            <text:p>PMC6805938</text:p>
          </table:table-cell>
          <table:table-cell table:style-name="ce3" office:value-type="string" calcext:value-type="string">
            <text:p>pathogens can spread epidemically through populations <text:s/>beneficial contagions <text:s/>such as viruses that enhance host survival or technological innovations that improve quality of life <text:s/>also have the potential to spread epidemically <text:s/>how do the dynamics of beneficial biological and social epidemics differ from those of detrimental epidemics <text:s/>we investigate this question using a breadth first modeling approach involving three distinct theoretical models <text:s/>first <text:s/>in the context of population genetics <text:s/>we show that a horizontally transmissible element that increases fitness <text:s/>such as viral dna <text:s/>spreads superexponentially through a population <text:s/>more quickly than a beneficial mutation <text:s/>second <text:s/>in the context of behavioral epidemiology <text:s/>we show that infections that cause increased connectivity lead to superexponential fixation in the population <text:s/>third <text:s/>in the context of dynamic social networks <text:s/>we find that preferences for increased global infection accelerate spread and produce superexponential fixation <text:s/>but preferences for local assortativity halt epidemics by disconnecting the infected from the susceptible <text:s/>we conclude that the dynamics of beneficial biological and social epidemics are characterized by the rapid spread of beneficial elements <text:s/>which is facilitated in biological systems by horizontal transmission and in social systems by active spreading behavior of infected individuals</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360" calcext:value-type="float">
            <text:p>360</text:p>
          </table:table-cell>
          <table:table-cell table:style-name="ce1" office:value-type="string" calcext:value-type="string">
            <text:p>PMC7077839</text:p>
          </table:table-cell>
          <table:table-cell table:style-name="ce3" office:value-type="string" calcext:value-type="string">
            <text:p>enterovirus a71 <text:s/>ev a71 <text:s text:c="2"/>a member of the enterovirus genus <text:s/>is a virulent pathogen causing neurological complications <text:s/>ev a71 mainly spreads through oral fecal or oral oral transmission <text:s/>as well as respiratory droplets <text:s/>ev a71 outbreaks have cyclically occurred throughout some asian countries since 1997 <text:s/>with millions of people affected <text:s/>the presence of serum neutralizing antibodies to ev a71 can represent the prevalence of previous ev a71 infections and seroprevalence studies are widely used to understand prevalence of infectious diseases <text:s/>the results of our study demonstrate that about 50 <text:s/>of young children under 3 years of age were infected during the 2011 epidemic in southern vietnam <text:s/>the high seroprevalence of ev a71 neutralizing antibody in children living in southern vietnam indicates the necessity of introducing ev a71 vaccines <text:s/>particularly for children under 6 months of age <text:s/>moreover <text:s/>it is critical to understand ev a71 disease burden for formulating national vaccination policy in the future <text:s/>enterovirus a71 <text:s/>ev a71 <text:s/>cyclically causes hand foot mouth disease <text:s/>hfmd <text:s/>epidemics in asian children <text:s/>an ev a71 epidemic occurred in southern vietnam in 2011 <text:s/>but its scale is not clear <text:s/>we collected residual sera from non hfmd vietnamese inpatients in 2012 2013 to determine seroprevalence of ev a71 neutralizing antibodies <text:s/>and measured cross reactive neutralizing antibody titers against three ev a71 genogroups <text:s/>about 23 5 <text:s/>of 1 year old children in southern vietnam has been infected by ev a71 <text:s/>and the median age of infection was estimated to be 3 years <text:s/>no significant antigenic variation could be detected among the three ev a71 genogroups <text:s/>the high seroprevalence of ev a71 neutralizing antibody in children living in southern vietnam indicates the necessity of introducing ev a71 vaccines in southern vietnam <text:s/>particularly for children under 6 months of age <text:s/>moreover <text:s/>it is critical to understand ev a71 disease burden for formulating national vaccination polic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61" calcext:value-type="float">
            <text:p>361</text:p>
          </table:table-cell>
          <table:table-cell table:style-name="ce1" office:value-type="string" calcext:value-type="string">
            <text:p>PMC7217786</text:p>
          </table:table-cell>
          <table:table-cell table:style-name="ce3" office:value-type="string" calcext:value-type="string">
            <text:p>severe acute respiratory syndrome coronavirus 2 <text:s/>sars cov 2 <text:s/>continues to sweep the world <text:s/>causing infection of millions and death of hundreds of thousands <text:s/>the respiratory disease that it caused <text:s/>covid 19 <text:s/>stands for coronavirus disease in 2019 <text:s text:c="2"/>has similar clinical symptoms with other two cov diseases <text:s/>severe acute respiratory syndrome and middle east respiratory syndrome <text:s/>sars and mers <text:s text:c="2"/>of which causative viruses are sars cov and mers cov <text:s/>respectively <text:s/>these three covs resulting diseases also share many clinical symptoms with other respiratory diseases caused by influenza a viruses <text:s/>iavs <text:s text:c="2"/>since both covs and iavs are general pathogens responsible for seasonal cold <text:s/>in the next few months <text:s/>during the changing of seasons <text:s/>clinicians and public heath may have to distinguish covid 19 pneumonia from other kinds of viral pneumonia <text:s/>this is a discussion and comparison of the virus structures <text:s/>transmission characteristics <text:s/>clinical symptoms <text:s/>diagnosis <text:s/>pathological changes <text:s/>treatment and prevention of the two kinds of viruses <text:s/>covs and iavs <text:s/>it hopes to provide information for practitioners in the medical field during the epidemic seas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62" calcext:value-type="float">
            <text:p>362</text:p>
          </table:table-cell>
          <table:table-cell table:style-name="ce1" office:value-type="string" calcext:value-type="string">
            <text:p>PMC7203211</text:p>
          </table:table-cell>
          <table:table-cell table:style-name="ce3" office:value-type="string" calcext:value-type="string">
            <text:p>in this pediatric perspectives article <text:s/>we discuss current limits in the understanding of novel coronavirus infection <text:s/>in our opinion <text:s/>the burden of novel coronavirus infections is underestimated because not actively looked for <text:s/>we discuss the basis of our observations and what this can generate <text:s/>suggesting a different approach for the search of the virus in childre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63" calcext:value-type="float">
            <text:p>363</text:p>
          </table:table-cell>
          <table:table-cell table:style-name="ce1" office:value-type="string" calcext:value-type="string">
            <text:p>PMC7182052</text:p>
          </table:table-cell>
          <table:table-cell table:style-name="ce3" office:value-type="string" calcext:value-type="string">
            <text:p>the 2019 novel coronavirus <text:s/>covid 19 <text:s/>has gained global attention after it originated from china at the end of 2019 <text:s/>and later turned into pandemic as it affected about 118 000 in 114 countries by march 11 <text:s/>2020 <text:s/>by march 13 <text:s/>2020 <text:s/>it was declared a national emergency in the united states as the number of covid 19 cases <text:s/>and the death toll rose exponentially <text:s/>to contain the spread of the disease <text:s/>the world scientist community came together <text:s/>however <text:s/>the unpreparedness of the nations <text:s/>even with the advanced medical sciences and resources <text:s/>has failed to address the mental health aspect amongst the public <text:s/>as all efforts are focused on understanding the epidemiology <text:s/>clinical features <text:s/>transmission patterns <text:s/>and management of covid 19 pneumonia <text:s/>our efforts in this review are to evaluate and study similar outbreaks from the past to understand its adverse impact on mental health <text:s/>implement adequate steps to tackle and provide a background to physicians and healthcare workers at the time of such outbreaks to apply psychological first ai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64" calcext:value-type="float">
            <text:p>364</text:p>
          </table:table-cell>
          <table:table-cell table:style-name="ce1" office:value-type="string" calcext:value-type="string">
            <text:p>PMC7236691</text:p>
          </table:table-cell>
          <table:table-cell table:style-name="ce3" office:value-type="string" calcext:value-type="string">
            <text:p>emerging infectious diseases <text:s/>such as coronavirus disease 2019 <text:s/>covid 19 <text:s text:c="2"/>are driven by ecological and socioeconomic factors <text:s/>and their rapid spread and devastating impacts mirror those of invasive species <text:s/>collaborations between biomedical researchers and ecologists <text:s/>heretofore rare <text:s/>are vital to limiting future outbreaks <text:s/>enhancing the crossdisciplinary framework offered by invasion science could achieve this goal</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65" calcext:value-type="float">
            <text:p>365</text:p>
          </table:table-cell>
          <table:table-cell table:style-name="ce1" office:value-type="string" calcext:value-type="string">
            <text:p>PMC7212074</text:p>
          </table:table-cell>
          <table:table-cell table:style-name="ce3" office:value-type="string" calcext:value-type="string">
            <text:p>the novel coronavirus is rapidly spreading around the world <text:s/>since the public announcement of the covid 19 outbreak <text:s/>several concerns have been raised by dermatologists as well as pemphigus patients who take immunosuppressive drugs <text:s/>in this paper <text:s/>we review the literature about the common treatment of pemphigus with a focus on the lessons from similar epidemics to find a proper suggestion to manage pemphigus in the covid 19 pandemic era <text:s/>the effect of many of the drugs used for treatment of pemphigus vulgaris <text:s/>pv <text:s/>on covid 19 is not clear <text:s/>we also do not have data on the impact of this autoimmune disease <text:s/>which may involve the mucous membranes <text:s/>on the acquisition or course of covid 19 <text:s/>we are currently in the midst of a pandemic and evaluating the effect of covid 19 on the population of susceptible patients suffering from auto immune diseases like pemphigus is essential <text:s/>the evidence on best ways to manage patients with underlying conditions <text:s/>such as pemphigus <text:s/>during the outbreak of covid 19 is evolving and the data is updated every da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66" calcext:value-type="float">
            <text:p>366</text:p>
          </table:table-cell>
          <table:table-cell table:style-name="ce1" office:value-type="string" calcext:value-type="string">
            <text:p>PMC7236962</text:p>
          </table:table-cell>
          <table:table-cell table:style-name="ce3" office:value-type="string" calcext:value-type="string">
            <text:p>the equine encephalitis viruses <text:s/>venezuelan <text:s/>veev <text:s text:c="2"/>east <text:s/>eeev <text:s/>and west <text:s/>weev <text:s text:c="2"/>belong to the genus alphavirus <text:s/>family togaviridae and still represent a threat for human and animal public health in the americas <text:s/>in both <text:s/>these infections are characterized by high viremia <text:s/>rash <text:s/>fever <text:s/>encephalitis and death <text:s/>veev encephalitis is similar <text:s/>clinically <text:s/>to other arboviral diseases <text:s/>such as dengue <text:s/>zika or chikungunya <text:s/>most of the alphaviruses are transmitted between vertebrates and mosquitoes <text:s/>they are able to replicate in a wide number of hosts <text:s/>including mammals <text:s/>birds <text:s/>reptiles <text:s/>amphibian and arthropods <text:s/>the veev has enzootic and epizootic transmission cycles <text:s/>at the enzootic one <text:s/>enzootic strains <text:s/>subtype i <text:s/>serotypes d f and serotypes ii vi <text:s/>are continuously circulating between mosquitoes and wild rodents in tropical forests and mangroves of the americas <text:s/>the main reseroivrs are wild rodent species of the subfamil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67" calcext:value-type="float">
            <text:p>367</text:p>
          </table:table-cell>
          <table:table-cell table:style-name="ce1" office:value-type="string" calcext:value-type="string">
            <text:p>PMC7280997</text:p>
          </table:table-cell>
          <table:table-cell table:style-name="ce3" office:value-type="string" calcext:value-type="string">
            <text:p>the emerging coronavirus disease <text:s/>covid 19 <text:s/>swept across the world <text:s/>affecting more than 200 countries and territories <text:s/>genomic analysis suggests that the covid 19 virus originated in bats and transmitted to humans through unknown intermediate hosts in the wuhan seafood market <text:s/>china <text:s/>in december of 2019 <text:s/>this virus belongs to th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68" calcext:value-type="float">
            <text:p>368</text:p>
          </table:table-cell>
          <table:table-cell table:style-name="ce1" office:value-type="string" calcext:value-type="string">
            <text:p>PMC7122844</text:p>
          </table:table-cell>
          <table:table-cell table:style-name="ce3" office:value-type="string" calcext:value-type="string">
            <text:p>poisons <text:s/>were originally considered as the causative agents of illnesses that we know as viral diseases today <text:s/>at that time <text:s/>there were no standard methods to detect pathogenic <text:s/>disease causing <text:s/>organisms such as bacteria and protozoa in the supposed <text:s/>poisonous materials <text:s text:c="2"/>only animal experiments performed by louis pasteur at the end of the nineteenth century <text:s/>in which no dilution of the poisonous properties was achieved even after several passages <text:s/>suggested that the disease causing agent was able to multiply in the organism <text:s/>therefore <text:s/>there was talk of a reproducible <text:s/>virus <text:s text:c="2"/>latin for <text:s/>poison <text:s/>or <text:s/>slime <text:s text:c="2"/>in living organisms <text:s/>and later also in cells <text:s/>in st <text:s/>petersburg in 1892 <text:s/>dimitri i <text:s/>ivanovski demonstrated that tobacco mosaic disease is caused by an <text:s/>ultrafilterable <text:s/>agent <text:s/>whose size is significantly smaller than that of bacteria <text:s/>tobacco mosaic virus <text:s/>bacteria filters have a pore size of approximately 0 2 <text:s/>m <text:s/>however <text:s/>most viruses are smaller than 0 1 <text:s/>m <text:s text:c="2"/>soon afterwards <text:s/>martinus willem beijerinck came to the same conclusion <text:s/>he developed <text:s/>for the first time <text:s/>the notion of a self replicating <text:s text:c="2"/>liquid <text:s/>agent</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69" calcext:value-type="float">
            <text:p>369</text:p>
          </table:table-cell>
          <table:table-cell table:style-name="ce1" office:value-type="string" calcext:value-type="string">
            <text:p>PMC7175453</text:p>
          </table:table-cell>
          <table:table-cell table:style-name="ce3" office:value-type="string" calcext:value-type="string">
            <text:p>pandemics affect human lives severely and globally <text:s/>experience predicts that there will be a pandemic for sure although the time is unknown <text:s/>when a viral epidemic breaks out <text:s/>assessing its pandemic risk is an important part of the process that characterizes genomic property <text:s/>viral pathogenicity <text:s/>transmission in animal model <text:s/>and so forth <text:s/>in this review <text:s/>we intend to figure out how a pandemic may occur by looking into the past influenza pandemic events <text:s/>we discuss interpretations of the experimental evidences resulted from animal model studies and extend implications of viral pandemic potentials and ingredients to emerging viral epidemics <text:s/>focusing on the pandemic potential of viral infectious diseases <text:s/>we suggest what should be assessed to prevent global catastrophes from influenza virus <text:s/>middle east respiratory syndrome coronavirus <text:s/>dengue and zika virus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70" calcext:value-type="float">
            <text:p>370</text:p>
          </table:table-cell>
          <table:table-cell table:style-name="ce1" office:value-type="string" calcext:value-type="string">
            <text:p>PMC7227507</text:p>
          </table:table-cell>
          <table:table-cell table:style-name="ce3" office:value-type="string" calcext:value-type="string">
            <text:p>one of the many questions with respect to controlling the novel coronavirus pandemic is whether existing drugs can be re purposed <text:s/>re positioned <text:s/>for the prevention or treatment of covid 19 <text:s text:c="2"/>or for any future epidemic <text:s/>the usefulness of existing approaches for re purposing range from computational modeling to clinical trials <text:s/>these are often time consuming <text:s/>resource intensive <text:s/>and prone to failure <text:s/>proposed here is a new but simple concept that would capitalize on the opportunity presented by the on going natural experiment involving the collection of data from epidemiological surveillance screening and diagnostic testing for clinical treatment <text:s/>the objective would be to also collect for each covid 19 case the patient s prior usage of existing therapeutic drugs <text:s/>these drug usage data would be collected for several major test groups <text:s text:c="2"/>those who test positive for active sars cov 2 infection <text:s/>using molecular methods <text:s/>and those who test negative for current infection but also test positive for past infection <text:s/>using serologic antibody tests <text:s text:c="2"/>patients from each of these groups would also be categorized with respect to where they resided on the spectrum of morbidities <text:s/>from no or mild symptomology to severe <text:s text:c="2"/>by comparing the distribution of normalized usage data for each drug within each group <text:s/>drugs that are more associated with particular test groups could be revealed as having potential prophylactic <text:s/>therapeutic <text:s/>or contraindicated effects with respect to disease progression <text:s/>these drugs could then be selected as candidates for further evaluation in fighting covid 19 <text:s/>also summarized are some of the numerous attributes <text:s/>advantages <text:s/>and limitations of the proposed concept <text:s/>all pointing to the need for further discussion and evalua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71" calcext:value-type="float">
            <text:p>371</text:p>
          </table:table-cell>
          <table:table-cell table:style-name="ce1" office:value-type="string" calcext:value-type="string">
            <text:p>PMC7250768</text:p>
          </table:table-cell>
          <table:table-cell table:style-name="ce3" office:value-type="string" calcext:value-type="string">
            <text:p>coronavirus disease 2019 <text:s/>covid 19 <text:s/>has caused a devastating global pandemic and continues to overwhelm the health care facilities and shatter the economies of countries worldwide <text:s/>although it primarily affects the lungs <text:s/>it shares a strong interplay with the cardiovascular system <text:s/>the presence of underlying cardiovascular disease and its risk factors <text:s/>diabetes <text:s/>hypertension <text:s/>predispose the patients to increased severity and mortality associated with covid 19 <text:s/>on the other hand <text:s/>covid 19 itself leads to various cardiovascular complications <text:s/>which increase its associated morbidity and mortality in affected patients <text:s/>it is <text:s/>therefore <text:s/>prudent to review the rapidly evolving data in this field and understand the mechanisms behind the cardiovascular involvement of this lethal diseas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72" calcext:value-type="float">
            <text:p>372</text:p>
          </table:table-cell>
          <table:table-cell table:style-name="ce1" office:value-type="string" calcext:value-type="string">
            <text:p>PMC6798416</text:p>
          </table:table-cell>
          <table:table-cell table:style-name="ce3" office:value-type="string" calcext:value-type="string">
            <text:p>enterovirus a71 <text:s/>ev a71 <text:s/>is one of the common causative pathogens for hand foot and mouth disease <text:s/>hfmd <text:s/>affecting young children <text:s/>hfmd outbreak can result in a substantial pediatric hospitalization and burden the healthcare services <text:s/>especially in less developed countries <text:s/>since the initial epidemic of predominantly ev a71 in california in 1969 <text:s/>the high prevalence of hfmd in the asia pacific region and elsewhere around the world represents a significant morbidity in this age group <text:s/>with the advent of rapid and accurate diagnostic tools <text:s/>there has been a dramatic increase in the number of laboratory confirmed ev a71 infection over the past two decades <text:s/>the population <text:s/>cultural <text:s/>and socioeconomic diversity among countries in the asia pacific region all influence the transmission and morbidity associated with hfmd <text:s/>this review summarizes the current state of epidemiology of ev a71 in asia pacific countries based on the most recent epidemiological data and available information on the prevalence and disease burden <text:s/>this knowledge is important in guiding the prevention <text:s/>control and future research on vaccine development of this highly contagious disease of significant socioeconomic implications in public health</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73" calcext:value-type="float">
            <text:p>373</text:p>
          </table:table-cell>
          <table:table-cell table:style-name="ce1" office:value-type="string" calcext:value-type="string">
            <text:p>PMC7266814</text:p>
          </table:table-cell>
          <table:table-cell table:style-name="ce3" office:value-type="string" calcext:value-type="string">
            <text:p>influenza epidemics and pandemics are constant threats to global public health <text:s/>although strategies including vaccines and antiviral drugs have achieved great advances in controlling influenza virus infection <text:s/>the efficacy of these strategies is limited by the highly frequent mutations in the viral genome and the emergence of drug resistant strains <text:s/>our previous study indicated that boosting the immunity of human v 9v 2 t cells with the phosphoantigen pamidronate could be a therapeutic strategy to treat seasonal and avian influenza virus infections <text:s/>however <text:s/>one notable drawback of <text:s text:c="3"/>t cell based immunotherapy is the rapid exhaustion of proliferation and effector responses due to repeated treatments with phosphoantigens <text:s/>here <text:s/>we found that the expression of cd137 was inducible in v 9v 2 t cells following antigenic stimulation <text:s/>cd137</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74" calcext:value-type="float">
            <text:p>374</text:p>
          </table:table-cell>
          <table:table-cell table:style-name="ce1" office:value-type="string" calcext:value-type="string">
            <text:p>PMC6805005</text:p>
          </table:table-cell>
          <table:table-cell table:style-name="ce3" office:value-type="string" calcext:value-type="string">
            <text:p>researchers published many studies which sought to predict and forecast important features of zika virus <text:s/>zikv <text:s/>infections and their spread during the 2016 2017 zikv pandemic <text:s/>we conducted a comprehensive review of such zikv prediction studies and evaluated their aims <text:s/>the data sources they used <text:s/>which methods were used <text:s/>how timely they were published <text:s/>and whether they provided sufficient information to be used or reproduced by others <text:s/>of the 73 studies evaluated <text:s/>we found the accessibility <text:s/>reproducibility <text:s/>timeliness <text:s/>and incorporation of uncertainty in these published predictions varied <text:s/>indicating there is substantial room for improvement <text:s/>we identified that the release of study findings before formal journal publication <text:s text:c="2"/>pre prints <text:s text:c="2"/>increased the timeliness of zika prediction studies <text:s/>but note they were infrequently used during this public health emergency <text:s/>addressing these areas can improve our understanding of zika and other outbreaks and ensure forecasts can inform preparedness and response to future outbreaks <text:s/>epidemics <text:s/>and pandemic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75" calcext:value-type="float">
            <text:p>375</text:p>
          </table:table-cell>
          <table:table-cell table:style-name="ce1" office:value-type="string" calcext:value-type="string">
            <text:p>PMC7111068</text:p>
          </table:table-cell>
          <table:table-cell table:style-name="ce3" office:value-type="string" calcext:value-type="string">
            <text:p>another animal to human transmission of a coronavirus occurred in december 2019 on a live animal market in the chinese city of wuhan causing an epidemic in china <text:s/>reaching now different continents <text:s/>this minireview summarizes the research literature on the virological <text:s/>clinical and epidemiological aspects of this epidemic published until end of february 2020</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76" calcext:value-type="float">
            <text:p>376</text:p>
          </table:table-cell>
          <table:table-cell table:style-name="ce1" office:value-type="string" calcext:value-type="string">
            <text:p>PMC7123000</text:p>
          </table:table-cell>
          <table:table-cell table:style-name="ce3" office:value-type="string" calcext:value-type="string">
            <text:p>transmissible gastroenteritis virus <text:s/>tgev <text:s text:c="2"/>porcine epidemic diarrhoea virus <text:s/>pedv <text:s text:c="2"/>and porcine deltacoronavirus <text:s/>pdcov <text:s/>are enteropathogenic coronaviruses <text:s/>covs <text:s/>of swine <text:s/>tgev appearance in 1946 preceded identification of pedv <text:s/>1971 <text:s/>and pdcov <text:s/>2009 <text:s/>that are considered as emerging covs <text:s/>a spike deletion mutant of tgev associated with respiratory tract infection in piglets appeared in 1984 in pigs in belgium and was designated porcine respiratory coronavirus <text:s/>prcv <text:s text:c="2"/>prcv is considered non pathogenic because the infection is very mild or subclinical <text:s/>since prcv emergence and rapid spread <text:s/>most pigs have become immune to both prcv and tgev <text:s/>which has significantly reduced the clinical and economic importance of tgev <text:s/>in contrast <text:s/>pdcov and pedv are currently expanding their geographic distribution <text:s/>and there are reports on the circulation of tgev pedv recombinants that cause a disease clinically indistinguishable from that associated with the parent viruses <text:s/>tgev <text:s/>pedv and pdcov cause acute gastroenteritis in pigs <text:s/>most severe in neonatal piglets <text:s/>and matches in their clinical signs and pathogenesis <text:s/>necrosis of the infected intestinal epithelial cells causes villous atrophy and malabsorptive diarrhoea <text:s/>profuse diarrhoea frequently combined with vomiting results in dehydration <text:s/>which can lead to the death of piglets <text:s/>strong immune responses following natural infection protect against subsequent homologous challenge <text:s/>however <text:s/>these viruses display no cross protection <text:s/>adoption of advance biosecurity measures and effective vaccines control and prevent the occurrence of diseases due to these porcine associated covs <text:s/>recombination and reversion to virulence are the risks associated with generally highly effective attenuated vaccines necessitating further research on alternative vaccines to ensure their safe application in the field</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377" calcext:value-type="float">
            <text:p>377</text:p>
          </table:table-cell>
          <table:table-cell table:style-name="ce1" office:value-type="string" calcext:value-type="string">
            <text:p>PMC7238722</text:p>
          </table:table-cell>
          <table:table-cell table:style-name="ce3" office:value-type="string" calcext:value-type="string">
            <text:p>according to the world health organization <text:s/>who <text:s/>the china office was first notified of cases of atypical pneumonia in wuhan city on 31 december 2019 <text:s/>a viral genome sequence of a novel coronavirus <text:s/>currently termed sars cov 2 <text:s/>with a disease process called covid 19 was released 1 week later via online resources to obtain public health support in control of spread <text:s/>since then <text:s/>the virus rapidly evolved into a global pandemic <text:s/>therefore <text:s/>healthcare providers need to be familiar with the clinical presentation of infected patients and measures to quickly isolate them <text:s/>the prevention of nosocomial spread is paramount to proper control of covid 19 and is reviewed <text:s/>currently <text:s/>treatment is supportive <text:s/>researchers are working to develop vaccines and identify effective antiviral interventions <text:s/>those recently discussed in the literature are briefly review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78" calcext:value-type="float">
            <text:p>378</text:p>
          </table:table-cell>
          <table:table-cell table:style-name="ce1" office:value-type="string" calcext:value-type="string">
            <text:p>PMC7241685</text:p>
          </table:table-cell>
          <table:table-cell table:style-name="ce3" office:value-type="string" calcext:value-type="string">
            <text:p>despite the importance of having robust estimates of the time asymptotic total number of infections <text:s/>early estimates of covid 19 show enormous fluctuations <text:s/>using covid 19 data from different countries <text:s/>we show that predictions are extremely sensitive to the reporting protocol and crucially depend on the last available data point before the maximum number of daily infections is reached <text:s/>we propose a physical explanation for this sensitivity <text:s/>using a susceptible exposed infected recovered model <text:s/>where the parameters are stochastically perturbed to simulate the difficulty in detecting patients <text:s/>different confinement measures taken by different countries <text:s/>as well as changes in the virus characteristics <text:s/>our results suggest that there are physical and statistical reasons to assign low confidence to statistical and dynamical fits <text:s/>despite their apparently good statistical scores <text:s/>these considerations are general and can be applied to other epidemic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79" calcext:value-type="float">
            <text:p>379</text:p>
          </table:table-cell>
          <table:table-cell table:style-name="ce1" office:value-type="string" calcext:value-type="string">
            <text:p>PMC7067471</text:p>
          </table:table-cell>
          <table:table-cell table:style-name="ce3" office:value-type="string" calcext:value-type="string">
            <text:p>in brazil <text:s/>dengue <text:s/>denv <text:s/>and zika <text:s/>zikv <text:s/>viruses are reported as being transmitted exclusively b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80" calcext:value-type="float">
            <text:p>380</text:p>
          </table:table-cell>
          <table:table-cell table:style-name="ce1" office:value-type="string" calcext:value-type="string">
            <text:p>PMC7291992</text:p>
          </table:table-cell>
          <table:table-cell table:style-name="ce3" office:value-type="string" calcext:value-type="string">
            <text:p>pathogenic viruses represent one of the greatest threats to human wellbeing <text:s/>as evidenced by the covid 19 global pandemic <text:s/>however <text:s/>halting the spread of highly contagious diseases is notoriously difficult <text:s/>successful control strategies therefore have to rely on effective surveillance <text:s/>here we describe how monitoring wastewater from urban areas can be used to detect the arrival and subsequent decline of pathogens <text:s/>such as sars cov 2 <text:s/>as the amount of virus shed in faeces and urine varies largely from person to person <text:s/>it is very difficult to quantitatively determine the number of people who are infected in the population <text:s/>more research on the surveillance of viruses in wastewater using accurate and validated methods and subsequent risk analysis and modelling is paramount in understanding the dynamics of viral outbreak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81" calcext:value-type="float">
            <text:p>381</text:p>
          </table:table-cell>
          <table:table-cell table:style-name="ce1" office:value-type="string" calcext:value-type="string">
            <text:p>PMC7019302</text:p>
          </table:table-cell>
          <table:table-cell table:style-name="ce3" office:value-type="string" calcext:value-type="string">
            <text:p>the west nile virus is endemic in multiple european countries and responsible for several epidemics throughout the european region <text:s/>its evolution into local or even widespread epidemics is driven by multiple factors from genetic diversification of the virus to environmental conditions <text:s/>the year of 2018 was characterized by an extraordinary increase in human and animal cases in the central eastern european region <text:s/>including hungary <text:s/>in a collaborative effort <text:s/>we summarized and analyzed the genetic and serologic data of wnv infections from multiple hungarian public health institutions <text:s/>universities <text:s/>and private organizations <text:s/>we compared human and veterinary serologic data <text:s/>along with ns5 and ns3 gene sequence data through 2018 <text:s/>wild birds were excellent indicator species for wnv circulation in each year <text:s/>our efforts resulted in documenting the presence of multiple phylogenetic subclades with balkans and western european progenitor sequences of wnv circulating among human and animal populations in hungary prior to and during the 2018 epidemic <text:s/>supported by our sequence and phylogenetic data <text:s/>the epidemic of 2018 was not caused by recently introduced wnv strains <text:s/>unfortunately <text:s/>hungary has no country wide integrated surveillance system which would enable the analysis of related conditions and provide a comprehensive epidemiological picture <text:s/>the one health approach <text:s/>involving multiple institutions and experts <text:s/>should be implemented in order to fully understand ecological background factors driving the evolution of future epidemic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82" calcext:value-type="float">
            <text:p>382</text:p>
          </table:table-cell>
          <table:table-cell table:style-name="ce1" office:value-type="string" calcext:value-type="string">
            <text:p>PMC7295495</text:p>
          </table:table-cell>
          <table:table-cell table:style-name="ce3" office:value-type="string" calcext:value-type="string">
            <text:p>this paper describes different aspects of novel coronavirus disease <text:s/>covid 19 <text:s text:c="2"/>presents visualization of the spread of the infection <text:s/>and discusses the potential applications of data analytics on this viral infection <text:s/>firstly <text:s/>a literature survey is done on covid 19 highlighting a number of factors including its origin <text:s/>its similarity with previous coronaviruses <text:s/>its transmission capacity <text:s/>its symptoms <text:s/>etc <text:s/>secondly <text:s/>data analytics is applied on a dataset of johns hopkins university to find out the spread of the viral infection <text:s/>it is shown here that although the disease started in china in december 2019 <text:s/>the highest number of confirmed cases up to june 04 <text:s/>2020 is in the usa <text:s/>thirdly <text:s/>the worldwide increase in the number of confirmed cases over time is modelled here using a polynomial regression algorithm with degree 2 <text:s/>fourthly <text:s/>classification algorithms are applied on a dataset of 5644 samples provided by hospital israelita albert einstein of brazil in order to diagnose covid 19 <text:s/>it is shown here that multilayer perceptron <text:s/>mlp <text:s text:c="2"/>xgboost and logistic regression can classify covid 19 patients at an accuracy above 91 <text:s text:c="2"/>finally <text:s/>a discussion is presented on the potential applications of data analytics in several important factors of covid 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83" calcext:value-type="float">
            <text:p>383</text:p>
          </table:table-cell>
          <table:table-cell table:style-name="ce1" office:value-type="string" calcext:value-type="string">
            <text:p>PMC7186508</text:p>
          </table:table-cell>
          <table:table-cell table:style-name="ce3" office:value-type="string" calcext:value-type="string">
            <text:p>face mask use by the general public for limiting the spread of the covid 19 pandemic is controversial <text:s/>though increasingly recommended <text:s/>and the potential of this intervention is not well understood <text:s/>we develop a compartmental model for assessing the community wide impact of mask use by the general <text:s/>asymptomatic public <text:s/>a portion of which may be asymptomatically infectious <text:s/>model simulations <text:s/>using data relevant to covid 19 dynamics in the us states of new york and washington <text:s/>suggest that broad adoption of even relatively ineffective face masks may meaningfully reduce community transmission of covid 19 and decrease peak hospitalizations and deaths <text:s/>moreover <text:s/>mask use decreases the effective transmission rate in nearly linear proportion to the product of mask effectiveness <text:s/>as a fraction of potentially infectious contacts blocked <text:s/>and coverage rate <text:s/>as a fraction of the general population <text:s text:c="2"/>while the impact on epidemiologic outcomes <text:s/>death <text:s/>hospitalizations <text:s/>is highly nonlinear <text:s/>indicating masks could synergize with other non pharmaceutical measures <text:s/>notably <text:s/>masks are found to be useful with respect to both preventing illness in healthy perso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84" calcext:value-type="float">
            <text:p>384</text:p>
          </table:table-cell>
          <table:table-cell table:style-name="ce1" office:value-type="string" calcext:value-type="string">
            <text:p>PMC7176082</text:p>
          </table:table-cell>
          <table:table-cell table:style-name="ce3" office:value-type="string" calcext:value-type="string">
            <text:p>dengue continues to pose a significant public health problem in tropical and subtropical countries <text:s/>in bhutan <text:s/>first outbreak of dengue fever <text:s/>df <text:s/>was reported in 2004 in a southern border town <text:s/>followed by sporadic cases over the years <text:s/>in this study <text:s/>we analysed df outbreaks that occurred in 3 different places during the years 2016 and 2017 <text:s/>a total of 533 cases in 2016 and 163 in 2017 were suspected of having of df <text:s/>where young adults were mostly affected <text:s/>a total of 240 acute serum specimens collected and analyzed for serotype by nested rt pcr revealed predominance of serotypes 1 and 2 <text:s/>denv 1 and 2 <text:s text:c="2"/>phylogenetic analysis using envelope gene for both the serotypes demonstrated cosmopolitan genotype which were closely related to strains from india <text:s/>indicating that they were probably imported from the neighboring country over the past few years <text:s/>endemicity of denv in some places of southern bhutan has been established previously <text:s/>in this study <text:s/>we analysed outbreaks of df that occurred in 3 places over a period of 2 years <text:s/>1 of which was previously not known to be endemic to denv <text:s/>serum specimens collected from patients suspected of having df were analyzed in the royal centre for disease control <text:s/>rcdc <text:s/>in bhutan and in armed forces research institute of medical sciences <text:s/>afrims <text:s text:c="2"/>thailand <text:s/>denv 1 and 2 were established as the causes of the outbreaks <text:s/>also indicating that serotypes of denv circulating in the country over the past years have remained the same <text:s/>our analyses reveal that the current denv 1and denv 2 in bhutan probably originated from india <text:s/>bhutan s closest neighboring countr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85" calcext:value-type="float">
            <text:p>385</text:p>
          </table:table-cell>
          <table:table-cell table:style-name="ce1" office:value-type="string" calcext:value-type="string">
            <text:p>PMC7263255</text:p>
          </table:table-cell>
          <table:table-cell table:style-name="ce3" office:value-type="string" calcext:value-type="string">
            <text:p>the present pandemic of sars cov 2 has been a tough task for the whole world to deal with <text:s/>with the absence of specific drugs or vaccines against sars cov 2 <text:s/>the situation is very difficult to control <text:s/>apart from the absence of specific therapies <text:s/>the lack of knowledge about potential therapeutic targets and individual perception is adding to the complications <text:s/>the present review describes the novel sars cov 2 structure <text:s/>surface proteins <text:s/>asymptomatic and symptomatic transmission in addition to the genotype and phenotype of sars cov 2 along with genetic strains and similarity between sars <text:s/>mers and sars cov 2 <text:s/>therapeutic strategies such as inhibition of the endocytic pathway and suppressing rna polymerase activity by metal ions <text:s/>which could be quite beneficial for controlling covid 19 <text:s/>are outlined <text:s/>the drug repurposing for sars cov 2 is discussed in detail along with therapeutic classes such as antivirals <text:s/>antibiotics <text:s/>and amino quinolones and their probable role in suppressing sars cov 2 with reference to case studies <text:s/>the ongoing clinical trials both with respect to drug repurposing and vaccines are summarized along with a brief description <text:s/>the recent advancements and future perspective of ongoing research for therapy and detection of sars cov 2 are provided <text:s/>the review <text:s/>in brief <text:s/>summarizes epidemiology <text:s/>therapy and the current scenario for combating sars cov 2</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86" calcext:value-type="float">
            <text:p>386</text:p>
          </table:table-cell>
          <table:table-cell table:style-name="ce1" office:value-type="string" calcext:value-type="string">
            <text:p>PMC6856673</text:p>
          </table:table-cell>
          <table:table-cell table:style-name="ce3" office:value-type="string" calcext:value-type="string">
            <text:p>choosing the syndrome time series to monitor in a syndromic surveillance system is not a straight forward process <text:s/>defining which syndromes to monitor in order to maximize detection performance has been recently identified as one of the research priorities in syndromic surveillance <text:s/>estimating the minimum size of an epidemic that could potentially be detected in a specific syndrome could be used as a criteria for comparing the performance of different syndrome time series <text:s/>and could provide some guidance for syndrome selection <text:s/>the aim of our study was to estimate the potential value of different time series for building a national syndromic surveillance system for cattle in switzerland <text:s/>simulations were used to produce outbreaks of different size and shape and to estimate the ability of each time series and aberration detection algorithm to detect them with high sensitivity <text:s/>specificity and timeliness <text:s/>two temporal aberration detection algorithms were also compared <text:s/>holt winters generalized exponential smoothing <text:s/>hw <text:s/>and exponential weighted moving average <text:s/>ewma <text:s text:c="2"/>our results indicated that a specific aberration detection algorithm should be used for each time series <text:s/>in addition <text:s/>time series with high counts per unit of time had good overall detection performance <text:s/>but poor detection performance for small epidemics making them of limited use for an early detection system <text:s/>estimating the minimum size of simulated epidemics that could potentially be detected in syndrome ts event detection pairs can help surveillance system designers choosing the most appropriate syndrome ts to include in their early epidemic surveillance system</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387" calcext:value-type="float">
            <text:p>387</text:p>
          </table:table-cell>
          <table:table-cell table:style-name="ce1" office:value-type="string" calcext:value-type="string">
            <text:p>PMC7199921</text:p>
          </table:table-cell>
          <table:table-cell table:style-name="ce3" office:value-type="string" calcext:value-type="string">
            <text:p>the recent zika virus <text:s/>zikv <text:s/>and chikungunya virus <text:s/>chikv <text:s/>epidemics highlight the explosive nature of arthropod borne <text:s/>arbo viruses transmitted b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88" calcext:value-type="float">
            <text:p>388</text:p>
          </table:table-cell>
          <table:table-cell table:style-name="ce1" office:value-type="string" calcext:value-type="string">
            <text:p>PMC7019415</text:p>
          </table:table-cell>
          <table:table-cell table:style-name="ce3" office:value-type="string" calcext:value-type="string">
            <text:p>the risk of emergence and or re emergence of arthropod borne viral <text:s/>arboviral <text:s/>infections is rapidly growing worldwide <text:s/>particularly in africa <text:s/>the burden of arboviral infections and diseases is not well scrutinized because of the inefficient surveillance systems in endemic countries <text:s/>furthermore <text:s/>the health systems are fully occupied by the burden of other co existing febrile illnesses <text:s/>especially malaria <text:s/>in this review we summarize the epidemiology and risk factors associated with the major human arboviral diseases and highlight the gap in knowledge <text:s/>research <text:s/>and control in sudan <text:s/>published data in english up to march 2019 were reviewed and are discussed to identify the risks and challenges for the control of arboviruses in the country <text:s/>in addition <text:s/>the lack of suitable diagnostic tools such as viral genome sequencing <text:s/>and the urgent need for establishing a genomic database of the circulating viruses and potential sources of entry are discussed <text:s/>moreover <text:s/>the research and healthcare gaps and global health threats are analyzed <text:s/>and suggestions for developing strategic health policy for the prevention and control of arboviruses with focus on building the local diagnostic and research capacity and establishing an early warning surveillance system for the early detection and containment of arboviral epidemics are offer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89" calcext:value-type="float">
            <text:p>389</text:p>
          </table:table-cell>
          <table:table-cell table:style-name="ce1" office:value-type="string" calcext:value-type="string">
            <text:p>PMC7255347</text:p>
          </table:table-cell>
          <table:table-cell table:style-name="ce3" office:value-type="string" calcext:value-type="string">
            <text:p>coronavirus disease 2019 <text:s/>covid 19 <text:s/>is a global pandemic caused by severe acute respiratory syndrome coronavirus 2 <text:s/>sars cov 2 <text:s text:c="2"/>without approved antiviral therapeutics or vaccines to this ongoing global threat <text:s/>type i and type iii interferons <text:s/>ifns <text:s/>are currently being evaluated for their efficacy <text:s/>both the role of ifns and the use of recombinant ifns in two related <text:s/>highly pathogenic coronaviruses <text:s/>sars cov and mers cov <text:s/>have been controversial in terms of their protective effects in the host <text:s/>in this review <text:s/>we describe the recent progress in our understanding of both type i and type iii ifn mediated innate antiviral responses against human coronaviruses and discuss the potential use of ifns as a treatment strategy for covid 19 <text:s/>type i and type iii interferons are potent antiviral cytokines with non redundant functions <text:s/>park and iwasaki review the protective versus pathogenic roles of type i and type iii interferons in highly pathogenic coronavirus infections and discuss the prophylactic and therapeutic potential of these interferons in the current covid 19 pandemic</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90" calcext:value-type="float">
            <text:p>390</text:p>
          </table:table-cell>
          <table:table-cell table:style-name="ce1" office:value-type="string" calcext:value-type="string">
            <text:p>PMC7120481</text:p>
          </table:table-cell>
          <table:table-cell table:style-name="ce3" office:value-type="string" calcext:value-type="string">
            <text:p>hepatitis c is a global public health problem <text:s/>globally <text:s/>an estimated 170 million persons <text:s/>3 <text:s text:c="2"/>of the world s population <text:s/>have been infected with the hepatitis c virus <text:s/>and an estimated 350 000 persons die annually from complications of chronic hepatitis c <text:s/>furthermore <text:s/>an increasing trend in hepatitis c mortality in the usa was observed over the last decade <text:s/>in 2007 <text:s/>mortality associated with hepatitis c surpassed mortality associated with hiv <text:s/>as the hepatitis c epidemic continues <text:s/>it is increasingly important to accurately measure hepatitis c related morbidity and mortality in order to inform public health programs and policies and prioritize and evaluate prevention efforts <text:s/>this chapter provides an overview of hepatitis c surveillance and methods used in the usa with some examples from other countri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91" calcext:value-type="float">
            <text:p>391</text:p>
          </table:table-cell>
          <table:table-cell table:style-name="ce1" office:value-type="string" calcext:value-type="string">
            <text:p>PMC7228264</text:p>
          </table:table-cell>
          <table:table-cell table:style-name="ce3" office:value-type="string" calcext:value-type="string">
            <text:p>a novel coronavirus <text:s/>covid 19 <text:s/>causing acute illness with severe symptoms has been isolated in wuhan <text:s/>hubei province <text:s/>china <text:s/>since its emergence <text:s/>cases have been found worldwide <text:s/>reminiscent of severe acute respiratory syndrome and middle east respiratory syndrome outbreaks over the past 2 decades <text:s/>current understanding of this epidemic remains limited due to its rapid development and available data <text:s/>while occurrence outside mainland china remains low <text:s/>the likelihood of increasing cases globally continues to rise <text:s/>given this potential <text:s/>it is imperative that emergency clinicians understand the preliminary data behind the dynamics of this disease <text:s/>recognize possible presentations of patients <text:s/>and understand proposed treatment modaliti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92" calcext:value-type="float">
            <text:p>392</text:p>
          </table:table-cell>
          <table:table-cell table:style-name="ce1" office:value-type="string" calcext:value-type="string">
            <text:p>PMC7300956</text:p>
          </table:table-cell>
          <table:table-cell table:style-name="ce3" office:value-type="string" calcext:value-type="string">
            <text:p>this article is protected by copyright <text:s/>all rights reserved <text:s/>global powerhouses with tried and tested health systems have struggled to contain the covid 19 pandemic <text:s/>one is left to wonder what will be left of africa <text:s/>the second most populous continent after asia <text:s/>which is torn by civil wars <text:s/>hunger <text:s/>and diseases like aids and tb and <text:s/>in recent years <text:s/>the ebola virus disease <text:s/>evd <text:s text:c="2"/>the majority of countries <text:s/>health systems <text:s/>already dependent on donor aid <text:s/>are ill equipped and under resourced to deal with the raging pandemic <text:s/>there is a lack of isolation and intensive care infrastructure <text:s/>ventilators <text:s/>and financial resources to bankroll the fight against covid 19 pandemic <text:s/>however <text:s/>there is some cause for optimism <text:s/>for example <text:s/>in west africa where infrastructure like diagnostic testing facilities <text:s/>intensive care units <text:s/>surveillance <text:s/>and systems for reporting emergencies used during the evd outbreak of 2013 2016 can be leveraged to fight the covid 19 pandemic <text:s/>further <text:s/>a number of african countries have responded swiftly by activating the necessary political and financial tools to combat the pandemic <text:s/>technical support from continental bodies like the africa centres for disease control and global development partners has improved the capacity of the continent to handle the pandemic <text:s/>in this article <text:s/>the authors unpack <text:s/>review <text:s/>and share a perspective on africa s capacity to contain and control the covid 19 pandemic and review the current respons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93" calcext:value-type="float">
            <text:p>393</text:p>
          </table:table-cell>
          <table:table-cell table:style-name="ce1" office:value-type="string" calcext:value-type="string">
            <text:p>PMC7153343</text:p>
          </table:table-cell>
          <table:table-cell table:style-name="ce3" office:value-type="string" calcext:value-type="string">
            <text:p>emerging and infectious diseases have persisted as leading causes of global morbidity and mortality <text:s/>caused by pathogens including bacteria <text:s/>viruses <text:s/>parasites <text:s/>or fungi <text:s/>they are known to pose serious health threats to the world s population dating back to ancient egypt <text:s/>in the 14th century alone <text:s/>infectious diseases were responsible for decimating 20 45 <text:s/>of the world s population <text:s/>the discovery of vaccines <text:s/>coupled with improved sanitation <text:s/>hygiene <text:s/>and health care <text:s/>witnessed the eradication of several infectious diseases <text:s/>although some have resurfaced or are resurfacing since the latter part of the 20th century <text:s/>while geography partly define hotspots for emerging and infectious diseases <text:s/>low socioeconomic development <text:s/>poverty <text:s/>and underfunded health care systems remain driving forces for the reoccurrence of these diseases among vulnerable populations who experience material deprivation <text:s/>to eradicate infectious diseases <text:s/>a global response will have to prioritize the allocation of resources by way of expertise and technology to areas that are most affected <text:s/>furthermore <text:s/>an effective surveillance system <text:s/>and a rigorous vaccine deployment regime targeting vulnerable persons and regions is desirable in mitigating the impacts of these diseas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94" calcext:value-type="float">
            <text:p>394</text:p>
          </table:table-cell>
          <table:table-cell table:style-name="ce1" office:value-type="string" calcext:value-type="string">
            <text:p>PMC7218355</text:p>
          </table:table-cell>
          <table:table-cell table:style-name="ce3" office:value-type="string" calcext:value-type="string">
            <text:p>the covid 19 pandemic of 2020 posed an historic challenge to healthcare systems around the world <text:s/>besides mounting a massive response to the viral outbreak <text:s/>healthcare systems needed to consider provision of clinical services to other patients in need <text:s/>surgical services for patients with thoracic disease were maintained to different degrees across various regions of asia <text:s/>ranging from significant reductions to near normal service <text:s/>key determinants of robust thoracic surgery service provision included <text:s/>preexisting plans for an epidemic response <text:s/>aggressive early action to <text:s/>flatten the curve <text:s text:c="2"/>ability to dedicate resources separately to covid 19 and routine clinical services <text:s/>prioritization of thoracic surgery <text:s/>and the volume of covid 19 cases in that region <text:s/>the lessons learned can apply to other regions during this pandemic <text:s/>and to the world <text:s/>in preparation for the next on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95" calcext:value-type="float">
            <text:p>395</text:p>
          </table:table-cell>
          <table:table-cell table:style-name="ce1" office:value-type="string" calcext:value-type="string">
            <text:p>PMC7077337</text:p>
          </table:table-cell>
          <table:table-cell table:style-name="ce3" office:value-type="string" calcext:value-type="string">
            <text:p>in early december 2019 a cluster of cases of pneumonia of unknown cause was identified in wuhan <text:s/>a city of 11 million persons in the people s republic of china <text:s/>further investigation revealed these cases to result from infection with a newly identified coronavirus <text:s/>initially termed 2019 ncov and subsequently sars cov 2 <text:s/>the infection moved rapidly through china <text:s/>spread to thailand and japan <text:s/>extended into adjacent countries through infected persons travelling by air <text:s/>eventually reaching multiple countries and continents <text:s/>similar to such other coronaviruses as those causing the middle east respiratory syndrome <text:s/>mers <text:s/>and severe acute respiratory syndrome <text:s/>sars <text:s text:c="2"/>the new coronavirus was reported to spread via natural aerosols from human to human <text:s/>in the early stages of this epidemic the case fatality rate is estimated to be approximately 2 <text:s text:c="2"/>with the majority of deaths occurring in special populations <text:s/>unfortunately <text:s/>there is limited experience with coronavirus infections during pregnancy <text:s/>and it now appears certain that pregnant women have become infected during the present 2019 ncov epidemic <text:s/>in order to assess the potential of the wuhan 2019 ncov to cause maternal <text:s/>fetal and neonatal morbidity and other poor obstetrical outcomes <text:s/>this communication reviews the published data addressing the epidemiological and clinical effects of sars <text:s/>mers <text:s/>and other coronavirus infections on pregnant women and their infants <text:s/>recommendations are also made for the consideration of pregnant women in the design <text:s/>clinical trials <text:s/>and implementation of future 2019 ncov vaccin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96" calcext:value-type="float">
            <text:p>396</text:p>
          </table:table-cell>
          <table:table-cell table:style-name="ce1" office:value-type="string" calcext:value-type="string">
            <text:p>PMC7236730</text:p>
          </table:table-cell>
          <table:table-cell table:style-name="ce3" office:value-type="string" calcext:value-type="string">
            <text:p>due to the close relationship between the incidence of infectious diseases by epidemics and environmental conditions <text:s/>this research explores the temperature <text:s/>evaporation <text:s/>precipitation and regional climate effects on the local transmission of coronavirus sars cov 2 inside 31 states and capital of mexico since february 29 <text:s/>national onset <text:s/>to march 31 <text:s/>2020 <text:s/>statistical analysis was conducted to explore the association between the daily local covid 19 confirmed positive cases <text:s/>lcpc <text:s/>and both climate characteristics and the daily weather reported by the regional meteorological stations <text:s/>in this work <text:s/>the local transmission ratio <text:s/>ltr <text:s/>was calculated with the regional lcpc divided by the number of the effective contagion days since regional onset in each state <text:s/>the results showed a negative association between temperature <text:s/>mean <text:s/>max and min <text:s/>and climate classification with both lcpc and ltr variables <text:s/>the precipitation associated positively with lcpc and ltr <text:s/>the associations between the climate classification with lcpc and ltr are statistically significant <text:s/>the tropical climate <text:s/>mean temperature around 25 95 <text:s/>c and mean precipitation around 8 74 mm <text:s/>delayed the regional onset <text:s/>however <text:s/>the regional onset in dry climates emerged earlier as consequence of the lower temperatures and higher precipitations <text:s/>20 57 <text:s/>c and 20 87 mm respectively <text:s/>than the observed in the tropical climate <text:s/>the fastest regional onsets were observed in tempered climates in states where the lowest temperatures and lowest precipitations were registered <text:s/>19 65 <text:s/>c and 8 48 mm respectively <text:s text:c="2"/>meteorological factors influenced the trend on the regional outbreaks in mexican s states likely by the host predisposition and susceptibility during the cold winter season <text:s/>in mexico <text:s/>the climate characteristics played a crucial role on the local infection during the phase 1 being the tempered regions <text:s/>as michoac n <text:s/>jalisco <text:s/>puebla <text:s/>etc <text:s text:c="2"/>more vulnerable than the dry <text:s/>as chihuahua <text:s/>durango or zacatecas <text:s/>etc <text:s text:c="2"/>or tropical areas <text:s/>as colima <text:s/>campeche <text:s/>morelos etc</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97" calcext:value-type="float">
            <text:p>397</text:p>
          </table:table-cell>
          <table:table-cell table:style-name="ce1" office:value-type="string" calcext:value-type="string">
            <text:p>PMC7235449</text:p>
          </table:table-cell>
          <table:table-cell table:style-name="ce3" office:value-type="string" calcext:value-type="string">
            <text:p>o nyong nyong virus <text:s/>onnv <text:s/>is an arthritogenic alphavirus that caused two large epidemics in 1959 and 1996 <text:s/>affecting millions of people in africa <text:s/>more recently <text:s/>sero surveillance of healthy blood donors conducted in 2019 revealed high rates of unreported onnv infection in uganda <text:s/>due to similar clinical symptoms with other endemic mosquito borne pathogens in the region <text:s/>including chikungunya virus <text:s/>dengue virus and malaria <text:s/>onnv infections are often un <text:s/>or misdiagnosed <text:s/>elucidating the immunopathogenic factors of this re emerging arbovirus is critical with the expanding geographic distribution of competent vectors <text:s/>this study reports the establishment of an immune competent c57bl6 j mouse model to mechanistically characterize onnv infection and assess potential treatment efficacy <text:s/>this mouse model successfully recapitulated arthralgia and viremia profiles seen in onnv patients <text:s/>furthermore <text:s/>longitudinal</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98" calcext:value-type="float">
            <text:p>398</text:p>
          </table:table-cell>
          <table:table-cell table:style-name="ce1" office:value-type="string" calcext:value-type="string">
            <text:p>PMC7300824</text:p>
          </table:table-cell>
          <table:table-cell table:style-name="ce3" office:value-type="string" calcext:value-type="string">
            <text:p>oscillometry has been used in adjunct with spirometry in many studies and in clinical practice <text:s/>recent events with the spread of a viral respiratory pandemic has caused many clinics to stop using standard spirometry for the fear of aerosol transmission of virus <text:s/>with recent experiences of our and other groups using oscillometry demonstrating its sensitivity <text:s/>precision <text:s/>and ease of use without any forced maneuvers <text:s/>we suggest that it could be an alternative to spirometry while minimizing exhalation aerosol genera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399" calcext:value-type="float">
            <text:p>399</text:p>
          </table:table-cell>
          <table:table-cell table:style-name="ce1" office:value-type="string" calcext:value-type="string">
            <text:p>PMC7224109</text:p>
          </table:table-cell>
          <table:table-cell table:style-name="ce3" office:value-type="string" calcext:value-type="string">
            <text:p>anxiety and fear adversely affect the physiological systems that protect individuals from infection <text:s/>this article comments on the role that religious faith and practice can play in helping individuals remain free from infection by the coronavirus and in helping to moderate the effects of infection if that should occur <text:s/>the author provides six recommendations to help individuals maintain spiritual <text:s/>mental <text:s/>and physical resilience during these anxious times of the covid 19 pandemic</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00" calcext:value-type="float">
            <text:p>400</text:p>
          </table:table-cell>
          <table:table-cell table:style-name="ce1" office:value-type="string" calcext:value-type="string">
            <text:p>PMC6721507</text:p>
          </table:table-cell>
          <table:table-cell table:style-name="ce3" office:value-type="string" calcext:value-type="string">
            <text:p>dengue fever caused by dengue virus is a common tropical infection transmitted by the mosquito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01" calcext:value-type="float">
            <text:p>401</text:p>
          </table:table-cell>
          <table:table-cell table:style-name="ce1" office:value-type="string" calcext:value-type="string">
            <text:p>PMC7236822</text:p>
          </table:table-cell>
          <table:table-cell table:style-name="ce3" office:value-type="string" calcext:value-type="string">
            <text:p>that positive pressure mechanical ventilation can save lives was proved during the poliomyelitis epidemics of the 1950s <text:s/>since that time there has been a growing increase in the use of ventilatory support <text:s/>and it has been closely associated with the development of critical care medicine <text:s/>1 <text:s text:c="2"/>positive pressure ventilation can be life saving in patients with acute severe hypoxaemia that is refractory to more conservative measures <text:s/>in patients with severe cardiopulmonary distress for whom the effort of breathing is intolerable <text:s/>mechanical ventilation substitutes for the action of the respiratory muscles <text:s/>1</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02" calcext:value-type="float">
            <text:p>402</text:p>
          </table:table-cell>
          <table:table-cell table:style-name="ce1" office:value-type="string" calcext:value-type="string">
            <text:p>PMC7074809</text:p>
          </table:table-cell>
          <table:table-cell table:style-name="ce3" office:value-type="string" calcext:value-type="string">
            <text:p>despite the availability of a safe and effective vaccine <text:s/>in 2018 <text:s/>around 350 000 measles cases were reported worldwide <text:s/>which resulted in an estimate of 142 300 deaths from measles <text:s/>additionally <text:s/>in 2017 <text:s/>global measles cases spiked <text:s/>causing the death of 110 000 people <text:s/>mostly children under the age of 5 years and immunocompromised adults <text:s/>the increase in measles incidence is caused by the ongoing reduction of vaccination coverage <text:s/>this event has triggered public and scientific interest <text:s/>for this reason <text:s/>we reviewed the pathophysiology of measles infection <text:s/>focusing on mechanisms by which the virus spreads systemically through the host organism <text:s/>by reaching the lymphocytes from the airways through a <text:s/>trojan horse <text:s/>strategy <text:s/>measles induces an immunosuppression status <text:s/>h and f glycoproteins <text:s/>both expressed in the envelope <text:s/>ensure attachment of the virus to host cells and spreading from one cell to another by binding to several receptors <text:s/>as described in detail <text:s/>the severity of the disease depends both on the age and underlying conditions of patients as well as the social and health context in which epidemics spread <text:s/>and is often burdened by sequelae and complications that may occur several years after infection <text:s/>particular attention was paid to special groups that are more susceptible to severe or atypical measles <text:s/>an overview of microbiology <text:s/>symptoms <text:s/>diagnosis <text:s/>prevention <text:s/>and treatment completes and enriches the review</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03" calcext:value-type="float">
            <text:p>403</text:p>
          </table:table-cell>
          <table:table-cell table:style-name="ce1" office:value-type="string" calcext:value-type="string">
            <text:p>PMC7265527</text:p>
          </table:table-cell>
          <table:table-cell table:style-name="ce3" office:value-type="string" calcext:value-type="string">
            <text:p>here <text:s/>the authors implement a mathematical model that describes how baloxavir antiviral induced inhibition of influenza virus replication in infected individuals affects the spread of the virus during epidemics <text:s/>suggesting that both the scaling up and acceleration of treatment would avert substantial influenza morbidity and mortality every year <text:s/>influenza viruses annually kill 290 000 650 000 people worldwide <text:s/>antivirals can reduce death tolls <text:s/>baloxavir <text:s/>the recently approved influenza antiviral <text:s/>inhibits initiation of viral mrna synthesis <text:s/>whereas oseltamivir <text:s/>an older drug <text:s/>inhibits release of virus progeny <text:s/>baloxavir blocks virus replication more rapidly and completely than oseltamivir <text:s/>reducing the duration of infectiousness <text:s/>hence <text:s/>early baloxavir treatment may indirectly prevent transmission <text:s/>here <text:s/>we estimate impacts of ramping up and accelerating baloxavir treatment on population level incidence using a new model that links viral load dynamics from clinical trial data to between host transmission <text:s/>we estimate that <text:s/>22 million infections and <text:s/>6 000 deaths would have been averted in the 2017 2018 epidemic season by administering baloxavir to 30 <text:s/>of infected cases within 48 h after symptom onset <text:s/>treatment within 24 h would almost double the impact <text:s/>consequently <text:s/>scaling up early baloxavir treatment would substantially reduce influenza morbidity and mortality every year <text:s/>the development of antivirals against the sars cov2 virus that function like baloxavir might similarly curtail transmission and save liv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04" calcext:value-type="float">
            <text:p>404</text:p>
          </table:table-cell>
          <table:table-cell table:style-name="ce1" office:value-type="string" calcext:value-type="string">
            <text:p>PMC7229957</text:p>
          </table:table-cell>
          <table:table-cell table:style-name="ce3" office:value-type="string" calcext:value-type="string">
            <text:p>during the covid 19 pandemic <text:s/>the national cancer institute <text:s/>nci <text:s/>is bringing to bear its considerable expertise and capabilities to understand <text:s/>treat <text:s/>and prevent the disease <text:s/>while responding to the pandemic <text:s/>nci s priority remains the advancement of cancer research <text:s/>nci has implemented many flexibilities for grantees and trainees</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405" calcext:value-type="float">
            <text:p>405</text:p>
          </table:table-cell>
          <table:table-cell table:style-name="ce1" office:value-type="string" calcext:value-type="string">
            <text:p>PMC7187803</text:p>
          </table:table-cell>
          <table:table-cell table:style-name="ce3" office:value-type="string" calcext:value-type="string">
            <text:p>global warming and the associated climate changes are predictable <text:s/>they are enhanced by burning of fossil fuels and the emission of huge amounts of co</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06" calcext:value-type="float">
            <text:p>406</text:p>
          </table:table-cell>
          <table:table-cell table:style-name="ce1" office:value-type="string" calcext:value-type="string">
            <text:p>PMC7100444</text:p>
          </table:table-cell>
          <table:table-cell table:style-name="ce3" office:value-type="string" calcext:value-type="string">
            <text:p>based on the new diagnosis and treatment scheme for novel coronavirus infected pneumonia <text:s/>trial edition 5 <text:s text:c="2"/>combined with our current clinical treatment experience <text:s/>we recently proposed a revision of the first edition of <text:s/>guidance for maternal and fetal management during pneumonia epidemics of novel coronavirus infection in the wuhan tongji hospital <text:s text:c="2"/>this article focused on the issues of greatest concern of pregnant women including severe acute respiratory syndrome coronavirus 2 <text:s/>sars cov 2 <text:s/>infection diagnostic criteria <text:s/>inspection precautions <text:s/>drug treatment options <text:s/>indications and methods of termination of pregnancy <text:s/>postpartum fever <text:s/>breastfeeding considerations <text:s/>mode of mother to child transmission <text:s/>neonatal isolation and advice on neonatal nursing <text:s/>to provide valuable experience for better management of sars cov 2 infection in pregnant women and newbor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07" calcext:value-type="float">
            <text:p>407</text:p>
          </table:table-cell>
          <table:table-cell table:style-name="ce1" office:value-type="string" calcext:value-type="string">
            <text:p>PMC7118644</text:p>
          </table:table-cell>
          <table:table-cell table:style-name="ce3" office:value-type="string" calcext:value-type="string">
            <text:p>recent international epidemics of coronavirus associated illnesses underscore the urgent medical and public health need for vaccine development and regulatory body approved therapies <text:s/>in particular <text:s/>the current coronavirus disease 2019 <text:s/>covid 19 <text:s/>pandemic has quickly intensified interest in developing treatment options to mitigate impact on human life <text:s/>remdesivir <text:s/>gs 5734 <text:s text:c="2"/>is a broad spectrum antiviral drug that is now being tested as a potential treatment for covid 19 in international <text:s/>multi site clinical trials <text:s/>currently available evidence about the antiviral effects of remdesivir against coronaviruses is primarily based 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08" calcext:value-type="float">
            <text:p>408</text:p>
          </table:table-cell>
          <table:table-cell table:style-name="ce1" office:value-type="string" calcext:value-type="string">
            <text:p>PMC7194601</text:p>
          </table:table-cell>
          <table:table-cell table:style-name="ce3" office:value-type="string" calcext:value-type="string">
            <text:p>the number of covid 19 patients is dramatically increasing worldwide <text:s/>treatment in intensive care units <text:s/>icu <text:s/>has become a major challenge <text:s/>therefore <text:s/>early recognition of severe forms is absolutely essential for timely triaging of patients <text:s/>while the clinical status <text:s/>in particular peripheral oxygen saturation <text:s/>spo2 <text:s/>levels <text:s/>and concurrent comorbidities of covid 19 patients largely determine the need for their admittance to icus <text:s/>several laboratory parameters may facilitate the assessment of disease severity <text:s/>clinicians should consider low lymphocyte count as well as the serum levels of crp <text:s/>d dimers <text:s/>ferritin <text:s/>cardiac troponin and il 6 <text:s/>which may be used in risk stratification to predict severe and fatal covid 19 in hospitalised patients <text:s/>it is more likely that the course of the disease will be unfavourable if some or all of these parameters are alter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09" calcext:value-type="float">
            <text:p>409</text:p>
          </table:table-cell>
          <table:table-cell table:style-name="ce1" office:value-type="string" calcext:value-type="string">
            <text:p>PMC7279248</text:p>
          </table:table-cell>
          <table:table-cell table:style-name="ce3" office:value-type="string" calcext:value-type="string">
            <text:p>the covid 19 global pandemic is caused by sars cov 2 <text:s/>and represents an urgent medical and social issue <text:s/>unfortunately <text:s/>there is still not a single proven effective drug available <text:s/>and therefore <text:s/>current therapeutic guidelines recommend supportive care including oxygen administration and treatment with antibiotics <text:s/>recently <text:s/>patients have been also treated with off label therapies which comprise antiretrovirals <text:s/>anti inflammatory compounds <text:s/>antiparasitic agents and plasma from convalescent patients <text:s/>all with controversial results <text:s/>the ubiquitin proteasome system <text:s/>ups <text:s/>is important for the maintenance of cellular homeostasis <text:s/>and plays a pivotal role in viral replication processes <text:s/>in this review <text:s/>we discuss several aspects of the ups and the effects of its inhibition with particular regard to the life cycle of the coronaviruses <text:s/>covs <text:s text:c="2"/>in fact <text:s/>proteasome inhibition by various chemical compounds <text:s/>such as mg132 <text:s/>epoxomycin and bortezomib <text:s/>may reduce the virus entry into the eucariotic cell <text:s/>the synthesis of rna <text:s/>and the subsequent protein expression necessary for covs <text:s/>importantly <text:s/>since ups inhibitors reduce the cytokine storm associated with various inflammatory conditions <text:s/>it is reasonable to assume that they might be repurposed for sars cov 2 <text:s/>thus providing an additional tool to counteract both virus replication as well as its most deleterious consequences triggered by abnormal immunological respons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10" calcext:value-type="float">
            <text:p>410</text:p>
          </table:table-cell>
          <table:table-cell table:style-name="ce1" office:value-type="string" calcext:value-type="string">
            <text:p>PMC7243859</text:p>
          </table:table-cell>
          <table:table-cell table:style-name="ce3" office:value-type="string" calcext:value-type="string">
            <text:p>the coronavirus disease 2019 <text:s/>covid 19 <text:s/>pandemic has caused a public health emergency worldwide <text:s/>risk <text:s/>severity and mortality of the disease have been associated with non communicable chronic diseases <text:s/>such as diabetes mellitus <text:s/>accumulated evidence has caused great concern in countries with high prevalence of this morbidity <text:s/>such as brazil <text:s/>this text shows the picture of diabetes in brazil <text:s/>followed by epidemiological data and explanatory hypothesis for the association between diabetes and covid 19 <text:s/>we emphasized how the burden of these two morbidities in a middle income country has aggravated this pandemic scenario <text:s/>the comprehension of this association and biological plausibility may help face this pandemic and future challeng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11" calcext:value-type="float">
            <text:p>411</text:p>
          </table:table-cell>
          <table:table-cell table:style-name="ce1" office:value-type="string" calcext:value-type="string">
            <text:p>PMC7267743</text:p>
          </table:table-cell>
          <table:table-cell table:style-name="ce3" office:value-type="string" calcext:value-type="string">
            <text:p>since the first cases of atypical pneumonia linked to the huanan seafood wholesale market in wuhan <text:s/>china <text:s/>were described in late december 2019 <text:s/>the global landscape has changed radically <text:s/>in march 2020 <text:s/>the world health organization declared covid 19 a global pandemic <text:s/>and at the time of writing this review <text:s/>just over three million individuals have been infected with more than 200 000 deaths globally <text:s/>numerous countries are in <text:s/>lockdown <text:s text:c="2"/>social distancing is the new norm <text:s/>even the most advanced healthcare systems are under pressure <text:s/>and a global economic recession seems inevitable <text:s/>a novel coronavirus <text:s/>sars cov 2 <text:s/>was identified as the aetiological agent <text:s/>from experience with previous coronavirus epidemics <text:s/>namely the severe acute respiratory syndrome <text:s/>sars <text:s/>and middle east respiratory syndrome <text:s/>mers <text:s/>in 2004 and 2012 respectively <text:s/>it was postulated that the angiotensin converting enzyme 2 <text:s/>ace2 <text:s/>receptor is a possible port of cell entry <text:s/>ace2 is part of the renin angiotensin system and is also associated with lung and cardiovascular disorders and inflammation <text:s/>recent studies have confirmed that ace2 is the port of entry for sars cov 2 <text:s/>male sex <text:s/>advanced age and a number of associated comorbidities have been identified as risk factors for infection with covid 19 <text:s/>many high risk covid 19 patients with comorbidities are on ace inhibitors and angiotensin receptor blockers <text:s/>and this has sparked debate about whether to continue these treatment regimes <text:s/>attention has also shifted to ace2 being a target for future therapies or vaccines against covid 19 <text:s/>in this review <text:s/>we discuss covid 19 and its complex relationship with ace2</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12" calcext:value-type="float">
            <text:p>412</text:p>
          </table:table-cell>
          <table:table-cell table:style-name="ce1" office:value-type="string" calcext:value-type="string">
            <text:p>PMC7179506</text:p>
          </table:table-cell>
          <table:table-cell table:style-name="ce3" office:value-type="string" calcext:value-type="string">
            <text:p>alarms periodically emerge for viral pneumonia infections due to coronavirus <text:s/>in all cases <text:s/>these are zoonoses passing the barrier between species and infect humans <text:s/>the legitimate concern of the international community is due to the fact that the new identified coronavirus <text:s/>named sars cov 2 <text:s/>previously called 2019 ncov <text:s text:c="2"/>has a quite high mortality rate <text:s/>around 2 <text:s text:c="2"/>and a strong ability to spread <text:s/>with an estimated reproduction number higher than 2 <text:s/>even though all countries are doing their utmost to stop the pandemic <text:s/>the only reliable solution to tackle the infection is the rapid development of a vaccine <text:s/>for this purpose <text:s/>the means of bioinformatics <text:s/>applied in the context of reverse vaccinology paradigm <text:s/>can be of fundamental help to select the most promising peptides able to trigger an effective immune response <text:s/>in this short report <text:s/>using the concept of nullomer and introducing a distance from human self <text:s/>we provide a list of peptides that could deserve experimental investigation in the view of a potential vaccine for sars cov 2</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13" calcext:value-type="float">
            <text:p>413</text:p>
          </table:table-cell>
          <table:table-cell table:style-name="ce1" office:value-type="string" calcext:value-type="string">
            <text:p>PMC7202122</text:p>
          </table:table-cell>
          <table:table-cell table:style-name="ce3" office:value-type="string" calcext:value-type="string">
            <text:p>this review highlights the ultrasound findings reported from a number of studies and case reports and discusses the unifying findings from coronavirus disease <text:s/>covid 19 <text:s/>patients and from the avian <text:s/>h7n9 <text:s/>and h1n1 influenza epidemics <text:s/>we discuss the potential role for portable point of care ultrasound <text:s/>ppocus <text:s/>as a safe and effective bedside option in the initial evaluation <text:s/>management <text:s/>and monitoring of disease progression in patients with confirmed or suspected covid 19 infection <text:s/>supplemental digital content is available in the text</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14" calcext:value-type="float">
            <text:p>414</text:p>
          </table:table-cell>
          <table:table-cell table:style-name="ce1" office:value-type="string" calcext:value-type="string">
            <text:p>PMC6963280</text:p>
          </table:table-cell>
          <table:table-cell table:style-name="ce3" office:value-type="string" calcext:value-type="string">
            <text:p>dengue virus <text:s/>denv <text:s/>infections may result in asymptomatic cases or evolve into a severe disease <text:s/>which involves multiple organ failure <text:s/>renal involvement in dengue can be potentially related to an increased mortality <text:s/>aiming to better understand the role of denv in renal injury observed in human fatal cases <text:s/>post mortem investigations were performed in four denv 4 renal autopsies during dengue epidemics in brazil <text:s/>tissues were submitted to histopathology <text:s/>immunohistochemistry <text:s/>viral quantification <text:s/>and characterization of cytokines and inflammatory mediators <text:s/>probably due the high viral load <text:s/>several lesions were observed in the renal tissue <text:s/>such as diffuse mononuclear infiltration around the glomerulus in the cortical region and in the medullary vessels <text:s/>hyalinosis arteriolar <text:s/>lymphocytic infiltrate <text:s/>increased capsular fibrosis <text:s/>proximal convoluted tubule <text:s/>pct <text:s/>damage <text:s/>edema <text:s/>pct debris formation <text:s/>and thickening of the basal vessel membrane <text:s/>these changes were associated with denv 4 infection <text:s/>as confirmed by the presence of denv specific ns3 protein <text:s/>indicative of viral replication <text:s/>the exacerbated presence of mononuclear cells at several renal tissue sites culminated in the secretion of proinflammatory cytokines and chemokines <text:s/>moreover <text:s/>it can be suggested that the renal tissue injury observed here may have been due to the combination of both high viral load and exacerbated host immune respons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15" calcext:value-type="float">
            <text:p>415</text:p>
          </table:table-cell>
          <table:table-cell table:style-name="ce1" office:value-type="string" calcext:value-type="string">
            <text:p>PMC7267088</text:p>
          </table:table-cell>
          <table:table-cell table:style-name="ce3" office:value-type="string" calcext:value-type="string">
            <text:p>with the emergence of covid 19 <text:s/>it is important to address the possible scenarios of sars cov 2 virulence <text:s/>although several researchers have addressed the possible mechanisms of enveloped virus transfection <text:s/>for example <text:s/>influenza <text:s/>here <text:s/>the relationship between exhaled virus laden particles <text:s/>the climate <text:s/>and transfection probability is discussed by interpreting the findings of prior studies <text:s/>importantly <text:s/>the higher probability of viral transfection in cold and dry public spaces such as near cold shelves of groceries is illustrated <text:s/>thus <text:s/>additional protective measures in such spaces are recommended <text:s/>the virulence of enveloped viruses such as sars cov 2 and influenza has been studied from different perspectives <text:s/>although the interplay of climate and virus laden particles has not been assessed thus far <text:s/>in this essay <text:s/>evidence to show how the manmade local climate or natural and seasonal climate might affect the virulence of exhaled virus laden aerosols is present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16" calcext:value-type="float">
            <text:p>416</text:p>
          </table:table-cell>
          <table:table-cell table:style-name="ce1" office:value-type="string" calcext:value-type="string">
            <text:p>PMC7121606</text:p>
          </table:table-cell>
          <table:table-cell table:style-name="ce3" office:value-type="string" calcext:value-type="string">
            <text:p>humanity is facing an increasing number of highly virulent and communicable diseases such as influenza <text:s/>combating such global diseases requires in depth knowledge of their epidemiology <text:s/>the only practical method for discovering global epidemiological knowledge and identifying prophylactic strategies is simulation <text:s/>however <text:s/>several interrelated factors <text:s/>including increasing model complexity <text:s/>stochastic nature of diseases <text:s/>and short analysis timeframes render exhaustive analysis an infeasible task <text:s/>an effective approach to alleviate the aforementioned issues and enable efficient epidemiological analysis is to manually steer bio simulations to scenarios of interest <text:s/>selective steering preserves causality <text:s/>inter dependencies <text:s/>and stochastic characteristics in the model better than <text:s/>seeding <text:s text:c="2"/>i e <text:s text:c="2"/>manually setting simulation state <text:s/>accordingly <text:s/>we have developed a novel eco modeling and bio simulation environment called searums <text:s/>the bio simulation infrastructure of searums permits a human in the loop to steer the simulation to scenarios of interest so that epidemics can be effectively modeled and analyzed <text:s/>this article discusses mathematical principles underlying searums along with its software architecture and design <text:s/>in addition <text:s/>the article also presents the bio simulations and multi faceted case studies conducted using searums to elucidate its ability to forecast timelines <text:s/>epicenters <text:s/>and socio economic impacts of epidemics <text:s/>currently <text:s/>the primary emphasis of searums is to ease global epidemiological analysis of avian influenza <text:s/>however <text:s/>the methodology is sufficiently generic and it can be adapted for other epidemiological analysis required to effectively combat various diseas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17" calcext:value-type="float">
            <text:p>417</text:p>
          </table:table-cell>
          <table:table-cell table:style-name="ce1" office:value-type="string" calcext:value-type="string">
            <text:p>PMC7052542</text:p>
          </table:table-cell>
          <table:table-cell table:style-name="ce3" office:value-type="string" calcext:value-type="string">
            <text:p>detailed virological analyses of 180 indonesian patients infected with avian influenza a h5n1 virus point to potential differences in virulence and antiviral responses to oseltamivir that may explain the exceptionally high mortality related to these infections in indonesia compared to other regio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18" calcext:value-type="float">
            <text:p>418</text:p>
          </table:table-cell>
          <table:table-cell table:style-name="ce1" office:value-type="string" calcext:value-type="string">
            <text:p>PMC7156159</text:p>
          </table:table-cell>
          <table:table-cell table:style-name="ce3" office:value-type="string" calcext:value-type="string">
            <text:p>the outbreak of the 2019 novel coronavirus disease <text:s/>covid 19 <text:s/>has caused more than 100 000 people infected and thousands of deaths <text:s/>currently <text:s/>the number of infections and deaths is still increasing rapidly <text:s/>covid 19 seriously threatens human health <text:s/>production <text:s/>life <text:s/>social functioning and international relations <text:s/>in the fight against covid 19 <text:s/>geographic information systems <text:s/>gis <text:s/>and big data technologies have played an important role in many aspects <text:s/>including the rapid aggregation of multi source big data <text:s/>rapid visualization of epidemic information <text:s/>spatial tracking of confirmed cases <text:s/>prediction of regional transmission <text:s/>spatial segmentation of the epidemic risk and prevention level <text:s/>balancing and management of the supply and demand of material resources <text:s/>and social emotional guidance and panic elimination <text:s/>which provided solid spatial information support for decision making <text:s/>measures formulation <text:s/>and effectiveness assessment of covid 19 prevention and control <text:s/>gis has developed and matured relatively quickly and has a complete technological route for data preparation <text:s/>platform construction <text:s/>model construction <text:s/>and map production <text:s/>however <text:s/>for the struggle against the widespread epidemic <text:s/>the main challenge is finding strategies to adjust traditional technical methods and improve speed and accuracy of information provision for social management <text:s/>at the data level <text:s/>in the era of big data <text:s/>data no longer come mainly from the government but are gathered from more diverse enterprises <text:s/>as a result <text:s/>the use of gis faces difficulties in data acquisition and the integration of heterogeneous data <text:s/>which requires governments <text:s/>businesses <text:s/>and academic institutions to jointly promote the formulation of relevant policies <text:s/>at the technical level <text:s/>spatial analysis methods for big data are in the ascendancy <text:s/>currently and for a long time in the future <text:s/>the development of gis should be strengthened to form a data driven system for rapid knowledge acquisition <text:s/>which signifies that gis should be used to reinforce the social operation parameterization of models and methods <text:s/>especially when providing support for social management</text:p>
          </table:table-cell>
          <table:table-cell table:style-name="ce1" office:value-type="string" calcext:value-type="string">
            <text:p>Viral</text:p>
          </table:table-cell>
          <table:table-cell table:number-columns-repeated="1020"/>
        </table:table-row>
        <table:table-row table:style-name="ro2">
          <table:table-cell table:style-name="ce2" office:value-type="float" office:value="419" calcext:value-type="float">
            <text:p>419</text:p>
          </table:table-cell>
          <table:table-cell table:style-name="ce2" office:value-type="string" calcext:value-type="string">
            <text:p>PMC7181229</text:p>
          </table:table-cell>
          <table:table-cell table:style-name="ce5" office:value-type="string" calcext:value-type="string">
            <text:p>Bovine pestiviruses include <text:span text:style-name="T1">Pestivirus A</text:span><text:span text:style-name="T2"> (BVDV-1), </text:span><text:span text:style-name="T3">Pestivirus B</text:span><text:span text:style-name="T4"> (BVDV-2), and </text:span><text:span text:style-name="T5">Pestivirus H</text:span><text:span text:style-name="T6">, which was originally called </text:span><text:span text:style-name="T7">HoBi-like pestivirus</text:span><text:span text:style-name="T6">. We conducted an epidemiological investigation for pestiviruses circulating in backyard cattle farms in central China. RT-PCR assays and sequences analysis were conducted on 54 nasal swabs, 26 serum samples, and three lung samples from cattle with respiratory infections and identified 29 pestivirus strains, including 24 </text:span><text:span text:style-name="T8">Pestivirus A</text:span><text:span text:style-name="T9"> and five </text:span><text:span text:style-name="T10">Pestivirus H</text:span><text:span text:style-name="T2"> strains. Phylogenetic analysis based on partial 5′-UTR and Npro sequences showed that the genotypes of 24 </text:span><text:span text:style-name="T10">Pestivirus A</text:span><text:span text:style-name="T2"> strains included </text:span><text:span text:style-name="T3">Pestivirus A</text:span><text:span text:style-name="T2"> 1b (six isolates), </text:span><text:span text:style-name="T3">Pestivirus A</text:span><text:span text:style-name="T11"> 1m (six isolates), </text:span><text:span text:style-name="T10">Pestivirus A</text:span><text:span text:style-name="T9"> 1q (two isolates), </text:span><text:span text:style-name="T7">Pestivirus A</text:span><text:span text:style-name="T6"> 1u (one isolates), and </text:span><text:span text:style-name="T10">Pestivirus A</text:span><text:span text:style-name="T12"> 1o (nine isolates, a putative new sub-genotype). In addition, a single </text:span><text:span text:style-name="T3">Pestivirus H</text:span><text:span text:style-name="T6"> agenotype included all five </text:span><text:span text:style-name="T3">Pestivirus H</text:span><text:span text:style-name="T6"> strains. This study revealed extensive genetic variations within bovine pestivirus isolates derived from cattle in backyard farms in Central China, and this epidemiological information improves our understanding of the epidemics of bovine Pestiviruses, as well as will be useful in designing and evaluating diagnostic methods and developing more effective vaccines</text:span></text:p>
          </table:table-cell>
          <table:table-cell table:style-name="ce2" office:value-type="string" calcext:value-type="string">
            <text:p>Non-Viral</text:p>
          </table:table-cell>
          <table:table-cell table:style-name="ce2" table:number-columns-repeated="22"/>
          <table:table-cell table:number-columns-repeated="998"/>
        </table:table-row>
        <table:table-row table:style-name="ro1">
          <table:table-cell table:style-name="ce1" office:value-type="float" office:value="420" calcext:value-type="float">
            <text:p>420</text:p>
          </table:table-cell>
          <table:table-cell table:style-name="ce1" office:value-type="string" calcext:value-type="string">
            <text:p>PMC7167222</text:p>
          </table:table-cell>
          <table:table-cell table:style-name="ce3" office:value-type="string" calcext:value-type="string">
            <text:p>since the novel coronavirus disease <text:s/>covid 19 <text:s/>emerged in december 2019 in china <text:s/>it has rapidly spread around the world <text:s/>leading to one of the most significant pandemic events of recent history <text:s/>deriving reliable estimates of the covid 19 epidemic growth rate is quite important to guide the timing and intensity of intervention strategies <text:s/>indeed <text:s/>many studies have quantified the epidemic growth rate using time series of reported cases during the early phase of the outbreak to estimate the basic reproduction number</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21" calcext:value-type="float">
            <text:p>421</text:p>
          </table:table-cell>
          <table:table-cell table:style-name="ce1" office:value-type="string" calcext:value-type="string">
            <text:p>PMC7147500</text:p>
          </table:table-cell>
          <table:table-cell table:style-name="ce3" office:value-type="string" calcext:value-type="string">
            <text:p>new evidence on the t cell immuno pathology in patient s with corona virus disease 2019 <text:s/>covid 19 <text:s/>was reported by diao et al <text:s/>in medrxiv <text:s/>doi <text:s/>10 1101 2020 02 18 20024364</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22" calcext:value-type="float">
            <text:p>422</text:p>
          </table:table-cell>
          <table:table-cell table:style-name="ce1" office:value-type="string" calcext:value-type="string">
            <text:p>PMC7293889</text:p>
          </table:table-cell>
          <table:table-cell table:style-name="ce3" office:value-type="string" calcext:value-type="string">
            <text:p>the sars cov 2 <text:s/>which emerged from east asia in december 2019 <text:s/>has rapidly evolved into a global pandemic infecting close to 7 million people <text:s/>the current uncertainties regarding its impact on africa calls for critical monitoring of the evolution of the pandemic and correlation of factors that influence the burden of the disease <text:s/>we herein discuss possible implications of sars cov 2 on the african continent</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23" calcext:value-type="float">
            <text:p>423</text:p>
          </table:table-cell>
          <table:table-cell table:style-name="ce1" office:value-type="string" calcext:value-type="string">
            <text:p>PMC7126544</text:p>
          </table:table-cell>
          <table:table-cell table:style-name="ce3" office:value-type="string" calcext:value-type="string">
            <text:p>the 2019 ncov is officially called sars cov 2 and the disease is named covid 19 <text:s/>this viral epidemic in china has led to the deaths of over 1800 people <text:s/>mostly elderly or those with an underlying chronic disease or immunosuppressed state <text:s/>this is the third serious coronavirus outbreak in less than 20 years <text:s/>following sars in 2002 2003 and mers in 2012 <text:s/>while human strains of coronavirus are associated with about 15 <text:s/>of cases of the common cold <text:s/>the sars cov 2 may present with varying degrees of severity <text:s/>from flu like symptoms to death <text:s/>it is currently believed that this deadly coronavirus strain originated from wild animals at the huanan market in wuhan <text:s/>a city in hubei province <text:s/>bats <text:s/>snakes and pangolins have been cited as potential carriers based on the sequence homology of cov isolated from these animals and the viral nucleic acids of the virus isolated from sars cov 2 infected patients <text:s/>extreme quarantine measures <text:s/>including sealing off large cities <text:s/>closing borders and confining people to their homes <text:s/>were instituted in january 2020 to prevent spread of the virus <text:s/>but by that time much of the damage had been done <text:s/>as human human transmission became evident <text:s/>while these quarantine measures are necessary and have prevented a historical disaster along the lines of the spanish flu <text:s/>earlier recognition and earlier implementation of quarantine measures may have been even more effective <text:s/>lessons learned from sars resulted in faster determination of the nucleic acid sequence and a more robust quarantine strategy <text:s/>however <text:s/>it is clear that finding an effective antiviral and developing a vaccine are still significant challenges <text:s/>the costs of the epidemic are not limited to medical aspects <text:s/>as the virus has led to significant sociological <text:s/>psychological and economic effects globally <text:s/>unfortunately <text:s/>emergence of sars cov 2 has led to numerous reports of asians being subjected to racist behavior and hate crimes across the worl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24" calcext:value-type="float">
            <text:p>424</text:p>
          </table:table-cell>
          <table:table-cell table:style-name="ce1" office:value-type="string" calcext:value-type="string">
            <text:p>PMC7189391</text:p>
          </table:table-cell>
          <table:table-cell table:style-name="ce3" office:value-type="string" calcext:value-type="string">
            <text:p>sars cov 2 is a single stranded rna virus of <text:s/>30 kb genome size which belongs to genu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25" calcext:value-type="float">
            <text:p>425</text:p>
          </table:table-cell>
          <table:table-cell table:style-name="ce1" office:value-type="string" calcext:value-type="string">
            <text:p>PMC7278535</text:p>
          </table:table-cell>
          <table:table-cell table:style-name="ce3" office:value-type="string" calcext:value-type="string">
            <text:p>acute viral hepatitis refers to hepatic infection by the hepatotropic viruses hepatitis a e <text:s/>the acute infections look similar with regard to histologic features <text:s/>with spotty necrosis throughout the lobules <text:s/>hepatocyte unrest <text:s/>swelling and apoptosis <text:s/>and portal tract and intrasinusoidal inflammation <text:s/>chiefly lymphocytes <text:s/>the differential diagnosis histologically includes drug induced liver injury <text:s/>structural differences and epidemiology define the major differences in the course of each of these viral infections <text:s/>hepatitis a and e are similar in causing only acute hepatitis <text:s/>while some cases of hepatitis b and many of hepatitis c become chronic <text:s/>the prevalence of hepatitis d virus <text:s/>hdv <text:s/>infection has seen a reduction worldwide due to hepatitis b vaccination programs <text:s/>nonetheless <text:s/>major cities with continued intravenous drug use remain reservoirs with a rate of approximately 8 <text:s/>in europe <text:s/>the availability of direct acting viral agents is spearheading efforts by who to eliminate new and chronic hcv infections by 2019 <text:s/>histologic cholestasis may be a particular feature of acute hepatitis e <text:s/>it should be noted that hepatitis e virus has four major genotypes of which 1 and 2 infect humans <text:s/>resulting in travel endemic related hepatitis with cholestasis and high mortality in pregnant women <text:s/>and 3 and 4 are zoonotic and infect pigs <text:s/>boar and several other animal and avian species <text:s/>and may cause hepatitis associated with poorly or uncooked meat</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26" calcext:value-type="float">
            <text:p>426</text:p>
          </table:table-cell>
          <table:table-cell table:style-name="ce1" office:value-type="string" calcext:value-type="string">
            <text:p>PMC7276979</text:p>
          </table:table-cell>
          <table:table-cell table:style-name="ce3" office:value-type="string" calcext:value-type="string">
            <text:p>the viral pandemic of the coronavirus disease 2019 <text:s/>covid 19 <text:s text:c="2"/>generated by a novel mutated severe acute respiratory syndrome coronavirus <text:s/>sars cov 2 <text:s text:c="2"/>has become a serious worldwide public health emergency <text:s/>evolving exponentially <text:s/>while the main organ targeted in this disease is the lungs <text:s/>other vital organs <text:s/>such as the heart and kidney <text:s/>may be implicated <text:s/>the main host receptor of the sars cov 2 is angiotensin converting enzyme 2 <text:s/>ace2 <text:s text:c="2"/>a major component of the renin angiotensin aldosterone system <text:s/>raas <text:s text:c="2"/>the ace2 is also involved in testicular male regulation of steroidogenesis and spermatogenesis <text:s/>as the sars cov 2 may have the potential to infect the testis via ace2 and adversely affect male reproductive system <text:s/>it is essential to commence with targeted studies to learn from the current pandemic <text:s/>with the possibility of preemptive intervention <text:s/>depending on the findings and time course of the continuing pandemic</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27" calcext:value-type="float">
            <text:p>427</text:p>
          </table:table-cell>
          <table:table-cell table:style-name="ce1" office:value-type="string" calcext:value-type="string">
            <text:p>PMC7029021</text:p>
          </table:table-cell>
          <table:table-cell table:style-name="ce3" office:value-type="string" calcext:value-type="string">
            <text:p>human metapneumovirus <text:s/>hmpv <text:s/>is an important pathogen that causes upper and lower respiratory tract infections in children worldwide <text:s/>hmpv has two major genotypes <text:s/>hmpv a and hmpv b <text:s/>epidemiological studies have shown that the two hmpv genotypes alternate in predominance worldwide in recent years <text:s/>co circulation of the two genotypes of hmpv was usually observed and there is no study about the interaction between them <text:s/>such as competitive replication <text:s/>which maybe the possible mechanisms for alternating prevalence of subtypes <text:s/>our present study have used two different genotypes of hmpv <text:s/>genotype a <text:s/>nl 1 00 <text:s/>b <text:s/>nl 1 99 <text:s/>in different proportions in animal model <text:s/>balb c mice <text:s/>and cell model <text:s/>vero e6 <text:s/>separately <text:s/>the result showed that the competitive growth does exist in balb c mice <text:s/>genotype b had a strong competitive advantage <text:s/>however <text:s/>genotype b did not cause more severe disease than non predominant <text:s/>genotype a <text:s/>or mixed strains in the study <text:s/>which were evaluated by the body weight <text:s/>airway hyperresponsiveness and lung pathology of mouse <text:s/>in cell model <text:s/>competitive growth and the two genotypes alternately prevalence were observed <text:s/>in summary <text:s/>we confirmed that there was a competitive replication between hmpv genotype a and b <text:s/>and no difference in disease severity caused by the two subtypes <text:s/>this study shows a new insight to understand the alternation of hmpv genotype prevalence through genotype competition and provide experimental evidence for disease control and vaccine desig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28" calcext:value-type="float">
            <text:p>428</text:p>
          </table:table-cell>
          <table:table-cell table:style-name="ce1" office:value-type="string" calcext:value-type="string">
            <text:p>PMC7193619</text:p>
          </table:table-cell>
          <table:table-cell table:style-name="ce3" office:value-type="string" calcext:value-type="string">
            <text:p>the twenty first century has come with a new era in vaccinology <text:s/>in which recombinant genetic technology has contributed to setting an unprecedented fast pace in vaccine development <text:s/>clearly demonstrated during the recent covid 19 pandemic</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29" calcext:value-type="float">
            <text:p>429</text:p>
          </table:table-cell>
          <table:table-cell table:style-name="ce1" office:value-type="string" calcext:value-type="string">
            <text:p>PMC7202106</text:p>
          </table:table-cell>
          <table:table-cell table:style-name="ce3" office:value-type="string" calcext:value-type="string">
            <text:p>the 2019 novel coronavirus acute respiratory epidemic is creating a stressed situation in all the health systems of the affected countries <text:s/>emergency medical systems and specifically the emergency departments as the front line of the health systems are suffering from overload and severe working conditions <text:s/>the risk of contagion and transmission of the health professionals adds a substantial burden to their daily work <text:s/>under the perspective of european society for emergency medicine <text:s/>the recommendations provided by the health authorities are reviewed focus on the emergency department s activit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30" calcext:value-type="float">
            <text:p>430</text:p>
          </table:table-cell>
          <table:table-cell table:style-name="ce1" office:value-type="string" calcext:value-type="string">
            <text:p>PMC7306998</text:p>
          </table:table-cell>
          <table:table-cell table:style-name="ce3" office:value-type="string" calcext:value-type="string">
            <text:p>an ongoing global pandemic of viral pneumonia <text:s/>coronavirus disease <text:s/>covid 19 <text:s text:c="3"/>due to the virus sars cov 2 <text:s/>has infected millions of people and remains a threat to many more <text:s/>most critically ill patients have respiratory failure and there is an international effort to understand mechanisms and predictors of disease severity <text:s/>coagulopathy <text:s/>characterized by elevations in d dimer and fibrin ogen <text:s/>degradation products <text:s/>fdps <text:s text:c="2"/>is associated with critical illness and mortality in patients with covid 19 <text:s/>furthermore <text:s/>increasing reports of microvascular and macrovascular thrombi suggest that hemostatic imbalances may contribute to the pathophysiology of sars cov 2 infection <text:s/>we review the laboratory and clinical findings of patients with covid 19 associated coagulopathy <text:s/>and prior studies of hemostasis in other viral infections and acute respiratory distress syndrome <text:s/>we hypothesize that an imbalance between coagulation and inflammation may result in a hypercoagulable state <text:s/>although thrombosis initiated by the innate immune system is hypothesized to limit sars cov 2 dissemination <text:s/>aberrant activation of this system can cause endothelial injury resulting in loss of thromboprotective mechanisms <text:s/>excess thrombin generation <text:s/>and dysregulation of fibrinolysis and thrombosis <text:s/>the role various components including neutrophils <text:s/>neutrophil extracellular traps <text:s/>activated platelets <text:s/>microparticles <text:s/>clotting factors <text:s/>inflammatory cytokines <text:s/>and complement play in this process remains an area of active investigation and ongoing clinical trials target these different pathways in covid 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31" calcext:value-type="float">
            <text:p>431</text:p>
          </table:table-cell>
          <table:table-cell table:style-name="ce1" office:value-type="string" calcext:value-type="string">
            <text:p>PMC7293723</text:p>
          </table:table-cell>
          <table:table-cell table:style-name="ce3" office:value-type="string" calcext:value-type="string">
            <text:p>the spread of avian influenza virus among asian countries is becoming a concern after influenza epidemics in recent years <text:s/>this study is aimed at identifying the subtypes of avian influenza viruses collected from healthy chickens and ducks at two live bird markets in a border province of vietnam and the lao people democratic republic <text:s/>cloacal and tracheal swab samples from 100 chickens and 101 ducks were collected in may 2017 <text:s/>all samples were screened to detect avian influenza virus by real time reverse transcriptase pcr <text:s/>samples that are avian influenza virus positive were isolated in embryonated chicken eggs <text:s/>and the subtypes were identified by rt pcr with the specific primers <text:s/>the samples positive for influenza virus h5 were sequenced to identify ha and na genes <text:s/>the prevalence of avian influenza virus <text:s/>aiv <text:s/>among chicken and duck samples was 27 5 <text:s text:c="2"/>55 200 <text:s/>and 24 8 <text:s text:c="2"/>50 202 <text:s text:c="2"/>respectively <text:s/>aiv subtypes identified among 17 samples positive with the hemagglutination test include h3n6 <text:s/>h6n6 <text:s/>and h9n2 <text:s/>of these 17 samples <text:s/>7 duck samples were found to be h6n6 <text:s/>4 duck samples were infected with both subtypes of h3n6 and h6n6 <text:s/>and two chicken samples were recorded as h9n2 <text:s/>a positive chicken sample with a h5 contains 99 <text:s/>similarity nucleotide with h5n6 reference strain <text:s/>results suggested that while the presence of low pathogenic avian influenza virus is predominant <text:s/>potential risks of the appearance of high pathogen avian influenza virus in the east west boundary in vietnam should be concerned and studied further <text:s/>furthermore <text:s/>prevention activities are needed to reduce such biosecurity threats in vietnam and other asian countri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32" calcext:value-type="float">
            <text:p>432</text:p>
          </table:table-cell>
          <table:table-cell table:style-name="ce1" office:value-type="string" calcext:value-type="string">
            <text:p>PMC7108526</text:p>
          </table:table-cell>
          <table:table-cell table:style-name="ce3" office:value-type="string" calcext:value-type="string">
            <text:p>the global emergency due to the novel type of coronavirus <text:s/>2019 ncov <text:s/>appeared in china highlights the high zoonotic potential of coronaviruses and the need of international collaboration to block viral spread <text:s/>a novel type of coronavirus <text:s/>2019 ncov <text:s/>infecting humans appeared in wuhan <text:s/>china <text:s/>at the end of december 2019 <text:s/>since the identification of the outbreak the infection quickly spread involving in one month more than 31 000 confirmed cases with 638 death <text:s/>molecular analysis suggest that 2019 ncov could be originated from bats after passaging in intermediate hosts <text:s/>highlighting the high zoonotic potential of coronavirus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33" calcext:value-type="float">
            <text:p>433</text:p>
          </table:table-cell>
          <table:table-cell table:style-name="ce1" office:value-type="string" calcext:value-type="string">
            <text:p>PMC7121016</text:p>
          </table:table-cell>
          <table:table-cell table:style-name="ce3" office:value-type="string" calcext:value-type="string">
            <text:p>influenza <text:s/>abbreviated as flu <text:s/>is an acute respiratory infectious disease caused by influenza virus <text:s/>which is mainly spread along with droplets with strong infectivity <text:s/>the influenza virus may cause epidemics or pandemics of influenza and its incidence ranks the first among legally listed infectious diseases <text:s/>the prevalence of influenza peaks in autumns and winters <text:s/>with short illness course and self limitation <text:s/>however <text:s/>influenza can be complicated by pneumonia or other serious complications that may cause death in populations of infants <text:s/>young children <text:s/>the elderly <text:s/>those with underlying heart and lung disease and those with compromised immunit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34" calcext:value-type="float">
            <text:p>434</text:p>
          </table:table-cell>
          <table:table-cell table:style-name="ce1" office:value-type="string" calcext:value-type="string">
            <text:p>PMC7045832</text:p>
          </table:table-cell>
          <table:table-cell table:style-name="ce3" office:value-type="string" calcext:value-type="string">
            <text:p>calicinet china <text:s/>a network of provincial <text:s/>county <text:s/>and city laboratories coordinated by the chinese centers for disease control and prevention <text:s/>was launched in october 2016 to monitor the epidemiology and genotype distribution of norovirus outbreaks in china <text:s/>during october 2016 september 2018 <text:s/>a total of 556 norovirus outbreaks were reported <text:s/>and positive fecal samples from 470 <text:s/>84 5 <text:s text:c="2"/>outbreaks were genotyped <text:s/>most of these outbreaks were associated with person to person transmission <text:s/>95 1 <text:s text:c="3"/>occurred in childcare centers or schools <text:s/>78 2 <text:s text:c="3"/>and were reported during november march of each year <text:s/>63 5 <text:s text:c="3"/>during the 2 year study period <text:s/>81 2 <text:s/>of all norovirus outbreaks were typed as gii 2 p16 <text:s text:c="2"/>in china <text:s/>most norovirus outbreaks are reported by childcare centers or schools <text:s/>gii 2 p16 <text:s/>is the predominant genotype <text:s/>ongoing surveillance by calicinet china will provide information about the evolving norovirus genotype distribution and outbreak characteristics important for the development of effective interventions <text:s/>including vaccin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35" calcext:value-type="float">
            <text:p>435</text:p>
          </table:table-cell>
          <table:table-cell table:style-name="ce1" office:value-type="string" calcext:value-type="string">
            <text:p>PMC7272995</text:p>
          </table:table-cell>
          <table:table-cell table:style-name="ce3" office:value-type="string" calcext:value-type="string">
            <text:p>the recent 2019 novel coronavirus <text:s/>2019 ncov <text:s/>also known as sars cov 2 <text:s/>has caused <text:s/>2 622 571 confirmed cases of coronavirus disease 2019 <text:s/>covid 19 <text:s/>in <text:s/>185 countries <text:s/>and <text:s/>182 359 deaths globally <text:s/>more than 9000 healthcare workers have also been infected by 2019 ncov <text:s/>prior to the present pandemic of covid 19 <text:s/>there have been multiple large scale epidemics and pandemics of other viral respiratory infections <text:s/>such as seasonal flu <text:s/>spanish flu <text:s/>h1n1 <text:s text:c="2"/>severe acute respiratory syndrome <text:s/>sars <text:s text:c="2"/>middle east respiratory syndrome <text:s/>mers <text:s text:c="2"/>and others <text:s/>dental professionals are at an increased risk for contracting these viruses from dental patients <text:s/>as dental practice involves face to face communication with the patients and frequent exposure to saliva <text:s/>blood <text:s/>and other body fluids <text:s/>dental education can play an important role in the training of dentists <text:s/>helping them to adopt adequate knowledge and attitudes related to infection control measures <text:s/>the current dental curriculum does not cover infection control adequately <text:s/>especially from airborne pathogens <text:s/>infection control education needs to be included in the dental curriculum itself <text:s/>and students should be trained adequately to protect them and prevent the infection from disseminating even before they see their first patient</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36" calcext:value-type="float">
            <text:p>436</text:p>
          </table:table-cell>
          <table:table-cell table:style-name="ce1" office:value-type="string" calcext:value-type="string">
            <text:p>PMC7147535</text:p>
          </table:table-cell>
          <table:table-cell table:style-name="ce3" office:value-type="string" calcext:value-type="string">
            <text:p>coronavirus disease 2019 <text:s/>covid 19 <text:s/>is a clinical syndrome caused by a novel coronavirus called severe acute respiratory syndrome coronavirus 2 <text:s/>sars cov 2 <text:s text:c="2"/>covid 19 has spread rapidly worldwide and has been shown to have a wide spectrum of severity <text:s/>covid 19 has become a public health emergency of relevant international concern <text:s/>and it was declared a pandemic by the world health organization on 11 march <text:s/>2020 <text:s/>sars cov 2 infection in severe cases involves the host response as an important contributor to the disease process and tissue damage <text:s/>mainly due to dysregulated and excessive innate immune responses <text:s/>the primary immune response leads to viral clearance in the majority of cases <text:s/>however <text:s/>in a subgroup of patients <text:s/>the secondary immune response may be exaggerated <text:s/>leading to inflammatory induced lung injury and other complications including pneumonitis <text:s/>acute respiratory distress syndrome <text:s/>respiratory failure <text:s/>shock <text:s/>organ failure <text:s/>and potentially death <text:s/>several cutaneous immune mediated diseases <text:s/>including psoriasis <text:s/>atopic dermatitis <text:s/>and hidradenitis suppurativa <text:s/>are therapeutically managed with biologic and non biologic immunosuppressive and immunomodulatory drugs <text:s/>the outbreak of covid 19 affects the management of these chronic conditions <text:s/>not only for those who are already receiving treatment but also for those who are about to start a new treatment to control their disease <text:s/>in this article <text:s/>the management of cutaneous immune mediated diseases during the covid 19 pandemic is discuss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37" calcext:value-type="float">
            <text:p>437</text:p>
          </table:table-cell>
          <table:table-cell table:style-name="ce1" office:value-type="string" calcext:value-type="string">
            <text:p>PMC7252625</text:p>
          </table:table-cell>
          <table:table-cell table:style-name="ce3" office:value-type="string" calcext:value-type="string">
            <text:p>recent studies have shown that the ebola virus might persist in body fluids of survivors of the disease <text:s/>clinical research in which body fluids <text:s/>semen <text:s/>vaginal fluids <text:s/>blood <text:s/>sweat <text:s/>tears <text:s/>breast milk and rectal fluids <text:s/>are sampled play an increasingly important role <text:s/>specifically in light of growing evd epidemics <text:s/>the success of these studies <text:s/>e g <text:s/>how many participants are recruited in a study and how many are staying until the end of a study <text:s/>is highly dependent on the participants <text:s/>cooperation and understanding of testing programs <text:s/>however <text:s/>until now there has been only little research on how studies and testing programs in which body fluids are sampled are perceived and understood by study participants <text:s/>in this study we were therefore interested to understand how study participants perceived the sampling and collection of body fluids and how their cultural or religious background may influence the willingness to participate and stay in a clinical study <text:s/>we conducted one to one interviews and focus group discussions with 93 former study participants of a viral persistence study <text:s/>we found that overall study participants conceived the testing of their body fluids positively and saw it as a useful means to know their status <text:s/>however <text:s/>some study participants were ambivalent and sometimes reluctant towards sampling of certain body fluids <text:s/>especially semen <text:s/>blood and vaginal fluid <text:s/>due to religious or cultural reasons <text:s/>self sampling was described by study participants as a highly unusual phenomenon <text:s/>participants explained that the collection of certain body fluids would make men weak and powerless <text:s/>especially the sampling of semen <text:s text:c="2"/>or women dizzy and sick <text:s/>especially blood <text:s text:c="2"/>rumors indicated that some participants mistrusted the study aims <text:s/>in the course of the sampling exercise <text:s/>study participants often felt that they had to transgress cultural and intimate boundaries <text:s/>we conclude that it is important to understand the potential importance some of these perceptions have on the recruitment of study participants and the acceptability of studies <text:s/>the understanding of the socio cultural context of clinical research is relevant for the programmatic planning of such research</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38" calcext:value-type="float">
            <text:p>438</text:p>
          </table:table-cell>
          <table:table-cell table:style-name="ce1" office:value-type="string" calcext:value-type="string">
            <text:p>PMC7198142</text:p>
          </table:table-cell>
          <table:table-cell table:style-name="ce3" office:value-type="string" calcext:value-type="string">
            <text:p>chronic exposure to air pollutants might have a role in the spread of covid 19 in italian regions <text:s/>diffusion of covid 19 in 71 italian provinces correlated with long term air quality data <text:s/>after the initial outbreak in china <text:s/>the diffusion in italy of sars cov 2 is exhibiting a clear regional trend with more elevated frequency and severity of cases in northern areas <text:s/>among multiple factors possibly involved in such geographical differences <text:s/>a role has been hypothesized for atmospheric pollution <text:s/>we provide additional evidence on the possible influence of air quality <text:s/>particularly in terms of chronicity of exposure on the spread viral infection in italian regions <text:s/>actual data on covid 19 outbreak in italian provinces and corresponding long term air quality evaluations <text:s/>were obtained from italian and european agencies <text:s/>elaborated and tested for possible interactions <text:s/>our elaborations reveal that <text:s/>beside concentrations <text:s/>the chronicity of exposure may influence the anomalous variability of sars cov 2 in italy <text:s/>data on distribution of atmospheric pollutants <text:s/>no</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39" calcext:value-type="float">
            <text:p>439</text:p>
          </table:table-cell>
          <table:table-cell table:style-name="ce1" office:value-type="string" calcext:value-type="string">
            <text:p>PMC7292941</text:p>
          </table:table-cell>
          <table:table-cell table:style-name="ce3" office:value-type="string" calcext:value-type="string">
            <text:p>the ongoing severe acute respiratory syndrome coronavirus 2 <text:s/>sars cov 2 <text:s/>pandemic has profoundly impacted all fields of medicine <text:s/>infection with sars cov 2 and the resulting coronavirus of 2019 <text:s/>covid 19 <text:s/>syndrome has multiorgan effects <text:s/>the pandemic has united researchers from bench to bedside in attempts to understand the pathophysiology of the disease and define optimal treatment strategies <text:s/>cardiovascular disease is highly prevalent and a leading cause of death across gender <text:s/>race <text:s/>and ethnic groups <text:s/>as the pandemic spreads <text:s/>there is increasing concern about the cardiovascular effects of the viral infection and the interaction of infection with existing cardiovascular disease <text:s/>additionally <text:s/>there are concerns about the cardiac effects of the numerous treatment agents under study <text:s/>it will be essential for cardiologists to understand the interplay between underlying cardiac comorbidities <text:s/>acute cardiovascular effects of covid 19 disease <text:s/>and adverse effects of new treatments <text:s/>here we describe emerging evidence of the epidemiology of sars cov 2 infection and underlying cardiovascular disease <text:s/>the evidence for direct myocardial injury in sars cov 2 infection <text:s/>the specific presentations of cardiovascular involvement by sars cov 2 <text:s/>and the cardiac effects of emerging treatment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40" calcext:value-type="float">
            <text:p>440</text:p>
          </table:table-cell>
          <table:table-cell table:style-name="ce1" office:value-type="string" calcext:value-type="string">
            <text:p>PMC6820696</text:p>
          </table:table-cell>
          <table:table-cell table:style-name="ce3" office:value-type="string" calcext:value-type="string">
            <text:p>the global <text:s/>90 90 90 <text:s/>targets introduced by unaids in 2014 90 <text:s/>of people living with hiv will know their hiv status <text:s/>90 <text:s/>of those will be on antiretroviral treatment <text:s/>and 90 <text:s/>of those will achieve viral suppression by 2020 have become more than a useful heuristic device <text:s/>and now are the predominant framework for monitoring progress in the hiv response <text:s/>although this allows for important reflection on where hiv treatment gaps and opportunities exist in any particular context and globally <text:s/>it deflects attention away from other very important aspects of hiv epidemics and their often disproportionate impact on specific populations <text:s/>most significantly <text:s/>it begs the ques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41" calcext:value-type="float">
            <text:p>441</text:p>
          </table:table-cell>
          <table:table-cell table:style-name="ce1" office:value-type="string" calcext:value-type="string">
            <text:p>PMC7150790</text:p>
          </table:table-cell>
          <table:table-cell table:style-name="ce3" office:value-type="string" calcext:value-type="string">
            <text:p>previous studies have found evidence of viral interference between seasonal respiratory viruses <text:s/>using laboratory confirmed data from a utah based healthcare provider <text:s/>intermountain health care <text:s/>we analyzed the time specific patterns of respiratory syncytial virus <text:s/>rsv <text:s text:c="2"/>influenza a <text:s/>influenza b <text:s/>human metapneumovirus <text:s/>rhinovirus <text:s/>and enterovirus circulation from 2004 to 2018 <text:s/>using descriptive methods and wavelet analysi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42" calcext:value-type="float">
            <text:p>442</text:p>
          </table:table-cell>
          <table:table-cell table:style-name="ce1" office:value-type="string" calcext:value-type="string">
            <text:p>PMC7189400</text:p>
          </table:table-cell>
          <table:table-cell table:style-name="ce3" office:value-type="string" calcext:value-type="string">
            <text:p>sars cov 2 novel coronavirus <text:s/>2019 ncov <text:s/>is a new strain that has recently been confirmed in wuhan city <text:s/>hubei province of china <text:s/>and spreads to more than 165 countries of the world including india <text:s/>the virus infection leads to 245 922 confirmed cases and 10 048 deaths worldwide as of march 20 <text:s/>2020 <text:s/>coronaviruses <text:s/>covs <text:s/>are lethal zoonotic viruses <text:s/>highly pathogenic in nature <text:s/>and responsible for diseases ranging from common cold to severe illness such as middle east respiratory syndrome <text:s/>mers <text:s/>and severe acute respiratory syndrome <text:s/>sars <text:s/>in humans for the past 15 years <text:s/>considering the severity of the current and previous outbreaks <text:s/>no approved antiviral agent or effective vaccines are present for the prevention and treatment of infection during the epidemics <text:s/>although <text:s/>various molecules have been shown to be effective against coronaviruses both in vitro and in vivo <text:s/>but the antiviral activities of these molecules are not well established in humans <text:s/>therefore <text:s/>this chapter is planned to provide information about available treatment and preventive measures for the coronavirus infections during outbreaks <text:s/>this chapter also discusses the possible role of supportive therapy <text:s/>repurposing drugs <text:s/>and complementary and alternative medicines for the management of coronaviruses including covid 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43" calcext:value-type="float">
            <text:p>443</text:p>
          </table:table-cell>
          <table:table-cell table:style-name="ce1" office:value-type="string" calcext:value-type="string">
            <text:p>PMC7226711</text:p>
          </table:table-cell>
          <table:table-cell table:style-name="ce3" office:value-type="string" calcext:value-type="string">
            <text:p>the most terrifying thing about pandemic could be the large number of patients running against the health service system <text:s/>which causes a serious shortage of health resources <text:s/>especially medical personnel <text:s/>plotting mortality and diagnosis rates against medical staff resources in 16 cities in hubei province <text:s/>where the epidemic was initially concerned and the most severe <text:s/>shows a significant negative correlation <text:s/>indicating the critical role of medical staff resources in controlling epidemics <text:s/>nevertheless <text:s/>it is difficult to ensure that there exist enough medical personnel in cities severely hit by the outbreak <text:s/>china provides solutions by adopting nationwide <text:s/>pairing assistance <text:s/>measures with at least one province assisting one city to alleviate pressure in the most severe area <text:s/>by plotting the number of patients receiving treatment against day <text:s/>it is clear that implementing <text:s/>pairing assistance <text:s/>is a turning point in china s fight against epidemic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44" calcext:value-type="float">
            <text:p>444</text:p>
          </table:table-cell>
          <table:table-cell table:style-name="ce1" office:value-type="string" calcext:value-type="string">
            <text:p>PMC7187739</text:p>
          </table:table-cell>
          <table:table-cell table:style-name="ce3" office:value-type="string" calcext:value-type="string">
            <text:p>coronaviruses are important causes of infection in both humans and animals <text:s/>while in the past they were considered to be relatively harmless respiratory pathogens <text:s/>outbreaks of infection with severe acute respiratory syndrome <text:s/>sars <text:s text:c="2"/>middle east respiratory syndrome <text:s/>and currently sars cov 2 <text:s/>have confirmed how serious these pathogens can be in respiratory tract infections <text:s/>certain conditions and underlying comorbidities are known to be risk factors for sars cov 2 infection <text:s/>and for associated severe disease <text:s/>including older age <text:s/>underlying chronic cardiovascular and respiratory conditions and diabetes mellitus <text:s/>there are a number of additional conditions and comorbidities that are suspected as being important risk factors <text:s/>but for which hard evidence is currently lacking <text:s/>this includes underlying human immunodeficiency virus infection <text:s/>which represents the major focus of this current survey of the scientific literatur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45" calcext:value-type="float">
            <text:p>445</text:p>
          </table:table-cell>
          <table:table-cell table:style-name="ce1" office:value-type="string" calcext:value-type="string">
            <text:p>PMC7300792</text:p>
          </table:table-cell>
          <table:table-cell table:style-name="ce3" office:value-type="string" calcext:value-type="string">
            <text:p>a <text:s/>david napier has been studying immunology and immunologists for more than three decades <text:s/>in this article <text:s/>he argues that the medicalization of viral epidemics has distracted us from the importance of their true social drivers <text:s/>that is <text:s/>the behaviour of people when they are together <text:s text:c="2"/>what epidemiologists call human herds <text:s/>on their own <text:s/>viruses cannot <text:s/>invade <text:s/>us <text:s/>our cells bring them to life and make them infectious through our social actions <text:s/>confusing viruses with invasive microbes not only leads us to misuse antibiotics <text:s/>but fosters xenophobic responses towards outside carriers <text:s text:c="2"/>as even our neighbours become categorical <text:s/>others <text:s/>in the face of a foreign threat <text:s/>indeed <text:s/>new work in viral epidemiology indicates that many viruses have infectious potential long before an epidemic develops <text:s/>it is not only changes within viruses that cause epidemics <text:s/>but also the condition of human herds <text:s text:c="2"/>how we behave socially <text:s text:c="2"/>that ignites the rapid circulation of viral informa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46" calcext:value-type="float">
            <text:p>446</text:p>
          </table:table-cell>
          <table:table-cell table:style-name="ce1" office:value-type="string" calcext:value-type="string">
            <text:p>PMC7091034</text:p>
          </table:table-cell>
          <table:table-cell table:style-name="ce3" office:value-type="string" calcext:value-type="string">
            <text:p>influenza continues to baffle humans by its constantly changing nature <text:s/>the twenty first century has witnessed considerable advances in the understanding of the influenza viral pathogenesis <text:s/>its synergy with bacterial infections and diagnostic methods <text:s/>however <text:s/>challenges continue <text:s/>to find a less expensive and more reliable point of care test for use in developing countries <text:s/>to produce more efficacious antiviral drugs <text:s/>to explore ways to combat emerging antiviral resistance and to develop vaccines that can either be produced in a shorter production time or can overcome the need for annual matching with the circulating influenza strains <text:s/>most importantly for india <text:s/>as a nation that suffered the highest mortality in the influenza pandemic 1918 <text:s/>there is an urgent need to gear up our existing preparedness for the next pandemic which is capable to hit at any moment in tim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47" calcext:value-type="float">
            <text:p>447</text:p>
          </table:table-cell>
          <table:table-cell table:style-name="ce1" office:value-type="string" calcext:value-type="string">
            <text:p>PMC7122166</text:p>
          </table:table-cell>
          <table:table-cell table:style-name="ce3" office:value-type="string" calcext:value-type="string">
            <text:p>this chapter is a short information about the most virulent and pathogenic agents <text:s/>geographic area and severity of disease <text:s/>the most dangerous microbes for humans are those that are easily transmitted <text:s/>virulent and invasive to central organs like the blood and lung <text:s/>robust survivors in the environment <text:s/>have a low infection dose and are without any specific treatment or vaccine <text:s/>most of them are zoonoses transmitted from animals and often with insects as vectors <text:s/>the most dangerous microbes cause a very high mortality <text:s/>are identified as high risk agents or <text:s/>biohazard level 4 <text:s/>agents and are treated at the highest level of infection protection with strict isolation measures <text:s/>dangerous microbes occur as a problem mostly in countries with low hygiene standards high population density and in tropical subtropical areas <text:s/>infection control must always be based on hygienic measures and strict infection protec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48" calcext:value-type="float">
            <text:p>448</text:p>
          </table:table-cell>
          <table:table-cell table:style-name="ce1" office:value-type="string" calcext:value-type="string">
            <text:p>PMC7098917</text:p>
          </table:table-cell>
          <table:table-cell table:style-name="ce3" office:value-type="string" calcext:value-type="string">
            <text:p>influenza a viruses are amongst the most challenging viruses that threaten both human and animal health <text:s/>constantly evolving and crossing species barrier <text:s/>the emergence of novel zoonotic pathogens is one of the greatest challenges to global health security <text:s/>during the last decade <text:s/>considerable attention has been paid to influenza virus infections in dogs <text:s/>as two canine h3n8 and h3n2 subtypes caused several outbreaks through the united states and southern asia <text:s/>becoming endemic <text:s/>cats <text:s/>even though less documented in the literature <text:s/>still appear to be susceptible to many avian influenza infections <text:s/>while influenza epidemics pose a threat to canine and feline health <text:s/>the risks to humans are largely unknown <text:s/>here <text:s/>we review most recent knowledge of the epidemiology of influenza a viruses in dogs and cats <text:s/>existing evidences for the abilities of these species to host <text:s/>sustain intraspecific transmission <text:s/>and generate novel flu a lineages through genomic reassortment <text:s/>such enhanced understanding suggests a need to reinforce surveillance of the role played by companion animals human interface <text:s/>in light of the <text:s/>one health <text:s/>concept and the potential emergence of novel zoonotic virus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49" calcext:value-type="float">
            <text:p>449</text:p>
          </table:table-cell>
          <table:table-cell table:style-name="ce1" office:value-type="string" calcext:value-type="string">
            <text:p>PMC7237725</text:p>
          </table:table-cell>
          <table:table-cell table:style-name="ce3" office:value-type="string" calcext:value-type="string">
            <text:p>african swine fever virus <text:s/>asfv <text:s/>is the sole member of the family</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450" calcext:value-type="float">
            <text:p>450</text:p>
          </table:table-cell>
          <table:table-cell table:style-name="ce1" office:value-type="string" calcext:value-type="string">
            <text:p>PMC7122381</text:p>
          </table:table-cell>
          <table:table-cell table:style-name="ce3" office:value-type="string" calcext:value-type="string">
            <text:p>foodborne viral illness <text:s/>resulting from the consumption of contaminated food or water containing pathogenic viruses <text:s/>remains a major public health problem globally with substantial economic impact <text:s/>major challenges regarding recognizing <text:s/>detecting <text:s/>characterizing <text:s/>and effectively responding to foodborne viral threats to health exist <text:s/>adequate health crisis management is largely dependent on early detection of potential public health threats <text:s/>which is hampered by changing trends in disease outbreaks <text:s/>from localized clusters of disease in confined populations to dispersed outbreaks with excellent opportunity for further transmission <text:s/>in addition <text:s/>no precise and consistent global baseline syndrome and diagnostic surveillance information exists <text:s/>an integrated multidisciplinary approach with a combination of sustained pathogen syndrome and diagnostic surveillance <text:s/>genomics based <text:s/>and standardized global analytical networks gathering clinical <text:s/>epidemiological and genetic data alike would be required to understand the dynamics of foodborne viral infection and to mitigate potential effects of future threats <text:s/>a huge global effort in virus syndrome and diagnostic surveillance may be justified in the light of global health impact in general <text:s/>and timely with the development of new metagenomics tools that hold the promise of not only identifying viral pathogens <text:s/>but possibly the complete microbiome in a single assa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51" calcext:value-type="float">
            <text:p>451</text:p>
          </table:table-cell>
          <table:table-cell table:style-name="ce1" office:value-type="string" calcext:value-type="string">
            <text:p>PMC6783925</text:p>
          </table:table-cell>
          <table:table-cell table:style-name="ce3" office:value-type="string" calcext:value-type="string">
            <text:p>the clinical severity and observed case fatality ratio of influenza a h1n1pdm09 in india <text:s/>particularly in 2015 and 2017 far exceeds current global estimates <text:s/>reasons for these frequent and severe epidemic waves remain unclear <text:s/>we used bayesian phylodynamic methods to uncover possible genetic explanations for this <text:s/>while also identifying the transmission dynamics of a h1n1pdm09 between 2009 and 2017 to inform future public health interventions <text:s/>we reveal a disproportionate selection at haemagglutinin residue positions associated with increased morbidity and mortality in india such as position 222 and clade 6b characteristic residues <text:s/>relative to equivalent isolates circulating globally <text:s/>we also identify for the first time <text:s/>increased selection at position 186 as potentially explaining the severity of recent a h1n1pdm09 epidemics in india <text:s/>we reveal national routes of a h1n1pdm09 transmission <text:s/>identifying maharashtra as the most important state for the spread throughout india <text:s/>while quantifying climactic <text:s/>ecological <text:s/>and transport factors as drivers of within country transmission <text:s/>together these results have important implications for future a h1n1pdm09 surveillance and control within india <text:s/>but also for epidemic and pandemic risk prediction around the worl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52" calcext:value-type="float">
            <text:p>452</text:p>
          </table:table-cell>
          <table:table-cell table:style-name="ce1" office:value-type="string" calcext:value-type="string">
            <text:p>PMC7283237</text:p>
          </table:table-cell>
          <table:table-cell table:style-name="ce3" office:value-type="string" calcext:value-type="string">
            <text:p>chongqing is one of the five provinces in china that has the highest incidence of acute hemorrhagic conjunctivitis <text:s/>ahc <text:s text:c="2"/>data of ahc cases from 2004 to 2018 were obtained from national notifiable diseases reporting information system <text:s/>nndris <text:s text:c="2"/>descriptive statistical methods were used to analyze the epidemiological characteristics <text:s/>incidence maps were used to reflect incidence trends in each district <text:s/>spatial autocorrelation was used to identify hotspot regions and spatiotemporal patterns of ahc outbreaks <text:s/>spatiotemporal scan were conducted to identify ahc clusters <text:s/>a total of 30 686 cases were reported with an annual incidence of 7 04 per 100 000 <text:s/>the incidence rates were high in 2007 and 2014 <text:s/>and large epidemics were observed in 2010 with the seasonal peak in september <text:s/>individuals aged 10 19 years <text:s/>males <text:s/>students and farmers were the prime high risk groups <text:s/>except for 2012 and 2013 <text:s/>the spatial distribution of ahc did not exhibit significant global spatial autocorrelation <text:s/>local indicators of spatial association showed that the high risk regions are chengkou and wuxi <text:s/>the spatiotemporal scan indicated that all clusters occurred in september 2010 <text:s/>and the high incidence clusters were mainly distributed in the northeast of chongqing <text:s/>the results could assist public health agencies to consider effective preventive measures based on epidemiological factors and spatiotemporal clusters in different regio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53" calcext:value-type="float">
            <text:p>453</text:p>
          </table:table-cell>
          <table:table-cell table:style-name="ce1" office:value-type="string" calcext:value-type="string">
            <text:p>PMC7258712</text:p>
          </table:table-cell>
          <table:table-cell table:style-name="ce3" office:value-type="string" calcext:value-type="string">
            <text:p>respiratory viruses are responsible for a variety of clinical syndromes including the common cold <text:s/>acute otitis media <text:s/>laryngitis <text:s/>sinusitis <text:s/>pneumonia <text:s/>bronchiolitis <text:s/>influenza like illness <text:s/>and exacerbations of asthma and chronic obstructive pulmonary disease <text:s/>diagnosis of respiratory viral infections is primarily clinical and is further supported by laboratory techniques such as antigen detection <text:s/>serology <text:s/>and nucleic acid detection <text:s/>preventive strategies are based on avoidance of risk factors and <text:s/>in case of influenza <text:s/>vaccination <text:s/>treatment modalities include over the counter and non specific remedies along with a small number of specific antiviral medications such as the influenza neuraminidase inhibitors or palivizumab against respiratory syncytial viru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54" calcext:value-type="float">
            <text:p>454</text:p>
          </table:table-cell>
          <table:table-cell table:style-name="ce1" office:value-type="string" calcext:value-type="string">
            <text:p>PMC7064018</text:p>
          </table:table-cell>
          <table:table-cell table:style-name="ce3" office:value-type="string" calcext:value-type="string">
            <text:p>coronaviruses <text:s/>covs <text:s/>are a large family of enveloped <text:s/>positive strand rna viruses <text:s/>four human covs <text:s/>hcovs <text:s text:c="2"/>the non severe acute respiratory syndrome <text:s/>sars <text:s/>like hcovs <text:s/>namely hcov 229e <text:s/>nl63 <text:s/>oc43 <text:s/>and hku1 <text:s text:c="2"/>are globally endemic and account for a substantial fraction of upper respiratory tract infections <text:s/>non sars like cov can occasionally produce severe diseases in frail subjects but do not cause any major <text:s/>fatal <text:s/>epidemics <text:s/>in contrast <text:s/>sars like covs <text:s/>namely sars cov and middle east respiratory syndrome coronavirus <text:s/>mers cov <text:s/>can cause intense short lived fatal outbreaks <text:s/>the current epidemic caused by the highly contagious sars cov 2 and its rapid spread globally is of major concern <text:s/>there is scanty knowledge on the actual pandemic potential of this new sars like virus <text:s/>it might be speculated that sars cov 2 epidemic is grossly underdiagnosed and that the infection is silently spreading across the globe with two consequences <text:s text:c="2"/>i <text:s/>clusters of severe infections among frail subjects could haphazardly occur linked to unrecognized index cases <text:s text:c="2"/>ii <text:s/>the current epidemic could naturally fall into a low level endemic phase when a significant number of subjects will have developed immunity <text:s/>understanding the role of paucisymptomatic subjects and stratifying patients according to the risk of developing severe clinical presentations is pivotal for implementing reasonable measures to contain the infection and to reduce its mortality <text:s/>whilst the future evolution of this epidemic remains unpredictable <text:s/>classic public health strategies must follow rational patterns <text:s/>the emergence of yet another global epidemic underscores the permanent challenges that infectious diseases pose and underscores the need for global cooperation and preparedness <text:s/>even during inter epidemic period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55" calcext:value-type="float">
            <text:p>455</text:p>
          </table:table-cell>
          <table:table-cell table:style-name="ce1" office:value-type="string" calcext:value-type="string">
            <text:p>PMC7262150</text:p>
          </table:table-cell>
          <table:table-cell table:style-name="ce3" office:value-type="string" calcext:value-type="string">
            <text:p>in december 2019 <text:s/>the world started to face a new pandemic situation <text:s/>the severe acute respiratory syndrome coronavirus 2 <text:s/>sars cov 2 <text:s text:c="2"/>although coronavirus disease <text:s/>covid 19 <text:s/>clinical manifestations are mainly respiratory <text:s/>major cardiac complications are being reported <text:s/>cardiac manifestations etiology seems to be multifactorial <text:s/>comprising direct viral myocardial damage <text:s/>hypoxia <text:s/>hypotension <text:s/>enhanced inflammatory status <text:s/>ace2 receptors downregulation <text:s/>drug toxicity <text:s/>endogenous catecholamine adrenergic status <text:s/>among others <text:s/>studies evaluating patients with covid 19 presenting cardiac injury markers show that it is associated with poorer outcomes <text:s/>and arrhythmic events are not uncommon <text:s/>besides <text:s/>drugs currently used to treat the covid 19 are known to prolong the qt interval and can have a proarrhythmic propensity <text:s/>this review focus on covid 19 cardiac and arrhythmic manifestations and <text:s/>in parallel <text:s/>makes an appraisal of other virus epidemics as sars cov <text:s/>middle east respiratory syndrome coronavirus <text:s/>and h1n1 influenza</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56" calcext:value-type="float">
            <text:p>456</text:p>
          </table:table-cell>
          <table:table-cell table:style-name="ce1" office:value-type="string" calcext:value-type="string">
            <text:p>PMC7293882</text:p>
          </table:table-cell>
          <table:table-cell table:style-name="ce3" office:value-type="string" calcext:value-type="string">
            <text:p>coronavirus <text:s/>covid 19 <text:s/>has been a life changing experience for both individuals and institutions <text:s/>we describe changes in our practice based on real time assessment of various national and international trends of covid 19 and its effectiveness in the management of our resources <text:s/>initial risk assessment and peak resource requirement using the covid 19 hospital impact model for epidemics <text:s/>chime <text:s/>and mckinsey models <text:s/>strengths <text:s/>weaknesses <text:s/>opportunities <text:s/>and threats <text:s/>swot <text:s/>analysis of our practice s approach during the pandemic <text:s/>based on chime the community followed 60 <text:s/>social distancing <text:s/>the number of expected new patients hospitalized at maximum surge would be 401 <text:s/>with 100 patients requiring ventilator support <text:s/>in contrast <text:s/>when the community followed 15 <text:s/>social distancing <text:s/>the maximum surge of hospitalized new patients would be 1823 and 455 patients would require a ventilator <text:s/>on april 15 <text:s/>the expected may requirement of icu beds at peak would be 68 <text:s/>with 61 patients needing ventilators <text:s/>the estimated surge numbers improved throughout april <text:s/>and on april 22 the expected icu bed peak in may would be 11 7 <text:s/>and those requiring ventilator would be 10 5 <text:s/>simultaneously <text:s/>within a month <text:s/>our surgical waitlist grew from 585 to over 723 patients <text:s/>our swot analysis revealed our internal strengths and inherent weakness <text:s/>relevant to the pandemic <text:s/>a graded and a guarded response to this type of situation is crucial in managing patients in a large practic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57" calcext:value-type="float">
            <text:p>457</text:p>
          </table:table-cell>
          <table:table-cell table:style-name="ce1" office:value-type="string" calcext:value-type="string">
            <text:p>PMC7110270</text:p>
          </table:table-cell>
          <table:table-cell table:style-name="ce3" office:value-type="string" calcext:value-type="string">
            <text:p>human beings have experienced a serious public health event as the new pneumonia <text:s/>covid 19 <text:s text:c="2"/>caused by the severe acute respiratory syndrome coronavirus has killed more than 3000 people in china <text:s/>most of them elderly or people with underlying chronic diseases or immunosuppressed states <text:s/>rapid assessment and early warning are essential for outbreak analysis in response to serious public health events <text:s/>this paper reviews the current model analysis methods and conclusions from both micro and macro perspectives <text:s/>the establishment of a comprehensive assessment model <text:s/>and the use of model analysis prediction <text:s/>is very efficient for the early warning of infectious diseases <text:s/>this would significantly improve global surveillance capacity <text:s/>particularly in developing regions <text:s/>and improve basic training in infectious diseases and molecular epidemiolog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58" calcext:value-type="float">
            <text:p>458</text:p>
          </table:table-cell>
          <table:table-cell table:style-name="ce1" office:value-type="string" calcext:value-type="string">
            <text:p>PMC7265946</text:p>
          </table:table-cell>
          <table:table-cell table:style-name="ce3" office:value-type="string" calcext:value-type="string">
            <text:p>amesh adalja talks to gary humphreys about pandemic preparedness and the challenges posed by covid 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59" calcext:value-type="float">
            <text:p>459</text:p>
          </table:table-cell>
          <table:table-cell table:style-name="ce1" office:value-type="string" calcext:value-type="string">
            <text:p>PMC7201058</text:p>
          </table:table-cell>
          <table:table-cell table:style-name="ce3" office:value-type="string" calcext:value-type="string">
            <text:p>as the severe acute respiratory syndrome coronavirus 2 <text:s/>sars cov 2 <text:s/>is transmitted mainly through droplets <text:s/>sneezes and aerosols <text:s/>there is a high risk of transmission during dental procedures <text:s/>this report describes measures that can be adopted by oral healthcare personnel to minimize the risk of cross contamination in clinical practice during the current sars cov 2 pandemic</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60" calcext:value-type="float">
            <text:p>460</text:p>
          </table:table-cell>
          <table:table-cell table:style-name="ce1" office:value-type="string" calcext:value-type="string">
            <text:p>PMC7233246</text:p>
          </table:table-cell>
          <table:table-cell table:style-name="ce3" office:value-type="string" calcext:value-type="string">
            <text:p>while sars cov 2 infection has spread rapidly worldwide <text:s/>data remains scarce about the natural history of infection in pregnant women and the risk of mother to fetal transmission <text:s/>current data indicates that viral rna levels in maternal blood are low and there is no evidence of placental infection with sars cov 2 <text:s/>published reports to date suggest that perinatal transmission of sarscov <text:s/>2 can occur but is rare <text:s/>among 179 newborns tested for sars cov2 at birth from mothers with covid 19 <text:s/>transmission was suspected in 8 cases <text:s/>5 with positive nasopharyngeal sars cov 2 rt pcr and 3 with sars cov 2 igm <text:s/>however <text:s/>these cases arise from maternal infection close to childbirth and there are no information about exposition during first or second trimester of pregnancy <text:s/>welldesigned prospective cohort studies with rigorous judgement criteria are needed to determine the incidence and risk factors for perinatal transmission of sars cov 2</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61" calcext:value-type="float">
            <text:p>461</text:p>
          </table:table-cell>
          <table:table-cell table:style-name="ce1" office:value-type="string" calcext:value-type="string">
            <text:p>PMC7195983</text:p>
          </table:table-cell>
          <table:table-cell table:style-name="ce3" office:value-type="string" calcext:value-type="string">
            <text:p>quarantine and isolation are public health measures used for centuries to prevent the spread of infectious diseases <text:s/>quarantine is separation of persons who have been exposed to an infection but asymptomatic <text:s/>while isolation is separation of infected patients <text:s/>voluntary quarantine is preferred <text:s/>but if necessary <text:s/>it can be mandatory <text:s/>these implementations can lead to restrictions on individual liberties <text:s/>leading to ethical and legal problems <text:s/>isolation and quarantine enforcement are regulated by laws <text:s/>those who do not follow the quarantine rules could be punished <text:s/>isolation and quarantine practices in our country are described in general hygiene law <text:s/>in this study the importance of quarantine <text:s/>when and how it is applied <text:s/>and its ethical and especially legal dimension are discuss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62" calcext:value-type="float">
            <text:p>462</text:p>
          </table:table-cell>
          <table:table-cell table:style-name="ce1" office:value-type="string" calcext:value-type="string">
            <text:p>PMC7295489</text:p>
          </table:table-cell>
          <table:table-cell table:style-name="ce3" office:value-type="string" calcext:value-type="string">
            <text:p>in this review <text:s/>we focused on the origins of the novel coronavirus <text:s/>sars cov 2 <text:s text:c="2"/>origin <text:s/>pathogenesis <text:s/>immune responses <text:s/>genes and genetic variations <text:s/>phylogenetic analyses <text:s/>and potential therapeutic strategies to summarize approaches for developing broadly effective preventions and vaccines to cope covid 19 <text:s/>towards the end of 2019 <text:s/>sars cov 2 has emerged in association with the sars <text:s/>later was named covid 19 caused an environment of chaos worldwide and infected a massive number of lives <text:s/>since these epidemics or pandemics had spread to 210 countries and territories around the world and 2 international conveyances with 6 467 229 confirmed cases <text:s/>including <text:s/>382 766 deaths <text:s/>as of june 03 <text:s/>2020</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63" calcext:value-type="float">
            <text:p>463</text:p>
          </table:table-cell>
          <table:table-cell table:style-name="ce1" office:value-type="string" calcext:value-type="string">
            <text:p>PMC7102705</text:p>
          </table:table-cell>
          <table:table-cell table:style-name="ce6" office:value-type="string" calcext:value-type="string">
            <text:p>Since its discovery in 1947 in Uganda and control and eradication efforts have aimed at its vectors (<text:span text:style-name="T13">Aedes</text:span><text:span text:style-name="T14"> mosquitoes) in Latin America in the 1950s, an absolute neglect of Zika programs and interventions has been documented in </text:span><text:span text:style-name="T15">Aedes</text:span><text:span text:style-name="T14"> endemic and epidemic-prone countries. The current unprecedented Zika viral epidemics and rapid spread in the Western hemisphere pose a substantial global threat, with associated anxiety and consequences. The lack of safe and effective drugs and vaccines against Zika or dengue epidemics further buttresses the realization from the West Africa Ebola outbreak that most emerging disease-prone countries are still poorly prepared for an emergency response. This paper examines knowledge gaps in both emerging and neglected arthropod-borne flavivirus infectious diseases associated with poverty and their implications for fostering local, national and regional emerging disease preparedness, effective and robust surveillance–response systems, sustained control and eventual elimination. Strengthening the regional and Global Health Flavivirus Surveillance-Response Network (GHFV-SRN) with other models of socio-economic, climatic, environmental and ecological mitigation and adaptation strategies will be necessary to improve evidence-based national and global maternal–child health agenda and action plans.</text:spa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64" calcext:value-type="float">
            <text:p>464</text:p>
          </table:table-cell>
          <table:table-cell table:style-name="ce1" office:value-type="string" calcext:value-type="string">
            <text:p>PMC7097208</text:p>
          </table:table-cell>
          <table:table-cell table:style-name="ce3" office:value-type="string" calcext:value-type="string">
            <text:p>as the international community responds to an outbreak of coronavirus induced pneumonia in wuhan <text:s/>china <text:s/>early and open data sharing <text:s text:c="2"/>which are vital for its control <text:s text:c="2"/>depend on the trust that the data will not be used without proper attribution to those who generated it</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65" calcext:value-type="float">
            <text:p>465</text:p>
          </table:table-cell>
          <table:table-cell table:style-name="ce1" office:value-type="string" calcext:value-type="string">
            <text:p>PMC7151436</text:p>
          </table:table-cell>
          <table:table-cell table:style-name="ce3" office:value-type="string" calcext:value-type="string">
            <text:p>coronavirus disease 2019 <text:s/>caused by the severe acute respiratory syndrome coronavirus 2 <text:s/>has been declared a pandemic by the world health organization <text:s/>as the pandemic evolves rapidly <text:s/>there are data emerging to suggest that pregnant women diagnosed as having coronavirus disease 2019 can have severe morbidities <text:s/>up to 9 <text:s text:c="3"/>this is in contrast to earlier data that showed good maternal and neonatal outcomes <text:s/>clinical manifestations of coronavirus disease 2019 include features of acute respiratory illnesses <text:s/>typical radiologic findings consists of patchy infiltrates on chest radiograph and ground glass opacities on computed tomography scan of the chest <text:s/>patients who are pregnant may present with atypical features such as the absence of fever as well as leukocytosis <text:s/>confirmation of coronavirus disease 2019 is by reverse transcriptase polymerized chain reaction from upper airway swabs <text:s/>when the reverse transcriptase polymerized chain reaction test result is negative in suspect cases <text:s/>chest imaging should be considered <text:s/>a pregnant woman with coronavirus disease 2019 is at the greatest risk when she is in labor <text:s/>especially if she is acutely ill <text:s/>we present an algorithm of care for the acutely ill parturient and guidelines for the protection of the healthcare team who is caring for the patient <text:s/>key decisions are made based on the presence of maternal and or fetal compromise <text:s/>adequacy of maternal oxygenation <text:s/>spo</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66" calcext:value-type="float">
            <text:p>466</text:p>
          </table:table-cell>
          <table:table-cell table:style-name="ce1" office:value-type="string" calcext:value-type="string">
            <text:p>PMC7264879</text:p>
          </table:table-cell>
          <table:table-cell table:style-name="ce3" office:value-type="string" calcext:value-type="string">
            <text:p>what was initially a lung infection epidemic in the metropolitan area of wuhan followed by a now contained extension to mainland china has now spread to all continents as a major pandemic with current hotspots in europe and the usa <text:s/>this minireview is an update of an earlier report on this novel coronavirus infection <text:s/>br ssow <text:s/>2020</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67" calcext:value-type="float">
            <text:p>467</text:p>
          </table:table-cell>
          <table:table-cell table:style-name="ce1" office:value-type="string" calcext:value-type="string">
            <text:p>PMC7236843</text:p>
          </table:table-cell>
          <table:table-cell table:style-name="ce3" office:value-type="string" calcext:value-type="string">
            <text:p>as the covid 19 pandemic has unfolded <text:s/>there has been growing recognition of risks to the anesthesia and surgical teams that require careful consideration to ensure optimal patient care <text:s/>airway management and other head and neck procedures risk exposure to mucosal surfaces <text:s/>secretions <text:s/>droplets <text:s/>and aerosols that may harbor the sars cov 2 virus <text:s/>this review provides guidance on optimal practice approaches for performing patient evaluation and management of head and neck procedures with the shared goal of providing safe and effective patient care while minimizing the risk of viral transmiss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68" calcext:value-type="float">
            <text:p>468</text:p>
          </table:table-cell>
          <table:table-cell table:style-name="ce1" office:value-type="string" calcext:value-type="string">
            <text:p>PMC7305058</text:p>
          </table:table-cell>
          <table:table-cell table:style-name="ce3" office:value-type="string" calcext:value-type="string">
            <text:p>climate change is leading to increases in global temperatures and erratic precipitation patterns <text:s/>both of which are contributing to the expansion of mosquito borne arboviruses and the populations of the mosquitos that vector them <text:s/>herein <text:s/>we review recent evidence of emergence and expansion of arboviruses transmitted b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69" calcext:value-type="float">
            <text:p>469</text:p>
          </table:table-cell>
          <table:table-cell table:style-name="ce1" office:value-type="string" calcext:value-type="string">
            <text:p>PMC7020001</text:p>
          </table:table-cell>
          <table:table-cell table:style-name="ce3" office:value-type="string" calcext:value-type="string">
            <text:p>respiratory viruses infect the human upper respiratory tract <text:s/>mostly causing mild diseases <text:s/>however <text:s/>in vulnerable populations <text:s/>such as newborns <text:s/>infants <text:s/>the elderly and immune compromised individuals <text:s/>these opportunistic pathogens can also affect the lower respiratory tract <text:s/>causing a more severe disease <text:s/>e g <text:s text:c="2"/>pneumonia <text:s text:c="2"/>respiratory viruses can also exacerbate asthma and lead to various types of respiratory distress syndromes <text:s/>furthermore <text:s/>as they can adapt fast and cross the species barrier <text:s/>some of these pathogens <text:s/>like influenza a and sars cov <text:s/>have occasionally caused epidemics or pandemics <text:s/>and were associated with more serious clinical diseases and even mortality <text:s/>for a few decades now <text:s/>data reported in the scientific literature has also demonstrated that several respiratory viruses have neuroinvasive capacities <text:s/>since they can spread from the respiratory tract to the central nervous system <text:s/>cns <text:s text:c="2"/>viruses infecting human cns cells could then cause different types of encephalopathy <text:s/>including encephalitis <text:s/>and long term neurological diseases <text:s/>like other well recognized neuroinvasive human viruses <text:s/>respiratory viruses may damage the cns as a result of misdirected host immune responses that could be associated with autoimmunity in susceptible individuals <text:s/>virus induced neuro immunopathology <text:s/>and or viral replication <text:s/>which directly causes damage to cns cells <text:s/>virus induced neuropathology <text:s text:c="2"/>the etiological agent of several neurological disorders remains unidentified <text:s/>opportunistic human respiratory pathogens could be associated with the triggering or the exacerbation of these disorders whose etiology remains poorly understood <text:s/>herein <text:s/>we present a global portrait of some of the most prevalent or emerging human respiratory viruses that have been associated with possible pathogenic processes in cns infection <text:s/>with a special emphasis on human coronavirus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70" calcext:value-type="float">
            <text:p>470</text:p>
          </table:table-cell>
          <table:table-cell table:style-name="ce1" office:value-type="string" calcext:value-type="string">
            <text:p>PMC7237041</text:p>
          </table:table-cell>
          <table:table-cell table:style-name="ce3" office:value-type="string" calcext:value-type="string">
            <text:p>as large scale vaccination campaigns are begun or continued with the aim to eliminate yellow fever <text:s/>yf <text:s/>epidemics in several countries <text:s/>estimating disease burden and vaccine impact is timely <text:s/>we developed two model variants to estimate yf burden in sub saharan africa <text:s/>each either representing the sylvatic or urban cycle of the disease <text:s/>both relied on an ecological niche model fitted to known records of yf in 34 african countries and calibrated using serological survey data <text:s/>local numbers of yf infections and deaths were derived while accounting for time varying vaccination coverage <text:s/>we estimated vaccine demand and the impact of future preventive mass vaccination campaigns according to various vaccination scenarios <text:s/>by providing burden and vaccine impact estimates over a range of spatial and temporal scales <text:s/>and accounting for the specificity of urban transmission <text:s/>our model can be used to inform the current international strategy to counter the increasing global risk of yellow fever</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71" calcext:value-type="float">
            <text:p>471</text:p>
          </table:table-cell>
          <table:table-cell table:style-name="ce1" office:value-type="string" calcext:value-type="string">
            <text:p>PMC7258708</text:p>
          </table:table-cell>
          <table:table-cell table:style-name="ce3" office:value-type="string" calcext:value-type="string">
            <text:p>discriminating between patients with microbial infections that cause secondary immune effects from those with the same infection who have primary immune deficiency disease can be difficult <text:s/>there are many microbes that temporarily <text:s/>stun <text:s/>innate and or adaptive immunity during a primary infection <text:s/>the common result of temporary inhibition <text:s/>or permanent depletion of host immunity during some primary infections is the development of superinfections of other microbes that cause significant morbidity <text:s/>and on occasion <text:s/>mortality <text:s/>in addition <text:s/>microbes that cause persistent infection <text:s/>such as the human immune deficiency virus <text:s/>deplete effective immunity over time and can also lead to secondary infections with other microbes ultimately leading to death if not appropriately treated <text:s/>in some cases <text:s/>such as influenza virus infection <text:s/>mortality can be dramatic due in large part to acquired secondary bacterial infections <text:s/>many microbes manipulate host immunity and thereby inhibit the ability of patients to combat secondary microbial infections <text:s/>the overall survival of patients primarily infected with some viruses <text:s/>parasites <text:s/>or bacteria <text:s/>is closely linked to the ability of secondary infections to take advantage of the immune modulation induced by the primary infection <text:s/>herein we discuss some of the secondary immune defects caused by select viruses <text:s/>measles <text:s/>influenza <text:s/>hiv1 <text:s/>htlv <text:s text:c="2"/>parasites <text:s text:c="2"/>leishmania <text:s/>malaria <text:s text:c="2"/>and bacteria</text:p>
          </table:table-cell>
          <table:table-cell table:style-name="ce1" office:value-type="string" calcext:value-type="string">
            <text:p>Viral</text:p>
          </table:table-cell>
          <table:table-cell table:number-columns-repeated="1020"/>
        </table:table-row>
        <table:table-row table:style-name="ro1">
          <table:table-cell table:style-name="ce2" office:value-type="float" office:value="472" calcext:value-type="float">
            <text:p>472</text:p>
          </table:table-cell>
          <table:table-cell table:style-name="ce2" office:value-type="string" calcext:value-type="string">
            <text:p>PMC7052239</text:p>
          </table:table-cell>
          <table:table-cell table:style-name="ce4" office:value-type="string" calcext:value-type="string">
            <text:p>Vertical transmission in Aedes aegypti and Aedes albopictus is considered a maintenance mechanism for dengue virus (DENV) during unfavorable conditions and may be implicated in dengue outbreaks. Since DENV infection dynamics vary among wild-type viruses and vector populations, vertical transmission rates can also vary between regions. However, even though São Paulo is the most populous city in the Americas and has experienced major dengue epidemics, natural vertical transmission had never been detected in this area before. Here we confrm and describe for the frst time natural vertical transmission of DENV-3 in two pools of male Ae. albopictus from the city of São Paulo. The detection of DENV-3 in years when no human autochthonous cases of this serotype were recorded suggests that silent circulation of DENV-3 is occurring and indicates that green areas may be maintaining serotypes that are not circulating in the human population, possibly by a vertical transmission mechanism.</text:p>
          </table:table-cell>
          <table:table-cell table:style-name="ce2" office:value-type="string" calcext:value-type="string">
            <text:p>Viral</text:p>
          </table:table-cell>
          <table:table-cell table:style-name="ce2" table:number-columns-repeated="22"/>
          <table:table-cell table:number-columns-repeated="998"/>
        </table:table-row>
        <table:table-row table:style-name="ro1">
          <table:table-cell table:style-name="ce1" office:value-type="float" office:value="473" calcext:value-type="float">
            <text:p>473</text:p>
          </table:table-cell>
          <table:table-cell table:style-name="ce1" office:value-type="string" calcext:value-type="string">
            <text:p>PMC7199731</text:p>
          </table:table-cell>
          <table:table-cell table:style-name="ce3" office:value-type="string" calcext:value-type="string">
            <text:p>the recent epidemic outbreak of a novel human coronavirus called sars cov 2 and causing the respiratory tract disease covid 19 has reached worldwide resonance and a global effort is being undertaken to characterize the molecular features and evolutionary origins of this virus <text:s/>therefore <text:s/>rapid and accurate identification of pathogenic viruses plays a vital role in selecting appropriate treatments <text:s/>saving people s lives and preventing epidemics <text:s/>additionally <text:s/>general treatments <text:s/>coronavirus specific treatments <text:s/>and antiviral treatments useful in fighting covid 19 are addressed <text:s/>this review sets out to shed light on the sars cov 2 and host receptor recognition <text:s/>a crucial factor for successful virus infection and taking immune informatics approaches to identify b <text:s/>and t cell epitopes for surface glycoprotein of sars cov 2 <text:s/>a variety of improved or new approaches also have been developed <text:s/>it is anticipated that this will assist researchers and clinicians in developing better techniques for timely and effective detection of coronavirus infection <text:s/>moreover <text:s/>the genomic sequence of the virus responsible for covid 19 <text:s/>as well as the experimentally determined three dimensional structure of the main protease <text:s/>mpro <text:s/>is available <text:s/>the reported structure of the target mpro was described in this review to identify potential drugs for covid 19 using virtual high throughput screening</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74" calcext:value-type="float">
            <text:p>474</text:p>
          </table:table-cell>
          <table:table-cell table:style-name="ce1" office:value-type="string" calcext:value-type="string">
            <text:p>PMC7195975</text:p>
          </table:table-cell>
          <table:table-cell table:style-name="ce3" office:value-type="string" calcext:value-type="string">
            <text:p>infectious diseases remain as the significant causes of human and animal morbidity and mortality <text:s/>leading to extensive outbreaks and epidemics <text:s/>acute respiratory viral diseases claim over 4 million deaths and cause millions of hospitalizations in developing countries every year <text:s/>emerging viruses <text:s/>especially the rna viruses <text:s/>are more pathogenic since most people have no herd immunity <text:s/>the rna viruses can adapt to the rapidly changing global and local environment due to the high error rate of their polymerases that replicate their genomes <text:s/>currently <text:s/>coronavirus disease 2019 <text:s/>covid 19 <text:s/>is determined as an u28a9 caused by severe acute respiratory syndrome coronavirus 2 <text:s/>sars cov 2 <text:s text:c="2"/>which was first identified in 2019 in u28ac <text:s/>herein we discuss emerging and reemerging respiratory viral infections till to sars cov 2</text:p>
          </table:table-cell>
          <table:table-cell table:style-name="ce1" office:value-type="string" calcext:value-type="string">
            <text:p>Viral</text:p>
          </table:table-cell>
          <table:table-cell table:number-columns-repeated="1020"/>
        </table:table-row>
        <table:table-row table:style-name="ro1">
          <table:table-cell table:style-name="ce2" office:value-type="float" office:value="475" calcext:value-type="float">
            <text:p>475</text:p>
          </table:table-cell>
          <table:table-cell table:style-name="ce2" office:value-type="string" calcext:value-type="string">
            <text:p>PMC7162280</text:p>
          </table:table-cell>
          <table:table-cell table:style-name="ce4" office:value-type="string" calcext:value-type="string">
            <text:p>When I was walking through the City of Hamburg last week, I passed the courtyard of the town hall with a fountain from the late 19th century. It was built in memory of the last outbreak of cholera in Hamburg, which was also the last cholera epidemic in Europe. The fountain is dedicated to Hygeia (Fig. ​(Fig.1),1), daughter of Asclepios and goddess of health. I took this picture for you to illustrate that epidemics are part of human civilization. Particularly interesting is that the cholera outbreak was foreseeable and partially man made. In the 19th century, the Government of Hamburg espoused the Miasma Theory, which claimed that the source of diseases was bad air and that diseases were transmitted by inhaling and not from person to person 1. A strong promoter of the Miasma Theory, also known as the anticontagion theory, was the famous chemist and inventor of practical and scientific hygiene von Pettenkofer (1818–1901) 2. Hamburg decided not to follow the germ theory of Robert Koch (1843–1910, 1905 Nobel Piece in Medicine) which claimed that microorganisms are the source of epidemics and disease 3 for good reasons. The consequences of accepting the germ theory would have meant substantial investments in the city's infrastructure, including water cleaning, sewage treatment, quarantine, and other measures. The memorial is well placed between the town hall and the stock market as a reminder of the responsibility that politics and finances had in that epidemic. During the epidemics in 1892, around 17,000 were infected, of whom more than 8,600 died 1. The numbers are not completely certain as, in the beginning, microbiological tests were not performed, and numbers were kept under lock and key not to jeopardize the economy and trade. The situation was resolved when, after the infections moved from the poor and unhygienic neighborhoods to those of the wealthy, Robert Koch was sent to Hamburg. He took all necessary precautions of modern disease control, and the epidemics finally stopped within a few months.</text:p>
          </table:table-cell>
          <table:table-cell table:style-name="ce2" office:value-type="string" calcext:value-type="string">
            <text:p>Viral</text:p>
          </table:table-cell>
          <table:table-cell table:style-name="ce2" table:number-columns-repeated="22"/>
          <table:table-cell table:number-columns-repeated="998"/>
        </table:table-row>
        <table:table-row table:style-name="ro1">
          <table:table-cell table:style-name="ce1" office:value-type="float" office:value="476" calcext:value-type="float">
            <text:p>476</text:p>
          </table:table-cell>
          <table:table-cell table:style-name="ce1" office:value-type="string" calcext:value-type="string">
            <text:p>PMC7293435</text:p>
          </table:table-cell>
          <table:table-cell table:style-name="ce3" office:value-type="string" calcext:value-type="string">
            <text:p>the last day of 2019 delivered the first report to the world health organization <text:s/>who <text:s/>about a group of cases of pneumonia of unknown etiology in wuhan <text:s/>china <text:s/>subsequent investigations identified the new comer <text:s/>a novel coronavirus related to severe acute respiratory syndrome coronavirus <text:s/>sars cov <text:s/>and thus was termed as sars cov 2 <text:s/>being very contagious <text:s/>the new virus led the era of <text:s/>covid 19 <text:s/>which is the acronym of <text:s/>coronavirus disease 2019 <text:s text:c="2"/>evoking an imminent threat to global health security with unprecedented devastating challenges to human kind <text:s/>in this article <text:s/>we provide a molecular overview on the sars cov 2 virus and summarize tremendous efforts that have been made to develop a rapid confirmatory diagnostic test for covid 19 <text:s/>the diagnostic performances of the available tests are analyzed based on the best current information from the early research</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77" calcext:value-type="float">
            <text:p>477</text:p>
          </table:table-cell>
          <table:table-cell table:style-name="ce1" office:value-type="string" calcext:value-type="string">
            <text:p>PMC7284455</text:p>
          </table:table-cell>
          <table:table-cell table:style-name="ce3" office:value-type="string" calcext:value-type="string">
            <text:p>the novel severe acute respiratory syndrome coronavirus 2 <text:s/>sars cov 2 <text:s/>emerged in wuhan <text:s/>china and rapidly spread worldwide <text:s/>with a vast majority of confirmed cases presenting with respiratory symptoms <text:s/>potential neurological manifestations and their pathophysiological mechanisms have not been thoroughly established <text:s/>in this narrative review <text:s/>we sought to present the neurological manifestations associated with coronavirus disease 2019 <text:s/>covid 19 <text:s text:c="2"/>case reports <text:s/>case series <text:s/>editorials <text:s/>reviews <text:s/>case control and cohort studies were evaluated <text:s/>and relevant information was abstracted <text:s/>various reports of neurological manifestations of previous coronavirus epidemics provide a roadmap regarding potential neurological complications of covid 19 <text:s/>due to many shared characteristics between these viruses and sars cov 2 <text:s/>studies from the current pandemic are accumulating and report covid 19 patients presenting with dizziness <text:s/>headache <text:s/>myalgias <text:s/>hypogeusia and hyposmia <text:s/>but also with more serious manifestations including polyneuropathy <text:s/>myositis <text:s/>cerebrovascular diseases <text:s/>encephalitis and encephalopathy <text:s/>however <text:s/>discrimination between causal relationship and incidental comorbidity is often difficult <text:s/>severe covid 19 shares common risk factors with cerebrovascular diseases <text:s/>and it is currently unclear whether the infection</text:p>
          </table:table-cell>
          <table:table-cell table:style-name="ce1" office:value-type="string" calcext:value-type="string">
            <text:p>Viral</text:p>
          </table:table-cell>
          <table:table-cell table:number-columns-repeated="1020"/>
        </table:table-row>
        <table:table-row table:style-name="ro1">
          <table:table-cell table:style-name="ce2" office:value-type="float" office:value="478" calcext:value-type="float">
            <text:p>478</text:p>
          </table:table-cell>
          <table:table-cell table:style-name="ce2" office:value-type="string" calcext:value-type="string">
            <text:p>PMC7180238</text:p>
          </table:table-cell>
          <table:table-cell table:style-name="ce4" office:value-type="string" calcext:value-type="string">
            <text:p>The new decade of the 21<text:span text:style-name="T16">st</text:span><text:span text:style-name="T17"> century (2020) started with the emergence of a novel coronavirus known as SARS-CoV-2 that caused an epidemic of coronavirus disease (COVID-19) in Wuhan, China. It is the third highly pathogenic and transmissible coronavirus after severe acute respiratory syndrome coronavirus (SARS-CoV) and Middle East respiratory syndrome coronavirus (MERS-CoV) emerged in humans. The source of origin, transmission to humans, and mechanisms associated with the pathogenicity of SARS-CoV-2 are not yet clear, however, its resemblance to SARS-CoV and several other bat coronaviruses was recently confirmed through genome sequencing-related studies. The development of therapeutic strategies is necessary in order to prevent further epidemics and cure infections. In this review, we summarize current information about the emergence, origin, diversity, and epidemiology of three pathogenic coronaviruses with a specific focus on the current outbreak in Wuhan, China. Furthermore, we discuss the clinical features and potential therapeutic options that may be effective against SARS-CoV-2.</text:span></text:p>
          </table:table-cell>
          <table:table-cell table:style-name="ce2" office:value-type="string" calcext:value-type="string">
            <text:p>Viral</text:p>
          </table:table-cell>
          <table:table-cell table:style-name="ce2" table:number-columns-repeated="22"/>
          <table:table-cell table:number-columns-repeated="998"/>
        </table:table-row>
        <table:table-row table:style-name="ro1">
          <table:table-cell table:style-name="ce1" office:value-type="float" office:value="479" calcext:value-type="float">
            <text:p>479</text:p>
          </table:table-cell>
          <table:table-cell table:style-name="ce1" office:value-type="string" calcext:value-type="string">
            <text:p>PMC7174982</text:p>
          </table:table-cell>
          <table:table-cell table:style-name="ce3" office:value-type="string" calcext:value-type="string">
            <text:p>since december 2019 <text:s/>a respiratory pandemic named as coronavirus disease 2019 <text:s/>covid 19 <text:s/>caused by a new coronavirus named as sars cov 2 <text:s/>has taken the world by storm <text:s/>the symptoms are fever <text:s/>malaise <text:s/>and cough which resolve in a few days in most cases <text:s/>but may progress to respiratory distress and organ failure <text:s/>transmission is through droplet infection or fomites <text:s/>but other modes such as airborne transmission and oro fecal transmission are also speculated <text:s/>research is underway to develop effective vaccines and medicines for the disease <text:s/>in such a scenario <text:s/>we present the measures described in unani system of medicine for health protection during epidemics <text:s/>unani is a traditional system of medicine developed during the middle ages <text:s/>which employs natural drugs of herbal <text:s/>animal and mineral origin for treatment <text:s/>in unani medicine <text:s/>during an epidemic <text:s/>apart from isolation and quarantine <text:s/>three measures are of utmost importance <text:s text:c="2"/>i <text:s/>purification of surroundings using certain herbal drugs as fumigants or sprays <text:s text:c="2"/>ii <text:s/>health promotion and immune modulation <text:s/>and <text:s/>iii <text:s/>use of health protecting drugs and symptom specific drugs <text:s/>drugs such a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80" calcext:value-type="float">
            <text:p>480</text:p>
          </table:table-cell>
          <table:table-cell table:style-name="ce1" office:value-type="string" calcext:value-type="string">
            <text:p>PMC7246053</text:p>
          </table:table-cell>
          <table:table-cell table:style-name="ce3" office:value-type="string" calcext:value-type="string">
            <text:p>several uncertainties exist regarding how we will conduct our clinical <text:s/>didactic <text:s/>business <text:s/>and social activities as the coronavirus disease 2019 <text:s/>covid 19 <text:s/>global pandemic abates and social distancing guidelines are relaxed <text:s/>we anticipate changes in how we interact with our patients and other providers <text:s/>how patient workflow is designed <text:s/>the methods used to conduct our teaching sessions <text:s/>and how we perform procedures in different clinical settings <text:s/>the objective of the present report was to review some of the changes to consider in the clinical and academic oral and maxillofacial surgery workflow to allow for a smoother and more efficient transition <text:s/>with less risk to our patients and healthcare personnel <text:s/>new infection control policies should be strictly enforced and monitored in all clinical and nonclinical settings <text:s/>with an overall goal of decreasing the risk of exposure and transmission <text:s/>screening for covid 19 symptoms <text:s/>testing when indicated <text:s/>and establishing the epidemiologic linkage will be crucial to containing and preventing new covid 19 cases until a vaccine or an alternate solution is available <text:s/>additionally <text:s/>the shortage of essential supplies such as drugs and personal protective equipment <text:s/>the design and ventilation of workspaces and waiting areas <text:s/>the increase in overhead costs <text:s/>and the possible absence of staff <text:s/>if quarantine is necessary <text:s/>must be considered <text:s/>this shift in our workflow and patient care paths will likely continue in the short term at least through 2021 or the next 12 to 24 months <text:s/>thus <text:s/>we must prioritize surgery <text:s/>balancing patient preferences and healthcare personnel risks <text:s/>we have an opportunity now to make changes and embrace telemedicine and other collaborative virtual platforms for teaching and clinical care <text:s/>it is crucial that we maintain covid 19 awareness <text:s/>proper surveillance in our microenvironments <text:s/>good clinical judgment <text:s/>and ethical values to continue to deliver high quality <text:s/>economical <text:s/>and accessible patient car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81" calcext:value-type="float">
            <text:p>481</text:p>
          </table:table-cell>
          <table:table-cell table:style-name="ce1" office:value-type="string" calcext:value-type="string">
            <text:p>PMC7181975</text:p>
          </table:table-cell>
          <table:table-cell table:style-name="ce3" office:value-type="string" calcext:value-type="string">
            <text:p>the symptoms associated with covid 19 are mainly characterized by a triad composed of fever <text:s/>dry cough and dyspnea <text:s/>however <text:s/>digestive symptoms have also been reported <text:s/>at first considered as infrequent <text:s/>they in fact seem to affect more than half of patients <text:s/>the symptoms mainly include anorexia <text:s/>diarrhea <text:s/>nausea and or vomiting and abdominal pain <text:s/>even though prognosis is associated with lung injury <text:s/>digestive symptoms seem significantly more frequent in patients presenting with severe covid 19 infection <text:s/>digestive presentations <text:s/>which may be isolated or which can precede pulmonary symptoms <text:s/>have indeed been reported <text:s/>with diarrhea as a leading clinical sign <text:s/>the main biological abnormalities that can suggest covid 19 infection at an early stage are lymphopenia <text:s/>elevated crp and heightened asat transaminases <text:s/>thoraco abdominal scan seems useful as a means of on the one hand ruling out digestive pathology not connected with coronavirus and on the other hand searching for pulmonary images consistent with covid 19 infection <text:s/>no data exist on the value of digestive endoscopy in cases of persistent digestive symptoms <text:s/>moreover <text:s/>the endoscopists may themselves be at significant risk of contamination <text:s/>fecal oral transmission of the infection is possible <text:s/>especially insofar as viral shedding in stools seems frequent and of longer duration than at the ent level <text:s/>including in patients with negative throat swab and without digestive symptoms <text:s/>in some doubtful cases <text:s/>virologic assessment of stool samples can yield definitive diagnosis <text:s/>in the event of prolonged viral shedding in stools <text:s/>a patient s persistent contagiousness is conceivable but not conclusively established <text:s/>upcoming serology should enable identification of the patients having been infected by the covid 19 epidemic <text:s/>particularly among previously undetected pauci symptomatic members of a health care staff <text:s/>resumption of medico surgical activity should be the object of a dedicated strategy preceding deconfinement</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82" calcext:value-type="float">
            <text:p>482</text:p>
          </table:table-cell>
          <table:table-cell table:style-name="ce1" office:value-type="string" calcext:value-type="string">
            <text:p>PMC7200052</text:p>
          </table:table-cell>
          <table:table-cell table:style-name="ce3" office:value-type="string" calcext:value-type="string">
            <text:p>a new human coronavirus named sars cov 2 was identified in several cases of acute respiratory syndrome in wuhan <text:s/>china in december 2019 <text:s/>on march 11 2020 <text:s/>who declared the sars cov 2 infection to be a pandemic <text:s/>based on the involvement of 169 nations <text:s/>specific drugs for sars cov 2 are obviously not available <text:s/>currently <text:s/>drugs originally developed for other viruses or parasites are currently in clinical trials based on empiric data <text:s/>in the quest of an effective antiviral drug <text:s/>the most specific target for an rna virus is the rna dependent rna polymerase <text:s/>rdrp <text:s/>which shows significant differences between positive sense and negative sense rna viruses <text:s/>an accurate evaluation of rdrps from different viruses may guide the development of new drugs or the repositioning of already approved antiviral drugs as treatment of sars cov 2 <text:s/>this can accelerate the containment of the sars cov 2 pandemic and <text:s/>hopefully <text:s/>of future pandemics due to other emerging zoonotic rna virus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83" calcext:value-type="float">
            <text:p>483</text:p>
          </table:table-cell>
          <table:table-cell table:style-name="ce1" office:value-type="string" calcext:value-type="string">
            <text:p>PMC7165075</text:p>
          </table:table-cell>
          <table:table-cell table:style-name="ce3" office:value-type="string" calcext:value-type="string">
            <text:p>the emergence of the novel coronavirus disease known as covid 19 creates another health burden for people living with hiv <text:s/>plwh <text:s/>who face multiple morbidities and may be at heightened risk for severe physical health illness from covid 19 <text:s/>our abilities to address these morbidities in plwh must be considered alongside the socially produced burdens that both place this population at risk for covid 19 and heighten the likelihood of adverse outcomes <text:s/>these burdens can affect the physical <text:s/>emotional <text:s/>and social well being of plwh and interfere with the delivery of effective healthcare and access to hiv treatment <text:s/>we posit that a syndemic framework can be used to conceptualize the potential impact of covid 19 among plwh to inform the development of health programming servic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84" calcext:value-type="float">
            <text:p>484</text:p>
          </table:table-cell>
          <table:table-cell table:style-name="ce1" office:value-type="string" calcext:value-type="string">
            <text:p>PMC7274974</text:p>
          </table:table-cell>
          <table:table-cell table:style-name="ce3" office:value-type="string" calcext:value-type="string">
            <text:p>highly pathogenic emerging and re emerging viruses continuously threaten lives worldwide <text:s/>in order to provide prophylactic prevention from the emerging and re emerging viruses <text:s/>vaccine is suggested as the most efficient way to prevent individuals from the threat of viral infection <text:s/>nonetheless <text:s/>the highly pathogenic viruses need to be handled in a high level of biosafety containment <text:s/>which hinders vaccine development <text:s/>to shorten the timeframe of vaccine development <text:s/>the pseudovirus system has been widely applied to examine vaccine efficacy or immunogenicity in the emerging and re emerging viruses <text:s/>here we developed pseudovirus systems for emerging sars coronavirus 2 <text:s/>sars cov 2 <text:s/>and re emerging avian influenza virus h5 subtypes which can be handled in the biosafety level 2 facility <text:s/>through the generated pseudovirus of sars cov 2 and avian influenza virus h5 subtypes <text:s/>we successfully established a neutralization assay to quantify the neutralizing activity of antisera against the viruses <text:s/>in addition <text:s/>the result of re emerging avian influenza virus h5nx pseudoviruses provided valuable information for antigenic evolution and immunogenicity analysis in vaccine candidate selection <text:s/>together <text:s/>our study assessed the potency of pseudovirus systems in vaccine efficacy <text:s/>antigenic analysis <text:s/>and immunogenicity in the vaccine development of emerging and re emerging viruses <text:s/>instead of handling live highly pathogenic viruses in a high biosafety level facility <text:s/>using pseudovirus systems would speed up the process of vaccine development to provide community protection against emerging and re emerging viral diseases with high pathogenicit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85" calcext:value-type="float">
            <text:p>485</text:p>
          </table:table-cell>
          <table:table-cell table:style-name="ce1" office:value-type="string" calcext:value-type="string">
            <text:p>PMC7117787</text:p>
          </table:table-cell>
          <table:table-cell table:style-name="ce3" office:value-type="string" calcext:value-type="string">
            <text:p>there are significant misconceptions and many obstacles in the way of illuminating the epidemiological and clinical aspects of covid 19 as a new emerging epidemic <text:s/>in addition <text:s/>usefulness of some evidence published in the context of the recent epidemic for decision making in clinic as well as public health is questionable <text:s/>however <text:s/>misinterpreting or ignoring strong evidence in clinical practice and public health probably results in less effective and somehow more harmful decisions for individuals as well as subgroups in general populations of countries in the initial stages of this epidemic <text:s/>accordingly <text:s/>our narrative review appraised epidemiological and clinical aspects of the disease including genetic diversity of coronavirus genus <text:s/>mode of transmission <text:s/>incubation period <text:s/>infectivity <text:s/>pathogenicity <text:s/>virulence <text:s/>immunogenicity <text:s/>diagnosis <text:s/>surveillance <text:s/>clinical case management and also successful measures for preventing its spread in some communiti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86" calcext:value-type="float">
            <text:p>486</text:p>
          </table:table-cell>
          <table:table-cell table:style-name="ce1" office:value-type="string" calcext:value-type="string">
            <text:p>PMC7134984</text:p>
          </table:table-cell>
          <table:table-cell table:style-name="ce3" office:value-type="string" calcext:value-type="string">
            <text:p>in the twenty first century <text:s/>severe acute respiratory syndrome <text:s/>sars <text:s text:c="2"/>2009 a h1n1 <text:s/>influenza <text:s/>and ebola have all placed strains on critical care systems <text:s/>in addition to the increased patient needs common to many disasters <text:s/>epidemics may further degrade icu capability when staff members fall ill <text:s/>including in the course of direct patient care <text:s/>in a large scale pandemic <text:s/>shortages of equipment and medications can further limit an icu s ability to provide the normal standard of care <text:s/>hospital preparedness for epidemics must include strategies to maintain staff safety <text:s/>secure adequate supplies <text:s/>and have plans for triage and prioritization of care when necessar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87" calcext:value-type="float">
            <text:p>487</text:p>
          </table:table-cell>
          <table:table-cell table:style-name="ce1" office:value-type="string" calcext:value-type="string">
            <text:p>PMC7102556</text:p>
          </table:table-cell>
          <table:table-cell table:style-name="ce3" office:value-type="string" calcext:value-type="string">
            <text:p>on 10 january 2020 <text:s/>a new coronavirus causing a pneumonia outbreak in wuhan city in central china was denoted as 2019 ncov by the world health organization <text:s/>who <text:s text:c="2"/>as of 24 january 2020 <text:s/>there were 887 confirmed cases of 2019 ncov infection <text:s/>including 26 deaths <text:s/>reported in china and other countries <text:s/>therefore <text:s/>combating this new virus and stopping the epidemic is a matter of urgency <text:s/>here <text:s/>we focus on advances in research and development of fast diagnosis methods <text:s/>as well as potential prophylactics and therapeutics to prevent or treat 2019 ncov infec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88" calcext:value-type="float">
            <text:p>488</text:p>
          </table:table-cell>
          <table:table-cell table:style-name="ce1" office:value-type="string" calcext:value-type="string">
            <text:p>PMC7213748</text:p>
          </table:table-cell>
          <table:table-cell table:style-name="ce3" office:value-type="string" calcext:value-type="string">
            <text:p>the mandatory reporting of the zika virus <text:s/>zikv <text:s/>disease began region wide in february 2016 <text:s/>and it is believed that zikv cases could have been highly under reported before that <text:s/>given the guillain barr <text:s/>syndrome <text:s/>gbs <text:s/>is relatively well reported <text:s/>the gbs surveillance data has the potential to act as a reasonably reliable proxy for inferring the true zikv epidemics <text:s/>we developed a mathematical model incorporating weather effects to study the zikv gbs epidemics and estimated the key epidemiological parameters <text:s/>it was found that the attack rate of zikv was likely to be lower than 33 <text:s/>over the two epidemic waves <text:s/>the risk rate from symptomatic zikv case to develop gbs was estimated to be approximately 0 0061 <text:s text:c="2"/>the analysis suggests that it would be difficult for another zikv outbreak to appear in northeastern brazil in the near futur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89" calcext:value-type="float">
            <text:p>489</text:p>
          </table:table-cell>
          <table:table-cell table:style-name="ce1" office:value-type="string" calcext:value-type="string">
            <text:p>PMC7276982</text:p>
          </table:table-cell>
          <table:table-cell table:style-name="ce3" office:value-type="string" calcext:value-type="string">
            <text:p>there is marked sexual dimorphism in the current coronavirus disease 2019 <text:s/>covid 19 <text:s/>pandemic <text:s/>here we report that estrogen can regulate the expression of angiotensin converting enzyme 2 <text:s/>ace2 <text:s text:c="2"/>a key component for severe acute respiratory syndrome coronavirus 2 <text:s/>sars cov 2 <text:s/>cell entry <text:s/>in differentiated airway epithelial cells <text:s/>further studies are required to elucidate the mechanisms by which sex steroids regulate sars cov 2 infectivit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90" calcext:value-type="float">
            <text:p>490</text:p>
          </table:table-cell>
          <table:table-cell table:style-name="ce1" office:value-type="string" calcext:value-type="string">
            <text:p>PMC7190742</text:p>
          </table:table-cell>
          <table:table-cell table:style-name="ce3" office:value-type="string" calcext:value-type="string">
            <text:p>although the prevalences of hiv and hcv are significantly higher amongst pwid in india compared to the general population <text:s/>the strains circulating within this group have not been well characterized <text:s/>through subgenomic sequencing of viruses present in residual plasma from an hiv hcv prevalence study conducted amongst pwid across five cities in india in 2016 2017 <text:s/>a total of n <text:s text:c="2"/>498 hcv and n <text:s text:c="2"/>755 hiv strains were classified from n <text:s text:c="2"/>975 study participants <text:s/>considerable hcv diversity was identified <text:s/>with different strains predominating in each region of the country <text:s/>overall <text:s/>the most common strain was genotype 3a <text:s/>39 0 <text:s text:c="3"/>with genotypes 1a <text:s/>26 9 <text:s text:c="3"/>1b <text:s/>3 0 <text:s text:c="3"/>1c <text:s/>0 2 <text:s text:c="3"/>3b <text:s/>20 7 <text:s text:c="3"/>3i <text:s/>2 0 <text:s text:c="3"/>4a <text:s/>0 2 <text:s text:c="3"/>4d <text:s/>1 0 <text:s text:c="3"/>6 <text:s/>1 8 <text:s text:c="3"/>6n <text:s/>4 8 <text:s text:c="3"/>6 v <text:s/>0 2 <text:s text:c="2"/>and one unclassifiable recombinant specimen <text:s/>0 2 <text:s text:c="2"/>also identified <text:s/>the majority of the hiv specimens were subtype c <text:s/>96 7 <text:s text:c="3"/>although subtype a <text:s/>0 4 <text:s text:c="3"/>crf01_ae <text:s/>0 4 <text:s text:c="2"/>and unique recombinant forms <text:s/>urfs <text:s/>2 5 <text:s text:c="2"/>were also detected <text:s/>notably <text:s/>the geographical restriction of hiv subtype a and crf01_ae <text:s/>and hcv genotypes 4 and 6 to specific sites suggests distinct novel introductions of hiv and hcv into pwid populations <text:s/>potentially via drug trafficking routes from neighboring countries where these strains are comm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91" calcext:value-type="float">
            <text:p>491</text:p>
          </table:table-cell>
          <table:table-cell table:style-name="ce1" office:value-type="string" calcext:value-type="string">
            <text:p>PMC7288252</text:p>
          </table:table-cell>
          <table:table-cell table:style-name="ce3" office:value-type="string" calcext:value-type="string">
            <text:p>following the introduction of unprecedented <text:s/>stay at home <text:s/>national policies <text:s/>the covid 19 pandemic recently started declining in europe <text:s/>our research aims were to characterize the changepoint in the flow of the covid 19 epidemic in each european country and to evaluate the association of the level of social distancing with the observed decline in the national epidemics <text:s/>interrupted time series analyses were conducted in 28 european countries <text:s/>social distance index was calculated based on google community mobility reports <text:s/>changepoints were estimated by threshold regression <text:s/>national findings were analyzed by poisson regression <text:s/>and the effect of social distancing in mixed effects poisson regression model <text:s/>our findings identified the most probable changepoints in 28 european countries <text:s/>before changepoint <text:s/>incidence of new covid 19 cases grew by 24 <text:s/>per day on average <text:s/>from the changepoint <text:s/>this growth rate was reduced to 0 9 <text:s text:c="2"/>0 3 <text:s/>increase <text:s/>and to 0 7 <text:s/>and 1 7 <text:s/>decrease by increasing social distancing quartiles <text:s/>the beneficial effect of higher social distance quartiles <text:s/>i e <text:s text:c="2"/>turning the increase into decline <text:s/>was statistically significant for the fourth quartile <text:s/>notably <text:s/>many countries in lower quartiles also achieved a flat epidemic curve <text:s/>in these countries <text:s/>other plausible covid 19 containment measures could contribute to controlling the first wave of the disease <text:s/>the association of social distance quartiles with viral spread could also be hindered by local bottlenecks in infection control <text:s/>our results allow for moderate optimism related to the gradual lifting of social distance measures in the general population <text:s/>and call for specific attention to the protection of focal micro societies enriching high risk elderly subjects <text:s/>including nursing homes and chronic care faciliti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92" calcext:value-type="float">
            <text:p>492</text:p>
          </table:table-cell>
          <table:table-cell table:style-name="ce1" office:value-type="string" calcext:value-type="string">
            <text:p>PMC7188425</text:p>
          </table:table-cell>
          <table:table-cell table:style-name="ce3" office:value-type="string" calcext:value-type="string">
            <text:p>this review will briefly examine the clinical presentation and important immunology of viral pneumonia with a focus on severe acute respiratory syndrome coronavirus 2 <text:s/>coronavirus disease 20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93" calcext:value-type="float">
            <text:p>493</text:p>
          </table:table-cell>
          <table:table-cell table:style-name="ce1" office:value-type="string" calcext:value-type="string">
            <text:p>PMC7121762</text:p>
          </table:table-cell>
          <table:table-cell table:style-name="ce3" office:value-type="string" calcext:value-type="string">
            <text:p>continuous investments in influenza research <text:s/>surveillance <text:s/>and prevention efforts are critical to mitigate the consequences of annual influenza epidemics and pandemics <text:s/>new influenza viruses emerge due to antigenic drift and antigenic shift evading human immune system and causing annual epidemics and pandemics <text:s/>three pandemics with varying disease severity occurred in the last 100 years <text:s/>the disease burden and determinants of influenza severity depend on circulating viral strains and individual demographic and clinical factors <text:s/>surveillance is the most effective strategy for appropriate public health response <text:s/>active and passive surveillance methods are utilized to monitor influenza epidemics and emergence of novel viruses <text:s/>meaningful use of electronic health records could be a cost effective approach to improved influenza surveillance</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494" calcext:value-type="float">
            <text:p>494</text:p>
          </table:table-cell>
          <table:table-cell table:style-name="ce1" office:value-type="string" calcext:value-type="string">
            <text:p>PMC7228331</text:p>
          </table:table-cell>
          <table:table-cell table:style-name="ce3" office:value-type="string" calcext:value-type="string">
            <text:p>the current pandemic caused by the new coronavirus is a worldwide public health concern <text:s/>to aboard this emergency <text:s/>and like never before <text:s/>scientific groups around the world have been working in a fast and coordinated way to get the maximum of information about this virus when it has been almost 3 months since the first cases were detected in wuhan province in china <text:s/>the complete genome sequences of around 450 isolates are available <text:s/>and studies about similarities and differences among them and with the close related viruses that caused similar epidemics in this century <text:s/>in this work <text:s/>we studied the complete genome of the first four cases of the new coronavirus disease in chile <text:s/>from patients who traveled to europe and southeast asia <text:s/>our findings reveal at least two different viral variants entries to chilean territory <text:s/>coming from europe and asia <text:s/>we also sub classified the isolates into variants according to punctual mutations in the genome <text:s/>our work contributes to global information about transmission dynamics and the importance to take control measures to stop the spread of the infection</text:p>
          </table:table-cell>
          <table:table-cell table:style-name="ce1" office:value-type="string" calcext:value-type="string">
            <text:p>Viral</text:p>
          </table:table-cell>
          <table:table-cell table:number-columns-repeated="1020"/>
        </table:table-row>
        <table:table-row table:style-name="ro1">
          <table:table-cell table:style-name="ce2" office:value-type="float" office:value="495" calcext:value-type="float">
            <text:p>495</text:p>
          </table:table-cell>
          <table:table-cell table:style-name="ce2" office:value-type="string" calcext:value-type="string">
            <text:p>PMC7091072</text:p>
          </table:table-cell>
          <table:table-cell table:style-name="ce4" office:value-type="string" calcext:value-type="string">
            <text:p>the chikungunya virus <text:s/>chikv <text:s/>belongs to the</text:p>
          </table:table-cell>
          <table:table-cell table:style-name="ce2" office:value-type="string" calcext:value-type="string">
            <text:p>Viral</text:p>
          </table:table-cell>
          <table:table-cell table:style-name="ce2" table:number-columns-repeated="22"/>
          <table:table-cell table:number-columns-repeated="998"/>
        </table:table-row>
        <table:table-row table:style-name="ro1">
          <table:table-cell table:style-name="ce1" office:value-type="float" office:value="496" calcext:value-type="float">
            <text:p>496</text:p>
          </table:table-cell>
          <table:table-cell table:style-name="ce1" office:value-type="string" calcext:value-type="string">
            <text:p>PMC7278991</text:p>
          </table:table-cell>
          <table:table-cell table:style-name="ce3" office:value-type="string" calcext:value-type="string">
            <text:p>in december 2019 <text:s/>a novel severe acute respiratory syndrome <text:s/>sars <text:s/>from a new coronavirus <text:s/>sars cov 2 <text:s/>was recognized in the city of wuhan <text:s/>china <text:s/>rapidly <text:s/>it became an epidemic in china and has now spread throughout the world reaching pandemic proportions <text:s/>high mortality rates characterize sars cov 2 disease <text:s/>covid 19 <text:s text:c="2"/>which mainly affects the elderly <text:s/>causing unrestrained cytokines storm and subsequent pulmonary shutdown <text:s/>also suspected micro thromboembolism events <text:s/>at the present time <text:s/>no specific and dedicated treatments <text:s/>nor approved vaccines <text:s/>are available <text:s/>though very promising data come from the use of anti inflammatory <text:s/>anti malaria <text:s/>and anti coagulant drugs <text:s/>in addition <text:s/>it seems that males are more susceptible to sars cov 2 than females <text:s/>with males 65 <text:s/>more likely to die from the infection than females <text:s/>data from the world health organization <text:s/>who <text:s/>and chinese scientists show that of all cases about 1 7 <text:s/>of women who contract the virus will die compared with 2 8 <text:s/>of men <text:s/>and data from hong kong hospitals state that 32 <text:s/>of male and 15 <text:s/>of female covid 19 patients required intensive care or died <text:s/>on the other hand <text:s/>the long term fallout of coronavirus may be worse for women than for men due to social and psychosocial reasons <text:s/>regardless of sex <text:s/>or gender biased data obtained from who and those gathered from sometimes controversial scientific journals <text:s/>some central points should be considered <text:s/>firstly <text:s/>sars cov 2 has a strong interaction with the human ace2 receptor <text:s/>which plays an essential role in cell entry together with transmembrane serine protease 2 <text:s/>tmprss2 <text:s text:c="2"/>it is interesting to note that the</text:p>
          </table:table-cell>
          <table:table-cell table:style-name="ce1" office:value-type="string" calcext:value-type="string">
            <text:p>Viral</text:p>
          </table:table-cell>
          <table:table-cell table:style-name="ce1" office:value-type="string" calcext:value-type="string">
            <text:p>v</text:p>
          </table:table-cell>
          <table:table-cell table:number-columns-repeated="1019"/>
        </table:table-row>
        <table:table-row table:style-name="ro1">
          <table:table-cell table:style-name="ce1" office:value-type="float" office:value="497" calcext:value-type="float">
            <text:p>497</text:p>
          </table:table-cell>
          <table:table-cell table:style-name="ce1" office:value-type="string" calcext:value-type="string">
            <text:p>PMC7207128</text:p>
          </table:table-cell>
          <table:table-cell table:style-name="ce3" office:value-type="string" calcext:value-type="string">
            <text:p>the new coronavirus infection covid 19 has quickly become a global health emergency <text:s/>mortality is principally due to severe acute respiratory distress syndrome <text:s/>ards <text:s/>which relays only on supportive treatment <text:s/>numerous pathological <text:s/>clinical and laboratory findings rise the similarity between moderate to severe covid 19 and haemophagocytic lymphohistiocytosis <text:s/>hlh <text:s text:c="2"/>etoposide based protocol including dexametasone is the standard of care for secondary hlh <text:s/>the protocol has been successfully used in hlhs that are secondary to ebv and h1n1 infections by inducing complete response and prolonged survival <text:s/>these observations prompt to consider this cytotoxic therapy in hlh associated to moderately severe to severe forms of covid 19</text:p>
          </table:table-cell>
          <table:table-cell table:style-name="ce1" office:value-type="string" calcext:value-type="string">
            <text:p>Viral</text:p>
          </table:table-cell>
          <table:table-cell table:style-name="ce1" office:value-type="string" calcext:value-type="string">
            <text:p>v</text:p>
          </table:table-cell>
          <table:table-cell table:number-columns-repeated="1019"/>
        </table:table-row>
        <table:table-row table:style-name="ro1">
          <table:table-cell table:style-name="ce1" office:value-type="float" office:value="498" calcext:value-type="float">
            <text:p>498</text:p>
          </table:table-cell>
          <table:table-cell table:style-name="ce1" office:value-type="string" calcext:value-type="string">
            <text:p>PMC7278986</text:p>
          </table:table-cell>
          <table:table-cell table:style-name="ce3" office:value-type="string" calcext:value-type="string">
            <text:p>the current coronavirus disease 2019 or covid 19 pandemic has infected over two million people and resulted in the death of over one hundred thousand people at the time of writing this review <text:s/>the disease is caused by severe acute respiratory syndrome coronavirus 2 <text:s/>sars cov 2 <text:s text:c="2"/>even though multiple vaccines and treatments are under development so far <text:s/>the disease is only slowing down under extreme social distancing measures that are difficult to maintain <text:s/>sars cov 2 is an enveloped virus that is surrounded by a lipid bilayer <text:s/>lipids are fundamental cell components that play various biological roles ranging from being a structural building block to a signaling molecule as well as a central energy store <text:s/>the role lipids play in viral infection involves the fusion of the viral membrane to the host cell <text:s/>viral replication <text:s/>and viral endocytosis and exocytosis <text:s/>since lipids play a crucial function in the viral life cycle <text:s/>we asked whether drugs targeting lipid metabolism <text:s/>such as statins <text:s/>can be utilized against sars cov 2 and other viruses <text:s/>in this review <text:s/>we discuss the role of lipid metabolism in viral infection as well as the possibility of targeting lipid metabolism to interfere with the viral life cycle</text:p>
          </table:table-cell>
          <table:table-cell table:style-name="ce1" office:value-type="string" calcext:value-type="string">
            <text:p>Viral</text:p>
          </table:table-cell>
          <table:table-cell table:style-name="ce1" office:value-type="string" calcext:value-type="string">
            <text:p>v</text:p>
          </table:table-cell>
          <table:table-cell table:number-columns-repeated="1019"/>
        </table:table-row>
        <table:table-row table:style-name="ro1">
          <table:table-cell table:style-name="ce1" office:value-type="float" office:value="499" calcext:value-type="float">
            <text:p>499</text:p>
          </table:table-cell>
          <table:table-cell table:style-name="ce1" office:value-type="string" calcext:value-type="string">
            <text:p>PMC7227566</text:p>
          </table:table-cell>
          <table:table-cell table:style-name="ce3" office:value-type="string" calcext:value-type="string">
            <text:p>the coronavirus disease of 2019 or covid 19 was first identified in hubei province in china in november of 2019 and quickly spread to become a global pandemic <text:s/>the virus <text:s/>sars coronavirus 2 <text:s/>is particularly virulent in the elderly who can develop symptoms and become mortally ill within days of contracting the virus <text:s/>the virus is easily transmitted by droplets <text:s/>e g <text:s text:c="2"/>sneezing and coughing <text:s/>and communal living settings such as personal care homes can be vulnerable to the spread of the virus <text:s/>identifying patients early in the disease process is important to providing appropriate medical interventions <text:s/>to date <text:s/>most of the medical literature <text:s/>including center for disease control guidelines <text:s/>has relied on three necessary symptoms in making the diagnosis of covid 19 <text:s/>fever <text:s/>cough <text:s/>and shortness of breath <text:s/>we present four cases of elderly patients who developed altered mental status as their presenting symptom without associated fever or respiratory symptoms</text:p>
          </table:table-cell>
          <table:table-cell table:style-name="ce1" office:value-type="string" calcext:value-type="string">
            <text:p>Viral</text:p>
          </table:table-cell>
          <table:table-cell table:style-name="ce1" office:value-type="string" calcext:value-type="string">
            <text:p>v</text:p>
          </table:table-cell>
          <table:table-cell table:number-columns-repeated="1019"/>
        </table:table-row>
        <table:table-row table:style-name="ro1">
          <table:table-cell table:style-name="ce1" office:value-type="float" office:value="500" calcext:value-type="float">
            <text:p>500</text:p>
          </table:table-cell>
          <table:table-cell table:style-name="ce1" office:value-type="string" calcext:value-type="string">
            <text:p>PMC7269098</text:p>
          </table:table-cell>
          <table:table-cell table:style-name="ce3" office:value-type="string" calcext:value-type="string">
            <text:p>pandemics such as influenza <text:s/>smallpox <text:s/>and plague have caused the loss of hundreds of millions of lives and have occurred for many centuries <text:s/>fortunately <text:s/>they have been largely eliminated by the use of vaccinations and drugs <text:s/>more recently <text:s/>severe acute respiratory syndrome <text:s/>sars <text:s text:c="2"/>middle east respiratory syndrome <text:s/>mers <text:s text:c="2"/>and now coronavirus disease 2019 <text:s/>covid 19 <text:s/>have arisen <text:s/>and given the current absence of highly effective approved vaccines or drugs <text:s/>brute force approaches involving physical barriers are being used to counter virus spread <text:s/>a major basis for physical protection from respiratory infections is eye <text:s/>nose <text:s/>and mouth protection <text:s/>however <text:s/>eye protection with goggles is problematic due to <text:s/>fogging <text:s text:c="2"/>while nose mouth protection is complicated by the breathing difficulties associated with non valved respirators <text:s/>here <text:s/>we give a brief review of the origins and development of face masks and eye protection to counter respiratory infections on the basis of experiments conducted 100 years ago <text:s/>work that was presaged by the first use of personal protective equipment <text:s text:c="2"/>ppe <text:s text:c="2"/>by the plague doctors of the 17</text:p>
          </table:table-cell>
          <table:table-cell table:style-name="ce1" office:value-type="string" calcext:value-type="string">
            <text:p>Viral</text:p>
          </table:table-cell>
          <table:table-cell table:style-name="ce1" office:value-type="string" calcext:value-type="string">
            <text:p>v</text:p>
          </table:table-cell>
          <table:table-cell table:number-columns-repeated="1019"/>
        </table:table-row>
        <table:table-row table:style-name="ro1">
          <table:table-cell table:style-name="ce1" office:value-type="float" office:value="501" calcext:value-type="float">
            <text:p>501</text:p>
          </table:table-cell>
          <table:table-cell table:style-name="ce1" office:value-type="string" calcext:value-type="string">
            <text:p>PMC7269953</text:p>
          </table:table-cell>
          <table:table-cell table:style-name="ce3" office:value-type="string" calcext:value-type="string">
            <text:p>although confirmed cases of the deadly coronavirus disease 2019 <text:s/>covid 19 <text:s/>have exceeded 4 7 million globally <text:s/>scientists are pushing forward with efforts to develop vaccines and treatments in an attempt to slow the pandemic and lessen the disease s damage <text:s/>although no proven effective therapies for treating patients with covid 19 or for managing their complications currently exist <text:s/>the rapidly expanding knowledge regarding severe acute respiratory syndrome coronavirus 2 and its interplay with hosts provides a significant number of potential drug targets and the potential to repurpose drugs already tested in other diseases <text:s/>herein <text:s/>we report the biological rationale of immune activating drugs and a brief summary of literature data on the potential therapeutic value of immune checkpoint inhibitors that have been recently tested beyond cancer treatment for their potential to restore cellular immunocompetence</text:p>
          </table:table-cell>
          <table:table-cell table:style-name="ce1" office:value-type="string" calcext:value-type="string">
            <text:p>Viral</text:p>
          </table:table-cell>
          <table:table-cell table:style-name="ce1" office:value-type="string" calcext:value-type="string">
            <text:p>v</text:p>
          </table:table-cell>
          <table:table-cell table:number-columns-repeated="1019"/>
        </table:table-row>
        <table:table-row table:style-name="ro1">
          <table:table-cell table:style-name="ce1" office:value-type="float" office:value="502" calcext:value-type="float">
            <text:p>502</text:p>
          </table:table-cell>
          <table:table-cell table:style-name="ce1" office:value-type="string" calcext:value-type="string">
            <text:p>PMC7121243</text:p>
          </table:table-cell>
          <table:table-cell table:style-name="ce3" office:value-type="string" calcext:value-type="string">
            <text:p>the exponential growth in database of bio molecular sequences have spawned many approaches towards storage <text:s/>retrieval <text:s/>classification and analyses requirements <text:s/>alignment free techniques such as graphical representations and numerical characterisation <text:s/>granch <text:s/>methods have enabled some detailed analyses of large sequences and found a number of different applications in the eukaryotic and prokaryotic domain <text:s/>in particular <text:s/>recalling the history of pandemic influenza in brief <text:s/>we have followed the progress of viral infections such as bird flu of 1997 onwards and determined that the virus can spread conserved over space and time <text:s/>that influenza virus can undergo fairly conspicuous recombination like events in segmented genes <text:s/>that certain segments of the neuraminidase and hemagglutinin surface proteins remain conserved and can be targeted for peptide vaccines <text:s/>we recount in some detail a few of the representative granch techniques to provide a glimpse of how these methods are used in formulating quantitative sequence descriptors to analyse dna <text:s/>rna and protein sequences to derive meaningful results <text:s/>finally <text:s/>we survey the surveillance techniques with a special reference to how the granch techniques can be used for the purpose and recount the forecasts made of possible metamorphosis of pandemic bird flu to pandemic human infecting agent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03" calcext:value-type="float">
            <text:p>503</text:p>
          </table:table-cell>
          <table:table-cell table:style-name="ce1" office:value-type="string" calcext:value-type="string">
            <text:p>PMC7214230</text:p>
          </table:table-cell>
          <table:table-cell table:style-name="ce3" office:value-type="string" calcext:value-type="string">
            <text:p>human coronaviruses are known as respiratory pathogens mainly associated with a range of respiratory diseases <text:s/>in the past 18 years <text:s/>the beginning of severe acute respiratory syndrome human coronavirus <text:s/>sars hcov <text:s text:c="2"/>middle east respiratory syndrome coronavirus <text:s/>mers cov <text:s/>and now the <text:s/>covid 19 <text:s/>have driven the hcov into the platform of the scientific community due to their high pathogenicity in humans <text:s/>our study about the hcov has contributed extensively to the understanding of hcov pathogenesis its outbreak and precautionary measurements mainly covid 19 <text:s/>by the 16 february 2020 <text:s/>total existing diagnosis cases of covid 19 <text:s/>in china now numbered around 57 255 <text:s/>total cumulative diagnosis is about 68 592 <text:s/>total existing suspicion is about 8228 <text:s/>a total severe existing disease 11 272 <text:s/>the total cumulative cure is about 9671 with more than 1666 cumulative deaths have been reported <text:s/>the purpose of the review is to summarize the present knowledge on the viral diversity <text:s/>reservoir hosts <text:s/>and geographical distributions of human coronavirus <text:s/>covid 19 <text:s/>in china</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04" calcext:value-type="float">
            <text:p>504</text:p>
          </table:table-cell>
          <table:table-cell table:style-name="ce1" office:value-type="string" calcext:value-type="string">
            <text:p>PMC7270404</text:p>
          </table:table-cell>
          <table:table-cell table:style-name="ce3" office:value-type="string" calcext:value-type="string">
            <text:p>covid 19 is caused by the severe acute respiratory syndrome <text:s/>sars <text:s/>coronavirus <text:s/>cov <text:s/>2 <text:s/>an enveloped virus with a positive polarity <text:s/>single stranded rna genome <text:s/>the initial outbreak of the pandemic began in december 2019 <text:s/>and it is affecting the human health of the global community <text:s/>in common with previous pandemics <text:s/>influenza h1n1 and sars cov <text:s/>and the epidemics of middle east respiratory syndrome <text:s/>mers <text:s/>cov <text:s/>covs target bronchial and alveolar epithelial cells <text:s/>virus protein ligands <text:s/>e g <text:s text:c="2"/>haemagglutinin or trimeric spike glycoprotein for influenza and cov <text:s/>respectively <text:s/>interact with cellular receptors <text:s/>such as <text:s/>depending on the virus <text:s/>either sialic acids <text:s/>dipeptidyl peptidase 4 <text:s/>dpp4 <text:s text:c="2"/>or angiotensin converting enzyme 2 <text:s/>ace2 <text:s text:c="2"/>host proteases <text:s/>e g <text:s text:c="2"/>cathepsins <text:s/>furin <text:s/>or members of the type ii transmembrane serine proteases <text:s/>ttsp <text:s/>family <text:s/>such as transmembrane protease serine 2 <text:s/>tmprss2 <text:s text:c="2"/>are involved in virus entry by proteolytically activating virus ligands <text:s/>also involved are toll like receptor <text:s/>tlr <text:s/>family members <text:s/>which upregulate anti viral and pro inflammatory mediators <text:s/>interleukin <text:s/>il <text:s/>6 and il 8 and type i and type iii interferons among others <text:s text:c="2"/>through the activation of nuclear factor <text:s/>nf <text:s/>kb <text:s/>when these events <text:s/>virus cellular entry and innate immune responses <text:s/>are uncontrolled <text:s/>a deleterious systemic response is sometimes encountered in infected patients <text:s/>leading to the well described <text:s/>cytokine storm <text:s/>and an ensuing multiple organ failure promoted by a downregulation of dendritic cell <text:s/>macrophage <text:s/>and t cell function <text:s/>we aim to describe how the lung and systemic host innate immune responses affect survival either positively <text:s/>through downregulating initial viral load <text:s/>or negatively <text:s/>by triggering uncontrolled inflammation <text:s/>an emphasis will be put on host cellular signaling pathways and proteases involved with a view on tackling these therapeuticall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05" calcext:value-type="float">
            <text:p>505</text:p>
          </table:table-cell>
          <table:table-cell table:style-name="ce1" office:value-type="string" calcext:value-type="string">
            <text:p>PMC7223378</text:p>
          </table:table-cell>
          <table:table-cell table:style-name="ce3" office:value-type="string" calcext:value-type="string">
            <text:p>enterovirus a71 <text:s/>ev71 <text:s text:c="2"/>the main etiological agent of handfoot <text:s/>mouth disease <text:s/>hfmd <text:s text:c="2"/>circulates in many areas of the world and has caused large epidemics since 1997 <text:s/>especially in the asia pacific region <text:s/>in this study <text:s/>we determined the full genome sequence of cmc718 <text:s/>a newly isolated ev71 strain in korea <text:s/>the cmc718 genome was 7 415 nucleotides in length and was confirmed by whole genome phylogenetic analysis to belong to the b5 genotype <text:s/>in particular <text:s/>cmc718 demonstrated maximum identity with strain m988 of the b5 genotype and numerous amino acid variants were detected in the 3d domain of the viral protein p3 <text:s/>which is consistent with the mutation pattern of a b5 strain isolated in 2012 2013 <text:s/>comparison of the cmc718 sequence with other ev71 reference strains confirmed the relationship and genetic variation of cmc718 <text:s/>our study was a full genome sequence analysis of the first ev71 strain of the b5 genotype isolated in south korea <text:s/>this information will be a valuable reference for the development of methods for the detection of recombinant viruses <text:s/>the tracking of infections <text:s/>and the diagnosis of ev71</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06" calcext:value-type="float">
            <text:p>506</text:p>
          </table:table-cell>
          <table:table-cell table:style-name="ce1" office:value-type="string" calcext:value-type="string">
            <text:p>PMC7235496</text:p>
          </table:table-cell>
          <table:table-cell table:style-name="ce3" office:value-type="string" calcext:value-type="string">
            <text:p>emerging and reemerging infectious diseases are global public concerns <text:s/>with the outbreak of unknown pneumonia in wuhan <text:s/>china in december 2019 <text:s/>a new coronavirus <text:s/>sars cov 2 has been attracting tremendous attention <text:s/>rapid and accurate laboratory testing of sars cov 2 is essential for early discovery <text:s/>early reporting <text:s/>early quarantine <text:s/>early treatment <text:s/>and cutting off epidemic transmission <text:s/>the genome structure <text:s/>transmission <text:s/>and pathogenesis of sars cov 2 are basically similar to sars cov and mers cov <text:s/>the other two beta covs of medical importance <text:s/>during the sars cov and mers cov epidemics <text:s/>a variety of molecular and serological diagnostic assays were established and should be referred to for sars cov 2 <text:s/>in this review <text:s/>by summarizing the articles and guidelines about specimen collection <text:s/>nucleic acid tests <text:s/>nat <text:s/>and serological tests for sars cov <text:s/>mers cov <text:s/>and sars cov 2 <text:s/>several suggestions are put forward to improve the laboratory testing of sars cov 2 <text:s/>in summary <text:s/>for nat <text:s/>collecting stool and blood samples at later periods of illness to improve the positive rate if lower respiratory tract specimens are unavailable <text:s/>increasing template volume to raise the sensitivity of detection <text:s/>putting samples in reagents containing guanidine salt to inactivate virus as well as protect rna <text:s/>setting proper positive <text:s/>negative and inhibition controls to ensure high quality results <text:s/>simultaneously amplifying human rnase p gene to avoid false negative results <text:s/>for antibody test <text:s/>diverse assays targeting different antigens <text:s/>and collecting paired samples are need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07" calcext:value-type="float">
            <text:p>507</text:p>
          </table:table-cell>
          <table:table-cell table:style-name="ce1" office:value-type="string" calcext:value-type="string">
            <text:p>PMC7300831</text:p>
          </table:table-cell>
          <table:table-cell table:style-name="ce3" office:value-type="string" calcext:value-type="string">
            <text:p>coronaviridae is a family of single stranded positive enveloped rna viruses <text:s/>this article aimed to review the history of these viruses in the last 60 years since their discovery to understand what lessons can be learned from the past <text:s/>a review of the pubmed database was carried out <text:s/>describing taxonomy <text:s/>classification <text:s/>virology <text:s/>genetic recombination <text:s/>host adaptation <text:s/>and main symptoms related to each type of virus <text:s/>sars cov 2 is responsible for the ongoing global pandemic <text:s/>sars cov and mers cov were responsible for causing severe respiratory illness and regional epidemics in the past while the four other strains of covs <text:s/>229 e oc43 <text:s/>nl63 <text:s/>and hku1 <text:s/>circulate worldwide and normally only cause mild upper respiratory tract infections <text:s/>given the enormous diversity of coronavirus viruses in wildlife and their continuous evolution and adaptation to humans <text:s/>future outbreaks would undoubtedly occur <text:s/>restricting or banning all trade in wild animals in wet markets would be a necessary measure to reduce future zoonotic infectio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08" calcext:value-type="float">
            <text:p>508</text:p>
          </table:table-cell>
          <table:table-cell table:style-name="ce1" office:value-type="string" calcext:value-type="string">
            <text:p>PMC7197250</text:p>
          </table:table-cell>
          <table:table-cell table:style-name="ce3" office:value-type="string" calcext:value-type="string">
            <text:p>the emerging infection of covid 19 was initiated from wuhan <text:s/>china <text:s/>have been spread to more than 210 countries around the globe including india <text:s/>the clinical symptoms of covid 19 are very similar to other respiratory viruses <text:s/>the number of laboratory confirmed cases and associated deaths are increasing regularly in various parts of the world <text:s/>seven coronaviruses <text:s/>229e <text:s/>nl63 <text:s/>oc43 <text:s/>hku1 <text:s/>sars <text:s/>mers and <text:s/>covid 19 <text:s/>can naturally infect human beings <text:s/>out of these four <text:s/>229e cov <text:s/>nl63 cov <text:s/>oc43 cov <text:s/>hku1 cov <text:s/>are responsible for mild upper respiratory infections <text:s/>while sars cov <text:s/>mers cov <text:s/>and covid 19 are well known for their high mortality <text:s/>few mild strains of coronaviruses are circulating in india but there is no evidence of sars and mers outbreaks <text:s/>the covid 19 is an emerging viral infection responsible for pandemics <text:s/>fortunately <text:s/>the mortality of covid 19 is low as compared with sars and mers <text:s/>the majority of its cases are recovered <text:s/>the death toll of covid 19 is high even after its low mortality because covid 19 causes a pandemic while sars cov and mers cov cause epidemics only <text:s/>covid 19 influenced the large segments of the world population <text:s/>which led to a public health emergency of international concern <text:s/>putting all health organizations on high alert <text:s/>covid 19 is the first coronavirus after spanish flu 1918 1919 <text:s/>who has extremely influenced the health system <text:s/>economy <text:s/>and psychology of india <text:s/>the present study review is on the general continent <text:s/>virology <text:s/>pathogenesis <text:s/>global epidemiology <text:s/>clinical presentation <text:s/>diagnosis <text:s/>treatment and control of covid 19 with the reference to india</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09" calcext:value-type="float">
            <text:p>509</text:p>
          </table:table-cell>
          <table:table-cell table:style-name="ce1" office:value-type="string" calcext:value-type="string">
            <text:p>PMC7286272</text:p>
          </table:table-cell>
          <table:table-cell table:style-name="ce3" office:value-type="string" calcext:value-type="string">
            <text:p>cardiopulmonary resuscitation <text:s/>cpr <text:s/>in sars cov 2 associated disease <text:s/>covid 19 <text:s/>patients poses a unique challenge to health care providers due to the risk of viral aerosolization and disease transmission <text:s/>this has caused some centers to modify existing cpr procedures <text:s/>limit the duration of cpr or consider avoiding cpr altogether <text:s/>in this review <text:s/>we propose a procedure for cpr in the icu that minimizes the number of personnel in the immediate vicinity of the patient and conserves the use of scarce personal protection equipment <text:s/>ppe <text:s text:c="2"/>highlighting the low likelihood of successful resuscitation in high risk patients may prompt them to decline cpr <text:s/>we recommend the preemptive placement of central venous lines in high risk patients with intravenous tubing extensions that allow medication delivery from outside the patients <text:s/>rooms <text:s/>during cpr <text:s/>this practice can be used to deliver critical medications without delay <text:s/>the use of a mechanical compression system for cpr further reduces the risk of infectious exposure to health care providers <text:s/>ecmo should be reserved for patients with few comorbidities and a single failing organ system <text:s/>reliable teleconferencing tools are essential to facilitate communication between providers inside and outside of the patient s room <text:s/>general principles regarding the ethics and peri resuscitative management of covid 19 patients are also discuss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10" calcext:value-type="float">
            <text:p>510</text:p>
          </table:table-cell>
          <table:table-cell table:style-name="ce1" office:value-type="string" calcext:value-type="string">
            <text:p>PMC7120784</text:p>
          </table:table-cell>
          <table:table-cell table:style-name="ce3" office:value-type="string" calcext:value-type="string">
            <text:p>emerging viral infections <text:s/>evi <text:s text:c="2"/>and re emergent variants of existing ones <text:s/>are a growing threat to public health worldwide with outbreaks occurring sporadically especially in africa associated with significant adverse ecological <text:s/>socioeconomic and public health implications <text:s/>these pathogens have devised evolved environmental adaptations <text:s/>including the possession of genomic resistance mutations <text:s/>haemorrhagic fever viruses like ebola <text:s/>marburg and lassa fever viruses and respiratory pathogens like the avian and human influenza severe acute respiratory syndrome <text:s/>sars <text:s/>and middle east respiratory syndrome <text:s/>mers <text:s/>viruses <text:s/>most from zoonotic reservoirs <text:s/>may significantly increase morbidity and mortality in the human population in the nearest future <text:s/>likewise <text:s/>vector borne zoonotic viral diseases including rift valley fever <text:s/>yellow fever <text:s/>dengue <text:s/>chikungunya and west nile <text:s/>transmitted by arthropods from animal reservoirs <text:s/>occur frequently in the tropics <text:s/>exhibiting previously unseen patterns of infection and spread <text:s/>these patterns are facilitated by many intrinsic factors like mutated sites in the viral genome <text:s/>and external factors including urbanization <text:s/>displacement <text:s/>human migration and climate change <text:s/>emerging viruses can easily cross boundaries and pose severe threats to the human populations in new geographical areas <text:s/>here <text:s/>we outline the features of common emergent viruses and factors facilitating their emergence <text:s/>effects <text:s/>control and sustained management in the environment</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11" calcext:value-type="float">
            <text:p>511</text:p>
          </table:table-cell>
          <table:table-cell table:style-name="ce1" office:value-type="string" calcext:value-type="string">
            <text:p>PMC7118674</text:p>
          </table:table-cell>
          <table:table-cell table:style-name="ce3" office:value-type="string" calcext:value-type="string">
            <text:p>the infection by the new coronavirus <text:s/>sars cov 2 <text:s/>has taken the dimension of a pandemic <text:s/>affecting more than 160 countries in a few weeks <text:s/>in colombia <text:s/>despite the implementation of the rules established by the national government <text:s/>exists an elevate concern both for mortality and for the limited capacity of the health system to respond effectively to the needs of patients infected <text:s/>for colombia <text:s/>assuming a case fatality rate among people infected with sars cov 2 of 0 6 <text:s text:c="2"/>average data from the information reported for latin american countries for march 18 <text:s text:c="2"/>table 1 <text:s text:c="2"/>the number of deaths <text:s/>in one or two weeks <text:s/>could be 16 and 243 <text:s/>respectively <text:s/>these estimates differ markedly from those documented in countries such as spain and italy <text:s/>in which covid 19 case fatality rates exceed 8 <text:s text:c="2"/>case of italy <text:s/>and from the percentage of patients who have required intensive care <text:s/>which has ranged from 9 <text:s/>to 11 <text:s/>of patients in mediterranean european countries <text:s/>these differences could be explained due to <text:s/>a <text:s/>the percentage of the population at risk <text:s/>individuals older than 60 years <text:s text:c="2"/>b <text:s/>a higher epidemiological exposure to viral respiratory infections associated with more frequent exposure to them <text:s/>due to geographic and climatic conditions <text:s/>c <text:s/>less spread of the virus by location in the tropical zone <text:s/>and d <text:s/>earlier preventive measures to contain the spread of sars cov 2 infection <text:s/>therefore <text:s/>it is possible to establish that the situation in this country will be different from in european mediterranean and that colombia could have different endpoints from spain and ital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12" calcext:value-type="float">
            <text:p>512</text:p>
          </table:table-cell>
          <table:table-cell table:style-name="ce1" office:value-type="string" calcext:value-type="string">
            <text:p>PMC7280810</text:p>
          </table:table-cell>
          <table:table-cell table:style-name="ce3" office:value-type="string" calcext:value-type="string">
            <text:p>public health doctors of korea contributed significantly to massive coronavirus disease 2019 <text:s/>covid 19 <text:s/>testing <text:s/>they were immediately dispatched to epicenters of the covid 19 pandemic <text:s/>and have run tests at screening centers <text:s/>airport quarantines and hospitals <text:s/>however <text:s/>their expertise from in field experience has been often neglected <text:s/>it is time to reorganize public health doctor system to better prepare for future epidemics <text:s/>transforming and strengthening their roles as public health experts through systematic training is crucial</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13" calcext:value-type="float">
            <text:p>513</text:p>
          </table:table-cell>
          <table:table-cell table:style-name="ce1" office:value-type="string" calcext:value-type="string">
            <text:p>PMC7168632</text:p>
          </table:table-cell>
          <table:table-cell table:style-name="ce3" office:value-type="string" calcext:value-type="string">
            <text:p>novel coronavirus <text:s/>2019 ncov <text:s/>is an emerging pathogen that was first identified in wuhan <text:s/>china in late december 2019 <text:s/>this virus is responsible for the ongoing outbreak that causes severe respiratory illness and pneumonia like infection in humans <text:s/>due to the increasing number of cases in china and outside china <text:s/>the who declared coronavirus as a global health emergency <text:s/>nearly 35 000 cases were reported and at least 24 other countries or territories have reported coronavirus cases as early on as february <text:s/>inter human transmission was reported in a few countries <text:s/>including the united states <text:s/>neither an effective anti viral nor a vaccine is currently available to treat this infection <text:s/>as the virus is a newly emerging pathogen <text:s/>many questions remain unanswered regarding the virus s reservoirs <text:s/>pathogenesis <text:s/>transmissibility <text:s/>and much more is unknown <text:s/>the collaborative efforts of researchers are needed to fill the knowledge gaps about this new virus <text:s/>to develop the proper diagnostic tools <text:s/>and effective treatment to combat this infection <text:s/>recent advancements in plant biotechnology proved that plants have the ability to produce vaccines or biopharmaceuticals rapidly in a short time <text:s/>in this review <text:s/>the outbreak of 2019 ncov in china <text:s/>the need for rapid vaccine development <text:s/>and the potential of a plant system for biopharmaceutical development are discussed</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14" calcext:value-type="float">
            <text:p>514</text:p>
          </table:table-cell>
          <table:table-cell table:style-name="ce1" office:value-type="string" calcext:value-type="string">
            <text:p>PMC7202944</text:p>
          </table:table-cell>
          <table:table-cell table:style-name="ce3" office:value-type="string" calcext:value-type="string">
            <text:p>protections for women and girls must be built into response plans</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515" calcext:value-type="float">
            <text:p>515</text:p>
          </table:table-cell>
          <table:table-cell table:style-name="ce1" office:value-type="string" calcext:value-type="string">
            <text:p>PMC7291769</text:p>
          </table:table-cell>
          <table:table-cell table:style-name="ce3" office:value-type="string" calcext:value-type="string">
            <text:p>the 2019 novel coronavirus disease <text:s/>sars cov 2 <text:s/>is now spreading globally and is characterized by person to person transmission <text:s/>however <text:s/>it has recently been found that individuals infected with sars cov 2 can be asymptomatic <text:s/>and simultaneously a source of infection in others <text:s/>the viral load detected in nasopharyngeal swabs of asymptomatic carriers is relatively high <text:s/>with a great potential for transmission <text:s/>more attention should be paid to the insidious spread of disease and harm contributed by asymptomatic sars cov 2 carriers <text:s/>to provide a theoretical basis for the accurate and early clinical identification of asymptomatic patients <text:s/>this review objectively summarizes the epidemic status <text:s/>transmission characteristics and clinical features of asymptomatic patients with sars cov 2 infec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16" calcext:value-type="float">
            <text:p>516</text:p>
          </table:table-cell>
          <table:table-cell table:style-name="ce1" office:value-type="string" calcext:value-type="string">
            <text:p>PMC7284144</text:p>
          </table:table-cell>
          <table:table-cell table:style-name="ce3" office:value-type="string" calcext:value-type="string">
            <text:p>sever acute respiratory syndrome coronavirus 2 <text:s/>sars cov 2 <text:s/>is a single stranded rna <text:s/>ssrna <text:s/>virus <text:s/>responsible for severe acute respiratory disease <text:s/>covid 19 <text:s text:c="2"/>a large number of natural compounds are under trial for screening compounds <text:s/>possessing potential inhibitory effect against the viral infection <text:s/>keeping in view the importance of marine compounds in antiviral activity <text:s/>we investigated the potency of some marine natural products to target sars cov 2 main protease <text:s/>m</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17" calcext:value-type="float">
            <text:p>517</text:p>
          </table:table-cell>
          <table:table-cell table:style-name="ce1" office:value-type="string" calcext:value-type="string">
            <text:p>PMC7306893</text:p>
          </table:table-cell>
          <table:table-cell table:style-name="ce3" office:value-type="string" calcext:value-type="string">
            <text:p>the ongoing covid 19 pandemic has infected nearly 3 582 233 individuals with 248 558 deaths since it was first identified in human populations in december 2019 in wuhan <text:s/>china <text:s/>no antiviral therapies or vaccines are available for their treatment or prevention <text:s/>passive immunization pi through broadly neutralizing antibodies that bind to the specific antigens of sars cov 2 might be a potential solution to address the immediate health threat of covid 19 pandemic while vaccines are being developed <text:s/>the pi approach in treating covid 19 is discussed herein <text:s/>including a summary of its historical applications to confront epidemic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18" calcext:value-type="float">
            <text:p>518</text:p>
          </table:table-cell>
          <table:table-cell table:style-name="ce1" office:value-type="string" calcext:value-type="string">
            <text:p>PMC7123557</text:p>
          </table:table-cell>
          <table:table-cell table:style-name="ce3" office:value-type="string" calcext:value-type="string">
            <text:p>the threat of emerging and re emerging infectious diseases to global population health remains significantly enormous <text:s/>and the pandemic preparedness capabilities necessary to confront such threats must be of greater potency <text:s/>artificial intelligence <text:s/>ai <text:s/>offers new hope in not only effectively pre empting <text:s/>preventing and combating the threats of infectious disease epidemics <text:s/>but also facilitating the understanding of health seeking behaviors and public emotions during epidemics <text:s/>from a systems thinking perspective <text:s/>and in today s world of seamless boundaries and global interconnectivity <text:s/>ai offers enormous potential for public health practitioners and policy makers to revolutionize healthcare and population health through focussed <text:s/>context specific interventions that promote cost savings on therapeutic care <text:s/>expand access to health information and services <text:s/>and enhance individual responsibility for their health and well being <text:s/>this chapter systematically appraises the dawn of ai technology towards empowering population health to combat the rise of infectious disease epidemic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19" calcext:value-type="float">
            <text:p>519</text:p>
          </table:table-cell>
          <table:table-cell table:style-name="ce1" office:value-type="string" calcext:value-type="string">
            <text:p>PMC7167298</text:p>
          </table:table-cell>
          <table:table-cell table:style-name="ce3" office:value-type="string" calcext:value-type="string">
            <text:p>for a large number of health care providers world wide <text:s/>the coronavirus disease 2019 <text:s/>covid 19 <text:s/>pandemic is their first experience in population based care <text:s/>in past decades <text:s/>lower population densities <text:s/>infectious disease outbreaks <text:s/>epidemics <text:s/>and pandemics were rare and driven almost exclusively by natural disasters <text:s/>predatory animals <text:s/>and war <text:s/>in the early 1900s <text:s/>sir william osler first advanced the knowledge of zoonotic diseases that are spread from reservoir animals to human animals <text:s/>once rare <text:s/>they now make up 71 <text:s/>or more of new diseases <text:s/>globally <text:s/>zoonotic spread occurs for many reasons <text:s/>because the human population has grown in numbers and density <text:s/>the spread of these diseases accelerated though rapid unsustainable urbanization <text:s/>biodiversity loss <text:s/>and climate change <text:s/>furthermore <text:s/>they are exacerbated by an increasing number of vulnerable populations suffering from chronic deficiencies in food <text:s/>water <text:s/>and energy <text:s/>the world health organization <text:s/>who <text:s/>and its international health regulation <text:s/>ihr <text:s/>treaty <text:s/>organized to manage population based diseases such as influenza <text:s/>severe acute respiratory syndrome <text:s/>sars <text:s text:c="2"/>h1n1 <text:s/>middle east respiratory syndrome <text:s/>mers <text:s text:c="2"/>hiv <text:s/>and ebola <text:s/>have failed to meet population based expectations <text:s/>in part <text:s/>this is due to influence from powerful political donors <text:s/>which has become most evident in the current covid 19 pandemic <text:s/>the global community can no longer tolerate an ineffectual and passive international response system <text:s/>nor tolerate the self serving political interference that authoritarian regimes and others have exercised over the who <text:s/>in a highly integrated globalized world <text:s/>both the who with its ihr treaty have the potential to become one of the most effective mechanisms for crisis response and risk reduction world wide <text:s/>practitioners and health decision makers must break their silence and advocate for a stronger treaty <text:s/>a return of the who s singular global authority <text:s/>and support highly coordinated population based management <text:s/>as osler recognized <text:s/>his concept of <text:s/>one medicine <text:s/>one health <text:s/>defines what global public health is toda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20" calcext:value-type="float">
            <text:p>520</text:p>
          </table:table-cell>
          <table:table-cell table:style-name="ce1" office:value-type="string" calcext:value-type="string">
            <text:p>PMC7237993</text:p>
          </table:table-cell>
          <table:table-cell table:style-name="ce3" office:value-type="string" calcext:value-type="string">
            <text:p>porcine epidemic diarrhea <text:s/>ped <text:s/>is a highly contagious <text:s/>intestinal infectious disease caused by porcine epidemic diarrhea virus <text:s/>pedv <text:s text:c="2"/>pedv as an emerging and re emerging epizootic virus of swine causes substantial economic losses to the pig industry in china and other countries <text:s/>in china <text:s/>the occurrence of ped shows significant seasonal variations <text:s/>usually outbreak during the winter season <text:s/>the epidemic characteristics of ped may be highly correlated with the changes of ambient temperature <text:s/>however <text:s/>molecular mechanism on the seasonal occurrence of ped still remains unclear <text:s/>it has been widely observed that low ambient temperature up regulates the expression of host heat shock protein 70 <text:s/>hsp70 <text:s text:c="2"/>here <text:s/>we showed that nucleotide and protein levels of hsp70 were up regulated in the intestinal of cold exposed pig and cold exposed vero e6 cells <text:s/>we found that overexpression of hsp70 could increase pedv mrna synthesis and protein expression in vero e6 and ipec j2 cells <text:s/>while the sirnas mediated knockdown of hsp70 and ver155008 mediated inhibition of hsp70 resulted in inhibition of viral mrna synthesis and protein expression in vero e6 cells <text:s/>these data suggested that hsp70 positively regulated pedv mrna synthesis and protein expression <text:s/>which being helpful for understanding the seasonality of ped epidemics and development of novel antiviral therapies in the future</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521" calcext:value-type="float">
            <text:p>521</text:p>
          </table:table-cell>
          <table:table-cell table:style-name="ce1" office:value-type="string" calcext:value-type="string">
            <text:p>PMC7225364</text:p>
          </table:table-cell>
          <table:table-cell table:style-name="ce3" office:value-type="string" calcext:value-type="string">
            <text:p>zoonotic infections are an imminent threat to human health <text:s/>pangolins were recently identified as carriers and intermediate hosts of coronaviruses <text:s/>previous research has shown that infection with coronaviruses activates an innate immune response upon sensing of viral rna by interferon induced with helicase c domain 1 <text:s/>ifih1 <text:s text:c="2"/>also known as mda5 <text:s/>here <text:s/>we performed a comparative genomics study of rna sensor genes in three species of pangolins <text:s/>ddx58 rig i <text:s/>a sensor of cytoplasmic viral rna and toll like receptors <text:s/>tlr <text:s/>3 <text:s/>7 <text:s/>and 8 <text:s/>which bind rna in endosomes <text:s/>are conserved in pangolins <text:s/>by contrast <text:s/>ifih1 a sensor of intracellular double stranded rna <text:s/>has been inactivated by mutations in pangolins <text:s/>likewise <text:s/>z dna binding protein <text:s/>zbp1 <text:s text:c="2"/>which senses both z dna and z rna <text:s/>has been lost during the evolution of pangolins <text:s/>these results suggest that the innate immune response to viruses differs significantly between pangolins and other mammals <text:s/>including humans <text:s/>we put forward the hypothesis that loss of ifih1 and zbp1 provided an evolutionary advantage by reducing inflammation induced damage to host tissues and thereby contributed to a switch from resistance to tolerance of viral infections in pangolin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22" calcext:value-type="float">
            <text:p>522</text:p>
          </table:table-cell>
          <table:table-cell table:style-name="ce1" office:value-type="string" calcext:value-type="string">
            <text:p>PMC7205510</text:p>
          </table:table-cell>
          <table:table-cell table:style-name="ce3" office:value-type="string" calcext:value-type="string">
            <text:p>in a short span <text:s/>a novel coronavirus <text:s/>sars cov 2 <text:s/>has captured global consciousness by significantly affecting the day to day life of humans and emerged as a public health emergency <text:s/>undoubtedly <text:s/>it indicates that lessons learnt from the past epidemics of coronaviruses such as the middle east respiratory syndrome <text:s/>mers <text:s/>and severe acute respiratory syndrome <text:s/>sars <text:s text:c="2"/>had not enough and thus left us ill prepared to deal with the challenges that covid 19 pandemic is currently posing <text:s/>currently <text:s/>as a global pandemic <text:s/>covid 19 poses major challenges and thus forcing the entire world to lockdown <text:s/>however <text:s/>the disease has prepared humankind in facing such outbreaks at present as well as in the future <text:s/>besides <text:s/>it has also taught numerous lessons that are worth considering and implementing to make the world a better reality</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23" calcext:value-type="float">
            <text:p>523</text:p>
          </table:table-cell>
          <table:table-cell table:style-name="ce1" office:value-type="string" calcext:value-type="string">
            <text:p>PMC7193772</text:p>
          </table:table-cell>
          <table:table-cell table:style-name="ce3" office:value-type="string" calcext:value-type="string">
            <text:p>understanding the dynamics of pathogen transfer in aquaculture systems is essential to manage and mitigate disease outbreaks <text:s/>the goal of this study was to understand recent transmission dynamics of salmonid alphavirus <text:s/>sav <text:s/>in norway <text:s/>sav causes significant economic impacts on farmed salmonids in european aquaculture <text:s/>sav is classified into six subtypes <text:s/>with norway having ongoing epidemics of sav subtypes 2 and 3 <text:s/>these two viral subtypes are present in largely distinct geographic regions of norway <text:s/>with sav2 present in trondelag <text:s/>sav3 in rogaland <text:s/>sogn og fjordane <text:s/>and hordaland <text:s/>and m re og romsdal having outbreaks of both subtypes <text:s/>to determine likely transmission routes of norwegian sav an established nanopore amplicon sequencing approach was used in the current study <text:s/>after confirming the accuracy of this approach for distinguishing subtype level co infections of sav2 and sav3 <text:s/>a hypothetical possibility in regions of neighboring epidemics <text:s/>twenty four sav3 genomes were sequenced to characterize the current genetic diversity of sav3 in norwegian aquaculture <text:s/>sequencing was performed on naturally infected heart tissues originating from a range of geographic locations sampled between 2016 and 2019 <text:s/>phylogenetic analyses revealed that the currently active sav3 strains sampled comprise several distinct lineages sharing an ancestor that existed <text:s/>15 years ago <text:s/>95 <text:s/>hpd <text:s/>12 51 17 7 years <text:s/>and likely in hordaland <text:s/>at least five of these lineages have not shared a common ancestor for 7 85 years <text:s/>95 <text:s/>hpd <text:s/>5 39 10 96 years <text:s/>or more <text:s/>furthermore <text:s/>the ancestor of the strains that were sampled outside of hordaland <text:s/>sogn of fjordane and rogaland <text:s/>existed less than 8 years ago <text:s/>indicating a lack of long term viral reservoirs in these counties <text:s/>this evident lack of geographically distinct subclades is compatible with a source sink transmission dynamic explaining the long term movements of sav around norway <text:s/>such anthropogenic transport of the virus indicates that at least for sink counties <text:s/>biosecurity strategies might be effective in mitigating the ongoing sav epidemic <text:s/>finally <text:s/>genomic analyses of sav sequences were performed <text:s/>offering novel insights into the prevalence of sav genomes containing defective deletions <text:s/>overall <text:s/>this study improves our understanding of the recent transmission dynamics and biology of the sav epidemic affecting norwegian aquaculture</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524" calcext:value-type="float">
            <text:p>524</text:p>
          </table:table-cell>
          <table:table-cell table:style-name="ce1" office:value-type="string" calcext:value-type="string">
            <text:p>PMC7255970</text:p>
          </table:table-cell>
          <table:table-cell table:style-name="ce3" office:value-type="string" calcext:value-type="string">
            <text:p>the scarcity of facemasks <text:s/>particularly n95 respirators <text:s/>combined with the lack of solid data to address the suitability of each mask type for adequate health care worker <text:s/>hcw <text:s/>protection have caused turmoil among hcws <text:s/>current recommendations suggest mask usage solely during hcw contact with covid 19 patients <text:s/>namely plain medical mask for low risk contacts and n95 for aerosol generating procedures <text:s/>the distinction regarding the escalation of mask complexity depending on contact type is nevertheless based on plausible theoretical assumptions rather than hard evidence of a clear benefit <text:s/>conversely <text:s/>we suggest that at least a plain mask should be used during all hcws <text:s/>contacts in healthcare facilities which constitute a highly probable but often overlooked means of sars cov 2 transmission among hcw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25" calcext:value-type="float">
            <text:p>525</text:p>
          </table:table-cell>
          <table:table-cell table:style-name="ce1" office:value-type="string" calcext:value-type="string">
            <text:p>PMC7122971</text:p>
          </table:table-cell>
          <table:table-cell table:style-name="ce3" office:value-type="string" calcext:value-type="string">
            <text:p>viruses are built from short sequences of nucleic acid <text:s/>either dna or rna wrapped in a protein shell <text:s/>until the invention of the electron microscope <text:s/>it was impossible to visualize a virus <text:s/>the first viruses to be visualized were bacteriophage <text:s/>which appeared to have a head and tail like structure <text:s/>only the nucleic acid entered the bacterial cell through the tail <text:s/>animal viruses were described as spherical or rod shaped <text:s/>they were bound to receptors and were taken up by the cell <text:s/>after the crystallization of the tobacco mosaic virus <text:s/>there was much discussion as to whether viruses were <text:s/>living <text:s/>organisms <text:s/>the controversy continues to this day <text:s/>although viruses were defined in part on the basis of size and filterability <text:s/>viruses much larger than the traditional viruses have recently been isolated <text:s/>studies of viral replication indicate that most viruses self assemble as a result of interactions between the viral proteins to form a viral capsid that interacts with the nucleic acid to form the whole <text:s/>the viral replication cycle and synthesis is presented in this chapter <text:s/>viral classification into a linnaean scheme has been proposed <text:s/>but newer methods using nucleic acid homologies are changing classification <text:s/>viruses are spread in the human population by various means <text:s/>including airborne particles <text:s/>fecal oral contact <text:s/>clothing <text:s/>insects <text:s/>and contact with other animals <text:s/>zoonosi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26" calcext:value-type="float">
            <text:p>526</text:p>
          </table:table-cell>
          <table:table-cell table:style-name="ce1" office:value-type="string" calcext:value-type="string">
            <text:p>PMC7093024</text:p>
          </table:table-cell>
          <table:table-cell table:style-name="ce3" office:value-type="string" calcext:value-type="string">
            <text:p>the influenza a virus <text:s/>iav <text:s/>causes seasonal epidemics and occasional but devastating pandemics <text:s/>which are of a major public health concern <text:s/>although several antiviral drugs are currently available <text:s/>there is an urgent need to develop novel antiviral therapies with different mechanisms of action due to emergence of drug resistance <text:s/>in this study <text:s/>two related compounds <text:s/>chebulagic acid <text:s/>chla <text:s/>and chebulinic acid <text:s/>chli <text:s text:c="2"/>were identified as novel inhibitors against iav replication <text:s/>a reporter virus based infection assay demonstrated that chla and chli exhibit no inhibitory effect on iav entry or rna replication during the virus replication cycle <text:s/>results of viral release inhibition assay and neuraminidase <text:s/>na <text:s/>inhibition assay indicated that chla and chli exert their inhibitory effect on the na mediated viral release <text:s/>moreover <text:s/>oseltamivir resistance mutation na h274y of na is susceptible to chla or chli <text:s/>suggesting a different mechanism of action for chla and chli <text:s/>in summary <text:s/>chla and chli are promising new na inhibitors that may be further developed as novel antivirals against iav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27" calcext:value-type="float">
            <text:p>527</text:p>
          </table:table-cell>
          <table:table-cell table:style-name="ce1" office:value-type="string" calcext:value-type="string">
            <text:p>PMC7065369</text:p>
          </table:table-cell>
          <table:table-cell table:style-name="ce3" office:value-type="string" calcext:value-type="string">
            <text:p>in december 2019 <text:s/>a new virus <text:s/>initially called <text:s/>novel coronavirus 2019 ncov <text:s/>and later renamed to sars cov 2 <text:s/>causing severe acute respiratory syndrome <text:s/>coronavirus disease covid 19 <text:s/>emerged in wuhan <text:s/>hubei province <text:s/>china <text:s/>and rapidly spread to other parts of china and other countries around the world <text:s/>despite china s massive efforts to contain the disease within hubei <text:s/>as with the original sars cov epidemic of 2002 2003 and with seasonal influenza <text:s/>geographic information systems and methods <text:s/>including <text:s/>among other application possibilities <text:s/>online real or near real time mapping of disease cases and of social media reactions to disease spread <text:s/>predictive risk mapping using population travel data <text:s/>and tracing and mapping super spreader trajectories and contacts across space and time <text:s/>are proving indispensable for timely and effective epidemic monitoring and response <text:s/>this paper offers pointers to <text:s/>and describes <text:s/>a range of practical online mobile gis and mapping dashboards and applications for tracking the 2019 2020 coronavirus epidemic and associated events as they unfold around the world <text:s/>some of these dashboards and applications are receiving data updates in near real time <text:s/>at the time of writing <text:s text:c="2"/>and one of them is meant for individual users <text:s/>in china <text:s/>to check if the app user has had any close contact with a person confirmed or suspected to have been infected with sars cov 2 in the recent past <text:s/>we also discuss additional ways gis can support the fight against infectious disease outbreaks and epidemic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28" calcext:value-type="float">
            <text:p>528</text:p>
          </table:table-cell>
          <table:table-cell table:style-name="ce1" office:value-type="string" calcext:value-type="string">
            <text:p>PMC7121724</text:p>
          </table:table-cell>
          <table:table-cell table:style-name="ce3" office:value-type="string" calcext:value-type="string">
            <text:p>why mass shootings may be contagious <text:s/>new study examines <text:s text:c="3"/>is there an antidote to emotional contagion <text:s text:c="3"/>gaining weight is socially contagious so is losing it <text:s text:c="2"/>in 2015 <text:s/>these headlines appeared alongside those pertaining to ebola virus disease <text:s/>evd <text:s text:c="2"/>west nile virus <text:s/>and the recently infamous <text:s/>giant frozen virus still infectious after 3000 years</text:p>
          </table:table-cell>
          <table:table-cell table:style-name="ce1" office:value-type="string" calcext:value-type="string">
            <text:p>Non-Viral</text:p>
          </table:table-cell>
          <table:table-cell table:number-columns-repeated="1020"/>
        </table:table-row>
        <table:table-row table:style-name="ro1">
          <table:table-cell table:style-name="ce1" office:value-type="float" office:value="529" calcext:value-type="float">
            <text:p>529</text:p>
          </table:table-cell>
          <table:table-cell table:style-name="ce1" office:value-type="string" calcext:value-type="string">
            <text:p>PMC7198407</text:p>
          </table:table-cell>
          <table:table-cell table:style-name="ce3" office:value-type="string" calcext:value-type="string">
            <text:p>central to covid 19 pathophysiology is an acute respiratory infection primarily manifesting as pneumonia <text:s/>two months into the covid 19 outbreak <text:s/>however <text:s/>a retrospective study in china involving more than 200 participants revealed a neurological component to covid 19 in a subset of patients <text:s/>the observed symptoms <text:s/>the cause of which remains unclear <text:s/>included impaired consciousness <text:s/>skeletal muscle injury and acute cerebrovascular disease <text:s/>and appeared more frequently in severe disease <text:s/>since then <text:s/>findings from several studies have hinted at various possible neurological outcomes in covid 19 patients <text:s/>here <text:s/>we review the historical association between neurological complications and highly pathological coronaviruses including sars cov <text:s/>mers cov and sars cov 2 <text:s/>we draw from evidence derived from past coronavirus outbreaks <text:s/>noting the similarities and differences between sars and mers <text:s/>and the current covid 19 pandemic <text:s/>we end by briefly discussing possible mechanisms by which the coronavirus impacts on the human nervous system <text:s/>as well as neurology specific considerations that arise from the repercussions of covid 19</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30" calcext:value-type="float">
            <text:p>530</text:p>
          </table:table-cell>
          <table:table-cell table:style-name="ce1" office:value-type="string" calcext:value-type="string">
            <text:p>PMC7119994</text:p>
          </table:table-cell>
          <table:table-cell table:style-name="ce3" office:value-type="string" calcext:value-type="string">
            <text:p>mathematical tools have been widely applied in understanding the dynamics and control of viral infections <text:s/>here we present some fundamental aspects of infection dynamics <text:s/>starting with acute immunising infections as a case study for herd immunity and other important factors in the spread and control of infection <text:s/>we then discuss the dynamics of infections with more complex life histories <text:s/>including chronic infections <text:s/>and those showing evolution for immune escape <text:s/>we conclude with a discussion of important gaps in our current understanding of viral dynamics <text:s/>along with future research need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31" calcext:value-type="float">
            <text:p>531</text:p>
          </table:table-cell>
          <table:table-cell table:style-name="ce1" office:value-type="string" calcext:value-type="string">
            <text:p>PMC7004624</text:p>
          </table:table-cell>
          <table:table-cell table:style-name="ce3" office:value-type="string" calcext:value-type="string">
            <text:p>this paper reviews the current epidemics of human immunodeficiency virus <text:s/>hiv <text:s/>infection in china <text:s/>particularly the globally available prevention strategies developed and implemented <text:s/>this review focuses on hiv prevention measures in general <text:s/>such as education <text:s/>testing <text:s/>and counseling and in specific responses to transmission modes <text:s/>such as blood safety <text:s/>harm reduction for people who inject drugs <text:s/>and condom promotion to reduce sexual transmission <text:s/>we also assess newly developed prevention measures <text:s/>such as prevention treatment <text:s/>pre exposure prophylaxis <text:s/>post exposure prophylaxis <text:s/>male circumcision <text:s/>and promising potential future preventions <text:s/>including microbicides and vaccines <text:s/>based on this assessment <text:s/>we provide recommendations for their implementation in china <text:s/>we conclude that there is no magic bullet for hiv prevention <text:s/>particularly sexual transmission of the disease <text:s/>but only a combination of these prevention strategies can control the hiv epidemic</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32" calcext:value-type="float">
            <text:p>532</text:p>
          </table:table-cell>
          <table:table-cell table:style-name="ce1" office:value-type="string" calcext:value-type="string">
            <text:p>PMC7231083</text:p>
          </table:table-cell>
          <table:table-cell table:style-name="ce3" office:value-type="string" calcext:value-type="string">
            <text:p>type i interferons <text:s/>ifn i <text:s/>are a group of related proteins that help regulate the activity of the immune system and play a key role in host defense against viral infections <text:s/>upon infection <text:s/>the ifn i are rapidly secreted and induce a wide range of effects that not only act upon innate immune cells but also modulate the adaptive immune system <text:s/>while ifn i and many ifn stimulated genes are well known for their protective antiviral role <text:s/>recent studies have associated them with potential pathogenic functions <text:s/>in this review <text:s/>we summarize the current knowledge regarding the complex effects of human ifn i responses in respiratory as well as reemerging flavivirus infections of public health significance and the molecular mechanisms by which viral proteins antagonize the establishment of an antiviral host defense <text:s/>antiviral effects and immune modulation of ifn stimulated genes is discussed in resisting and controlling pathogens <text:s/>understanding the mechanisms of these processes will be crucial in determining how viral replication can be effectively controlled and in developing safe and effective vaccines and novel therapeutic strategi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33" calcext:value-type="float">
            <text:p>533</text:p>
          </table:table-cell>
          <table:table-cell table:style-name="ce1" office:value-type="string" calcext:value-type="string">
            <text:p>PMC7120591</text:p>
          </table:table-cell>
          <table:table-cell table:style-name="ce3" office:value-type="string" calcext:value-type="string">
            <text:p>the study of respiratory infections using epidemiologic tools allow the clinician to better understand the most frequently involved agents viruses and bacteria <text:s/>which usually originate in humans <text:s/>many strategies have been implemented to track the epidemic season of pathogenic agents to improve recognition at a local level <text:s/>especially for virus detection <text:s/>a surveillance program implemented a decade ago has allow pediatricians to improve the diagnostic yield on a regular basi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34" calcext:value-type="float">
            <text:p>534</text:p>
          </table:table-cell>
          <table:table-cell table:style-name="ce1" office:value-type="string" calcext:value-type="string">
            <text:p>PMC7139442</text:p>
          </table:table-cell>
          <table:table-cell table:style-name="ce3" office:value-type="string" calcext:value-type="string">
            <text:p>a variety of emerging infections are of interest to transfusion medicine clinicians <text:s/>but zoonotic pathogens <text:s/>those maintained in nonhuman hosts and transmitted to humans <text:s/>have dominated recent discussions <text:s/>especially emerging acute viral infections that can or might spread around a shrinking globe with unprecedented speed <text:s/>in an infected human or an infected vector or reservoir host <text:s/>further <text:s/>advanced pathogen discovery techniques <text:s/>e g <text:s text:c="2"/>metagenomics <text:s/>allow the identification of potential pathogens before their recognition as clinically relevant to transfusion medicine <text:s/>in the aftermath of our experiences with hiv and posttransfusion hepatitis <text:s/>our windows for response to such agents and infections have contracted rapidly <text:s/>these characteristics pose difficult challenges for our development of surveillance and control regimes capable of timely <text:s/>but appropriately nuanced <text:s/>responses <text:s/>this monograph surveys a selection of such agents <text:s/>exploring their apparent relevance to transfusion medicine <text:s/>closing with a framework for an ongoing approach to their surveillance <text:s/>recognition <text:s/>threat evaluation <text:s/>and mitigation</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35" calcext:value-type="float">
            <text:p>535</text:p>
          </table:table-cell>
          <table:table-cell table:style-name="ce1" office:value-type="string" calcext:value-type="string">
            <text:p>PMC7307329</text:p>
          </table:table-cell>
          <table:table-cell table:style-name="ce3" office:value-type="string" calcext:value-type="string">
            <text:p>we advocate the widespread use of uv c light as a short term <text:s/>easily deployable <text:s/>and affordable way to limit virus spread in the current sars cov 2 pandemic <text:s/>radical social distancing with the associated shutdown of schools <text:s/>restaurants <text:s/>sport clubs <text:s/>workplaces <text:s/>and traveling has been shown to be effective in reducing virus spread <text:s/>but its economic and social costs are unsustainable in the medium term <text:s/>simple measures like frequent handwashing <text:s/>facial masks <text:s/>and other physical barriers are being commonly adopted to prevent virus transmission <text:s/>however <text:s/>their efficacy may be limited <text:s/>particularly in shared indoor spaces <text:s/>where <text:s/>in addition to airborne transmission <text:s/>elements with small surface areas such as elevator buttons <text:s/>door handles <text:s/>and handrails are frequently used and can also mediate transmission <text:s/>we argue that additional measures are necessary to reduce virus transmission when people resume attending schools and jobs that require proximity or some degree of physical contact <text:s/>among the available alternatives <text:s/>uv c light satisfies the requirements of rapid <text:s/>widespread <text:s/>and economically viable deployment <text:s/>its implementation is only limited by current production capacities <text:s/>an increase of which requires swift intervention by industry and authorities</text:p>
          </table:table-cell>
          <table:table-cell table:style-name="ce1" office:value-type="string" calcext:value-type="string">
            <text:p>Viral</text:p>
          </table:table-cell>
          <table:table-cell table:number-columns-repeated="1020"/>
        </table:table-row>
        <table:table-row table:style-name="ro1">
          <table:table-cell table:style-name="ce1" office:value-type="float" office:value="536" calcext:value-type="float">
            <text:p>536</text:p>
          </table:table-cell>
          <table:table-cell table:style-name="ce1" office:value-type="string" calcext:value-type="string">
            <text:p>PMC7180667</text:p>
          </table:table-cell>
          <table:table-cell table:style-name="ce3" office:value-type="string" calcext:value-type="string">
            <text:p>as an immediate priority <text:s/>finding a solution for the new coronavirus <text:s/>sars cov 2 <text:s/>pandemic is on the agenda of scientists of the world <text:s/>herein <text:s/>we summarize all the suggested global solutions proposed by scientists and physicians so far to stop this dangerous virus <text:s/>also <text:s/>the important molecular targets for hitting the killer virus are highlighted</text:p>
          </table:table-cell>
          <table:table-cell table:style-name="ce1" office:value-type="string" calcext:value-type="string">
            <text:p>Viral</text:p>
          </table:table-cell>
          <table:table-cell table:number-columns-repeated="1020"/>
        </table:table-row>
        <table:table-row table:style-name="ro1" table:number-rows-repeated="462">
          <table:table-cell table:number-columns-repeated="2"/>
          <table:table-cell table:style-name="ce3"/>
          <table:table-cell table:number-columns-repeated="1021"/>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_5f_file_5f_final" style:display-name="PageStyle_data_file_fina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51" meta:object-count="0"/>
    <meta:generator>LibreOfficeDev/6.0.5.2$Linux_X86_64 LibreOffice_project/</meta:generator>
  </office:meta>
</office:document-meta>
</file>